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quest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2_2004_SPA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En un día laborable, ¿cuánto tiempo pasa usted normalmente viendo la televisión?</text:p>
          </table:table-cell>
          <table:table-cell office:value-type="float" office:value="3004" calcext:value-type="float">
            <text:p>3004</text:p>
          </table:table-cell>
        </table:table-row>
        <table:table-row table:style-name="ro1">
          <table:table-cell office:value-type="string" calcext:value-type="string">
            <text:p>ESS_R02_2004_SPA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De nuevo, en un día laborable, de ese tiempo que dedica a ver la televisión, ¿cuánto tiempo pasa usted normalmente viendo informativos u otros programas sobre política y actualidad?</text:p>
          </table:table-cell>
          <table:table-cell office:value-type="float" office:value="3005" calcext:value-type="float">
            <text:p>3005</text:p>
          </table:table-cell>
        </table:table-row>
        <table:table-row table:style-name="ro1">
          <table:table-cell office:value-type="string" calcext:value-type="string">
            <text:p>ESS_R02_2004_SPA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En un día laborable ¿cuánto tiempo pasa normalmente escuchando la radio?</text:p>
          </table:table-cell>
          <table:table-cell office:value-type="float" office:value="3006" calcext:value-type="float">
            <text:p>3006</text:p>
          </table:table-cell>
        </table:table-row>
        <table:table-row table:style-name="ro1">
          <table:table-cell office:value-type="string" calcext:value-type="string">
            <text:p>ESS_R02_2004_SPA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Y, de nuevo, en un día laborable, de ese tiempo que dedica a escuchar la radio, ¿cuánto tiempo pasa normalmente escuchando informativos u otros programas sobre política y actualidad?</text:p>
          </table:table-cell>
          <table:table-cell office:value-type="float" office:value="3007" calcext:value-type="float">
            <text:p>3007</text:p>
          </table:table-cell>
        </table:table-row>
        <table:table-row table:style-name="ro1">
          <table:table-cell office:value-type="string" calcext:value-type="string">
            <text:p>ESS_R02_2004_SPA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En un día laborable, ¿cuánto tiempo dedica normalmente a leer el periódico?</text:p>
          </table:table-cell>
          <table:table-cell office:value-type="float" office:value="3008" calcext:value-type="float">
            <text:p>3008</text:p>
          </table:table-cell>
        </table:table-row>
        <table:table-row table:style-name="ro1">
          <table:table-cell office:value-type="string" calcext:value-type="string">
            <text:p>ESS_R02_2004_SPA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Y de ese tiempo, ¿cuánto dedica a leer noticias sobre política y temas de actualidad?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string" calcext:value-type="string">
            <text:p>ESS_R02_2004_SPA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Utilizando ahora esta tarjeta, ¿con qué frecuencia utiliza usted Internet o el correo electrónico -ya sea en casa o en el trabajo- para asuntos personales?</text:p>
          </table:table-cell>
          <table:table-cell office:value-type="float" office:value="3010" calcext:value-type="float">
            <text:p>3010</text:p>
          </table:table-cell>
        </table:table-row>
        <table:table-row table:style-name="ro1">
          <table:table-cell office:value-type="string" calcext:value-type="string">
            <text:p>ESS_R02_2004_SPA_ES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Utilizando esta tarjeta, ¿diría usted que, por lo general, se puede confiar en la mayoría de la gente, o que nunca se es lo bastante prudente en el trato con los demás?</text:p>
          </table:table-cell>
          <table:table-cell office:value-type="float" office:value="3011" calcext:value-type="float">
            <text:p>3011</text:p>
          </table:table-cell>
        </table:table-row>
        <table:table-row table:style-name="ro1">
          <table:table-cell office:value-type="string" calcext:value-type="string">
            <text:p>ESS_R02_2004_SPA_ES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Por favor, sitúese en una escala de 0 a 10, en la que 0 significa “nunca se es lo bastante prudente” y 10 significa que “se puede confiar en la mayoría de la gente”.</text:p>
          </table:table-cell>
          <table:table-cell office:value-type="float" office:value="3012" calcext:value-type="float">
            <text:p>3012</text:p>
          </table:table-cell>
        </table:table-row>
        <table:table-row table:style-name="ro1">
          <table:table-cell office:value-type="string" calcext:value-type="string">
            <text:p>ESS_R02_2004_SPA_ES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Utilizando esta tarjeta, ¿cree que la mayoría de la gente intentaría aprovecharse de usted si pudiera, o que sería honrada con usted?</text:p>
          </table:table-cell>
          <table:table-cell office:value-type="float" office:value="3013" calcext:value-type="float">
            <text:p>3013</text:p>
          </table:table-cell>
        </table:table-row>
        <table:table-row table:style-name="ro1">
          <table:table-cell office:value-type="string" calcext:value-type="string">
            <text:p>ESS_R02_2004_SPA_ES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¿Diría usted que la mayoría de las veces la gente intenta ayudar a los demás o que principalmente mira por sí misma?</text:p>
          </table:table-cell>
          <table:table-cell office:value-type="float" office:value="3014" calcext:value-type="float">
            <text:p>3014</text:p>
          </table:table-cell>
        </table:table-row>
        <table:table-row table:style-name="ro1">
          <table:table-cell office:value-type="string" calcext:value-type="string">
            <text:p>ESS_R02_2004_SPA_ES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¿En qué medida diría usted que le interesa la política?</text:p>
          </table:table-cell>
          <table:table-cell office:value-type="float" office:value="3015" calcext:value-type="float">
            <text:p>3015</text:p>
          </table:table-cell>
        </table:table-row>
        <table:table-row table:style-name="ro1">
          <table:table-cell office:value-type="string" calcext:value-type="string">
            <text:p>ESS_R02_2004_SPA_ES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¿Diría usted que le interesa...?</text:p>
          </table:table-cell>
          <table:table-cell office:value-type="float" office:value="3016" calcext:value-type="float">
            <text:p>3016</text:p>
          </table:table-cell>
        </table:table-row>
        <table:table-row table:style-name="ro1">
          <table:table-cell office:value-type="string" calcext:value-type="string">
            <text:p>ESS_R02_2004_SPA_ES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¿Con qué frecuencia la política le parece tan complicada que no puede entender lo que está pasando?</text:p>
          </table:table-cell>
          <table:table-cell office:value-type="float" office:value="3017" calcext:value-type="float">
            <text:p>3017</text:p>
          </table:table-cell>
        </table:table-row>
        <table:table-row table:style-name="ro1">
          <table:table-cell office:value-type="string" calcext:value-type="string">
            <text:p>ESS_R02_2004_SPA_ES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¿Le resulta a usted difícil o fácil formarse una opinión sobre temas políticos?</text:p>
          </table:table-cell>
          <table:table-cell office:value-type="float" office:value="3018" calcext:value-type="float">
            <text:p>3018</text:p>
          </table:table-cell>
        </table:table-row>
        <table:table-row table:style-name="ro1">
          <table:table-cell office:value-type="string" calcext:value-type="string">
            <text:p>ESS_R02_2004_SPA_ES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Utilizando esta tarjeta, dígame por favor, en una escala de 0 a 10, usted personalmente, cuánto confía en cada una de las siguientes instituciones.</text:p>
          </table:table-cell>
          <table:table-cell office:value-type="float" office:value="3019" calcext:value-type="float">
            <text:p>3019</text:p>
          </table:table-cell>
        </table:table-row>
        <table:table-row table:style-name="ro1">
          <table:table-cell office:value-type="string" calcext:value-type="string">
            <text:p>ESS_R02_2004_SPA_ES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 significa que usted no confía en absoluto en una institución y 10 significa que confía plenamente.</text:p>
          </table:table-cell>
          <table:table-cell office:value-type="float" office:value="3020" calcext:value-type="float">
            <text:p>3020</text:p>
          </table:table-cell>
        </table:table-row>
        <table:table-row table:style-name="ro1">
          <table:table-cell office:value-type="string" calcext:value-type="string">
            <text:p>ESS_R02_2004_SPA_ES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En primer lugar...el Parlamento español</text:p>
          </table:table-cell>
          <table:table-cell office:value-type="float" office:value="3021" calcext:value-type="float">
            <text:p>3021</text:p>
          </table:table-cell>
        </table:table-row>
        <table:table-row table:style-name="ro1">
          <table:table-cell office:value-type="string" calcext:value-type="string">
            <text:p>ESS_R02_2004_SPA_ES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...el sistema judicial</text:p>
          </table:table-cell>
          <table:table-cell office:value-type="float" office:value="3022" calcext:value-type="float">
            <text:p>3022</text:p>
          </table:table-cell>
        </table:table-row>
        <table:table-row table:style-name="ro1">
          <table:table-cell office:value-type="string" calcext:value-type="string">
            <text:p>ESS_R02_2004_SPA_ES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...la policía</text:p>
          </table:table-cell>
          <table:table-cell office:value-type="float" office:value="3023" calcext:value-type="float">
            <text:p>3023</text:p>
          </table:table-cell>
        </table:table-row>
        <table:table-row table:style-name="ro1">
          <table:table-cell office:value-type="string" calcext:value-type="string">
            <text:p>ESS_R02_2004_SPA_ES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...los políticos</text:p>
          </table:table-cell>
          <table:table-cell office:value-type="float" office:value="3024" calcext:value-type="float">
            <text:p>3024</text:p>
          </table:table-cell>
        </table:table-row>
        <table:table-row table:style-name="ro1">
          <table:table-cell office:value-type="string" calcext:value-type="string">
            <text:p>ESS_R02_2004_SPA_ES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...los partidos políticos</text:p>
          </table:table-cell>
          <table:table-cell office:value-type="float" office:value="3025" calcext:value-type="float">
            <text:p>3025</text:p>
          </table:table-cell>
        </table:table-row>
        <table:table-row table:style-name="ro1">
          <table:table-cell office:value-type="string" calcext:value-type="string">
            <text:p>ESS_R02_2004_SPA_ES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...el Parlamento Europeo</text:p>
          </table:table-cell>
          <table:table-cell office:value-type="float" office:value="3026" calcext:value-type="float">
            <text:p>3026</text:p>
          </table:table-cell>
        </table:table-row>
        <table:table-row table:style-name="ro1">
          <table:table-cell office:value-type="string" calcext:value-type="string">
            <text:p>ESS_R02_2004_SPA_ES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...las Naciones Unidas</text:p>
          </table:table-cell>
          <table:table-cell office:value-type="float" office:value="3027" calcext:value-type="float">
            <text:p>3027</text:p>
          </table:table-cell>
        </table:table-row>
        <table:table-row table:style-name="ro1">
          <table:table-cell office:value-type="string" calcext:value-type="string">
            <text:p>ESS_R02_2004_SPA_ES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Hoy en día hay gente que, por la razón que sea, no vota.</text:p>
          </table:table-cell>
          <table:table-cell office:value-type="float" office:value="3028" calcext:value-type="float">
            <text:p>3028</text:p>
          </table:table-cell>
        </table:table-row>
        <table:table-row table:style-name="ro1">
          <table:table-cell office:value-type="string" calcext:value-type="string">
            <text:p>ESS_R02_2004_SPA_ES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¿Votó usted en las últimas elecciones generales de marzo de 2004?</text:p>
          </table:table-cell>
          <table:table-cell office:value-type="float" office:value="3029" calcext:value-type="float">
            <text:p>3029</text:p>
          </table:table-cell>
        </table:table-row>
        <table:table-row table:style-name="ro1">
          <table:table-cell office:value-type="string" calcext:value-type="string">
            <text:p>ESS_R02_2004_SPA_ES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¿A qué partido votó en esas elecciones?</text:p>
          </table:table-cell>
          <table:table-cell office:value-type="float" office:value="3030" calcext:value-type="float">
            <text:p>3030</text:p>
          </table:table-cell>
        </table:table-row>
        <table:table-row table:style-name="ro1">
          <table:table-cell office:value-type="string" calcext:value-type="string">
            <text:p>ESS_R02_2004_SPA_ES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Hay muchas maneras de intentar que las cosas mejoren en España o, al menos, de evitar que vayan a peor.</text:p>
          </table:table-cell>
          <table:table-cell office:value-type="float" office:value="3031" calcext:value-type="float">
            <text:p>3031</text:p>
          </table:table-cell>
        </table:table-row>
        <table:table-row table:style-name="ro1">
          <table:table-cell office:value-type="string" calcext:value-type="string">
            <text:p>ESS_R02_2004_SPA_ES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En los últimos 12 meses ¿ha realizado usted alguna de las siguientes actividades?</text:p>
          </table:table-cell>
          <table:table-cell office:value-type="float" office:value="3032" calcext:value-type="float">
            <text:p>3032</text:p>
          </table:table-cell>
        </table:table-row>
        <table:table-row table:style-name="ro1">
          <table:table-cell office:value-type="string" calcext:value-type="string">
            <text:p>ESS_R02_2004_SPA_ES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¿Se ha puesto en contacto con un político o con una autoridad o funcionario estatal, autonómico o local?</text:p>
          </table:table-cell>
          <table:table-cell office:value-type="float" office:value="3033" calcext:value-type="float">
            <text:p>3033</text:p>
          </table:table-cell>
        </table:table-row>
        <table:table-row table:style-name="ro1">
          <table:table-cell office:value-type="string" calcext:value-type="string">
            <text:p>ESS_R02_2004_SPA_ES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¿Ha colaborado con un partido político o una plataforma de acción ciudadana?</text:p>
          </table:table-cell>
          <table:table-cell office:value-type="float" office:value="3034" calcext:value-type="float">
            <text:p>3034</text:p>
          </table:table-cell>
        </table:table-row>
        <table:table-row table:style-name="ro1">
          <table:table-cell office:value-type="string" calcext:value-type="string">
            <text:p>ESS_R02_2004_SPA_ES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¿Ha colaborado con alguna otra organización o asociación?</text:p>
          </table:table-cell>
          <table:table-cell office:value-type="float" office:value="3035" calcext:value-type="float">
            <text:p>3035</text:p>
          </table:table-cell>
        </table:table-row>
        <table:table-row table:style-name="ro1">
          <table:table-cell office:value-type="string" calcext:value-type="string">
            <text:p>ESS_R02_2004_SPA_ES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¿Ha llevado o mostrado insignias o pegatinas de alguna campaña?</text:p>
          </table:table-cell>
          <table:table-cell office:value-type="float" office:value="3036" calcext:value-type="float">
            <text:p>3036</text:p>
          </table:table-cell>
        </table:table-row>
        <table:table-row table:style-name="ro1">
          <table:table-cell office:value-type="string" calcext:value-type="string">
            <text:p>ESS_R02_2004_SPA_ES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¿Ha firmado una petición en una campaña de recogida de firmas?</text:p>
          </table:table-cell>
          <table:table-cell office:value-type="float" office:value="3037" calcext:value-type="float">
            <text:p>3037</text:p>
          </table:table-cell>
        </table:table-row>
        <table:table-row table:style-name="ro1">
          <table:table-cell office:value-type="string" calcext:value-type="string">
            <text:p>ESS_R02_2004_SPA_ES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¿Ha participado en manifestaciones autorizadas?</text:p>
          </table:table-cell>
          <table:table-cell office:value-type="float" office:value="3038" calcext:value-type="float">
            <text:p>3038</text:p>
          </table:table-cell>
        </table:table-row>
        <table:table-row table:style-name="ro1">
          <table:table-cell office:value-type="string" calcext:value-type="string">
            <text:p>ESS_R02_2004_SPA_ES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¿Ha boicoteado o dejado de comprar ciertos productos?</text:p>
          </table:table-cell>
          <table:table-cell office:value-type="float" office:value="3039" calcext:value-type="float">
            <text:p>3039</text:p>
          </table:table-cell>
        </table:table-row>
        <table:table-row table:style-name="ro1">
          <table:table-cell office:value-type="string" calcext:value-type="string">
            <text:p>ESS_R02_2004_SPA_ES_30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¿Hay algún partido político al que usted se sienta más cercano que a los demás?</text:p>
          </table:table-cell>
          <table:table-cell office:value-type="float" office:value="3040" calcext:value-type="float">
            <text:p>3040</text:p>
          </table:table-cell>
        </table:table-row>
        <table:table-row table:style-name="ro1">
          <table:table-cell office:value-type="string" calcext:value-type="string">
            <text:p>ESS_R02_2004_SPA_ES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¿A cuál?</text:p>
          </table:table-cell>
          <table:table-cell office:value-type="float" office:value="3041" calcext:value-type="float">
            <text:p>3041</text:p>
          </table:table-cell>
        </table:table-row>
        <table:table-row table:style-name="ro1">
          <table:table-cell office:value-type="string" calcext:value-type="string">
            <text:p>ESS_R02_2004_SPA_ES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¿En qué medida se siente usted cercano a ese partido?</text:p>
          </table:table-cell>
          <table:table-cell office:value-type="float" office:value="3042" calcext:value-type="float">
            <text:p>3042</text:p>
          </table:table-cell>
        </table:table-row>
        <table:table-row table:style-name="ro1">
          <table:table-cell office:value-type="string" calcext:value-type="string">
            <text:p>ESS_R02_2004_SPA_ES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¿Se siente...?</text:p>
          </table:table-cell>
          <table:table-cell office:value-type="float" office:value="3043" calcext:value-type="float">
            <text:p>3043</text:p>
          </table:table-cell>
        </table:table-row>
        <table:table-row table:style-name="ro1">
          <table:table-cell office:value-type="string" calcext:value-type="string">
            <text:p>ESS_R02_2004_SPA_ES_33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¿Está usted afiliado a algún partido político?</text:p>
          </table:table-cell>
          <table:table-cell office:value-type="float" office:value="3044" calcext:value-type="float">
            <text:p>3044</text:p>
          </table:table-cell>
        </table:table-row>
        <table:table-row table:style-name="ro1">
          <table:table-cell office:value-type="string" calcext:value-type="string">
            <text:p>ESS_R02_2004_SPA_ES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¿A cuál?</text:p>
          </table:table-cell>
          <table:table-cell office:value-type="float" office:value="3041" calcext:value-type="float">
            <text:p>3041</text:p>
          </table:table-cell>
        </table:table-row>
        <table:table-row table:style-name="ro1">
          <table:table-cell office:value-type="string" calcext:value-type="string">
            <text:p>ESS_R02_2004_SPA_ES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En política a veces se habla de “izquierda” y “derecha”.</text:p>
          </table:table-cell>
          <table:table-cell office:value-type="float" office:value="3045" calcext:value-type="float">
            <text:p>3045</text:p>
          </table:table-cell>
        </table:table-row>
        <table:table-row table:style-name="ro1">
          <table:table-cell office:value-type="string" calcext:value-type="string">
            <text:p>ESS_R02_2004_SPA_ES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Utilizando esta tarjeta, ¿dónde se colocaría usted en esta escala?</text:p>
          </table:table-cell>
          <table:table-cell office:value-type="float" office:value="3046" calcext:value-type="float">
            <text:p>3046</text:p>
          </table:table-cell>
        </table:table-row>
        <table:table-row table:style-name="ro1">
          <table:table-cell office:value-type="string" calcext:value-type="string">
            <text:p>ESS_R02_2004_SPA_ES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El 0 quiere decir “izquierda” y el 10 “derecha”.</text:p>
          </table:table-cell>
          <table:table-cell office:value-type="float" office:value="3047" calcext:value-type="float">
            <text:p>3047</text:p>
          </table:table-cell>
        </table:table-row>
        <table:table-row table:style-name="ro1">
          <table:table-cell office:value-type="string" calcext:value-type="string">
            <text:p>ESS_R02_2004_SPA_ES_36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Cambiando de tema, en términos generales, ¿en qué medida está usted satisfecho con su vida actualmente?</text:p>
          </table:table-cell>
          <table:table-cell office:value-type="float" office:value="3048" calcext:value-type="float">
            <text:p>3048</text:p>
          </table:table-cell>
        </table:table-row>
        <table:table-row table:style-name="ro1">
          <table:table-cell office:value-type="string" calcext:value-type="string">
            <text:p>ESS_R02_2004_SPA_ES_36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Por favor, responda utilizando esta tarjeta en la que 0 significa completamente insatisfecho y 10 significa completamente satisfecho.</text:p>
          </table:table-cell>
          <table:table-cell office:value-type="float" office:value="3049" calcext:value-type="float">
            <text:p>3049</text:p>
          </table:table-cell>
        </table:table-row>
        <table:table-row table:style-name="ro1">
          <table:table-cell office:value-type="string" calcext:value-type="string">
            <text:p>ESS_R02_2004_SPA_ES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Y, en general, ¿en qué medida está usted satisfecho con la situación económica actual en España?</text:p>
          </table:table-cell>
          <table:table-cell office:value-type="float" office:value="3050" calcext:value-type="float">
            <text:p>3050</text:p>
          </table:table-cell>
        </table:table-row>
        <table:table-row table:style-name="ro1">
          <table:table-cell office:value-type="string" calcext:value-type="string">
            <text:p>ESS_R02_2004_SPA_ES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Pensando ahora en el gobierno español, ¿en qué medida está usted satisfecho con la forma en que está desarrollando su labor?</text:p>
          </table:table-cell>
          <table:table-cell office:value-type="float" office:value="3051" calcext:value-type="float">
            <text:p>3051</text:p>
          </table:table-cell>
        </table:table-row>
        <table:table-row table:style-name="ro1">
          <table:table-cell office:value-type="string" calcext:value-type="string">
            <text:p>ESS_R02_2004_SPA_ES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Y, en conjunto, ¿en qué medida está usted satisfecho con el funcionamiento de la democracia en España?</text:p>
          </table:table-cell>
          <table:table-cell office:value-type="float" office:value="3052" calcext:value-type="float">
            <text:p>3052</text:p>
          </table:table-cell>
        </table:table-row>
        <table:table-row table:style-name="ro1">
          <table:table-cell office:value-type="string" calcext:value-type="string">
            <text:p>ESS_R02_2004_SPA_ES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Utilizando ahora esta tarjeta, ¿cómo valoraría, globalmente, el estado actual de la educación en España?</text:p>
          </table:table-cell>
          <table:table-cell office:value-type="float" office:value="3053" calcext:value-type="float">
            <text:p>3053</text:p>
          </table:table-cell>
        </table:table-row>
        <table:table-row table:style-name="ro1">
          <table:table-cell office:value-type="string" calcext:value-type="string">
            <text:p>ESS_R02_2004_SPA_ES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Utilizando la misma tarjeta, dígame, por favor, ¿cómo valoraría, globalmente, el estado actual del sistema sanitario en España?</text:p>
          </table:table-cell>
          <table:table-cell office:value-type="float" office:value="3054" calcext:value-type="float">
            <text:p>3054</text:p>
          </table:table-cell>
        </table:table-row>
        <table:table-row table:style-name="ro1">
          <table:table-cell office:value-type="string" calcext:value-type="string">
            <text:p>ESS_R02_2004_SPA_ES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Utilizando esta tarjeta, dígame, por favor, hasta qué punto está usted de acuerdo o en desacuerdo con cada una de las siguientes afirmaciones.</text:p>
          </table:table-cell>
          <table:table-cell office:value-type="float" office:value="3055" calcext:value-type="float">
            <text:p>3055</text:p>
          </table:table-cell>
        </table:table-row>
        <table:table-row table:style-name="ro1">
          <table:table-cell office:value-type="string" calcext:value-type="string">
            <text:p>ESS_R02_2004_SPA_ES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El gobierno debería tomar medidas para reducir las diferencias en los niveles de ingresos</text:p>
          </table:table-cell>
          <table:table-cell office:value-type="float" office:value="3056" calcext:value-type="float">
            <text:p>3056</text:p>
          </table:table-cell>
        </table:table-row>
        <table:table-row table:style-name="ro1">
          <table:table-cell office:value-type="string" calcext:value-type="string">
            <text:p>ESS_R02_2004_SPA_ES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Los gays y las lesbianas deberían tener libertad para vivir como quieran</text:p>
          </table:table-cell>
          <table:table-cell office:value-type="float" office:value="3057" calcext:value-type="float">
            <text:p>3057</text:p>
          </table:table-cell>
        </table:table-row>
        <table:table-row table:style-name="ro1">
          <table:table-cell office:value-type="string" calcext:value-type="string">
            <text:p>ESS_R02_2004_SPA_ES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Los partidos políticos que pretenden acabar con la democracia deberían ser ilegalizados</text:p>
          </table:table-cell>
          <table:table-cell office:value-type="float" office:value="3058" calcext:value-type="float">
            <text:p>3058</text:p>
          </table:table-cell>
        </table:table-row>
        <table:table-row table:style-name="ro1">
          <table:table-cell office:value-type="string" calcext:value-type="string">
            <text:p>ESS_R02_2004_SPA_ES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Se puede contar con que la ciencia moderna resuelva nuestros problemas medioambientales</text:p>
          </table:table-cell>
          <table:table-cell office:value-type="float" office:value="3059" calcext:value-type="float">
            <text:p>3059</text:p>
          </table:table-cell>
        </table:table-row>
        <table:table-row table:style-name="ro1">
          <table:table-cell office:value-type="string" calcext:value-type="string">
            <text:p>ESS_R02_2004_SPA_ES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Pensando ahora en la Unión Europea, algunas personas dicen que la integración debería ir más lejos.</text:p>
          </table:table-cell>
          <table:table-cell office:value-type="float" office:value="3060" calcext:value-type="float">
            <text:p>3060</text:p>
          </table:table-cell>
        </table:table-row>
        <table:table-row table:style-name="ro1">
          <table:table-cell office:value-type="string" calcext:value-type="string">
            <text:p>ESS_R02_2004_SPA_ES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Otras dicen que la integración ya ha ido demasiado lejos.</text:p>
          </table:table-cell>
          <table:table-cell office:value-type="float" office:value="3061" calcext:value-type="float">
            <text:p>3061</text:p>
          </table:table-cell>
        </table:table-row>
        <table:table-row table:style-name="ro1">
          <table:table-cell office:value-type="string" calcext:value-type="string">
            <text:p>ESS_R02_2004_SPA_ES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Utilizando esta tarjeta, ¿qué número de la escala describe mejor su opinión al respecto?</text:p>
          </table:table-cell>
          <table:table-cell office:value-type="float" office:value="3062" calcext:value-type="float">
            <text:p>3062</text:p>
          </table:table-cell>
        </table:table-row>
        <table:table-row table:style-name="ro1">
          <table:table-cell office:value-type="string" calcext:value-type="string">
            <text:p>ESS_R02_2004_SPA_ES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Ahora querría hacerle algunas preguntas sobre las personas de otros países que vienen a vivir a España</text:p>
          </table:table-cell>
          <table:table-cell office:value-type="float" office:value="3063" calcext:value-type="float">
            <text:p>3063</text:p>
          </table:table-cell>
        </table:table-row>
        <table:table-row table:style-name="ro1">
          <table:table-cell office:value-type="string" calcext:value-type="string">
            <text:p>ESS_R02_2004_SPA_ES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Ahora, utilizando esta tarjeta, ¿hasta qué punto cree usted que España debería permitir que personas de la misma raza o grupo étnico que la mayoría de los españoles vengan a vivir aquí?</text:p>
          </table:table-cell>
          <table:table-cell office:value-type="float" office:value="3064" calcext:value-type="float">
            <text:p>3064</text:p>
          </table:table-cell>
        </table:table-row>
        <table:table-row table:style-name="ro1">
          <table:table-cell office:value-type="string" calcext:value-type="string">
            <text:p>ESS_R02_2004_SPA_ES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¿Y qué me dice de los que son de una raza o grupo étnico distinto al de la mayoría de los españoles?</text:p>
          </table:table-cell>
          <table:table-cell office:value-type="float" office:value="3065" calcext:value-type="float">
            <text:p>3065</text:p>
          </table:table-cell>
        </table:table-row>
        <table:table-row table:style-name="ro1">
          <table:table-cell office:value-type="string" calcext:value-type="string">
            <text:p>ESS_R02_2004_SPA_ES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¿Y qué me dice de los que proceden de los países pobres de fuera de Europa?</text:p>
          </table:table-cell>
          <table:table-cell office:value-type="float" office:value="3066" calcext:value-type="float">
            <text:p>3066</text:p>
          </table:table-cell>
        </table:table-row>
        <table:table-row table:style-name="ro1">
          <table:table-cell office:value-type="string" calcext:value-type="string">
            <text:p>ESS_R02_2004_SPA_ES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¿Diría usted que, por lo general, para la economía española, es bueno o es malo que venga a vivir gente de otros países?</text:p>
          </table:table-cell>
          <table:table-cell office:value-type="float" office:value="3067" calcext:value-type="float">
            <text:p>3067</text:p>
          </table:table-cell>
        </table:table-row>
        <table:table-row table:style-name="ro1">
          <table:table-cell office:value-type="string" calcext:value-type="string">
            <text:p>ESS_R02_2004_SPA_ES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Y, utilizando esta tarjeta, ¿cree usted que la vida cultural española se empobrece o se enriquece con las personas de otros países que vienen a vivir aquí?</text:p>
          </table:table-cell>
          <table:table-cell office:value-type="float" office:value="3068" calcext:value-type="float">
            <text:p>3068</text:p>
          </table:table-cell>
        </table:table-row>
        <table:table-row table:style-name="ro1">
          <table:table-cell office:value-type="string" calcext:value-type="string">
            <text:p>ESS_R02_2004_SPA_ES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La llegada de personas de otros países, ¿contribuye a que España sea un lugar peor o mejor para vivir?</text:p>
          </table:table-cell>
          <table:table-cell office:value-type="float" office:value="3069" calcext:value-type="float">
            <text:p>3069</text:p>
          </table:table-cell>
        </table:table-row>
        <table:table-row table:style-name="ro1">
          <table:table-cell office:value-type="string" calcext:value-type="string">
            <text:p>ESS_R02_2004_SPA_ES_5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En términos generales, ¿en qué medida se considera usted una persona feliz o infeliz?</text:p>
          </table:table-cell>
          <table:table-cell office:value-type="float" office:value="3070" calcext:value-type="float">
            <text:p>3070</text:p>
          </table:table-cell>
        </table:table-row>
        <table:table-row table:style-name="ro1">
          <table:table-cell office:value-type="string" calcext:value-type="string">
            <text:p>ESS_R02_2004_SPA_ES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Utilizando esta tarjeta, dígame, ¿con qué frecuencia se reúne en su tiempo libre con sus amigos, familiares o compañeros de trabajo?</text:p>
          </table:table-cell>
          <table:table-cell office:value-type="float" office:value="3071" calcext:value-type="float">
            <text:p>3071</text:p>
          </table:table-cell>
        </table:table-row>
        <table:table-row table:style-name="ro1">
          <table:table-cell office:value-type="string" calcext:value-type="string">
            <text:p>ESS_R02_2004_SPA_ES_5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¿Tiene usted alguien con quien pueda hablar de temas íntimos y personales?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string" calcext:value-type="string">
            <text:p>ESS_R02_2004_SPA_ES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En comparación con otras personas de su edad, ¿con qué frecuencia diría usted que participa en actividades sociales?</text:p>
          </table:table-cell>
          <table:table-cell office:value-type="float" office:value="3073" calcext:value-type="float">
            <text:p>3073</text:p>
          </table:table-cell>
        </table:table-row>
        <table:table-row table:style-name="ro1">
          <table:table-cell office:value-type="string" calcext:value-type="string">
            <text:p>ESS_R02_2004_SPA_ES_5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En los últimos 5 años, ¿ha sido usted o algún miembro de su hogar víctima de un robo o una agresión?</text:p>
          </table:table-cell>
          <table:table-cell office:value-type="float" office:value="3074" calcext:value-type="float">
            <text:p>3074</text:p>
          </table:table-cell>
        </table:table-row>
        <table:table-row table:style-name="ro1">
          <table:table-cell office:value-type="string" calcext:value-type="string">
            <text:p>ESS_R02_2004_SPA_ES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¿En qué medida se siente usted seguro caminando solo por esta zona de noche?</text:p>
          </table:table-cell>
          <table:table-cell office:value-type="float" office:value="3075" calcext:value-type="float">
            <text:p>3075</text:p>
          </table:table-cell>
        </table:table-row>
        <table:table-row table:style-name="ro1">
          <table:table-cell office:value-type="string" calcext:value-type="string">
            <text:p>ESS_R02_2004_SPA_ES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¿Se siente...?</text:p>
          </table:table-cell>
          <table:table-cell office:value-type="float" office:value="3043" calcext:value-type="float">
            <text:p>3043</text:p>
          </table:table-cell>
        </table:table-row>
        <table:table-row table:style-name="ro1">
          <table:table-cell office:value-type="string" calcext:value-type="string">
            <text:p>ESS_R02_2004_SPA_ES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Hablando de su salud, en general, ¿diría usted que su salud es...?</text:p>
          </table:table-cell>
          <table:table-cell office:value-type="float" office:value="3076" calcext:value-type="float">
            <text:p>3076</text:p>
          </table:table-cell>
        </table:table-row>
        <table:table-row table:style-name="ro1">
          <table:table-cell office:value-type="string" calcext:value-type="string">
            <text:p>ESS_R02_2004_SPA_ES_6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¿Tiene usted dificultades para llevar a cabo sus actividades cotidianas a causa de alguna enfermedad crónica, discapacidad o problema de salud mental?</text:p>
          </table:table-cell>
          <table:table-cell office:value-type="float" office:value="3077" calcext:value-type="float">
            <text:p>3077</text:p>
          </table:table-cell>
        </table:table-row>
        <table:table-row table:style-name="ro1">
          <table:table-cell office:value-type="string" calcext:value-type="string">
            <text:p>ESS_R02_2004_SPA_ES_6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¿Se considera usted de alguna religión?</text:p>
          </table:table-cell>
          <table:table-cell office:value-type="float" office:value="3078" calcext:value-type="float">
            <text:p>3078</text:p>
          </table:table-cell>
        </table:table-row>
        <table:table-row table:style-name="ro1">
          <table:table-cell office:value-type="string" calcext:value-type="string">
            <text:p>ESS_R02_2004_SPA_ES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¿De cuál?</text:p>
          </table:table-cell>
          <table:table-cell office:value-type="float" office:value="3079" calcext:value-type="float">
            <text:p>3079</text:p>
          </table:table-cell>
        </table:table-row>
        <table:table-row table:style-name="ro1">
          <table:table-cell office:value-type="string" calcext:value-type="string">
            <text:p>ESS_R02_2004_SPA_ES_6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¿Y en algún momento de su vida se ha considerado usted de alguna religión?</text:p>
          </table:table-cell>
          <table:table-cell office:value-type="float" office:value="3080" calcext:value-type="float">
            <text:p>3080</text:p>
          </table:table-cell>
        </table:table-row>
        <table:table-row table:style-name="ro1">
          <table:table-cell office:value-type="string" calcext:value-type="string">
            <text:p>ESS_R02_2004_SPA_ES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¿De cuál?</text:p>
          </table:table-cell>
          <table:table-cell office:value-type="float" office:value="3079" calcext:value-type="float">
            <text:p>3079</text:p>
          </table:table-cell>
        </table:table-row>
        <table:table-row table:style-name="ro1">
          <table:table-cell office:value-type="string" calcext:value-type="string">
            <text:p>ESS_R02_2004_SPA_ES_6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Con independencia de si se considera usted de alguna religión ¿en qué medida se considera una persona religiosa?</text:p>
          </table:table-cell>
          <table:table-cell office:value-type="float" office:value="3081" calcext:value-type="float">
            <text:p>3081</text:p>
          </table:table-cell>
        </table:table-row>
        <table:table-row table:style-name="ro1">
          <table:table-cell office:value-type="string" calcext:value-type="string">
            <text:p>ESS_R02_2004_SPA_ES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Aparte de ocasiones especiales como bodas, bautizos y funerales, ¿con qué frecuencia asiste usted a ceremonias religiosas habitualmente?</text:p>
          </table:table-cell>
          <table:table-cell office:value-type="float" office:value="3082" calcext:value-type="float">
            <text:p>3082</text:p>
          </table:table-cell>
        </table:table-row>
        <table:table-row table:style-name="ro1">
          <table:table-cell office:value-type="string" calcext:value-type="string">
            <text:p>ESS_R02_2004_SPA_ES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Aparte de las ocasiones en que asiste a ceremonias religiosas, ¿con qué frecuencia reza?</text:p>
          </table:table-cell>
          <table:table-cell office:value-type="float" office:value="3083" calcext:value-type="float">
            <text:p>3083</text:p>
          </table:table-cell>
        </table:table-row>
        <table:table-row table:style-name="ro1">
          <table:table-cell office:value-type="string" calcext:value-type="string">
            <text:p>ESS_R02_2004_SPA_ES_69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¿Considera usted que pertenece a un grupo contra el que exista algún tipo de discriminación en este país?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ESS_R02_2004_SPA_ES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¿Por qué motivos se discrimina a su grupo?</text:p>
          </table:table-cell>
          <table:table-cell office:value-type="float" office:value="3085" calcext:value-type="float">
            <text:p>3085</text:p>
          </table:table-cell>
        </table:table-row>
        <table:table-row table:style-name="ro1">
          <table:table-cell office:value-type="string" calcext:value-type="string">
            <text:p>ESS_R02_2004_SPA_ES_7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¿Tiene usted la nacionalidad española?</text:p>
          </table:table-cell>
          <table:table-cell office:value-type="float" office:value="3086" calcext:value-type="float">
            <text:p>3086</text:p>
          </table:table-cell>
        </table:table-row>
        <table:table-row table:style-name="ro1">
          <table:table-cell office:value-type="string" calcext:value-type="string">
            <text:p>ESS_R02_2004_SPA_ES_72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¿Cuál es su nacionalidad?</text:p>
          </table:table-cell>
          <table:table-cell office:value-type="float" office:value="3087" calcext:value-type="float">
            <text:p>3087</text:p>
          </table:table-cell>
        </table:table-row>
        <table:table-row table:style-name="ro1">
          <table:table-cell office:value-type="string" calcext:value-type="string">
            <text:p>ESS_R02_2004_SPA_ES_7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¿Nació usted en España?</text:p>
          </table:table-cell>
          <table:table-cell office:value-type="float" office:value="3088" calcext:value-type="float">
            <text:p>3088</text:p>
          </table:table-cell>
        </table:table-row>
        <table:table-row table:style-name="ro1">
          <table:table-cell office:value-type="string" calcext:value-type="string">
            <text:p>ESS_R02_2004_SPA_ES_74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¿En qué país nació?</text:p>
          </table:table-cell>
          <table:table-cell office:value-type="float" office:value="3089" calcext:value-type="float">
            <text:p>3089</text:p>
          </table:table-cell>
        </table:table-row>
        <table:table-row table:style-name="ro1">
          <table:table-cell office:value-type="string" calcext:value-type="string">
            <text:p>ESS_R02_2004_SPA_ES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¿Cuánto tiempo hace que vino a vivir a España?</text:p>
          </table:table-cell>
          <table:table-cell office:value-type="float" office:value="3090" calcext:value-type="float">
            <text:p>3090</text:p>
          </table:table-cell>
        </table:table-row>
        <table:table-row table:style-name="ro1">
          <table:table-cell office:value-type="string" calcext:value-type="string">
            <text:p>ESS_R02_2004_SPA_ES_76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¿Qué idioma o idiomas habla normalmente en su casa?</text:p>
          </table:table-cell>
          <table:table-cell office:value-type="float" office:value="3091" calcext:value-type="float">
            <text:p>3091</text:p>
          </table:table-cell>
        </table:table-row>
        <table:table-row table:style-name="ro1">
          <table:table-cell office:value-type="string" calcext:value-type="string">
            <text:p>ESS_R02_2004_SPA_ES_77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¿Pertenece usted a una minoría étnica en España?</text:p>
          </table:table-cell>
          <table:table-cell office:value-type="float" office:value="3092" calcext:value-type="float">
            <text:p>3092</text:p>
          </table:table-cell>
        </table:table-row>
        <table:table-row table:style-name="ro1">
          <table:table-cell office:value-type="string" calcext:value-type="string">
            <text:p>ESS_R02_2004_SPA_ES_7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¿Nació su padre en España?</text:p>
          </table:table-cell>
          <table:table-cell office:value-type="float" office:value="3093" calcext:value-type="float">
            <text:p>3093</text:p>
          </table:table-cell>
        </table:table-row>
        <table:table-row table:style-name="ro1">
          <table:table-cell office:value-type="string" calcext:value-type="string">
            <text:p>ESS_R02_2004_SPA_ES_7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¿En qué país nació su padre?</text:p>
          </table:table-cell>
          <table:table-cell office:value-type="float" office:value="3094" calcext:value-type="float">
            <text:p>3094</text:p>
          </table:table-cell>
        </table:table-row>
        <table:table-row table:style-name="ro1">
          <table:table-cell office:value-type="string" calcext:value-type="string">
            <text:p>ESS_R02_2004_SPA_ES_80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¿Nació su madre en España?</text:p>
          </table:table-cell>
          <table:table-cell office:value-type="float" office:value="3095" calcext:value-type="float">
            <text:p>3095</text:p>
          </table:table-cell>
        </table:table-row>
        <table:table-row table:style-name="ro1">
          <table:table-cell office:value-type="string" calcext:value-type="string">
            <text:p>ESS_R02_2004_SPA_ES_8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¿En qué país nació su madre?</text:p>
          </table:table-cell>
          <table:table-cell office:value-type="float" office:value="3096" calcext:value-type="float">
            <text:p>3096</text:p>
          </table:table-cell>
        </table:table-row>
        <table:table-row table:style-name="ro1">
          <table:table-cell office:value-type="string" calcext:value-type="string">
            <text:p>ESS_R02_2004_SPA_ES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¿En qué medida le parece bien o mal que gente que en general goza de buena salud tome medicamentos para...?</text:p>
          </table:table-cell>
          <table:table-cell office:value-type="float" office:value="3097" calcext:value-type="float">
            <text:p>3097</text:p>
          </table:table-cell>
        </table:table-row>
        <table:table-row table:style-name="ro1">
          <table:table-cell office:value-type="string" calcext:value-type="string">
            <text:p>ESS_R02_2004_SPA_ES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...perder peso?</text:p>
          </table:table-cell>
          <table:table-cell office:value-type="float" office:value="3098" calcext:value-type="float">
            <text:p>3098</text:p>
          </table:table-cell>
        </table:table-row>
        <table:table-row table:style-name="ro1">
          <table:table-cell office:value-type="string" calcext:value-type="string">
            <text:p>ESS_R02_2004_SPA_ES_8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...reducir la caída del cabello?</text:p>
          </table:table-cell>
          <table:table-cell office:value-type="float" office:value="3099" calcext:value-type="float">
            <text:p>3099</text:p>
          </table:table-cell>
        </table:table-row>
        <table:table-row table:style-name="ro1">
          <table:table-cell office:value-type="string" calcext:value-type="string">
            <text:p>ESS_R02_2004_SPA_ES_8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...mejorar su memoria?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string" calcext:value-type="string">
            <text:p>ESS_R02_2004_SPA_ES_8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...sentirse más feliz?</text:p>
          </table:table-cell>
          <table:table-cell office:value-type="float" office:value="3101" calcext:value-type="float">
            <text:p>3101</text:p>
          </table:table-cell>
        </table:table-row>
        <table:table-row table:style-name="ro1">
          <table:table-cell office:value-type="string" calcext:value-type="string">
            <text:p>ESS_R02_2004_SPA_ES_8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...mejorar su vida sexual?</text:p>
          </table:table-cell>
          <table:table-cell office:value-type="float" office:value="3102" calcext:value-type="float">
            <text:p>3102</text:p>
          </table:table-cell>
        </table:table-row>
        <table:table-row table:style-name="ro1">
          <table:table-cell office:value-type="string" calcext:value-type="string">
            <text:p>ESS_R02_2004_SPA_ES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Cuando usted tiene un problema de salud, ¿con qué frecuencia recurre a plantas medicinales?</text:p>
          </table:table-cell>
          <table:table-cell office:value-type="float" office:value="3103" calcext:value-type="float">
            <text:p>3103</text:p>
          </table:table-cell>
        </table:table-row>
        <table:table-row table:style-name="ro1">
          <table:table-cell office:value-type="string" calcext:value-type="string">
            <text:p>ESS_R02_2004_SPA_ES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¿Cuando le recetan un medicamento, con qué frecuencia le preocupan los efectos secundarios?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string" calcext:value-type="string">
            <text:p>ESS_R02_2004_SPA_ES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Cuando usted tiene un problema de salud, ¿con qué frecuencia prefiere un medicamento recetado por un médico en lugar de uno que pueda comprar sin receta o que le haya recomendado otro profesional?</text:p>
          </table:table-cell>
          <table:table-cell office:value-type="float" office:value="3105" calcext:value-type="float">
            <text:p>3105</text:p>
          </table:table-cell>
        </table:table-row>
        <table:table-row table:style-name="ro1">
          <table:table-cell office:value-type="string" calcext:value-type="string">
            <text:p>ESS_R02_2004_SPA_ES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Por favor, piense en la última vez que un médico le recetó un medicamento que no hubiera tomado antes.</text:p>
          </table:table-cell>
          <table:table-cell office:value-type="float" office:value="3106" calcext:value-type="float">
            <text:p>3106</text:p>
          </table:table-cell>
        </table:table-row>
        <table:table-row table:style-name="ro1">
          <table:table-cell office:value-type="string" calcext:value-type="string">
            <text:p>ESS_R02_2004_SPA_ES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¿Cuál de las frases que aparecen en esta tarjeta se acerca más a lo que usted hizo con la receta?</text:p>
          </table:table-cell>
          <table:table-cell office:value-type="float" office:value="3107" calcext:value-type="float">
            <text:p>3107</text:p>
          </table:table-cell>
        </table:table-row>
        <table:table-row table:style-name="ro1">
          <table:table-cell office:value-type="string" calcext:value-type="string">
            <text:p>ESS_R02_2004_SPA_ES_9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¿Toma habitualmente alguna pastilla o utiliza algún medicamento que le hayan recetado?</text:p>
          </table:table-cell>
          <table:table-cell office:value-type="float" office:value="3108" calcext:value-type="float">
            <text:p>3108</text:p>
          </table:table-cell>
        </table:table-row>
        <table:table-row table:style-name="ro1">
          <table:table-cell office:value-type="string" calcext:value-type="string">
            <text:p>ESS_R02_2004_SPA_ES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Mucha gente utiliza de vez en cuando medicamentos recetados para otras personas.</text:p>
          </table:table-cell>
          <table:table-cell office:value-type="float" office:value="3109" calcext:value-type="float">
            <text:p>3109</text:p>
          </table:table-cell>
        </table:table-row>
        <table:table-row table:style-name="ro1">
          <table:table-cell office:value-type="string" calcext:value-type="string">
            <text:p>ESS_R02_2004_SPA_ES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En los últimos cinco años, ¿cuántas veces ha tomado o utilizado un medicamento que hubiera sido recetado a otra persona?</text:p>
          </table:table-cell>
          <table:table-cell office:value-type="float" office:value="3110" calcext:value-type="float">
            <text:p>3110</text:p>
          </table:table-cell>
        </table:table-row>
        <table:table-row table:style-name="ro1">
          <table:table-cell office:value-type="string" calcext:value-type="string">
            <text:p>ESS_R02_2004_SPA_ES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Suponga que le doliera mucho la garganta.</text:p>
          </table:table-cell>
          <table:table-cell office:value-type="float" office:value="3111" calcext:value-type="float">
            <text:p>3111</text:p>
          </table:table-cell>
        </table:table-row>
        <table:table-row table:style-name="ro1">
          <table:table-cell office:value-type="string" calcext:value-type="string">
            <text:p>ESS_R02_2004_SPA_ES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¿A quién acudiría en primer lugar en busca de consejo o tratamiento, en caso de acudir a alguien?</text:p>
          </table:table-cell>
          <table:table-cell office:value-type="float" office:value="3112" calcext:value-type="float">
            <text:p>3112</text:p>
          </table:table-cell>
        </table:table-row>
        <table:table-row table:style-name="ro1">
          <table:table-cell office:value-type="string" calcext:value-type="string">
            <text:p>ESS_R02_2004_SPA_ES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OTA PARA EL ENTREVISTADOR: en caso de que el entrevistado sugiera que la respuesta entra en más de una categoría (por ej., acudiría a un amigo que además es médico), anotar solo la que el entrevistado considere más adecuada según en calidad de qué vea principalmente a esa persona.</text:p>
          </table:table-cell>
          <table:table-cell office:value-type="float" office:value="3113" calcext:value-type="float">
            <text:p>3113</text:p>
          </table:table-cell>
        </table:table-row>
        <table:table-row table:style-name="ro1">
          <table:table-cell office:value-type="string" calcext:value-type="string">
            <text:p>ESS_R02_2004_SPA_ES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¿A cuál de los siguientes profesionales acudiría en primer lugar en busca de consejo o tratamiento, en caso de acudir a alguno?</text:p>
          </table:table-cell>
          <table:table-cell office:value-type="float" office:value="3114" calcext:value-type="float">
            <text:p>3114</text:p>
          </table:table-cell>
        </table:table-row>
        <table:table-row table:style-name="ro1">
          <table:table-cell office:value-type="string" calcext:value-type="string">
            <text:p>ESS_R02_2004_SPA_ES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Acudiría a un especialista en...</text:p>
          </table:table-cell>
          <table:table-cell office:value-type="float" office:value="3115" calcext:value-type="float">
            <text:p>3115</text:p>
          </table:table-cell>
        </table:table-row>
        <table:table-row table:style-name="ro1">
          <table:table-cell office:value-type="string" calcext:value-type="string">
            <text:p>ESS_R02_2004_SPA_ES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Suponga ahora que tuviera un fuerte dolor de cabeza.</text:p>
          </table:table-cell>
          <table:table-cell office:value-type="float" office:value="3116" calcext:value-type="float">
            <text:p>3116</text:p>
          </table:table-cell>
        </table:table-row>
        <table:table-row table:style-name="ro1">
          <table:table-cell office:value-type="string" calcext:value-type="string">
            <text:p>ESS_R02_2004_SPA_ES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¿A quién acudiría usted en primer lugar en busca de consejo o tratamiento, en caso de acudir a alguien?</text:p>
          </table:table-cell>
          <table:table-cell office:value-type="float" office:value="3117" calcext:value-type="float">
            <text:p>3117</text:p>
          </table:table-cell>
        </table:table-row>
        <table:table-row table:style-name="ro1">
          <table:table-cell office:value-type="string" calcext:value-type="string">
            <text:p>ESS_R02_2004_SPA_ES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OTA PARA EL ENTREVISTADOR: en caso de que el entrevistado sugiera que la respuesta entra en más de una categoría (por ej., acudiría a un amigo que además es médico), anotar solo la que el entrevistado considere más adecuada según en calidad de qué vea principalmente a esa persona.</text:p>
          </table:table-cell>
          <table:table-cell office:value-type="float" office:value="3113" calcext:value-type="float">
            <text:p>3113</text:p>
          </table:table-cell>
        </table:table-row>
        <table:table-row table:style-name="ro1">
          <table:table-cell office:value-type="string" calcext:value-type="string">
            <text:p>ESS_R02_2004_SPA_ES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¿A cuál de los siguientes profesionales acudiría en primer lugar en busca de consejo o tratamiento, en caso de acudir a alguno?</text:p>
          </table:table-cell>
          <table:table-cell office:value-type="float" office:value="3114" calcext:value-type="float">
            <text:p>3114</text:p>
          </table:table-cell>
        </table:table-row>
        <table:table-row table:style-name="ro1">
          <table:table-cell office:value-type="string" calcext:value-type="string">
            <text:p>ESS_R02_2004_SPA_ES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Acudiría a un especialista en...</text:p>
          </table:table-cell>
          <table:table-cell office:value-type="float" office:value="3115" calcext:value-type="float">
            <text:p>3115</text:p>
          </table:table-cell>
        </table:table-row>
        <table:table-row table:style-name="ro1">
          <table:table-cell office:value-type="string" calcext:value-type="string">
            <text:p>ESS_R02_2004_SPA_ES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Suponga ahora que tuviera serios problemas para dormir.</text:p>
          </table:table-cell>
          <table:table-cell office:value-type="float" office:value="3118" calcext:value-type="float">
            <text:p>3118</text:p>
          </table:table-cell>
        </table:table-row>
        <table:table-row table:style-name="ro1">
          <table:table-cell office:value-type="string" calcext:value-type="string">
            <text:p>ESS_R02_2004_SPA_ES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¿A quién acudiría usted en primer lugar en busca de consejo o tratamiento, en caso de acudir a alguien?</text:p>
          </table:table-cell>
          <table:table-cell office:value-type="float" office:value="3117" calcext:value-type="float">
            <text:p>3117</text:p>
          </table:table-cell>
        </table:table-row>
        <table:table-row table:style-name="ro1">
          <table:table-cell office:value-type="string" calcext:value-type="string">
            <text:p>ESS_R02_2004_SPA_ES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OTA PARA EL ENTREVISTADOR: en caso de que el entrevistado sugiera que la respuesta entra en más de una categoría (por ej., acudiría a un amigo que además es médico), anotar solo la que el entrevistado considere más adecuada según en calidad de qué vea principalmente a esa persona.</text:p>
          </table:table-cell>
          <table:table-cell office:value-type="float" office:value="3113" calcext:value-type="float">
            <text:p>3113</text:p>
          </table:table-cell>
        </table:table-row>
        <table:table-row table:style-name="ro1">
          <table:table-cell office:value-type="string" calcext:value-type="string">
            <text:p>ESS_R02_2004_SPA_ES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¿A cuál de los siguientes profesionales acudiría en primer lugar en busca de consejo o tratamiento, en caso de acudir a alguno?</text:p>
          </table:table-cell>
          <table:table-cell office:value-type="float" office:value="3114" calcext:value-type="float">
            <text:p>3114</text:p>
          </table:table-cell>
        </table:table-row>
        <table:table-row table:style-name="ro1">
          <table:table-cell office:value-type="string" calcext:value-type="string">
            <text:p>ESS_R02_2004_SPA_ES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Acudiría a un especialista en...</text:p>
          </table:table-cell>
          <table:table-cell office:value-type="float" office:value="3115" calcext:value-type="float">
            <text:p>3115</text:p>
          </table:table-cell>
        </table:table-row>
        <table:table-row table:style-name="ro1">
          <table:table-cell office:value-type="string" calcext:value-type="string">
            <text:p>ESS_R02_2004_SPA_ES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Suponga ahora que tuviera un fuerte dolor de espalda.</text:p>
          </table:table-cell>
          <table:table-cell office:value-type="float" office:value="3119" calcext:value-type="float">
            <text:p>3119</text:p>
          </table:table-cell>
        </table:table-row>
        <table:table-row table:style-name="ro1">
          <table:table-cell office:value-type="string" calcext:value-type="string">
            <text:p>ESS_R02_2004_SPA_ES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¿A quién acudiría usted en primer lugar en busca de consejo o tratamiento, en caso de acudir a alguien?</text:p>
          </table:table-cell>
          <table:table-cell office:value-type="float" office:value="3117" calcext:value-type="float">
            <text:p>3117</text:p>
          </table:table-cell>
        </table:table-row>
        <table:table-row table:style-name="ro1">
          <table:table-cell office:value-type="string" calcext:value-type="string">
            <text:p>ESS_R02_2004_SPA_ES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NOTA PARA EL ENTREVISTADOR: en caso de que el entrevistado sugiera que la respuesta entra en más de una categoría (por ej., acudiría a un amigo que además es médico), anotar solo la que el entrevistado considere más adecuada según en calidad de qué vea principalmente a esa persona.</text:p>
          </table:table-cell>
          <table:table-cell office:value-type="float" office:value="3113" calcext:value-type="float">
            <text:p>3113</text:p>
          </table:table-cell>
        </table:table-row>
        <table:table-row table:style-name="ro1">
          <table:table-cell office:value-type="string" calcext:value-type="string">
            <text:p>ESS_R02_2004_SPA_ES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¿A cuál de los siguientes profesionales acudiría en primer lugar en busca de consejo o tratamiento, en caso de acudir a alguno?</text:p>
          </table:table-cell>
          <table:table-cell office:value-type="float" office:value="3114" calcext:value-type="float">
            <text:p>3114</text:p>
          </table:table-cell>
        </table:table-row>
        <table:table-row table:style-name="ro1">
          <table:table-cell office:value-type="string" calcext:value-type="string">
            <text:p>ESS_R02_2004_SPA_ES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Acudiría a un especialista en...</text:p>
          </table:table-cell>
          <table:table-cell office:value-type="float" office:value="3115" calcext:value-type="float">
            <text:p>3115</text:p>
          </table:table-cell>
        </table:table-row>
        <table:table-row table:style-name="ro1">
          <table:table-cell office:value-type="string" calcext:value-type="string">
            <text:p>ESS_R02_2004_SPA_ES_101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A la hora de escoger a su médico de cabecera o de familia, ¿piensa usted que tiene...?</text:p>
          </table:table-cell>
          <table:table-cell office:value-type="float" office:value="3120" calcext:value-type="float">
            <text:p>3120</text:p>
          </table:table-cell>
        </table:table-row>
        <table:table-row table:style-name="ro1">
          <table:table-cell office:value-type="string" calcext:value-type="string">
            <text:p>ESS_R02_2004_SPA_ES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Algunas personas prefieren ver al mismo médico para todos los problemas leves de salud.</text:p>
          </table:table-cell>
          <table:table-cell office:value-type="float" office:value="3121" calcext:value-type="float">
            <text:p>3121</text:p>
          </table:table-cell>
        </table:table-row>
        <table:table-row table:style-name="ro1">
          <table:table-cell office:value-type="string" calcext:value-type="string">
            <text:p>ESS_R02_2004_SPA_ES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Otras prefieren ver a distintos médicos para distintos problemas.</text:p>
          </table:table-cell>
          <table:table-cell office:value-type="float" office:value="3122" calcext:value-type="float">
            <text:p>3122</text:p>
          </table:table-cell>
        </table:table-row>
        <table:table-row table:style-name="ro1">
          <table:table-cell office:value-type="string" calcext:value-type="string">
            <text:p>ESS_R02_2004_SPA_ES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¿Qué prefiere usted?</text:p>
          </table:table-cell>
          <table:table-cell office:value-type="float" office:value="3123" calcext:value-type="float">
            <text:p>3123</text:p>
          </table:table-cell>
        </table:table-row>
        <table:table-row table:style-name="ro1">
          <table:table-cell office:value-type="string" calcext:value-type="string">
            <text:p>ESS_R02_2004_SPA_ES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¿Prefiere usted ver...?</text:p>
          </table:table-cell>
          <table:table-cell office:value-type="float" office:value="3124" calcext:value-type="float">
            <text:p>3124</text:p>
          </table:table-cell>
        </table:table-row>
        <table:table-row table:style-name="ro1">
          <table:table-cell office:value-type="string" calcext:value-type="string">
            <text:p>ESS_R02_2004_SPA_ES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Utilizando esta tarjeta, dígame, por favor, ¿cuántas veces en los últimos doce meses ha consultado a un médico para un problema relacionado con su salud?</text:p>
          </table:table-cell>
          <table:table-cell office:value-type="float" office:value="3125" calcext:value-type="float">
            <text:p>3125</text:p>
          </table:table-cell>
        </table:table-row>
        <table:table-row table:style-name="ro1">
          <table:table-cell office:value-type="string" calcext:value-type="string">
            <text:p>ESS_R02_2004_SPA_ES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Por favor, incluya las consultas a cualquier médico, ya sean especialistas, médicos de cabecera o de familia.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string" calcext:value-type="string">
            <text:p>ESS_R02_2004_SPA_ES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Ahora por favor utilice esta tarjeta para mostrar su grado de acuerdo o desacuerdo con cada una de las siguientes frases.</text:p>
          </table:table-cell>
          <table:table-cell office:value-type="float" office:value="3127" calcext:value-type="float">
            <text:p>3127</text:p>
          </table:table-cell>
        </table:table-row>
        <table:table-row table:style-name="ro1">
          <table:table-cell office:value-type="string" calcext:value-type="string">
            <text:p>ESS_R02_2004_SPA_ES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La mayoría de las enfermedades se curan solas sin necesidad de ir al medico</text:p>
          </table:table-cell>
          <table:table-cell office:value-type="float" office:value="3128" calcext:value-type="float">
            <text:p>3128</text:p>
          </table:table-cell>
        </table:table-row>
        <table:table-row table:style-name="ro1">
          <table:table-cell office:value-type="string" calcext:value-type="string">
            <text:p>ESS_R02_2004_SPA_ES_105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Cuando se tiene una enfermedad como el resfriado común, uno se puede curar solo</text:p>
          </table:table-cell>
          <table:table-cell office:value-type="float" office:value="3129" calcext:value-type="float">
            <text:p>3129</text:p>
          </table:table-cell>
        </table:table-row>
        <table:table-row table:style-name="ro1">
          <table:table-cell office:value-type="string" calcext:value-type="string">
            <text:p>ESS_R02_2004_SPA_ES_106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<text:s/>La gente depende demasiado de los médicos en lugar de cuidar de su propia salud</text:p>
          </table:table-cell>
          <table:table-cell office:value-type="float" office:value="3130" calcext:value-type="float">
            <text:p>3130</text:p>
          </table:table-cell>
        </table:table-row>
        <table:table-row table:style-name="ro1">
          <table:table-cell office:value-type="string" calcext:value-type="string">
            <text:p>ESS_R02_2004_SPA_ES_107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Cuando uno sabe con seguridad qué medicamento necesita, su médico debería limitarse a recetárselo</text:p>
          </table:table-cell>
          <table:table-cell office:value-type="float" office:value="3131" calcext:value-type="float">
            <text:p>3131</text:p>
          </table:table-cell>
        </table:table-row>
        <table:table-row table:style-name="ro1">
          <table:table-cell office:value-type="string" calcext:value-type="string">
            <text:p>ESS_R02_2004_SPA_ES_108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Lo mejor es seguir las indicaciones del medico</text:p>
          </table:table-cell>
          <table:table-cell office:value-type="float" office:value="3132" calcext:value-type="float">
            <text:p>3132</text:p>
          </table:table-cell>
        </table:table-row>
        <table:table-row table:style-name="ro1">
          <table:table-cell office:value-type="string" calcext:value-type="string">
            <text:p>ESS_R02_2004_SPA_ES_109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<text:s/>Generalmente me siento algo descontento cuando salgo de la consulta del médico sin una receta</text:p>
          </table:table-cell>
          <table:table-cell office:value-type="float" office:value="3133" calcext:value-type="float">
            <text:p>3133</text:p>
          </table:table-cell>
        </table:table-row>
        <table:table-row table:style-name="ro1">
          <table:table-cell office:value-type="string" calcext:value-type="string">
            <text:p>ESS_R02_2004_SPA_ES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Usando esta tarjeta, por favor, dígame con qué frecuencia las siguientes afirmaciones se pueden aplicar al colectivo médico.</text:p>
          </table:table-cell>
          <table:table-cell office:value-type="float" office:value="3134" calcext:value-type="float">
            <text:p>3134</text:p>
          </table:table-cell>
        </table:table-row>
        <table:table-row table:style-name="ro1">
          <table:table-cell office:value-type="string" calcext:value-type="string">
            <text:p>ESS_R02_2004_SPA_ES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Los médicos no dicen toda la verdad a sus pacientes</text:p>
          </table:table-cell>
          <table:table-cell office:value-type="float" office:value="3135" calcext:value-type="float">
            <text:p>3135</text:p>
          </table:table-cell>
        </table:table-row>
        <table:table-row table:style-name="ro1">
          <table:table-cell office:value-type="string" calcext:value-type="string">
            <text:p>ESS_R02_2004_SPA_ES_11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Los médicos de cabecera o de familia tratan a sus pacientes sin superioridad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string" calcext:value-type="string">
            <text:p>ESS_R02_2004_SPA_ES_11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Antes de que los medicos decidan sobre un tratamiento, lo consultan con el paciente</text:p>
          </table:table-cell>
          <table:table-cell office:value-type="float" office:value="3137" calcext:value-type="float">
            <text:p>3137</text:p>
          </table:table-cell>
        </table:table-row>
        <table:table-row table:style-name="ro1">
          <table:table-cell office:value-type="string" calcext:value-type="string">
            <text:p>ESS_R02_2004_SPA_ES_11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Los pacientes son reacios a preguntar a su médico todo lo que les gustaría saber</text:p>
          </table:table-cell>
          <table:table-cell office:value-type="float" office:value="3138" calcext:value-type="float">
            <text:p>3138</text:p>
          </table:table-cell>
        </table:table-row>
        <table:table-row table:style-name="ro1">
          <table:table-cell office:value-type="string" calcext:value-type="string">
            <text:p>ESS_R02_2004_SPA_ES_11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Los médicos están dispuestos a admitir sus errores ante sus pacientes</text:p>
          </table:table-cell>
          <table:table-cell office:value-type="float" office:value="3139" calcext:value-type="float">
            <text:p>3139</text:p>
          </table:table-cell>
        </table:table-row>
        <table:table-row table:style-name="ro1">
          <table:table-cell office:value-type="string" calcext:value-type="string">
            <text:p>ESS_R02_2004_SPA_ES_115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Los médicos utilizan palabras o frases que sus pacientes encuentran difíciles de entender</text:p>
          </table:table-cell>
          <table:table-cell office:value-type="float" office:value="3140" calcext:value-type="float">
            <text:p>3140</text:p>
          </table:table-cell>
        </table:table-row>
        <table:table-row table:style-name="ro1">
          <table:table-cell office:value-type="string" calcext:value-type="string">
            <text:p>ESS_R02_2004_SPA_ES_1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Utilizando esta tarjeta, dígame en qué medida está usted de acuerdo o en desacuerdo con cada una de estas afirmaciones.</text:p>
          </table:table-cell>
          <table:table-cell office:value-type="float" office:value="3141" calcext:value-type="float">
            <text:p>3141</text:p>
          </table:table-cell>
        </table:table-row>
        <table:table-row table:style-name="ro1">
          <table:table-cell office:value-type="string" calcext:value-type="string">
            <text:p>ESS_R02_2004_SPA_ES_1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Los ciudadanos deberían dedicar al menos parte de su tiempo libre a ayudar a otros</text:p>
          </table:table-cell>
          <table:table-cell office:value-type="float" office:value="3142" calcext:value-type="float">
            <text:p>3142</text:p>
          </table:table-cell>
        </table:table-row>
        <table:table-row table:style-name="ro1">
          <table:table-cell office:value-type="string" calcext:value-type="string">
            <text:p>ESS_R02_2004_SPA_ES_118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<text:s/>La sociedad sería mejor si cada uno mirara por sí mismo</text:p>
          </table:table-cell>
          <table:table-cell office:value-type="float" office:value="3143" calcext:value-type="float">
            <text:p>3143</text:p>
          </table:table-cell>
        </table:table-row>
        <table:table-row table:style-name="ro1">
          <table:table-cell office:value-type="string" calcext:value-type="string">
            <text:p>ESS_R02_2004_SPA_ES_11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Los ciudadanos no deberían engañar con los impuestos</text:p>
          </table:table-cell>
          <table:table-cell office:value-type="float" office:value="3144" calcext:value-type="float">
            <text:p>3144</text:p>
          </table:table-cell>
        </table:table-row>
        <table:table-row table:style-name="ro1">
          <table:table-cell office:value-type="string" calcext:value-type="string">
            <text:p>ESS_R02_2004_SPA_ES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¿En qué medida confía en que los siguientes profesionales se comporten de forma honrada con gente como usted?</text:p>
          </table:table-cell>
          <table:table-cell office:value-type="float" office:value="3145" calcext:value-type="float">
            <text:p>3145</text:p>
          </table:table-cell>
        </table:table-row>
        <table:table-row table:style-name="ro1">
          <table:table-cell office:value-type="string" calcext:value-type="string">
            <text:p>ESS_R02_2004_SPA_ES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ontaneros, obreros, contratistas, mecánicos y otros profesionales que hacen reparaciones</text:p>
          </table:table-cell>
          <table:table-cell office:value-type="float" office:value="3146" calcext:value-type="float">
            <text:p>3146</text:p>
          </table:table-cell>
        </table:table-row>
        <table:table-row table:style-name="ro1">
          <table:table-cell office:value-type="string" calcext:value-type="string">
            <text:p>ESS_R02_2004_SPA_ES_12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Compañías financieras como bancos o aseguradoras</text:p>
          </table:table-cell>
          <table:table-cell office:value-type="float" office:value="3147" calcext:value-type="float">
            <text:p>3147</text:p>
          </table:table-cell>
        </table:table-row>
        <table:table-row table:style-name="ro1">
          <table:table-cell office:value-type="string" calcext:value-type="string">
            <text:p>ESS_R02_2004_SPA_ES_12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uncionarios públicos</text:p>
          </table:table-cell>
          <table:table-cell office:value-type="float" office:value="3148" calcext:value-type="float">
            <text:p>3148</text:p>
          </table:table-cell>
        </table:table-row>
        <table:table-row table:style-name="ro1">
          <table:table-cell office:value-type="string" calcext:value-type="string">
            <text:p>ESS_R02_2004_SPA_ES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¿Con qué frecuencia, le han ocurrido estas cosas, si es que le han ocurrido, en los últimos 5 años?</text:p>
          </table:table-cell>
          <table:table-cell office:value-type="float" office:value="3149" calcext:value-type="float">
            <text:p>3149</text:p>
          </table:table-cell>
        </table:table-row>
        <table:table-row table:style-name="ro1">
          <table:table-cell office:value-type="string" calcext:value-type="string">
            <text:p>ESS_R02_2004_SPA_ES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Un fontanero, un obrero, un contratista, un mecánico u otro profesional que haga reparaciones le cobró de más o hizo un trabajo innecesario</text:p>
          </table:table-cell>
          <table:table-cell office:value-type="float" office:value="3150" calcext:value-type="float">
            <text:p>3150</text:p>
          </table:table-cell>
        </table:table-row>
        <table:table-row table:style-name="ro1">
          <table:table-cell office:value-type="string" calcext:value-type="string">
            <text:p>ESS_R02_2004_SPA_ES_12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Le vendieron comida que estaba envasada de tal forma que ocultaba las partes más estropeadas</text:p>
          </table:table-cell>
          <table:table-cell office:value-type="float" office:value="3151" calcext:value-type="float">
            <text:p>3151</text:p>
          </table:table-cell>
        </table:table-row>
        <table:table-row table:style-name="ro1">
          <table:table-cell office:value-type="string" calcext:value-type="string">
            <text:p>ESS_R02_2004_SPA_ES_12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Un banco o compañía aseguradora no le ofreció el mejor servicio que le podría haber ofrecido</text:p>
          </table:table-cell>
          <table:table-cell office:value-type="float" office:value="3152" calcext:value-type="float">
            <text:p>3152</text:p>
          </table:table-cell>
        </table:table-row>
        <table:table-row table:style-name="ro1">
          <table:table-cell office:value-type="string" calcext:value-type="string">
            <text:p>ESS_R02_2004_SPA_ES_126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Le vendieron algo de segunda mano que enseguida resultó ser defectuoso</text:p>
          </table:table-cell>
          <table:table-cell office:value-type="float" office:value="3153" calcext:value-type="float">
            <text:p>3153</text:p>
          </table:table-cell>
        </table:table-row>
        <table:table-row table:style-name="ro1">
          <table:table-cell office:value-type="string" calcext:value-type="string">
            <text:p>ESS_R02_2004_SPA_ES_127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Un funcionario público le pidió un favor o una comisión a cambio de un servicio</text:p>
          </table:table-cell>
          <table:table-cell office:value-type="float" office:value="3154" calcext:value-type="float">
            <text:p>3154</text:p>
          </table:table-cell>
        </table:table-row>
        <table:table-row table:style-name="ro1">
          <table:table-cell office:value-type="string" calcext:value-type="string">
            <text:p>ESS_R02_2004_SPA_ES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Le acabamos de preguntar acerca de experiencias en las que se le haya tratado de manera poco honrada en los últimos 5 años.</text:p>
          </table:table-cell>
          <table:table-cell office:value-type="float" office:value="3155" calcext:value-type="float">
            <text:p>3155</text:p>
          </table:table-cell>
        </table:table-row>
        <table:table-row table:style-name="ro1">
          <table:table-cell office:value-type="string" calcext:value-type="string">
            <text:p>ESS_R02_2004_SPA_ES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Utilizando esta tarjeta, ¿en qué medida le preocupa que le puedan ocurrir este tipo de cosas en un futuro?</text:p>
          </table:table-cell>
          <table:table-cell office:value-type="float" office:value="3156" calcext:value-type="float">
            <text:p>3156</text:p>
          </table:table-cell>
        </table:table-row>
        <table:table-row table:style-name="ro1">
          <table:table-cell office:value-type="string" calcext:value-type="string">
            <text:p>ESS_R02_2004_SPA_ES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¿Hasta qué punto considera que están mal cada una de las siguientes conductas, si es que considera que están mal?</text:p>
          </table:table-cell>
          <table:table-cell office:value-type="float" office:value="3157" calcext:value-type="float">
            <text:p>3157</text:p>
          </table:table-cell>
        </table:table-row>
        <table:table-row table:style-name="ro1">
          <table:table-cell office:value-type="string" calcext:value-type="string">
            <text:p>ESS_R02_2004_SPA_ES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¿Hasta qué punto está mal...?</text:p>
          </table:table-cell>
          <table:table-cell office:value-type="float" office:value="3158" calcext:value-type="float">
            <text:p>3158</text:p>
          </table:table-cell>
        </table:table-row>
        <table:table-row table:style-name="ro1">
          <table:table-cell office:value-type="string" calcext:value-type="string">
            <text:p>ESS_R02_2004_SPA_ES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...que alguien pague en efectivo y sin un recibo a cambio para evitar pagar el IVA u otros impuestos?</text:p>
          </table:table-cell>
          <table:table-cell office:value-type="float" office:value="3159" calcext:value-type="float">
            <text:p>3159</text:p>
          </table:table-cell>
        </table:table-row>
        <table:table-row table:style-name="ro1">
          <table:table-cell office:value-type="string" calcext:value-type="string">
            <text:p>ESS_R02_2004_SPA_ES_13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...que alguien venda algo de segunda mano y oculte algunos o todos sus defectos?</text:p>
          </table:table-cell>
          <table:table-cell office:value-type="float" office:value="3160" calcext:value-type="float">
            <text:p>3160</text:p>
          </table:table-cell>
        </table:table-row>
        <table:table-row table:style-name="ro1">
          <table:table-cell office:value-type="string" calcext:value-type="string">
            <text:p>ESS_R02_2004_SPA_ES_131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...que alguien presente un parte exagerado o falso a una compañía de seguros?</text:p>
          </table:table-cell>
          <table:table-cell office:value-type="float" office:value="3161" calcext:value-type="float">
            <text:p>3161</text:p>
          </table:table-cell>
        </table:table-row>
        <table:table-row table:style-name="ro1">
          <table:table-cell office:value-type="string" calcext:value-type="string">
            <text:p>ESS_R02_2004_SPA_ES_132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<text:s/>...que un funcionario público le pida un favor o una comisión a cambio de un servicio?</text:p>
          </table:table-cell>
          <table:table-cell office:value-type="float" office:value="3162" calcext:value-type="float">
            <text:p>3162</text:p>
          </table:table-cell>
        </table:table-row>
        <table:table-row table:style-name="ro1">
          <table:table-cell office:value-type="string" calcext:value-type="string">
            <text:p>ESS_R02_2004_SPA_ES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Utilizando esta tarjeta, dígame, por favor, en qué medida está usted de acuerdo o en desacuerdo con estas afirmaciones sobre cómo ve la gente las normas y las leyes.</text:p>
          </table:table-cell>
          <table:table-cell office:value-type="float" office:value="3163" calcext:value-type="float">
            <text:p>3163</text:p>
          </table:table-cell>
        </table:table-row>
        <table:table-row table:style-name="ro1">
          <table:table-cell office:value-type="string" calcext:value-type="string">
            <text:p>ESS_R02_2004_SPA_ES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Si uno quiere ganar dinero no puede actuar siempre de forma honrada</text:p>
          </table:table-cell>
          <table:table-cell office:value-type="float" office:value="3164" calcext:value-type="float">
            <text:p>3164</text:p>
          </table:table-cell>
        </table:table-row>
        <table:table-row table:style-name="ro1">
          <table:table-cell office:value-type="string" calcext:value-type="string">
            <text:p>ESS_R02_2004_SPA_ES_134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Siempre deber obedecerse la ley estrictamente, aunque suponga perder buenas oportunidades</text:p>
          </table:table-cell>
          <table:table-cell office:value-type="float" office:value="3165" calcext:value-type="float">
            <text:p>3165</text:p>
          </table:table-cell>
        </table:table-row>
        <table:table-row table:style-name="ro1">
          <table:table-cell office:value-type="string" calcext:value-type="string">
            <text:p>ESS_R02_2004_SPA_ES_135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De vez en cuando no pasa nada por ignorar la ley y hacer lo que uno quiera</text:p>
          </table:table-cell>
          <table:table-cell office:value-type="float" office:value="3166" calcext:value-type="float">
            <text:p>3166</text:p>
          </table:table-cell>
        </table:table-row>
        <table:table-row table:style-name="ro1">
          <table:table-cell office:value-type="string" calcext:value-type="string">
            <text:p>ESS_R02_2004_SPA_ES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Utilizando la misma tarjeta, en qué medida está usted de acuerdo o en desacuerdo con cada una de las siguientes frases sobre cómo funciona la economía hoy en día?</text:p>
          </table:table-cell>
          <table:table-cell office:value-type="float" office:value="3167" calcext:value-type="float">
            <text:p>3167</text:p>
          </table:table-cell>
        </table:table-row>
        <table:table-row table:style-name="ro1">
          <table:table-cell office:value-type="string" calcext:value-type="string">
            <text:p>ESS_R02_2004_SPA_ES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Hoy en día a las empresas sólo les preocupa tener beneficios y no mejorar el servicio o la calidad para sus clients</text:p>
          </table:table-cell>
          <table:table-cell office:value-type="float" office:value="3168" calcext:value-type="float">
            <text:p>3168</text:p>
          </table:table-cell>
        </table:table-row>
        <table:table-row table:style-name="ro1">
          <table:table-cell office:value-type="string" calcext:value-type="string">
            <text:p>ESS_R02_2004_SPA_ES_137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Hoy en día las grandes empresas se ponen de acuerdo para mantener sus precios a unos niveles innecesariamente altos</text:p>
          </table:table-cell>
          <table:table-cell office:value-type="float" office:value="3169" calcext:value-type="float">
            <text:p>3169</text:p>
          </table:table-cell>
        </table:table-row>
        <table:table-row table:style-name="ro1">
          <table:table-cell office:value-type="string" calcext:value-type="string">
            <text:p>ESS_R02_2004_SPA_ES_138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Hoy en día los consumidores y usuarios están en major posición para proteger sus intereses</text:p>
          </table:table-cell>
          <table:table-cell office:value-type="float" office:value="3170" calcext:value-type="float">
            <text:p>3170</text:p>
          </table:table-cell>
        </table:table-row>
        <table:table-row table:style-name="ro1">
          <table:table-cell office:value-type="string" calcext:value-type="string">
            <text:p>ESS_R02_2004_SPA_ES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Suponga que usted fuera a reclamar unas prestaciones o unos servicios a los que no tiene derecho.</text:p>
          </table:table-cell>
          <table:table-cell office:value-type="float" office:value="3171" calcext:value-type="float">
            <text:p>3171</text:p>
          </table:table-cell>
        </table:table-row>
        <table:table-row table:style-name="ro1">
          <table:table-cell office:value-type="string" calcext:value-type="string">
            <text:p>ESS_R02_2004_SPA_ES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Utilizando esta tarjeta, ¿con el apoyo de cuántos de sus amigos o familiares podría usted contar?</text:p>
          </table:table-cell>
          <table:table-cell office:value-type="float" office:value="3172" calcext:value-type="float">
            <text:p>3172</text:p>
          </table:table-cell>
        </table:table-row>
        <table:table-row table:style-name="ro1">
          <table:table-cell office:value-type="string" calcext:value-type="string">
            <text:p>ESS_R02_2004_SPA_ES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¿Con qué frecuencia ha hecho usted alguna de las siguientes cosas en los últimos 5 años, si es que ha hecho alguna de ellas?</text:p>
          </table:table-cell>
          <table:table-cell office:value-type="float" office:value="3173" calcext:value-type="float">
            <text:p>3173</text:p>
          </table:table-cell>
        </table:table-row>
        <table:table-row table:style-name="ro1">
          <table:table-cell office:value-type="string" calcext:value-type="string">
            <text:p>ESS_R02_2004_SPA_ES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¿Con qué frecuencia...?</text:p>
          </table:table-cell>
          <table:table-cell office:value-type="float" office:value="3174" calcext:value-type="float">
            <text:p>3174</text:p>
          </table:table-cell>
        </table:table-row>
        <table:table-row table:style-name="ro1">
          <table:table-cell office:value-type="string" calcext:value-type="string">
            <text:p>ESS_R02_2004_SPA_ES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...se ha quedado con el cambio sabiendo que el dependiente o el camarero le había devuelto de más?</text:p>
          </table:table-cell>
          <table:table-cell office:value-type="float" office:value="3175" calcext:value-type="float">
            <text:p>3175</text:p>
          </table:table-cell>
        </table:table-row>
        <table:table-row table:style-name="ro1">
          <table:table-cell office:value-type="string" calcext:value-type="string">
            <text:p>ESS_R02_2004_SPA_ES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...ha pagado en efectivo y sin un recibo a cambio para evitar pagar el IVA u otros impuestos?</text:p>
          </table:table-cell>
          <table:table-cell office:value-type="float" office:value="3176" calcext:value-type="float">
            <text:p>3176</text:p>
          </table:table-cell>
        </table:table-row>
        <table:table-row table:style-name="ro1">
          <table:table-cell office:value-type="string" calcext:value-type="string">
            <text:p>ESS_R02_2004_SPA_ES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...ha vendido algo de segunda mano y ha ocultado algunos o todos sus defectos?</text:p>
          </table:table-cell>
          <table:table-cell office:value-type="float" office:value="3177" calcext:value-type="float">
            <text:p>3177</text:p>
          </table:table-cell>
        </table:table-row>
        <table:table-row table:style-name="ro1">
          <table:table-cell office:value-type="string" calcext:value-type="string">
            <text:p>ESS_R02_2004_SPA_ES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...ha alterado o utilizado inadecuadamente un carné o documento para hacer creer que tenia derecho a algo cuando en realidad no era así?</text:p>
          </table:table-cell>
          <table:table-cell office:value-type="float" office:value="3178" calcext:value-type="float">
            <text:p>3178</text:p>
          </table:table-cell>
        </table:table-row>
        <table:table-row table:style-name="ro1">
          <table:table-cell office:value-type="string" calcext:value-type="string">
            <text:p>ESS_R02_2004_SPA_ES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...ha presentado un parte exagerado o falso a una compañía de seguros?</text:p>
          </table:table-cell>
          <table:table-cell office:value-type="float" office:value="3179" calcext:value-type="float">
            <text:p>3179</text:p>
          </table:table-cell>
        </table:table-row>
        <table:table-row table:style-name="ro1">
          <table:table-cell office:value-type="string" calcext:value-type="string">
            <text:p>ESS_R02_2004_SPA_ES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...ha ofrecido un favor o una comisión a un funcionario público a cambio de sus servicios?</text:p>
          </table:table-cell>
          <table:table-cell office:value-type="float" office:value="3180" calcext:value-type="float">
            <text:p>3180</text:p>
          </table:table-cell>
        </table:table-row>
        <table:table-row table:style-name="ro1">
          <table:table-cell office:value-type="string" calcext:value-type="string">
            <text:p>ESS_R02_2004_SPA_ES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...ha reclamado de más o de forma falsa prestaciones sociales o ayudas públicas, como por ejemplo prestaciones de la Seguridad Social o de otro tipo?</text:p>
          </table:table-cell>
          <table:table-cell office:value-type="float" office:value="3181" calcext:value-type="float">
            <text:p>3181</text:p>
          </table:table-cell>
        </table:table-row>
        <table:table-row table:style-name="ro1">
          <table:table-cell office:value-type="string" calcext:value-type="string">
            <text:p>ESS_R02_2004_SPA_ES_14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ncluido usted mismo, ¿cuántas personas, adultos y niños, viven habitualmente en esta casa?</text:p>
          </table:table-cell>
          <table:table-cell office:value-type="float" office:value="3182" calcext:value-type="float">
            <text:p>3182</text:p>
          </table:table-cell>
        </table:table-row>
        <table:table-row table:style-name="ro1">
          <table:table-cell office:value-type="string" calcext:value-type="string">
            <text:p>ESS_R02_2004_SPA_ES_149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¿En qué año nació?</text:p>
          </table:table-cell>
          <table:table-cell office:value-type="float" office:value="3183" calcext:value-type="float">
            <text:p>3183</text:p>
          </table:table-cell>
        </table:table-row>
        <table:table-row table:style-name="ro1">
          <table:table-cell office:value-type="string" calcext:value-type="string">
            <text:p>ESS_R02_2004_SPA_ES_15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Utilizando esta tarjeta, ¿qué relación tiene esta persona con usted?</text:p>
          </table:table-cell>
          <table:table-cell office:value-type="float" office:value="3184" calcext:value-type="float">
            <text:p>3184</text:p>
          </table:table-cell>
        </table:table-row>
        <table:table-row table:style-name="ro1">
          <table:table-cell office:value-type="string" calcext:value-type="string">
            <text:p>ESS_R02_2004_SPA_ES_151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¿Cuál de las frases que aparecen en esta tarjeta describe mejor el lugar donde vive?</text:p>
          </table:table-cell>
          <table:table-cell office:value-type="float" office:value="3185" calcext:value-type="float">
            <text:p>3185</text:p>
          </table:table-cell>
        </table:table-row>
        <table:table-row table:style-name="ro1">
          <table:table-cell office:value-type="string" calcext:value-type="string">
            <text:p>ESS_R02_2004_SPA_ES_152</text:p>
          </table:table-cell>
          <table:table-cell office:value-type="string" calcext:value-type="string">
            <text:p>F5a</text:p>
          </table:table-cell>
          <table:table-cell office:value-type="string" calcext:value-type="string">
            <text:p>¿Algún miembro del hogar es propietario de esta vivienda?</text:p>
          </table:table-cell>
          <table:table-cell office:value-type="float" office:value="3186" calcext:value-type="float">
            <text:p>3186</text:p>
          </table:table-cell>
        </table:table-row>
        <table:table-row table:style-name="ro1">
          <table:table-cell office:value-type="string" calcext:value-type="string">
            <text:p>ESS_R02_2004_SPA_ES_153</text:p>
          </table:table-cell>
          <table:table-cell office:value-type="string" calcext:value-type="string">
            <text:p>F5b</text:p>
          </table:table-cell>
          <table:table-cell office:value-type="string" calcext:value-type="string">
            <text:p>¿Cuántas habitaciones tiene esta casa, sin contar la cocina, ni los baños o aseos?</text:p>
          </table:table-cell>
          <table:table-cell office:value-type="float" office:value="3187" calcext:value-type="float">
            <text:p>3187</text:p>
          </table:table-cell>
        </table:table-row>
        <table:table-row table:style-name="ro1">
          <table:table-cell office:value-type="string" calcext:value-type="string">
            <text:p>ESS_R02_2004_SPA_ES_15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¿Cuál es el nivel de estudios más alto que ha obtenido?</text:p>
          </table:table-cell>
          <table:table-cell office:value-type="float" office:value="3188" calcext:value-type="float">
            <text:p>3188</text:p>
          </table:table-cell>
        </table:table-row>
        <table:table-row table:style-name="ro1">
          <table:table-cell office:value-type="string" calcext:value-type="string">
            <text:p>ESS_R02_2004_SPA_ES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Piense en los estudios de mayor nivel que haya finalizado.</text:p>
          </table:table-cell>
          <table:table-cell office:value-type="float" office:value="3189" calcext:value-type="float">
            <text:p>3189</text:p>
          </table:table-cell>
        </table:table-row>
        <table:table-row table:style-name="ro1">
          <table:table-cell office:value-type="string" calcext:value-type="string">
            <text:p>ESS_R02_2004_SPA_ES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¿En cuál de las siguientes disciplinas los ubicaría?</text:p>
          </table:table-cell>
          <table:table-cell office:value-type="float" office:value="3190" calcext:value-type="float">
            <text:p>3190</text:p>
          </table:table-cell>
        </table:table-row>
        <table:table-row table:style-name="ro1">
          <table:table-cell office:value-type="string" calcext:value-type="string">
            <text:p>ESS_R02_2004_SPA_ES_156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¿Teniendo en cuenta todos los estudios formales que usted ha realizado, ¿durante cuántos años escolares completos ha estudiado usted, excluyendo interrupciones por trabajo u otros motivos?</text:p>
          </table:table-cell>
          <table:table-cell office:value-type="float" office:value="3191" calcext:value-type="float">
            <text:p>3191</text:p>
          </table:table-cell>
        </table:table-row>
        <table:table-row table:style-name="ro1">
          <table:table-cell office:value-type="string" calcext:value-type="string">
            <text:p>ESS_R02_2004_SPA_ES_156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No tenga en cuenta el tiempo que pueda haber pasado en un pre-escolar ni prácticas laborales.</text:p>
          </table:table-cell>
          <table:table-cell office:value-type="float" office:value="3192" calcext:value-type="float">
            <text:p>3192</text:p>
          </table:table-cell>
        </table:table-row>
        <table:table-row table:style-name="ro1">
          <table:table-cell office:value-type="string" calcext:value-type="string">
            <text:p>ESS_R02_2004_SPA_ES_157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Utilizando esta tarjeta, ¿podría decirme en cuáles de estas situaciones se ha encontrado usted en los últimos siete días?</text:p>
          </table:table-cell>
          <table:table-cell office:value-type="float" office:value="3193" calcext:value-type="float">
            <text:p>3193</text:p>
          </table:table-cell>
        </table:table-row>
        <table:table-row table:style-name="ro1">
          <table:table-cell office:value-type="string" calcext:value-type="string">
            <text:p>ESS_R02_2004_SPA_ES_158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¿Y cuál describe mejor su situación en los últimos siete días?</text:p>
          </table:table-cell>
          <table:table-cell office:value-type="float" office:value="3194" calcext:value-type="float">
            <text:p>3194</text:p>
          </table:table-cell>
        </table:table-row>
        <table:table-row table:style-name="ro1">
          <table:table-cell office:value-type="string" calcext:value-type="string">
            <text:p>ESS_R02_2004_SPA_ES_158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Por favor, elija sólo una de ellas.</text:p>
          </table:table-cell>
          <table:table-cell office:value-type="float" office:value="3195" calcext:value-type="float">
            <text:p>3195</text:p>
          </table:table-cell>
        </table:table-row>
        <table:table-row table:style-name="ro1">
          <table:table-cell office:value-type="string" calcext:value-type="string">
            <text:p>ESS_R02_2004_SPA_ES_159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¿Me permite verificar los datos?</text:p>
          </table:table-cell>
          <table:table-cell office:value-type="float" office:value="3196" calcext:value-type="float">
            <text:p>3196</text:p>
          </table:table-cell>
        </table:table-row>
        <table:table-row table:style-name="ro1">
          <table:table-cell office:value-type="string" calcext:value-type="string">
            <text:p>ESS_R02_2004_SPA_ES_159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¿Ha realizado algún trabajo remunerado (de una hora o más) en los últimos 7 días?</text:p>
          </table:table-cell>
          <table:table-cell office:value-type="float" office:value="3197" calcext:value-type="float">
            <text:p>3197</text:p>
          </table:table-cell>
        </table:table-row>
        <table:table-row table:style-name="ro1">
          <table:table-cell office:value-type="string" calcext:value-type="string">
            <text:p>ESS_R02_2004_SPA_ES_160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¿Ha tenido en algún momento un trabajo remunerado?</text:p>
          </table:table-cell>
          <table:table-cell office:value-type="float" office:value="3198" calcext:value-type="float">
            <text:p>3198</text:p>
          </table:table-cell>
        </table:table-row>
        <table:table-row table:style-name="ro1">
          <table:table-cell office:value-type="string" calcext:value-type="string">
            <text:p>ESS_R02_2004_SPA_ES_161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¿En que año tuvo usted su último trabajo remunerado?</text:p>
          </table:table-cell>
          <table:table-cell office:value-type="float" office:value="3199" calcext:value-type="float">
            <text:p>3199</text:p>
          </table:table-cell>
        </table:table-row>
        <table:table-row table:style-name="ro1">
          <table:table-cell office:value-type="string" calcext:value-type="string">
            <text:p>ESS_R02_2004_SPA_ES_162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En su trabajo principal ¿es usted ...?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string" calcext:value-type="string">
            <text:p>ESS_R02_2004_SPA_ES_163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¿Cuántos empleados tiene usted?</text:p>
          </table:table-cell>
          <table:table-cell office:value-type="float" office:value="3201" calcext:value-type="float">
            <text:p>3201</text:p>
          </table:table-cell>
        </table:table-row>
        <table:table-row table:style-name="ro1">
          <table:table-cell office:value-type="string" calcext:value-type="string">
            <text:p>ESS_R02_2004_SPA_ES_164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¿Tiene usted un contrato laboral...?</text:p>
          </table:table-cell>
          <table:table-cell office:value-type="float" office:value="3202" calcext:value-type="float">
            <text:p>3202</text:p>
          </table:table-cell>
        </table:table-row>
        <table:table-row table:style-name="ro1">
          <table:table-cell office:value-type="string" calcext:value-type="string">
            <text:p>ESS_R02_2004_SPA_ES_16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cluido usted mismo, ¿cuántos empleados hay habitualmente en su lugar de trabajo?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ESS_R02_2004_SPA_ES_166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n su trabajo principal ¿es usted responsable de supervisar el trabajo de otros empleados?</text:p>
          </table:table-cell>
          <table:table-cell office:value-type="float" office:value="3204" calcext:value-type="float">
            <text:p>3204</text:p>
          </table:table-cell>
        </table:table-row>
        <table:table-row table:style-name="ro1">
          <table:table-cell office:value-type="string" calcext:value-type="string">
            <text:p>ESS_R02_2004_SPA_ES_167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¿De cuántas personas es usted responsable?</text:p>
          </table:table-cell>
          <table:table-cell office:value-type="float" office:value="3205" calcext:value-type="float">
            <text:p>3205</text:p>
          </table:table-cell>
        </table:table-row>
        <table:table-row table:style-name="ro1">
          <table:table-cell office:value-type="string" calcext:value-type="string">
            <text:p>ESS_R02_2004_SPA_ES_168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A continuación voy a leerle una lista de actividades relacionadas con su vida laboral.</text:p>
          </table:table-cell>
          <table:table-cell office:value-type="float" office:value="3206" calcext:value-type="float">
            <text:p>3206</text:p>
          </table:table-cell>
        </table:table-row>
        <table:table-row table:style-name="ro1">
          <table:table-cell office:value-type="string" calcext:value-type="string">
            <text:p>ESS_R02_2004_SPA_ES_168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tilizando esta tarjeta, por favor dígame hasta qué punto la dirección o sus jefes en el trabajo le permiten...</text:p>
          </table:table-cell>
          <table:table-cell office:value-type="float" office:value="3207" calcext:value-type="float">
            <text:p>3207</text:p>
          </table:table-cell>
        </table:table-row>
        <table:table-row table:style-name="ro1">
          <table:table-cell office:value-type="string" calcext:value-type="string">
            <text:p>ESS_R02_2004_SPA_ES_168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decidir cómo organizar su trabajo diario</text:p>
          </table:table-cell>
          <table:table-cell office:value-type="float" office:value="3208" calcext:value-type="float">
            <text:p>3208</text:p>
          </table:table-cell>
        </table:table-row>
        <table:table-row table:style-name="ro1">
          <table:table-cell office:value-type="string" calcext:value-type="string">
            <text:p>ESS_R02_2004_SPA_ES_169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...influir en las decisiones que afectan a las actividades de la organización</text:p>
          </table:table-cell>
          <table:table-cell office:value-type="float" office:value="3209" calcext:value-type="float">
            <text:p>3209</text:p>
          </table:table-cell>
        </table:table-row>
        <table:table-row table:style-name="ro1">
          <table:table-cell office:value-type="string" calcext:value-type="string">
            <text:p>ESS_R02_2004_SPA_ES_170</text:p>
          </table:table-cell>
          <table:table-cell office:value-type="string" calcext:value-type="string">
            <text:p>F19a</text:p>
          </table:table-cell>
          <table:table-cell office:value-type="string" calcext:value-type="string">
            <text:p>...elegir o cambiar su ritmo de trabajo</text:p>
          </table:table-cell>
          <table:table-cell office:value-type="float" office:value="3210" calcext:value-type="float">
            <text:p>3210</text:p>
          </table:table-cell>
        </table:table-row>
        <table:table-row table:style-name="ro1">
          <table:table-cell office:value-type="string" calcext:value-type="string">
            <text:p>ESS_R02_2004_SPA_ES_171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Sin contar horas extras, remuneradas o no, ¿cuántas horas de trabajo a la semana estipula el contrato de su trabajo principal?</text:p>
          </table:table-cell>
          <table:table-cell office:value-type="float" office:value="3211" calcext:value-type="float">
            <text:p>3211</text:p>
          </table:table-cell>
        </table:table-row>
        <table:table-row table:style-name="ro1">
          <table:table-cell office:value-type="string" calcext:value-type="string">
            <text:p>ESS_R02_2004_SPA_ES_172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Siguiendo con su trabajo principal, con independencia del número de horas estipuladas en su contrato, ¿cuántas horas trabaja normalmente a la semana, incluyendo horas extras, remuneradas o no?</text:p>
          </table:table-cell>
          <table:table-cell office:value-type="float" office:value="3212" calcext:value-type="float">
            <text:p>3212</text:p>
          </table:table-cell>
        </table:table-row>
        <table:table-row table:style-name="ro1">
          <table:table-cell office:value-type="string" calcext:value-type="string">
            <text:p>ESS_R02_2004_SPA_ES_173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¿Cómo definiría su puesto (o cargo) de trabajo principal?</text:p>
          </table:table-cell>
          <table:table-cell office:value-type="float" office:value="3213" calcext:value-type="float">
            <text:p>3213</text:p>
          </table:table-cell>
        </table:table-row>
        <table:table-row table:style-name="ro1">
          <table:table-cell office:value-type="string" calcext:value-type="string">
            <text:p>ESS_R02_2004_SPA_ES_174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En su trabajo principal, ¿qué tipo de tarea realiza durante la mayor parte del tiempo?</text:p>
          </table:table-cell>
          <table:table-cell office:value-type="float" office:value="3214" calcext:value-type="float">
            <text:p>3214</text:p>
          </table:table-cell>
        </table:table-row>
        <table:table-row table:style-name="ro1">
          <table:table-cell office:value-type="string" calcext:value-type="string">
            <text:p>ESS_R02_2004_SPA_ES_175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¿Qué tipo de formación o de titulación requiere este trabajo?</text:p>
          </table:table-cell>
          <table:table-cell office:value-type="float" office:value="3215" calcext:value-type="float">
            <text:p>3215</text:p>
          </table:table-cell>
        </table:table-row>
        <table:table-row table:style-name="ro1">
          <table:table-cell office:value-type="string" calcext:value-type="string">
            <text:p>ESS_R02_2004_SPA_ES_176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¿A qué se dedica la empresa o entidad para la que usted trabaja?</text:p>
          </table:table-cell>
          <table:table-cell office:value-type="float" office:value="3216" calcext:value-type="float">
            <text:p>3216</text:p>
          </table:table-cell>
        </table:table-row>
        <table:table-row table:style-name="ro1">
          <table:table-cell office:value-type="string" calcext:value-type="string">
            <text:p>ESS_R02_2004_SPA_ES_177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La empresa/ entidad donde usted trabaja, ¿es del sector público, privado, o sin ánimo de lucro?</text:p>
          </table:table-cell>
          <table:table-cell office:value-type="float" office:value="3217" calcext:value-type="float">
            <text:p>3217</text:p>
          </table:table-cell>
        </table:table-row>
        <table:table-row table:style-name="ro1">
          <table:table-cell office:value-type="string" calcext:value-type="string">
            <text:p>ESS_R02_2004_SPA_ES_178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En los últimos 10 años, ¿ha realizado algún trabajo remunerado en otro país durante al menos 6 meses?</text:p>
          </table:table-cell>
          <table:table-cell office:value-type="float" office:value="3218" calcext:value-type="float">
            <text:p>3218</text:p>
          </table:table-cell>
        </table:table-row>
        <table:table-row table:style-name="ro1">
          <table:table-cell office:value-type="string" calcext:value-type="string">
            <text:p>ESS_R02_2004_SPA_ES_179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¿En algún momento de su vida ha estado en el paro o buscando trabajo durante un periodo de más de tres meses?</text:p>
          </table:table-cell>
          <table:table-cell office:value-type="float" office:value="3219" calcext:value-type="float">
            <text:p>3219</text:p>
          </table:table-cell>
        </table:table-row>
        <table:table-row table:style-name="ro1">
          <table:table-cell office:value-type="string" calcext:value-type="string">
            <text:p>ESS_R02_2004_SPA_ES_180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¿Alguno de estos periodos ha durado 12 meses o más?</text:p>
          </table:table-cell>
          <table:table-cell office:value-type="float" office:value="3220" calcext:value-type="float">
            <text:p>3220</text:p>
          </table:table-cell>
        </table:table-row>
        <table:table-row table:style-name="ro1">
          <table:table-cell office:value-type="string" calcext:value-type="string">
            <text:p>ESS_R02_2004_SPA_ES_181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¿Alguno de estos periodos ha sido durante los últimos 5 años?</text:p>
          </table:table-cell>
          <table:table-cell office:value-type="float" office:value="3221" calcext:value-type="float">
            <text:p>3221</text:p>
          </table:table-cell>
        </table:table-row>
        <table:table-row table:style-name="ro1">
          <table:table-cell office:value-type="string" calcext:value-type="string">
            <text:p>ESS_R02_2004_SPA_ES_182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¿Está o ha estado afiliado alguna vez a un sindicato u organización similar?</text:p>
          </table:table-cell>
          <table:table-cell office:value-type="float" office:value="3222" calcext:value-type="float">
            <text:p>3222</text:p>
          </table:table-cell>
        </table:table-row>
        <table:table-row table:style-name="ro1">
          <table:table-cell office:value-type="string" calcext:value-type="string">
            <text:p>ESS_R02_2004_SPA_ES_182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¿Lo está actualmente o lo ha estado previamente?</text:p>
          </table:table-cell>
          <table:table-cell office:value-type="float" office:value="3223" calcext:value-type="float">
            <text:p>3223</text:p>
          </table:table-cell>
        </table:table-row>
        <table:table-row table:style-name="ro1">
          <table:table-cell office:value-type="string" calcext:value-type="string">
            <text:p>ESS_R02_2004_SPA_ES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Por favor, considere todos los ingresos de todos los miembros del hogar.</text:p>
          </table:table-cell>
          <table:table-cell office:value-type="float" office:value="3224" calcext:value-type="float">
            <text:p>3224</text:p>
          </table:table-cell>
        </table:table-row>
        <table:table-row table:style-name="ro1">
          <table:table-cell office:value-type="string" calcext:value-type="string">
            <text:p>ESS_R02_2004_SPA_ES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¿Cuál es la principal fuente de ingresos de su hogar?</text:p>
          </table:table-cell>
          <table:table-cell office:value-type="float" office:value="3225" calcext:value-type="float">
            <text:p>3225</text:p>
          </table:table-cell>
        </table:table-row>
        <table:table-row table:style-name="ro1">
          <table:table-cell office:value-type="string" calcext:value-type="string">
            <text:p>ESS_R02_2004_SPA_ES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Utilizando esta tarjeta, si suma los ingresos provenientes de todo tipo de fuentes, ¿qué letra describe mejor los ingresos netos de su hogar?</text:p>
          </table:table-cell>
          <table:table-cell office:value-type="float" office:value="3226" calcext:value-type="float">
            <text:p>3226</text:p>
          </table:table-cell>
        </table:table-row>
        <table:table-row table:style-name="ro1">
          <table:table-cell office:value-type="string" calcext:value-type="string">
            <text:p>ESS_R02_2004_SPA_ES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Si no conoce la cantidad exacta, por favor díganos una cantidad aproximada.</text:p>
          </table:table-cell>
          <table:table-cell office:value-type="float" office:value="3227" calcext:value-type="float">
            <text:p>3227</text:p>
          </table:table-cell>
        </table:table-row>
        <table:table-row table:style-name="ro1">
          <table:table-cell office:value-type="string" calcext:value-type="string">
            <text:p>ESS_R02_2004_SPA_ES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Utilice la sección de la tarjeta que mejor conozca: ingresos semanales, mensuales o anuales.</text:p>
          </table:table-cell>
          <table:table-cell office:value-type="float" office:value="3228" calcext:value-type="float">
            <text:p>3228</text:p>
          </table:table-cell>
        </table:table-row>
        <table:table-row table:style-name="ro1">
          <table:table-cell office:value-type="string" calcext:value-type="string">
            <text:p>ESS_R02_2004_SPA_ES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Aproximadamente SEMANAL:</text:p>
          </table:table-cell>
          <table:table-cell office:value-type="float" office:value="3229" calcext:value-type="float">
            <text:p>3229</text:p>
          </table:table-cell>
        </table:table-row>
        <table:table-row table:style-name="ro1">
          <table:table-cell office:value-type="string" calcext:value-type="string">
            <text:p>ESS_R02_2004_SPA_ES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Utilizando esta tarjeta, si suma los ingresos provenientes de todo tipo de fuentes, ¿qué letra describe mejor los ingresos netos de su hogar?</text:p>
          </table:table-cell>
          <table:table-cell office:value-type="float" office:value="3226" calcext:value-type="float">
            <text:p>3226</text:p>
          </table:table-cell>
        </table:table-row>
        <table:table-row table:style-name="ro1">
          <table:table-cell office:value-type="string" calcext:value-type="string">
            <text:p>ESS_R02_2004_SPA_ES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Si no conoce la cantidad exacta, por favor díganos una cantidad aproximada.</text:p>
          </table:table-cell>
          <table:table-cell office:value-type="float" office:value="3227" calcext:value-type="float">
            <text:p>3227</text:p>
          </table:table-cell>
        </table:table-row>
        <table:table-row table:style-name="ro1">
          <table:table-cell office:value-type="string" calcext:value-type="string">
            <text:p>ESS_R02_2004_SPA_ES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Utilice la sección de la tarjeta que mejor conozca: ingresos semanales, mensuales o anuales.</text:p>
          </table:table-cell>
          <table:table-cell office:value-type="float" office:value="3228" calcext:value-type="float">
            <text:p>3228</text:p>
          </table:table-cell>
        </table:table-row>
        <table:table-row table:style-name="ro1">
          <table:table-cell office:value-type="string" calcext:value-type="string">
            <text:p>ESS_R02_2004_SPA_ES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Aproximadamente MENSUAL:</text:p>
          </table:table-cell>
          <table:table-cell office:value-type="float" office:value="3230" calcext:value-type="float">
            <text:p>3230</text:p>
          </table:table-cell>
        </table:table-row>
        <table:table-row table:style-name="ro1">
          <table:table-cell office:value-type="string" calcext:value-type="string">
            <text:p>ESS_R02_2004_SPA_ES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Utilizando esta tarjeta, si suma los ingresos provenientes de todo tipo de fuentes, ¿qué letra describe mejor los ingresos netos de su hogar?</text:p>
          </table:table-cell>
          <table:table-cell office:value-type="float" office:value="3226" calcext:value-type="float">
            <text:p>3226</text:p>
          </table:table-cell>
        </table:table-row>
        <table:table-row table:style-name="ro1">
          <table:table-cell office:value-type="string" calcext:value-type="string">
            <text:p>ESS_R02_2004_SPA_ES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Si no conoce la cantidad exacta, por favor díganos una cantidad aproximada.</text:p>
          </table:table-cell>
          <table:table-cell office:value-type="float" office:value="3227" calcext:value-type="float">
            <text:p>3227</text:p>
          </table:table-cell>
        </table:table-row>
        <table:table-row table:style-name="ro1">
          <table:table-cell office:value-type="string" calcext:value-type="string">
            <text:p>ESS_R02_2004_SPA_ES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Utilice la sección de la tarjeta que mejor conozca: ingresos semanales, mensuales o anuales.</text:p>
          </table:table-cell>
          <table:table-cell office:value-type="float" office:value="3228" calcext:value-type="float">
            <text:p>3228</text:p>
          </table:table-cell>
        </table:table-row>
        <table:table-row table:style-name="ro1">
          <table:table-cell office:value-type="string" calcext:value-type="string">
            <text:p>ESS_R02_2004_SPA_ES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Aproximadamente ANUAL:</text:p>
          </table:table-cell>
          <table:table-cell office:value-type="float" office:value="3231" calcext:value-type="float">
            <text:p>3231</text:p>
          </table:table-cell>
        </table:table-row>
        <table:table-row table:style-name="ro1">
          <table:table-cell office:value-type="string" calcext:value-type="string">
            <text:p>ESS_R02_2004_SPA_ES_187</text:p>
          </table:table-cell>
          <table:table-cell office:value-type="string" calcext:value-type="string">
            <text:p>F32ww</text:p>
          </table:table-cell>
          <table:table-cell office:value-type="string" calcext:value-type="string">
            <text:p>Utilizando esta tarjeta, si suma los ingresos provenientes de todo tipo de fuentes, ¿qué letra describe mejor los ingresos netos de su hogar?</text:p>
          </table:table-cell>
          <table:table-cell office:value-type="float" office:value="3226" calcext:value-type="float">
            <text:p>3226</text:p>
          </table:table-cell>
        </table:table-row>
        <table:table-row table:style-name="ro1">
          <table:table-cell office:value-type="string" calcext:value-type="string">
            <text:p>ESS_R02_2004_SPA_ES_187</text:p>
          </table:table-cell>
          <table:table-cell office:value-type="string" calcext:value-type="string">
            <text:p>F32ww</text:p>
          </table:table-cell>
          <table:table-cell office:value-type="string" calcext:value-type="string">
            <text:p>Si no conoce la cantidad exacta, por favor díganos una cantidad aproximada.</text:p>
          </table:table-cell>
          <table:table-cell office:value-type="float" office:value="3227" calcext:value-type="float">
            <text:p>3227</text:p>
          </table:table-cell>
        </table:table-row>
        <table:table-row table:style-name="ro1">
          <table:table-cell office:value-type="string" calcext:value-type="string">
            <text:p>ESS_R02_2004_SPA_ES_187</text:p>
          </table:table-cell>
          <table:table-cell office:value-type="string" calcext:value-type="string">
            <text:p>F32ww</text:p>
          </table:table-cell>
          <table:table-cell office:value-type="string" calcext:value-type="string">
            <text:p>Utilice la sección de la tarjeta que mejor conozca: ingresos semanales, mensuales o anuales.</text:p>
          </table:table-cell>
          <table:table-cell office:value-type="float" office:value="3228" calcext:value-type="float">
            <text:p>3228</text:p>
          </table:table-cell>
        </table:table-row>
        <table:table-row table:style-name="ro1">
          <table:table-cell office:value-type="string" calcext:value-type="string">
            <text:p>ESS_R02_2004_SPA_ES_187</text:p>
          </table:table-cell>
          <table:table-cell office:value-type="string" calcext:value-type="string">
            <text:p>F32ww</text:p>
          </table:table-cell>
          <table:table-cell office:value-type="string" calcext:value-type="string">
            <text:p>Aproximadamente SEMANAL:</text:p>
          </table:table-cell>
          <table:table-cell office:value-type="float" office:value="3229" calcext:value-type="float">
            <text:p>3229</text:p>
          </table:table-cell>
        </table:table-row>
        <table:table-row table:style-name="ro1">
          <table:table-cell office:value-type="string" calcext:value-type="string">
            <text:p>ESS_R02_2004_SPA_ES_188</text:p>
          </table:table-cell>
          <table:table-cell office:value-type="string" calcext:value-type="string">
            <text:p>F32mm</text:p>
          </table:table-cell>
          <table:table-cell office:value-type="string" calcext:value-type="string">
            <text:p>Utilizando esta tarjeta, si suma los ingresos provenientes de todo tipo de fuentes, ¿qué letra describe mejor los ingresos netos de su hogar?</text:p>
          </table:table-cell>
          <table:table-cell office:value-type="float" office:value="3226" calcext:value-type="float">
            <text:p>3226</text:p>
          </table:table-cell>
        </table:table-row>
        <table:table-row table:style-name="ro1">
          <table:table-cell office:value-type="string" calcext:value-type="string">
            <text:p>ESS_R02_2004_SPA_ES_188</text:p>
          </table:table-cell>
          <table:table-cell office:value-type="string" calcext:value-type="string">
            <text:p>F32mm</text:p>
          </table:table-cell>
          <table:table-cell office:value-type="string" calcext:value-type="string">
            <text:p>Si no conoce la cantidad exacta, por favor díganos una cantidad aproximada.</text:p>
          </table:table-cell>
          <table:table-cell office:value-type="float" office:value="3227" calcext:value-type="float">
            <text:p>3227</text:p>
          </table:table-cell>
        </table:table-row>
        <table:table-row table:style-name="ro1">
          <table:table-cell office:value-type="string" calcext:value-type="string">
            <text:p>ESS_R02_2004_SPA_ES_188</text:p>
          </table:table-cell>
          <table:table-cell office:value-type="string" calcext:value-type="string">
            <text:p>F32mm</text:p>
          </table:table-cell>
          <table:table-cell office:value-type="string" calcext:value-type="string">
            <text:p>Utilice la sección de la tarjeta que mejor conozca: ingresos semanales, mensuales o anuales.</text:p>
          </table:table-cell>
          <table:table-cell office:value-type="float" office:value="3228" calcext:value-type="float">
            <text:p>3228</text:p>
          </table:table-cell>
        </table:table-row>
        <table:table-row table:style-name="ro1">
          <table:table-cell office:value-type="string" calcext:value-type="string">
            <text:p>ESS_R02_2004_SPA_ES_188</text:p>
          </table:table-cell>
          <table:table-cell office:value-type="string" calcext:value-type="string">
            <text:p>F32mm</text:p>
          </table:table-cell>
          <table:table-cell office:value-type="string" calcext:value-type="string">
            <text:p>Aproximadamente MENSUAL:</text:p>
          </table:table-cell>
          <table:table-cell office:value-type="float" office:value="3230" calcext:value-type="float">
            <text:p>3230</text:p>
          </table:table-cell>
        </table:table-row>
        <table:table-row table:style-name="ro1">
          <table:table-cell office:value-type="string" calcext:value-type="string">
            <text:p>ESS_R02_2004_SPA_ES_189</text:p>
          </table:table-cell>
          <table:table-cell office:value-type="string" calcext:value-type="string">
            <text:p>F32yy</text:p>
          </table:table-cell>
          <table:table-cell office:value-type="string" calcext:value-type="string">
            <text:p>Utilizando esta tarjeta, si suma los ingresos provenientes de todo tipo de fuentes, ¿qué letra describe mejor los ingresos netos de su hogar?</text:p>
          </table:table-cell>
          <table:table-cell office:value-type="float" office:value="3226" calcext:value-type="float">
            <text:p>3226</text:p>
          </table:table-cell>
        </table:table-row>
        <table:table-row table:style-name="ro1">
          <table:table-cell office:value-type="string" calcext:value-type="string">
            <text:p>ESS_R02_2004_SPA_ES_189</text:p>
          </table:table-cell>
          <table:table-cell office:value-type="string" calcext:value-type="string">
            <text:p>F32yy</text:p>
          </table:table-cell>
          <table:table-cell office:value-type="string" calcext:value-type="string">
            <text:p>Si no conoce la cantidad exacta, por favor díganos una cantidad aproximada.</text:p>
          </table:table-cell>
          <table:table-cell office:value-type="float" office:value="3227" calcext:value-type="float">
            <text:p>3227</text:p>
          </table:table-cell>
        </table:table-row>
        <table:table-row table:style-name="ro1">
          <table:table-cell office:value-type="string" calcext:value-type="string">
            <text:p>ESS_R02_2004_SPA_ES_189</text:p>
          </table:table-cell>
          <table:table-cell office:value-type="string" calcext:value-type="string">
            <text:p>F32yy</text:p>
          </table:table-cell>
          <table:table-cell office:value-type="string" calcext:value-type="string">
            <text:p>Utilice la sección de la tarjeta que mejor conozca: ingresos semanales, mensuales o anuales.</text:p>
          </table:table-cell>
          <table:table-cell office:value-type="float" office:value="3228" calcext:value-type="float">
            <text:p>3228</text:p>
          </table:table-cell>
        </table:table-row>
        <table:table-row table:style-name="ro1">
          <table:table-cell office:value-type="string" calcext:value-type="string">
            <text:p>ESS_R02_2004_SPA_ES_189</text:p>
          </table:table-cell>
          <table:table-cell office:value-type="string" calcext:value-type="string">
            <text:p>F32yy</text:p>
          </table:table-cell>
          <table:table-cell office:value-type="string" calcext:value-type="string">
            <text:p>Aproximadamente ANUAL:</text:p>
          </table:table-cell>
          <table:table-cell office:value-type="float" office:value="3231" calcext:value-type="float">
            <text:p>3231</text:p>
          </table:table-cell>
        </table:table-row>
        <table:table-row table:style-name="ro1">
          <table:table-cell office:value-type="string" calcext:value-type="string">
            <text:p>ESS_R02_2004_SPA_ES_190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Aproximadamente, ¿qué proporción de los ingresos de este hogar aporta usted?</text:p>
          </table:table-cell>
          <table:table-cell office:value-type="float" office:value="3232" calcext:value-type="float">
            <text:p>3232</text:p>
          </table:table-cell>
        </table:table-row>
        <table:table-row table:style-name="ro1">
          <table:table-cell office:value-type="string" calcext:value-type="string">
            <text:p>ESS_R02_2004_SPA_ES_191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¿Cuál de las afirmaciones en esta tarjeta describe mejor cómo se siente con respecto a los ingresos de su hogar en la actualidad?</text:p>
          </table:table-cell>
          <table:table-cell office:value-type="float" office:value="3233" calcext:value-type="float">
            <text:p>3233</text:p>
          </table:table-cell>
        </table:table-row>
        <table:table-row table:style-name="ro1">
          <table:table-cell office:value-type="string" calcext:value-type="string">
            <text:p>ESS_R02_2004_SPA_ES_192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Si por cualquier razón usted se viera en graves dificultades económicas y tuviera que pedir dinero prestado para llegar a fin de mes, ¿en qué medida esto le resultaría difícil o fácil?</text:p>
          </table:table-cell>
          <table:table-cell office:value-type="float" office:value="3234" calcext:value-type="float">
            <text:p>3234</text:p>
          </table:table-cell>
        </table:table-row>
        <table:table-row table:style-name="ro1">
          <table:table-cell office:value-type="string" calcext:value-type="string">
            <text:p>ESS_R02_2004_SPA_ES_193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¿Cuál es el nivel de estudios más alto que ha obtenido su marido?</text:p>
          </table:table-cell>
          <table:table-cell office:value-type="float" office:value="3235" calcext:value-type="float">
            <text:p>3235</text:p>
          </table:table-cell>
        </table:table-row>
        <table:table-row table:style-name="ro1">
          <table:table-cell office:value-type="string" calcext:value-type="string">
            <text:p>ESS_R02_2004_SPA_ES_194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¿En cuáles de estas situaciones se ha encontrado su marido en los últimos 7 días?</text:p>
          </table:table-cell>
          <table:table-cell office:value-type="float" office:value="3236" calcext:value-type="float">
            <text:p>3236</text:p>
          </table:table-cell>
        </table:table-row>
        <table:table-row table:style-name="ro1">
          <table:table-cell office:value-type="string" calcext:value-type="string">
            <text:p>ESS_R02_2004_SPA_ES_195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¿Y cuál describe mejor su situación en los últimos 7 días?</text:p>
          </table:table-cell>
          <table:table-cell office:value-type="float" office:value="3237" calcext:value-type="float">
            <text:p>3237</text:p>
          </table:table-cell>
        </table:table-row>
        <table:table-row table:style-name="ro1">
          <table:table-cell office:value-type="string" calcext:value-type="string">
            <text:p>ESS_R02_2004_SPA_ES_195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Por favor, elija sólo una de ellas.</text:p>
          </table:table-cell>
          <table:table-cell office:value-type="float" office:value="3195" calcext:value-type="float">
            <text:p>3195</text:p>
          </table:table-cell>
        </table:table-row>
        <table:table-row table:style-name="ro1">
          <table:table-cell office:value-type="string" calcext:value-type="string">
            <text:p>ESS_R02_2004_SPA_ES_196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¿Me permite verificar los datos?</text:p>
          </table:table-cell>
          <table:table-cell office:value-type="float" office:value="3196" calcext:value-type="float">
            <text:p>3196</text:p>
          </table:table-cell>
        </table:table-row>
        <table:table-row table:style-name="ro1">
          <table:table-cell office:value-type="string" calcext:value-type="string">
            <text:p>ESS_R02_2004_SPA_ES_196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¿Ha realizado su marido algún trabajo remunerado (de una hora o más) en los últimos 7 días?</text:p>
          </table:table-cell>
          <table:table-cell office:value-type="float" office:value="3238" calcext:value-type="float">
            <text:p>3238</text:p>
          </table:table-cell>
        </table:table-row>
        <table:table-row table:style-name="ro1">
          <table:table-cell office:value-type="string" calcext:value-type="string">
            <text:p>ESS_R02_2004_SPA_ES_197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¿Cómo definiría el cargo o puesto de su trabajo principal?</text:p>
          </table:table-cell>
          <table:table-cell office:value-type="float" office:value="3239" calcext:value-type="float">
            <text:p>3239</text:p>
          </table:table-cell>
        </table:table-row>
        <table:table-row table:style-name="ro1">
          <table:table-cell office:value-type="string" calcext:value-type="string">
            <text:p>ESS_R02_2004_SPA_ES_198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En su trabajo principal, ¿qué tipo de tarea realiza su marido durante la mayor parte del tiempo?</text:p>
          </table:table-cell>
          <table:table-cell office:value-type="float" office:value="3240" calcext:value-type="float">
            <text:p>3240</text:p>
          </table:table-cell>
        </table:table-row>
        <table:table-row table:style-name="ro1">
          <table:table-cell office:value-type="string" calcext:value-type="string">
            <text:p>ESS_R02_2004_SPA_ES_199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¿Qué tipo de formación o de titulación requiere ese trabajo?</text:p>
          </table:table-cell>
          <table:table-cell office:value-type="float" office:value="3241" calcext:value-type="float">
            <text:p>3241</text:p>
          </table:table-cell>
        </table:table-row>
        <table:table-row table:style-name="ro1">
          <table:table-cell office:value-type="string" calcext:value-type="string">
            <text:p>ESS_R02_2004_SPA_ES_200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La empresa/ entidad donde trabaja su marido, ¿es del sector público, privado, o sin ánimo de lucro?</text:p>
          </table:table-cell>
          <table:table-cell office:value-type="float" office:value="3242" calcext:value-type="float">
            <text:p>3242</text:p>
          </table:table-cell>
        </table:table-row>
        <table:table-row table:style-name="ro1">
          <table:table-cell office:value-type="string" calcext:value-type="string">
            <text:p>ESS_R02_2004_SPA_ES_201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En su trabajo principal, ¿su marido es...?</text:p>
          </table:table-cell>
          <table:table-cell office:value-type="float" office:value="3243" calcext:value-type="float">
            <text:p>3243</text:p>
          </table:table-cell>
        </table:table-row>
        <table:table-row table:style-name="ro1">
          <table:table-cell office:value-type="string" calcext:value-type="string">
            <text:p>ESS_R02_2004_SPA_ES_202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¿Cuántos empleados tiene su marido (si es que tiene alguno)?</text:p>
          </table:table-cell>
          <table:table-cell office:value-type="float" office:value="3244" calcext:value-type="float">
            <text:p>3244</text:p>
          </table:table-cell>
        </table:table-row>
        <table:table-row table:style-name="ro1">
          <table:table-cell office:value-type="string" calcext:value-type="string">
            <text:p>ESS_R02_2004_SPA_ES_203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En su trabajo principal, ¿su marido es responsable de supervisar el trabajo de otros empleados?</text:p>
          </table:table-cell>
          <table:table-cell office:value-type="float" office:value="3245" calcext:value-type="float">
            <text:p>3245</text:p>
          </table:table-cell>
        </table:table-row>
        <table:table-row table:style-name="ro1">
          <table:table-cell office:value-type="string" calcext:value-type="string">
            <text:p>ESS_R02_2004_SPA_ES_204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¿Cuántos empleados tiene su marido a su cargo?</text:p>
          </table:table-cell>
          <table:table-cell office:value-type="float" office:value="3246" calcext:value-type="float">
            <text:p>3246</text:p>
          </table:table-cell>
        </table:table-row>
        <table:table-row table:style-name="ro1">
          <table:table-cell office:value-type="string" calcext:value-type="string">
            <text:p>ESS_R02_2004_SPA_ES_205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A continuación voy a leerle una lista de actividades relacionadas con la vida laboral de su marido.</text:p>
          </table:table-cell>
          <table:table-cell office:value-type="float" office:value="3247" calcext:value-type="float">
            <text:p>3247</text:p>
          </table:table-cell>
        </table:table-row>
        <table:table-row table:style-name="ro1">
          <table:table-cell office:value-type="string" calcext:value-type="string">
            <text:p>ESS_R02_2004_SPA_ES_205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Utilizando esta tarjeta, por favor dígame hasta qué punto la dirección o sus jefes en el trabajo le permiten...</text:p>
          </table:table-cell>
          <table:table-cell office:value-type="float" office:value="3207" calcext:value-type="float">
            <text:p>3207</text:p>
          </table:table-cell>
        </table:table-row>
        <table:table-row table:style-name="ro1">
          <table:table-cell office:value-type="string" calcext:value-type="string">
            <text:p>ESS_R02_2004_SPA_ES_205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decidir cómo organizar su trabajo diario</text:p>
          </table:table-cell>
          <table:table-cell office:value-type="float" office:value="3208" calcext:value-type="float">
            <text:p>3208</text:p>
          </table:table-cell>
        </table:table-row>
        <table:table-row table:style-name="ro1">
          <table:table-cell office:value-type="string" calcext:value-type="string">
            <text:p>ESS_R02_2004_SPA_ES_206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...influir en las decisiones que afectan a las actividades de la organización</text:p>
          </table:table-cell>
          <table:table-cell office:value-type="float" office:value="3209" calcext:value-type="float">
            <text:p>3209</text:p>
          </table:table-cell>
        </table:table-row>
        <table:table-row table:style-name="ro1">
          <table:table-cell office:value-type="string" calcext:value-type="string">
            <text:p>ESS_R02_2004_SPA_ES_207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Y, siguiendo con su marido, ¿cuántas horas trabaja normalmente a la semana (en su trabajo principal)?</text:p>
          </table:table-cell>
          <table:table-cell office:value-type="float" office:value="3248" calcext:value-type="float">
            <text:p>3248</text:p>
          </table:table-cell>
        </table:table-row>
        <table:table-row table:style-name="ro1">
          <table:table-cell office:value-type="string" calcext:value-type="string">
            <text:p>ESS_R02_2004_SPA_ES_207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Por favor, incluya las horas extras, sean o no remuneradas.</text:p>
          </table:table-cell>
          <table:table-cell office:value-type="float" office:value="3249" calcext:value-type="float">
            <text:p>3249</text:p>
          </table:table-cell>
        </table:table-row>
        <table:table-row table:style-name="ro1">
          <table:table-cell office:value-type="string" calcext:value-type="string">
            <text:p>ESS_R02_2004_SPA_ES_208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¿Cuál es el nivel de estudios más alto obtenido por su padre?</text:p>
          </table:table-cell>
          <table:table-cell office:value-type="float" office:value="3250" calcext:value-type="float">
            <text:p>3250</text:p>
          </table:table-cell>
        </table:table-row>
        <table:table-row table:style-name="ro1">
          <table:table-cell office:value-type="string" calcext:value-type="string">
            <text:p>ESS_R02_2004_SPA_ES_209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Cuando usted tenía 14 años, ¿trabajaba su padre como trabajador por cuenta ajena, trabajador por cuenta propia, o no trabajaba por aquel entonces?</text:p>
          </table:table-cell>
          <table:table-cell office:value-type="float" office:value="3251" calcext:value-type="float">
            <text:p>3251</text:p>
          </table:table-cell>
        </table:table-row>
        <table:table-row table:style-name="ro1">
          <table:table-cell office:value-type="string" calcext:value-type="string">
            <text:p>ESS_R02_2004_SPA_ES_210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¿Cuántos empleados tenía su padre a su cargo?</text:p>
          </table:table-cell>
          <table:table-cell office:value-type="float" office:value="3252" calcext:value-type="float">
            <text:p>3252</text:p>
          </table:table-cell>
        </table:table-row>
        <table:table-row table:style-name="ro1">
          <table:table-cell office:value-type="string" calcext:value-type="string">
            <text:p>ESS_R02_2004_SPA_ES_211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¿Era su padre responsable de supervisar el trabajo de otros empleados?</text:p>
          </table:table-cell>
          <table:table-cell office:value-type="float" office:value="3253" calcext:value-type="float">
            <text:p>3253</text:p>
          </table:table-cell>
        </table:table-row>
        <table:table-row table:style-name="ro1">
          <table:table-cell office:value-type="string" calcext:value-type="string">
            <text:p>ESS_R02_2004_SPA_ES_212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Y, siguiendo con su padre, ¿cómo definiría el cargo o puesto de su trabajo principal?</text:p>
          </table:table-cell>
          <table:table-cell office:value-type="float" office:value="3254" calcext:value-type="float">
            <text:p>3254</text:p>
          </table:table-cell>
        </table:table-row>
        <table:table-row table:style-name="ro1">
          <table:table-cell office:value-type="string" calcext:value-type="string">
            <text:p>ESS_R02_2004_SPA_ES_213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¿Cuál de las profesiones que aparecen en esta tarjeta describe mejor el tipo de trabajo que hacía su padre cuando usted tenía 14 años?</text:p>
          </table:table-cell>
          <table:table-cell office:value-type="float" office:value="3255" calcext:value-type="float">
            <text:p>3255</text:p>
          </table:table-cell>
        </table:table-row>
        <table:table-row table:style-name="ro1">
          <table:table-cell office:value-type="string" calcext:value-type="string">
            <text:p>ESS_R02_2004_SPA_ES_214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¿Cuál es el nivel de estudios más alto obtenido por su madre?</text:p>
          </table:table-cell>
          <table:table-cell office:value-type="float" office:value="3256" calcext:value-type="float">
            <text:p>3256</text:p>
          </table:table-cell>
        </table:table-row>
        <table:table-row table:style-name="ro1">
          <table:table-cell office:value-type="string" calcext:value-type="string">
            <text:p>ESS_R02_2004_SPA_ES_215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Cuando usted tenía 14 años, ¿trabajaba su madre como trabajadora por cuenta ajena, trabajadora por cuenta propia, o no trabajaba por aquel entonces?</text:p>
          </table:table-cell>
          <table:table-cell office:value-type="float" office:value="3257" calcext:value-type="float">
            <text:p>3257</text:p>
          </table:table-cell>
        </table:table-row>
        <table:table-row table:style-name="ro1">
          <table:table-cell office:value-type="string" calcext:value-type="string">
            <text:p>ESS_R02_2004_SPA_ES_216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¿Cuántos empleados tenía su madre a su cargo?</text:p>
          </table:table-cell>
          <table:table-cell office:value-type="float" office:value="3258" calcext:value-type="float">
            <text:p>3258</text:p>
          </table:table-cell>
        </table:table-row>
        <table:table-row table:style-name="ro1">
          <table:table-cell office:value-type="string" calcext:value-type="string">
            <text:p>ESS_R02_2004_SPA_ES_217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¿Era su madre responsable de supervisar el trabajo de otros empleados?</text:p>
          </table:table-cell>
          <table:table-cell office:value-type="float" office:value="3259" calcext:value-type="float">
            <text:p>3259</text:p>
          </table:table-cell>
        </table:table-row>
        <table:table-row table:style-name="ro1">
          <table:table-cell office:value-type="string" calcext:value-type="string">
            <text:p>ESS_R02_2004_SPA_ES_218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Y, siguiendo con su madre, ¿cómo definiría el cargo o puesto de su trabajo principal?</text:p>
          </table:table-cell>
          <table:table-cell office:value-type="float" office:value="3260" calcext:value-type="float">
            <text:p>3260</text:p>
          </table:table-cell>
        </table:table-row>
        <table:table-row table:style-name="ro1">
          <table:table-cell office:value-type="string" calcext:value-type="string">
            <text:p>ESS_R02_2004_SPA_ES_219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¿Cuál de las profesiones que aparecen en esta tarjeta describe mejor el tipo de trabajo que hacía su madre cuando usted tenía 14 años?</text:p>
          </table:table-cell>
          <table:table-cell office:value-type="float" office:value="3261" calcext:value-type="float">
            <text:p>3261</text:p>
          </table:table-cell>
        </table:table-row>
        <table:table-row table:style-name="ro1">
          <table:table-cell office:value-type="string" calcext:value-type="string">
            <text:p>ESS_R02_2004_SPA_ES_220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En los últimos doce meses, ¿ha asistido usted a algún curso, seminario o conferencia para mejorar sus conocimientos o sus habilidades laborales?</text:p>
          </table:table-cell>
          <table:table-cell office:value-type="float" office:value="3262" calcext:value-type="float">
            <text:p>3262</text:p>
          </table:table-cell>
        </table:table-row>
        <table:table-row table:style-name="ro1">
          <table:table-cell office:value-type="string" calcext:value-type="string">
            <text:p>ESS_R02_2004_SPA_ES_221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Querría ahora hacerle unas preguntas sobre su estado civil.</text:p>
          </table:table-cell>
          <table:table-cell office:value-type="float" office:value="3263" calcext:value-type="float">
            <text:p>3263</text:p>
          </table:table-cell>
        </table:table-row>
        <table:table-row table:style-name="ro1">
          <table:table-cell office:value-type="string" calcext:value-type="string">
            <text:p>ESS_R02_2004_SPA_ES_221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¿Cuál de los siguientes casos que aparecen en la tarjeta describe mejor su situación?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string" calcext:value-type="string">
            <text:p>ESS_R02_2004_SPA_ES_222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¿Vive usted en la actualidad con su marido?</text:p>
          </table:table-cell>
          <table:table-cell office:value-type="float" office:value="3265" calcext:value-type="float">
            <text:p>3265</text:p>
          </table:table-cell>
        </table:table-row>
        <table:table-row table:style-name="ro1">
          <table:table-cell office:value-type="string" calcext:value-type="string">
            <text:p>ESS_R02_2004_SPA_ES_223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¿Vive usted en la actualidad con otro compañero sentimental?</text:p>
          </table:table-cell>
          <table:table-cell office:value-type="float" office:value="3266" calcext:value-type="float">
            <text:p>3266</text:p>
          </table:table-cell>
        </table:table-row>
        <table:table-row table:style-name="ro1">
          <table:table-cell office:value-type="string" calcext:value-type="string">
            <text:p>ESS_R02_2004_SPA_ES_224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¿Vive usted en pareja en la actualidad?</text:p>
          </table:table-cell>
          <table:table-cell office:value-type="float" office:value="3267" calcext:value-type="float">
            <text:p>3267</text:p>
          </table:table-cell>
        </table:table-row>
        <table:table-row table:style-name="ro1">
          <table:table-cell office:value-type="string" calcext:value-type="string">
            <text:p>ESS_R02_2004_SPA_ES_225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¿Ha vivido usted alguna vez en pareja sin estar casado con él?</text:p>
          </table:table-cell>
          <table:table-cell office:value-type="float" office:value="3268" calcext:value-type="float">
            <text:p>3268</text:p>
          </table:table-cell>
        </table:table-row>
        <table:table-row table:style-name="ro1">
          <table:table-cell office:value-type="string" calcext:value-type="string">
            <text:p>ESS_R02_2004_SPA_ES_226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¿Se ha divorciado usted alguna vez?</text:p>
          </table:table-cell>
          <table:table-cell office:value-type="float" office:value="3269" calcext:value-type="float">
            <text:p>3269</text:p>
          </table:table-cell>
        </table:table-row>
        <table:table-row table:style-name="ro1">
          <table:table-cell office:value-type="string" calcext:value-type="string">
            <text:p>ESS_R02_2004_SPA_ES_227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¿Ha tenido usted alguna vez hijos (ya sean suyos o de su pareja, incluyendo hijos adoptados o en acogida) viviendo en casa?</text:p>
          </table:table-cell>
          <table:table-cell office:value-type="float" office:value="3270" calcext:value-type="float">
            <text:p>3270</text:p>
          </table:table-cell>
        </table:table-row>
        <table:table-row table:style-name="ro1">
          <table:table-cell office:value-type="string" calcext:value-type="string">
            <text:p>ESS_R02_2004_SPA_ES_228</text:p>
          </table:table-cell>
          <table:table-cell office:value-type="string" calcext:value-type="string">
            <text:p>F70a</text:p>
          </table:table-cell>
          <table:table-cell office:value-type="string" calcext:value-type="string">
            <text:p>¿Está viva su madre?</text:p>
          </table:table-cell>
          <table:table-cell office:value-type="float" office:value="3271" calcext:value-type="float">
            <text:p>3271</text:p>
          </table:table-cell>
        </table:table-row>
        <table:table-row table:style-name="ro1">
          <table:table-cell office:value-type="string" calcext:value-type="string">
            <text:p>ESS_R02_2004_SPA_ES_229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¿Está vivo su padre?</text:p>
          </table:table-cell>
          <table:table-cell office:value-type="float" office:value="3272" calcext:value-type="float">
            <text:p>3272</text:p>
          </table:table-cell>
        </table:table-row>
        <table:table-row table:style-name="ro1">
          <table:table-cell office:value-type="string" calcext:value-type="string">
            <text:p>ESS_R02_2004_SPA_ES_230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Para ayudarnos a mejorar las preguntas de este cuestionario en futuras ocasiones, le haremos unas últimas preguntas sobre varias cuestiones similares a las que ya han aparecido en el cuestionario que acaba de responder.</text:p>
          </table:table-cell>
          <table:table-cell office:value-type="float" office:value="3273" calcext:value-type="float">
            <text:p>3273</text:p>
          </table:table-cell>
        </table:table-row>
        <table:table-row table:style-name="ro1">
          <table:table-cell office:value-type="string" calcext:value-type="string">
            <text:p>ESS_R02_2004_SPA_ES_230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Por favor, no intente recordar lo que respondió en las preguntas similares que ya le hemos hecho y considere las siguientes como si fuesen preguntas totalmente nuevas.</text:p>
          </table:table-cell>
          <table:table-cell office:value-type="float" office:value="3274" calcext:value-type="float">
            <text:p>3274</text:p>
          </table:table-cell>
        </table:table-row>
        <table:table-row table:style-name="ro1">
          <table:table-cell office:value-type="string" calcext:value-type="string">
            <text:p>ESS_R02_2004_SPA_ES_231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Para ayudarnos a mejorar las preguntas de este cuestionario en futuras ocasiones le haremos unas últimas preguntas sobre varias cuestiones similares a las que ya han aparecido en el cuestionario que acaba de responder.</text:p>
          </table:table-cell>
          <table:table-cell office:value-type="float" office:value="3275" calcext:value-type="float">
            <text:p>3275</text:p>
          </table:table-cell>
        </table:table-row>
        <table:table-row table:style-name="ro1">
          <table:table-cell office:value-type="string" calcext:value-type="string">
            <text:p>ESS_R02_2004_SPA_ES_231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Por favor, no intente recordar lo que respondió en las preguntas similares que ya le hemos hecho y considere las siguientes como si fuesen preguntas totalmente nuevas.</text:p>
          </table:table-cell>
          <table:table-cell office:value-type="float" office:value="3274" calcext:value-type="float">
            <text:p>3274</text:p>
          </table:table-cell>
        </table:table-row>
        <table:table-row table:style-name="ro1">
          <table:table-cell office:value-type="string" calcext:value-type="string">
            <text:p>ESS_R02_2004_SPA_ES_232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PROGRAMADOR: A TODOS</text:p>
          </table:table-cell>
          <table:table-cell office:value-type="float" office:value="3276" calcext:value-type="float">
            <text:p>3276</text:p>
          </table:table-cell>
        </table:table-row>
        <table:table-row table:style-name="ro1">
          <table:table-cell office:value-type="string" calcext:value-type="string">
            <text:p>ESS_R02_2004_SPA_ES_233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PROGRAMADOR: A TODOS</text:p>
          </table:table-cell>
          <table:table-cell office:value-type="float" office:value="3276" calcext:value-type="float">
            <text:p>3276</text:p>
          </table:table-cell>
        </table:table-row>
        <table:table-row table:style-name="ro1">
          <table:table-cell office:value-type="string" calcext:value-type="string">
            <text:p>ESS_R02_2004_SPA_ES_234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Y, en general, ¿en qué medida está usted satisfecho con la situación económica actual en España?</text:p>
          </table:table-cell>
          <table:table-cell office:value-type="float" office:value="3050" calcext:value-type="float">
            <text:p>3050</text:p>
          </table:table-cell>
        </table:table-row>
        <table:table-row table:style-name="ro1">
          <table:table-cell office:value-type="string" calcext:value-type="string">
            <text:p>ESS_R02_2004_SPA_ES_23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Pensando ahora en el gobierno español, ¿en qué medida está usted satisfecho con la forma en que está desarrollando su labor?</text:p>
          </table:table-cell>
          <table:table-cell office:value-type="float" office:value="3051" calcext:value-type="float">
            <text:p>3051</text:p>
          </table:table-cell>
        </table:table-row>
        <table:table-row table:style-name="ro1">
          <table:table-cell office:value-type="string" calcext:value-type="string">
            <text:p>ESS_R02_2004_SPA_ES_236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Y, en conjunto, ¿en qué medida está usted satisfecho con el funcionamiento de la democracia en España?</text:p>
          </table:table-cell>
          <table:table-cell office:value-type="float" office:value="3052" calcext:value-type="float">
            <text:p>3052</text:p>
          </table:table-cell>
        </table:table-row>
        <table:table-row table:style-name="ro1">
          <table:table-cell office:value-type="string" calcext:value-type="string">
            <text:p>ESS_R02_2004_SPA_ES_237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Utilizando esta tarjeta, dígame por favor, en una escala de 0 a 10, cuánto confía usted personalmente, en cada una de las siguientes instituciones.</text:p>
          </table:table-cell>
          <table:table-cell office:value-type="float" office:value="3277" calcext:value-type="float">
            <text:p>3277</text:p>
          </table:table-cell>
        </table:table-row>
        <table:table-row table:style-name="ro1">
          <table:table-cell office:value-type="string" calcext:value-type="string">
            <text:p>ESS_R02_2004_SPA_ES_237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 significa que usted no confía en absoluto en una institución y 10 significa que confía plenamente.</text:p>
          </table:table-cell>
          <table:table-cell office:value-type="float" office:value="3020" calcext:value-type="float">
            <text:p>3020</text:p>
          </table:table-cell>
        </table:table-row>
        <table:table-row table:style-name="ro1">
          <table:table-cell office:value-type="string" calcext:value-type="string">
            <text:p>ESS_R02_2004_SPA_ES_237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En primer lugar el parlamento español</text:p>
          </table:table-cell>
          <table:table-cell office:value-type="float" office:value="3278" calcext:value-type="float">
            <text:p>3278</text:p>
          </table:table-cell>
        </table:table-row>
        <table:table-row table:style-name="ro1">
          <table:table-cell office:value-type="string" calcext:value-type="string">
            <text:p>ESS_R02_2004_SPA_ES_238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el sistema judicial</text:p>
          </table:table-cell>
          <table:table-cell office:value-type="float" office:value="3279" calcext:value-type="float">
            <text:p>3279</text:p>
          </table:table-cell>
        </table:table-row>
        <table:table-row table:style-name="ro1">
          <table:table-cell office:value-type="string" calcext:value-type="string">
            <text:p>ESS_R02_2004_SPA_ES_239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los politicos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string" calcext:value-type="string">
            <text:p>ESS_R02_2004_SPA_ES_24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Usando esta tarjeta, por favor, dígame con qué frecuencia las siguientes afirmaciones se pueden aplicar al colectivo médico.</text:p>
          </table:table-cell>
          <table:table-cell office:value-type="float" office:value="3134" calcext:value-type="float">
            <text:p>3134</text:p>
          </table:table-cell>
        </table:table-row>
        <table:table-row table:style-name="ro1">
          <table:table-cell office:value-type="string" calcext:value-type="string">
            <text:p>ESS_R02_2004_SPA_ES_24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Los médicos no dicen toda la verdad a sus pacientes</text:p>
          </table:table-cell>
          <table:table-cell office:value-type="float" office:value="3135" calcext:value-type="float">
            <text:p>3135</text:p>
          </table:table-cell>
        </table:table-row>
        <table:table-row table:style-name="ro1">
          <table:table-cell office:value-type="string" calcext:value-type="string">
            <text:p>ESS_R02_2004_SPA_ES_24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Los médicos de cabecera o de familia tratan a sus pacientes sin superioridad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string" calcext:value-type="string">
            <text:p>ESS_R02_2004_SPA_ES_24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Antes de que los médicos decidan sobre un tratamiento, lo consultan con el paciente</text:p>
          </table:table-cell>
          <table:table-cell office:value-type="float" office:value="3281" calcext:value-type="float">
            <text:p>3281</text:p>
          </table:table-cell>
        </table:table-row>
        <table:table-row table:style-name="ro1">
          <table:table-cell office:value-type="string" calcext:value-type="string">
            <text:p>ESS_R02_2004_SPA_ES_243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En un día normal entre semana, ¿cuántas horas, aproximadamente, dedican en total los miembros de su hogar a hacer estas tareas?</text:p>
          </table:table-cell>
          <table:table-cell office:value-type="float" office:value="3282" calcext:value-type="float">
            <text:p>3282</text:p>
          </table:table-cell>
        </table:table-row>
        <table:table-row table:style-name="ro1">
          <table:table-cell office:value-type="string" calcext:value-type="string">
            <text:p>ESS_R02_2004_SPA_ES_244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Y de todo este tiempo, ¿cuánto le dedica usted personalmente?</text:p>
          </table:table-cell>
          <table:table-cell office:value-type="float" office:value="3283" calcext:value-type="float">
            <text:p>3283</text:p>
          </table:table-cell>
        </table:table-row>
        <table:table-row table:style-name="ro1">
          <table:table-cell office:value-type="string" calcext:value-type="string">
            <text:p>ESS_R02_2004_SPA_ES_245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Y ¿cuánto de este tiempo, aproximadamente, le dedica su marido/mujer/pareja?</text:p>
          </table:table-cell>
          <table:table-cell office:value-type="float" office:value="3284" calcext:value-type="float">
            <text:p>3284</text:p>
          </table:table-cell>
        </table:table-row>
        <table:table-row table:style-name="ro1">
          <table:table-cell office:value-type="string" calcext:value-type="string">
            <text:p>ESS_R02_2004_SPA_ES_246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Utilizando esta tarjeta, por favor, dígame hasta qué punto está usted de acuerdo o en desacuerdo con las siguientes frases.</text:p>
          </table:table-cell>
          <table:table-cell office:value-type="float" office:value="3285" calcext:value-type="float">
            <text:p>3285</text:p>
          </table:table-cell>
        </table:table-row>
        <table:table-row table:style-name="ro1">
          <table:table-cell office:value-type="string" calcext:value-type="string">
            <text:p>ESS_R02_2004_SPA_ES_246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Una mujer debería estar dispuesta a reducir su jornada laboral por el bien de su familia</text:p>
          </table:table-cell>
          <table:table-cell office:value-type="float" office:value="3286" calcext:value-type="float">
            <text:p>3286</text:p>
          </table:table-cell>
        </table:table-row>
        <table:table-row table:style-name="ro1">
          <table:table-cell office:value-type="string" calcext:value-type="string">
            <text:p>ESS_R02_2004_SPA_ES_247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Utilizando esta tarjeta, por favor, dígame en qué medida es cierta cada una de estas afirmaciones sobre su trabajo actual.</text:p>
          </table:table-cell>
          <table:table-cell office:value-type="float" office:value="3287" calcext:value-type="float">
            <text:p>3287</text:p>
          </table:table-cell>
        </table:table-row>
        <table:table-row table:style-name="ro1">
          <table:table-cell office:value-type="string" calcext:value-type="string">
            <text:p>ESS_R02_2004_SPA_ES_247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Mi trabajo es muy variado</text:p>
          </table:table-cell>
          <table:table-cell office:value-type="float" office:value="3288" calcext:value-type="float">
            <text:p>3288</text:p>
          </table:table-cell>
        </table:table-row>
        <table:table-row table:style-name="ro1">
          <table:table-cell office:value-type="string" calcext:value-type="string">
            <text:p>ESS_R02_2004_SPA_ES_248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Mi trabajpo es estable</text:p>
          </table:table-cell>
          <table:table-cell office:value-type="float" office:value="3289" calcext:value-type="float">
            <text:p>3289</text:p>
          </table:table-cell>
        </table:table-row>
        <table:table-row table:style-name="ro1">
          <table:table-cell office:value-type="string" calcext:value-type="string">
            <text:p>ESS_R02_2004_SPA_ES_249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Los hombres deberían asumir las mismas responsabilidades que las mujeres en las tareas de la casa y con los hijos</text:p>
          </table:table-cell>
          <table:table-cell office:value-type="float" office:value="3290" calcext:value-type="float">
            <text:p>3290</text:p>
          </table:table-cell>
        </table:table-row>
        <table:table-row table:style-name="ro1">
          <table:table-cell office:value-type="string" calcext:value-type="string">
            <text:p>ESS_R02_2004_SPA_ES_250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Mi trabajo pone en riesgo mi salud o seguridad</text:p>
          </table:table-cell>
          <table:table-cell office:value-type="float" office:value="3291" calcext:value-type="float">
            <text:p>3291</text:p>
          </table:table-cell>
        </table:table-row>
        <table:table-row table:style-name="ro1">
          <table:table-cell office:value-type="string" calcext:value-type="string">
            <text:p>ESS_R02_2004_SPA_ES_251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Cuando el empleo escasea, los hombres deberían tener prioridad para obtener un puesto de trabajo frente a las mujeres</text:p>
          </table:table-cell>
          <table:table-cell office:value-type="float" office:value="3292" calcext:value-type="float">
            <text:p>3292</text:p>
          </table:table-cell>
        </table:table-row>
        <table:table-row table:style-name="ro1">
          <table:table-cell office:value-type="string" calcext:value-type="string">
            <text:p>ESS_R02_2004_SPA_ES_252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Cuando el empleo escasea, las mujeres deberían tener el mismo derecho que los hombres para obtener un puesto de</text:p>
          </table:table-cell>
          <table:table-cell office:value-type="float" office:value="3293" calcext:value-type="float">
            <text:p>3293</text:p>
          </table:table-cell>
        </table:table-row>
        <table:table-row table:style-name="ro1">
          <table:table-cell office:value-type="string" calcext:value-type="string">
            <text:p>ESS_R02_2004_SPA_ES_253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En general, ¿en qué medida está usted satisfecho con la situación económica actual en España?</text:p>
          </table:table-cell>
          <table:table-cell office:value-type="float" office:value="3294" calcext:value-type="float">
            <text:p>3294</text:p>
          </table:table-cell>
        </table:table-row>
        <table:table-row table:style-name="ro1">
          <table:table-cell office:value-type="string" calcext:value-type="string">
            <text:p>ESS_R02_2004_SPA_ES_254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Pensando ahora en el gobierno español, ¿en qué medida está usted satisfecho con la forma en que está desarrollando su labor?</text:p>
          </table:table-cell>
          <table:table-cell office:value-type="float" office:value="3051" calcext:value-type="float">
            <text:p>3051</text:p>
          </table:table-cell>
        </table:table-row>
        <table:table-row table:style-name="ro1">
          <table:table-cell office:value-type="string" calcext:value-type="string">
            <text:p>ESS_R02_2004_SPA_ES_255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Y, en conjunto, ¿en qué medida está usted satisfecho con el funcionamiento de la democracia en España?</text:p>
          </table:table-cell>
          <table:table-cell office:value-type="float" office:value="3052" calcext:value-type="float">
            <text:p>3052</text:p>
          </table:table-cell>
        </table:table-row>
        <table:table-row table:style-name="ro1">
          <table:table-cell office:value-type="string" calcext:value-type="string">
            <text:p>ESS_R02_2004_SPA_ES_256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En un día normal entre semana, ¿cuántas horas, aproximadamente, dedican en total los miembros de su hogar a hacer estas tareas?</text:p>
          </table:table-cell>
          <table:table-cell office:value-type="float" office:value="3282" calcext:value-type="float">
            <text:p>3282</text:p>
          </table:table-cell>
        </table:table-row>
        <table:table-row table:style-name="ro1">
          <table:table-cell office:value-type="string" calcext:value-type="string">
            <text:p>ESS_R02_2004_SPA_ES_257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Y de todo este tiempo, ¿qué porcentage le dedica usted personalmente?</text:p>
          </table:table-cell>
          <table:table-cell office:value-type="float" office:value="3295" calcext:value-type="float">
            <text:p>3295</text:p>
          </table:table-cell>
        </table:table-row>
        <table:table-row table:style-name="ro1">
          <table:table-cell office:value-type="string" calcext:value-type="string">
            <text:p>ESS_R02_2004_SPA_ES_258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Y ¿qué porcentage de este tiempo, aproximadamente, le dedica su marido/mujer/pareja?</text:p>
          </table:table-cell>
          <table:table-cell office:value-type="float" office:value="3296" calcext:value-type="float">
            <text:p>3296</text:p>
          </table:table-cell>
        </table:table-row>
        <table:table-row table:style-name="ro1">
          <table:table-cell office:value-type="string" calcext:value-type="string">
            <text:p>ESS_R02_2004_SPA_ES_259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¿Diría usted que su trabajo es variado?</text:p>
          </table:table-cell>
          <table:table-cell office:value-type="float" office:value="3297" calcext:value-type="float">
            <text:p>3297</text:p>
          </table:table-cell>
        </table:table-row>
        <table:table-row table:style-name="ro1">
          <table:table-cell office:value-type="string" calcext:value-type="string">
            <text:p>ESS_R02_2004_SPA_ES_260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En un día normal entre semana, ¿cuántas horas, aproximadamente, dedican en total los miembros de su hogar a hacer estas tareas?</text:p>
          </table:table-cell>
          <table:table-cell office:value-type="float" office:value="3282" calcext:value-type="float">
            <text:p>3282</text:p>
          </table:table-cell>
        </table:table-row>
        <table:table-row table:style-name="ro1">
          <table:table-cell office:value-type="string" calcext:value-type="string">
            <text:p>ESS_R02_2004_SPA_ES_261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¿Diría usted que su trabajo es estable?</text:p>
          </table:table-cell>
          <table:table-cell office:value-type="float" office:value="3298" calcext:value-type="float">
            <text:p>3298</text:p>
          </table:table-cell>
        </table:table-row>
        <table:table-row table:style-name="ro1">
          <table:table-cell office:value-type="string" calcext:value-type="string">
            <text:p>ESS_R02_2004_SPA_ES_262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Y, ¿pone su trabajo en peligro su salud y su seguridad?</text:p>
          </table:table-cell>
          <table:table-cell office:value-type="float" office:value="3299" calcext:value-type="float">
            <text:p>3299</text:p>
          </table:table-cell>
        </table:table-row>
        <table:table-row table:style-name="ro1">
          <table:table-cell office:value-type="string" calcext:value-type="string">
            <text:p>ESS_R02_2004_SPA_ES_263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Por favor, indique en qué medida su opinión se acerca a las frases que aparecen en esta tarjeta eligiendo un número entre el 1 y el 5.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string" calcext:value-type="string">
            <text:p>ESS_R02_2004_SPA_ES_264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Por favor, indique en qué medida su opinión se acerca a las frases que aparecen en esta tarjeta eligiendo un número entre el 1 y el 5.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string" calcext:value-type="string">
            <text:p>ESS_R02_2004_SPA_ES_265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Por favor, indique en qué medida su opinión se acerca a las frases que aparecen en esta tarjeta eligiendo un número entre el 1 y el 5.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string" calcext:value-type="string">
            <text:p>ESS_R02_2004_SPA_ES_266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Utilizando esta tarjeta, dígame por favor, en una escala de 0 a 10, cuánto confía usted personalmente, en cada una de las siguientes instituciones.</text:p>
          </table:table-cell>
          <table:table-cell office:value-type="float" office:value="3277" calcext:value-type="float">
            <text:p>3277</text:p>
          </table:table-cell>
        </table:table-row>
        <table:table-row table:style-name="ro1">
          <table:table-cell office:value-type="string" calcext:value-type="string">
            <text:p>ESS_R02_2004_SPA_ES_266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0 significa que usted no confía en absoluto en una institución y 10 significa que confía plenamente.</text:p>
          </table:table-cell>
          <table:table-cell office:value-type="float" office:value="3020" calcext:value-type="float">
            <text:p>3020</text:p>
          </table:table-cell>
        </table:table-row>
        <table:table-row table:style-name="ro1">
          <table:table-cell office:value-type="string" calcext:value-type="string">
            <text:p>ESS_R02_2004_SPA_ES_266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En primer lugar el parlamento español</text:p>
          </table:table-cell>
          <table:table-cell office:value-type="float" office:value="3278" calcext:value-type="float">
            <text:p>3278</text:p>
          </table:table-cell>
        </table:table-row>
        <table:table-row table:style-name="ro1">
          <table:table-cell office:value-type="string" calcext:value-type="string">
            <text:p>ESS_R02_2004_SPA_ES_267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el sistema judicial</text:p>
          </table:table-cell>
          <table:table-cell office:value-type="float" office:value="3279" calcext:value-type="float">
            <text:p>3279</text:p>
          </table:table-cell>
        </table:table-row>
        <table:table-row table:style-name="ro1">
          <table:table-cell office:value-type="string" calcext:value-type="string">
            <text:p>ESS_R02_2004_SPA_ES_268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los politicos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string" calcext:value-type="string">
            <text:p>ESS_R02_2004_SPA_ES_269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Utilizando esta tarjeta, por favor dígame en qué medida está usted de acuerdo o en desacuerdo con cada una de estas afirmaciones acerca del colectivo médico.</text:p>
          </table:table-cell>
          <table:table-cell office:value-type="float" office:value="3301" calcext:value-type="float">
            <text:p>3301</text:p>
          </table:table-cell>
        </table:table-row>
        <table:table-row table:style-name="ro1">
          <table:table-cell office:value-type="string" calcext:value-type="string">
            <text:p>ESS_R02_2004_SPA_ES_269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Por lo general, los médicos no dicen toda la verdad a sus pacientes.</text:p>
          </table:table-cell>
          <table:table-cell office:value-type="float" office:value="3302" calcext:value-type="float">
            <text:p>3302</text:p>
          </table:table-cell>
        </table:table-row>
        <table:table-row table:style-name="ro1">
          <table:table-cell office:value-type="string" calcext:value-type="string">
            <text:p>ESS_R02_2004_SPA_ES_270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Por lo general los médicos de cabecera o de familia casi nunca tratan a sus pacientes sin superioridad</text:p>
          </table:table-cell>
          <table:table-cell office:value-type="float" office:value="3303" calcext:value-type="float">
            <text:p>3303</text:p>
          </table:table-cell>
        </table:table-row>
        <table:table-row table:style-name="ro1">
          <table:table-cell office:value-type="string" calcext:value-type="string">
            <text:p>ESS_R02_2004_SPA_ES_271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Y de todo este tiempo, ¿cuánto le dedica usted personalmente?</text:p>
          </table:table-cell>
          <table:table-cell office:value-type="float" office:value="3283" calcext:value-type="float">
            <text:p>3283</text:p>
          </table:table-cell>
        </table:table-row>
        <table:table-row table:style-name="ro1">
          <table:table-cell office:value-type="string" calcext:value-type="string">
            <text:p>ESS_R02_2004_SPA_ES_272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Por lo general, antes de que los médicos decidan sobre un tratamiento, casi nunca lo consultan con el paciente</text:p>
          </table:table-cell>
          <table:table-cell office:value-type="float" office:value="3304" calcext:value-type="float">
            <text:p>3304</text:p>
          </table:table-cell>
        </table:table-row>
        <table:table-row table:style-name="ro1">
          <table:table-cell office:value-type="string" calcext:value-type="string">
            <text:p>ESS_R02_2004_SPA_ES_273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Por favor, dígame, en una escala de 0 a 10, en qué medida su trabajo es variado.</text:p>
          </table:table-cell>
          <table:table-cell office:value-type="float" office:value="3305" calcext:value-type="float">
            <text:p>3305</text:p>
          </table:table-cell>
        </table:table-row>
        <table:table-row table:style-name="ro1">
          <table:table-cell office:value-type="string" calcext:value-type="string">
            <text:p>ESS_R02_2004_SPA_ES_273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0 significa que no es nada variado, y 10 significa que es muy variado.</text:p>
          </table:table-cell>
          <table:table-cell office:value-type="float" office:value="3306" calcext:value-type="float">
            <text:p>3306</text:p>
          </table:table-cell>
        </table:table-row>
        <table:table-row table:style-name="ro1">
          <table:table-cell office:value-type="string" calcext:value-type="string">
            <text:p>ESS_R02_2004_SPA_ES_274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Por favor, dígame, en una escala de 0 a 10, en qué medida su trabajo es estable.</text:p>
          </table:table-cell>
          <table:table-cell office:value-type="float" office:value="3307" calcext:value-type="float">
            <text:p>3307</text:p>
          </table:table-cell>
        </table:table-row>
        <table:table-row table:style-name="ro1">
          <table:table-cell office:value-type="string" calcext:value-type="string">
            <text:p>ESS_R02_2004_SPA_ES_274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0 significa que no es nada estable, y 10 significa que es muy estable.</text:p>
          </table:table-cell>
          <table:table-cell office:value-type="float" office:value="3308" calcext:value-type="float">
            <text:p>3308</text:p>
          </table:table-cell>
        </table:table-row>
        <table:table-row table:style-name="ro1">
          <table:table-cell office:value-type="string" calcext:value-type="string">
            <text:p>ESS_R02_2004_SPA_ES_275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Por favor, dígame, en una escala de 0 a 10, en qué medida su salud y su seguridad están en peligro debido a su trabajo.</text:p>
          </table:table-cell>
          <table:table-cell office:value-type="float" office:value="3309" calcext:value-type="float">
            <text:p>3309</text:p>
          </table:table-cell>
        </table:table-row>
        <table:table-row table:style-name="ro1">
          <table:table-cell office:value-type="string" calcext:value-type="string">
            <text:p>ESS_R02_2004_SPA_ES_275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0 significa que no están nada en peligro, y 10 significa que están muy en peligro.</text:p>
          </table:table-cell>
          <table:table-cell office:value-type="float" office:value="3310" calcext:value-type="float">
            <text:p>3310</text:p>
          </table:table-cell>
        </table:table-row>
        <table:table-row table:style-name="ro1">
          <table:table-cell office:value-type="string" calcext:value-type="string">
            <text:p>ESS_R02_2004_SPA_ES_276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En general, ¿en qué medida está usted satisfecho con la situación económica actual en España?</text:p>
          </table:table-cell>
          <table:table-cell office:value-type="float" office:value="3294" calcext:value-type="float">
            <text:p>3294</text:p>
          </table:table-cell>
        </table:table-row>
        <table:table-row table:style-name="ro1">
          <table:table-cell office:value-type="string" calcext:value-type="string">
            <text:p>ESS_R02_2004_SPA_ES_277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Pensando ahora en el gobierno español, ¿en qué medida está usted satisfecho con la forma en que está desarrollando su labor?</text:p>
          </table:table-cell>
          <table:table-cell office:value-type="float" office:value="3051" calcext:value-type="float">
            <text:p>3051</text:p>
          </table:table-cell>
        </table:table-row>
        <table:table-row table:style-name="ro1">
          <table:table-cell office:value-type="string" calcext:value-type="string">
            <text:p>ESS_R02_2004_SPA_ES_278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Y, en conjunto, ¿en qué medida está usted satisfecho con el funcionamiento de la democracia en España?</text:p>
          </table:table-cell>
          <table:table-cell office:value-type="float" office:value="3052" calcext:value-type="float">
            <text:p>3052</text:p>
          </table:table-cell>
        </table:table-row>
        <table:table-row table:style-name="ro1">
          <table:table-cell office:value-type="string" calcext:value-type="string">
            <text:p>ESS_R02_2004_SPA_ES_279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Utilizando esta tarjeta, dígame por favor, en una escala de 0 a 10, cuánto confía usted personalmente, en cada una de las siguientes instituciones.</text:p>
          </table:table-cell>
          <table:table-cell office:value-type="float" office:value="3277" calcext:value-type="float">
            <text:p>3277</text:p>
          </table:table-cell>
        </table:table-row>
        <table:table-row table:style-name="ro1">
          <table:table-cell office:value-type="string" calcext:value-type="string">
            <text:p>ESS_R02_2004_SPA_ES_279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0 significa que usted no confía en absoluto en una institución y 10 significa que confía plenamente.</text:p>
          </table:table-cell>
          <table:table-cell office:value-type="float" office:value="3020" calcext:value-type="float">
            <text:p>3020</text:p>
          </table:table-cell>
        </table:table-row>
        <table:table-row table:style-name="ro1">
          <table:table-cell office:value-type="string" calcext:value-type="string">
            <text:p>ESS_R02_2004_SPA_ES_279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En primer lugar el parlamento español</text:p>
          </table:table-cell>
          <table:table-cell office:value-type="float" office:value="3278" calcext:value-type="float">
            <text:p>3278</text:p>
          </table:table-cell>
        </table:table-row>
        <table:table-row table:style-name="ro1">
          <table:table-cell office:value-type="string" calcext:value-type="string">
            <text:p>ESS_R02_2004_SPA_ES_280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el sistema judicial</text:p>
          </table:table-cell>
          <table:table-cell office:value-type="float" office:value="3279" calcext:value-type="float">
            <text:p>3279</text:p>
          </table:table-cell>
        </table:table-row>
        <table:table-row table:style-name="ro1">
          <table:table-cell office:value-type="string" calcext:value-type="string">
            <text:p>ESS_R02_2004_SPA_ES_281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Y ¿cuánto de este tiempo, aproximadamente, le dedica su marido/mujer/pareja?</text:p>
          </table:table-cell>
          <table:table-cell office:value-type="float" office:value="3284" calcext:value-type="float">
            <text:p>3284</text:p>
          </table:table-cell>
        </table:table-row>
        <table:table-row table:style-name="ro1">
          <table:table-cell office:value-type="string" calcext:value-type="string">
            <text:p>ESS_R02_2004_SPA_ES_282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los politicos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string" calcext:value-type="string">
            <text:p>ESS_R02_2004_SPA_ES_283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Utilizando esta tarjeta, por favor dígame en qué medida está usted de acuerdo o en desacuerdo con cada una de estas afirmaciones acerca del colectivo médico.</text:p>
          </table:table-cell>
          <table:table-cell office:value-type="float" office:value="3301" calcext:value-type="float">
            <text:p>3301</text:p>
          </table:table-cell>
        </table:table-row>
        <table:table-row table:style-name="ro1">
          <table:table-cell office:value-type="string" calcext:value-type="string">
            <text:p>ESS_R02_2004_SPA_ES_283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Los médicos casi nunca ocultan toda la verdad a sus pacientes</text:p>
          </table:table-cell>
          <table:table-cell office:value-type="float" office:value="3311" calcext:value-type="float">
            <text:p>3311</text:p>
          </table:table-cell>
        </table:table-row>
        <table:table-row table:style-name="ro1">
          <table:table-cell office:value-type="string" calcext:value-type="string">
            <text:p>ESS_R02_2004_SPA_ES_284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Los médicos de cabecera o de familia casi nunca tratan a sus pacientes sin superioridad</text:p>
          </table:table-cell>
          <table:table-cell office:value-type="float" office:value="3312" calcext:value-type="float">
            <text:p>3312</text:p>
          </table:table-cell>
        </table:table-row>
        <table:table-row table:style-name="ro1">
          <table:table-cell office:value-type="string" calcext:value-type="string">
            <text:p>ESS_R02_2004_SPA_ES_285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Antes de que los médicos decidan sobre un tratamiento, casi nunca lo consultan con el paciente</text:p>
          </table:table-cell>
          <table:table-cell office:value-type="float" office:value="3313" calcext:value-type="float">
            <text:p>3313</text:p>
          </table:table-cell>
        </table:table-row>
        <table:table-row table:style-name="ro1">
          <table:table-cell office:value-type="string" calcext:value-type="string">
            <text:p>ESS_R02_2004_SPA_ES_286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Utilizando esta tarjeta, por favor, dígame en qué medida está usted de acuerdo o en desacuerdo con las siguientes frases.</text:p>
          </table:table-cell>
          <table:table-cell office:value-type="float" office:value="3314" calcext:value-type="float">
            <text:p>3314</text:p>
          </table:table-cell>
        </table:table-row>
        <table:table-row table:style-name="ro1">
          <table:table-cell office:value-type="string" calcext:value-type="string">
            <text:p>ESS_R02_2004_SPA_ES_286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Una mujer no debería estar dispuesta a reducir su jornada laboral por el bien de su familia</text:p>
          </table:table-cell>
          <table:table-cell office:value-type="float" office:value="3315" calcext:value-type="float">
            <text:p>3315</text:p>
          </table:table-cell>
        </table:table-row>
        <table:table-row table:style-name="ro1">
          <table:table-cell office:value-type="string" calcext:value-type="string">
            <text:p>ESS_R02_2004_SPA_ES_287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Las mujeres deberían asumir más responsabilidades que los hombres en las tareas de la casa y con los hijos</text:p>
          </table:table-cell>
          <table:table-cell office:value-type="float" office:value="3316" calcext:value-type="float">
            <text:p>3316</text:p>
          </table:table-cell>
        </table:table-row>
      </table:table>
      <table:table table:name="Response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SS_R02_2004_SPA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ada</text:p>
          </table:table-cell>
          <table:table-cell office:value-type="float" office:value="7820" calcext:value-type="float">
            <text:p>7820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2_2004_SPA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enos de ½ hora</text:p>
          </table:table-cell>
          <table:table-cell office:value-type="float" office:value="7821" calcext:value-type="float">
            <text:p>7821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2_2004_SPA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e ½ hora a 1 hora</text:p>
          </table:table-cell>
          <table:table-cell office:value-type="float" office:value="7822" calcext:value-type="float">
            <text:p>7822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2_2004_SPA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ás de 1, hasta 1 ½ hora</text:p>
          </table:table-cell>
          <table:table-cell office:value-type="float" office:value="7823" calcext:value-type="float">
            <text:p>7823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2_2004_SPA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ás de 1 ½, hasta 2 horas</text:p>
          </table:table-cell>
          <table:table-cell office:value-type="float" office:value="7824" calcext:value-type="float">
            <text:p>7824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2_2004_SPA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ás de 2, hasta 2 ½ horas</text:p>
          </table:table-cell>
          <table:table-cell office:value-type="float" office:value="7825" calcext:value-type="float">
            <text:p>7825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2_2004_SPA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ás de 2 ½, hasta 3 horas</text:p>
          </table:table-cell>
          <table:table-cell office:value-type="float" office:value="7826" calcext:value-type="float">
            <text:p>7826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2_2004_SPA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ás de 3 horas</text:p>
          </table:table-cell>
          <table:table-cell office:value-type="float" office:value="7827" calcext:value-type="float">
            <text:p>7827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2_2004_SPA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(No sabe)</text:p>
          </table:table-cell>
          <table:table-cell office:value-type="float" office:value="7828" calcext:value-type="float">
            <text:p>7828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2_2004_SPA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ada</text:p>
          </table:table-cell>
          <table:table-cell office:value-type="float" office:value="7820" calcext:value-type="float">
            <text:p>7820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2_2004_SPA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enos de ½ hora</text:p>
          </table:table-cell>
          <table:table-cell office:value-type="float" office:value="7821" calcext:value-type="float">
            <text:p>7821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2_2004_SPA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De ½ hora a 1 hora</text:p>
          </table:table-cell>
          <table:table-cell office:value-type="float" office:value="7822" calcext:value-type="float">
            <text:p>7822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2_2004_SPA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ás de 1, hasta 1 ½ hora</text:p>
          </table:table-cell>
          <table:table-cell office:value-type="float" office:value="7823" calcext:value-type="float">
            <text:p>7823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2_2004_SPA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ás de 1 ½, hasta 2 horas</text:p>
          </table:table-cell>
          <table:table-cell office:value-type="float" office:value="7824" calcext:value-type="float">
            <text:p>7824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2_2004_SPA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ás de 2, hasta 2 ½ horas</text:p>
          </table:table-cell>
          <table:table-cell office:value-type="float" office:value="7825" calcext:value-type="float">
            <text:p>7825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2_2004_SPA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ás de 2 ½, hasta 3 horas</text:p>
          </table:table-cell>
          <table:table-cell office:value-type="float" office:value="7826" calcext:value-type="float">
            <text:p>7826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2_2004_SPA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ás de 3 horas</text:p>
          </table:table-cell>
          <table:table-cell office:value-type="float" office:value="7827" calcext:value-type="float">
            <text:p>7827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2_2004_SPA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(No sabe)</text:p>
          </table:table-cell>
          <table:table-cell office:value-type="float" office:value="7828" calcext:value-type="float">
            <text:p>7828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2_2004_SPA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Nada</text:p>
          </table:table-cell>
          <table:table-cell office:value-type="float" office:value="7820" calcext:value-type="float">
            <text:p>7820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2_2004_SPA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enos de ½ hora</text:p>
          </table:table-cell>
          <table:table-cell office:value-type="float" office:value="7821" calcext:value-type="float">
            <text:p>7821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2_2004_SPA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De ½ hora a 1 hora</text:p>
          </table:table-cell>
          <table:table-cell office:value-type="float" office:value="7822" calcext:value-type="float">
            <text:p>7822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2_2004_SPA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ás de 1, hasta 1 ½ hora</text:p>
          </table:table-cell>
          <table:table-cell office:value-type="float" office:value="7823" calcext:value-type="float">
            <text:p>7823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2_2004_SPA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ás de 1 ½, hasta 2 horas</text:p>
          </table:table-cell>
          <table:table-cell office:value-type="float" office:value="7824" calcext:value-type="float">
            <text:p>7824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2_2004_SPA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ás de 2, hasta 2 ½ horas</text:p>
          </table:table-cell>
          <table:table-cell office:value-type="float" office:value="7825" calcext:value-type="float">
            <text:p>7825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2_2004_SPA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ás de 2 ½, hasta 3 horas</text:p>
          </table:table-cell>
          <table:table-cell office:value-type="float" office:value="7826" calcext:value-type="float">
            <text:p>7826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2_2004_SPA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ás de 3 horas</text:p>
          </table:table-cell>
          <table:table-cell office:value-type="float" office:value="7827" calcext:value-type="float">
            <text:p>7827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2_2004_SPA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(No sabe)</text:p>
          </table:table-cell>
          <table:table-cell office:value-type="float" office:value="7828" calcext:value-type="float">
            <text:p>7828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2_2004_SPA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Nada</text:p>
          </table:table-cell>
          <table:table-cell office:value-type="float" office:value="7820" calcext:value-type="float">
            <text:p>7820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2_2004_SPA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enos de ½ hora</text:p>
          </table:table-cell>
          <table:table-cell office:value-type="float" office:value="7821" calcext:value-type="float">
            <text:p>7821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2_2004_SPA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e ½ hora a 1 hora</text:p>
          </table:table-cell>
          <table:table-cell office:value-type="float" office:value="7822" calcext:value-type="float">
            <text:p>7822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2_2004_SPA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ás de 1, hasta 1 ½ hora</text:p>
          </table:table-cell>
          <table:table-cell office:value-type="float" office:value="7823" calcext:value-type="float">
            <text:p>7823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2_2004_SPA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ás de 1 ½, hasta 2 horas</text:p>
          </table:table-cell>
          <table:table-cell office:value-type="float" office:value="7824" calcext:value-type="float">
            <text:p>7824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2_2004_SPA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ás de 2, hasta 2 ½ horas</text:p>
          </table:table-cell>
          <table:table-cell office:value-type="float" office:value="7825" calcext:value-type="float">
            <text:p>7825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2_2004_SPA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ás de 2 ½, hasta 3 horas</text:p>
          </table:table-cell>
          <table:table-cell office:value-type="float" office:value="7826" calcext:value-type="float">
            <text:p>7826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2_2004_SPA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ás de 3 horas</text:p>
          </table:table-cell>
          <table:table-cell office:value-type="float" office:value="7827" calcext:value-type="float">
            <text:p>7827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2_2004_SPA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(No sabe)</text:p>
          </table:table-cell>
          <table:table-cell office:value-type="float" office:value="7828" calcext:value-type="float">
            <text:p>7828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2_2004_SPA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Nada</text:p>
          </table:table-cell>
          <table:table-cell office:value-type="float" office:value="7820" calcext:value-type="float">
            <text:p>7820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2_2004_SPA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enos de ½ hora</text:p>
          </table:table-cell>
          <table:table-cell office:value-type="float" office:value="7821" calcext:value-type="float">
            <text:p>7821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2_2004_SPA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De ½ hora a 1 hora</text:p>
          </table:table-cell>
          <table:table-cell office:value-type="float" office:value="7822" calcext:value-type="float">
            <text:p>7822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2_2004_SPA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ás de 1, hasta 1 ½ hora</text:p>
          </table:table-cell>
          <table:table-cell office:value-type="float" office:value="7823" calcext:value-type="float">
            <text:p>7823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2_2004_SPA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ás de 1 ½, hasta 2 horas</text:p>
          </table:table-cell>
          <table:table-cell office:value-type="float" office:value="7824" calcext:value-type="float">
            <text:p>7824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2_2004_SPA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ás de 2, hasta 2 ½ horas</text:p>
          </table:table-cell>
          <table:table-cell office:value-type="float" office:value="7825" calcext:value-type="float">
            <text:p>7825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2_2004_SPA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ás de 2 ½, hasta 3 horas</text:p>
          </table:table-cell>
          <table:table-cell office:value-type="float" office:value="7826" calcext:value-type="float">
            <text:p>7826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2_2004_SPA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ás de 3 horas</text:p>
          </table:table-cell>
          <table:table-cell office:value-type="float" office:value="7827" calcext:value-type="float">
            <text:p>7827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2_2004_SPA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(No sabe)</text:p>
          </table:table-cell>
          <table:table-cell office:value-type="float" office:value="7828" calcext:value-type="float">
            <text:p>7828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2_2004_SPA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Nada</text:p>
          </table:table-cell>
          <table:table-cell office:value-type="float" office:value="7820" calcext:value-type="float">
            <text:p>7820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2_2004_SPA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enos de ½ hora</text:p>
          </table:table-cell>
          <table:table-cell office:value-type="float" office:value="7821" calcext:value-type="float">
            <text:p>7821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2_2004_SPA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De ½ hora a 1 hora</text:p>
          </table:table-cell>
          <table:table-cell office:value-type="float" office:value="7822" calcext:value-type="float">
            <text:p>7822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2_2004_SPA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ás de 1, hasta 1 ½ hora</text:p>
          </table:table-cell>
          <table:table-cell office:value-type="float" office:value="7823" calcext:value-type="float">
            <text:p>7823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2_2004_SPA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ás de 1 ½, hasta 2 horas</text:p>
          </table:table-cell>
          <table:table-cell office:value-type="float" office:value="7824" calcext:value-type="float">
            <text:p>7824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2_2004_SPA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ás de 2, hasta 2 ½ horas</text:p>
          </table:table-cell>
          <table:table-cell office:value-type="float" office:value="7825" calcext:value-type="float">
            <text:p>7825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2_2004_SPA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ás de 2 ½, hasta 3 horas</text:p>
          </table:table-cell>
          <table:table-cell office:value-type="float" office:value="7826" calcext:value-type="float">
            <text:p>7826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2_2004_SPA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ás de 3 horas</text:p>
          </table:table-cell>
          <table:table-cell office:value-type="float" office:value="7827" calcext:value-type="float">
            <text:p>7827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2_2004_SPA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(No sabe)</text:p>
          </table:table-cell>
          <table:table-cell office:value-type="float" office:value="7828" calcext:value-type="float">
            <text:p>7828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2_2004_SPA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No tengo acceso en casa ni en el trabajo</text:p>
          </table:table-cell>
          <table:table-cell office:value-type="float" office:value="7829" calcext:value-type="float">
            <text:p>7829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string" calcext:value-type="string">
            <text:p>ESS_R02_2004_SPA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Nunca lo utilizo</text:p>
          </table:table-cell>
          <table:table-cell office:value-type="float" office:value="7830" calcext:value-type="float">
            <text:p>783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string" calcext:value-type="string">
            <text:p>ESS_R02_2004_SPA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Menos de una vez al mes</text:p>
          </table:table-cell>
          <table:table-cell office:value-type="float" office:value="7831" calcext:value-type="float">
            <text:p>7831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string" calcext:value-type="string">
            <text:p>ESS_R02_2004_SPA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Una vez al mes</text:p>
          </table:table-cell>
          <table:table-cell office:value-type="float" office:value="7832" calcext:value-type="float">
            <text:p>7832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string" calcext:value-type="string">
            <text:p>ESS_R02_2004_SPA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Varias veces al mes</text:p>
          </table:table-cell>
          <table:table-cell office:value-type="float" office:value="7833" calcext:value-type="float">
            <text:p>7833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string" calcext:value-type="string">
            <text:p>ESS_R02_2004_SPA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Una vez a la semana</text:p>
          </table:table-cell>
          <table:table-cell office:value-type="float" office:value="7834" calcext:value-type="float">
            <text:p>7834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string" calcext:value-type="string">
            <text:p>ESS_R02_2004_SPA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Varias veces a la semana</text:p>
          </table:table-cell>
          <table:table-cell office:value-type="float" office:value="7835" calcext:value-type="float">
            <text:p>7835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string" calcext:value-type="string">
            <text:p>ESS_R02_2004_SPA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Todos los días</text:p>
          </table:table-cell>
          <table:table-cell office:value-type="float" office:value="7836" calcext:value-type="float">
            <text:p>7836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string" calcext:value-type="string">
            <text:p>ESS_R02_2004_SPA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(No sabe)</text:p>
          </table:table-cell>
          <table:table-cell office:value-type="float" office:value="7837" calcext:value-type="float">
            <text:p>7837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string" calcext:value-type="string">
            <text:p>ESS_R02_2004_SPA_ES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Nunca se es lo bastante prudente</text:p>
          </table:table-cell>
          <table:table-cell office:value-type="float" office:value="7838" calcext:value-type="float">
            <text:p>7838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ESS_R02_2004_SPA_ES_7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office:value-type="float" office:value="7839" calcext:value-type="float">
            <text:p>7839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ESS_R02_2004_SPA_ES_7</text:p>
          </table:table-cell>
          <table:table-cell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7840" calcext:value-type="float">
            <text:p>7840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ESS_R02_2004_SPA_ES_7</text:p>
          </table:table-cell>
          <table:table-cell office:value-type="string" calcext:value-type="string">
            <text:p>A8</text:p>
          </table:table-cell>
          <table:table-cell office:value-type="float" office:value="3" calcext:value-type="float">
            <text:p>3</text:p>
          </table:table-cell>
          <table:table-cell office:value-type="float" office:value="7841" calcext:value-type="float">
            <text:p>7841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ESS_R02_2004_SPA_ES_7</text:p>
          </table:table-cell>
          <table:table-cell office:value-type="string" calcext:value-type="string">
            <text:p>A8</text:p>
          </table:table-cell>
          <table:table-cell office:value-type="float" office:value="4" calcext:value-type="float">
            <text:p>4</text:p>
          </table:table-cell>
          <table:table-cell office:value-type="float" office:value="7842" calcext:value-type="float">
            <text:p>7842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ESS_R02_2004_SPA_ES_7</text:p>
          </table:table-cell>
          <table:table-cell office:value-type="string" calcext:value-type="string">
            <text:p>A8</text:p>
          </table:table-cell>
          <table:table-cell office:value-type="float" office:value="5" calcext:value-type="float">
            <text:p>5</text:p>
          </table:table-cell>
          <table:table-cell office:value-type="float" office:value="7843" calcext:value-type="float">
            <text:p>7843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ESS_R02_2004_SPA_ES_7</text:p>
          </table:table-cell>
          <table:table-cell office:value-type="string" calcext:value-type="string">
            <text:p>A8</text:p>
          </table:table-cell>
          <table:table-cell office:value-type="float" office:value="6" calcext:value-type="float">
            <text:p>6</text:p>
          </table:table-cell>
          <table:table-cell office:value-type="float" office:value="7844" calcext:value-type="float">
            <text:p>7844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ESS_R02_2004_SPA_ES_7</text:p>
          </table:table-cell>
          <table:table-cell office:value-type="string" calcext:value-type="string">
            <text:p>A8</text:p>
          </table:table-cell>
          <table:table-cell office:value-type="float" office:value="7" calcext:value-type="float">
            <text:p>7</text:p>
          </table:table-cell>
          <table:table-cell office:value-type="float" office:value="7845" calcext:value-type="float">
            <text:p>7845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ESS_R02_2004_SPA_ES_7</text:p>
          </table:table-cell>
          <table:table-cell office:value-type="string" calcext:value-type="string">
            <text:p>A8</text:p>
          </table:table-cell>
          <table:table-cell office:value-type="float" office:value="8" calcext:value-type="float">
            <text:p>8</text:p>
          </table:table-cell>
          <table:table-cell office:value-type="float" office:value="7846" calcext:value-type="float">
            <text:p>7846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ESS_R02_2004_SPA_ES_7</text:p>
          </table:table-cell>
          <table:table-cell office:value-type="string" calcext:value-type="string">
            <text:p>A8</text:p>
          </table:table-cell>
          <table:table-cell office:value-type="float" office:value="9" calcext:value-type="float">
            <text:p>9</text:p>
          </table:table-cell>
          <table:table-cell office:value-type="float" office:value="7847" calcext:value-type="float">
            <text:p>7847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ESS_R02_2004_SPA_ES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Se puede confiar en la mayoría de la gente</text:p>
          </table:table-cell>
          <table:table-cell office:value-type="float" office:value="7848" calcext:value-type="float">
            <text:p>7848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ESS_R02_2004_SPA_ES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(No sabe)</text:p>
          </table:table-cell>
          <table:table-cell office:value-type="float" office:value="7849" calcext:value-type="float">
            <text:p>7849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ESS_R02_2004_SPA_ES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La mayoría de la gente intentaría aprovecharse de mí</text:p>
          </table:table-cell>
          <table:table-cell office:value-type="float" office:value="7850" calcext:value-type="float">
            <text:p>7850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ESS_R02_2004_SPA_ES_8</text:p>
          </table:table-cell>
          <table:table-cell office:value-type="string" calcext:value-type="string">
            <text:p>A9</text:p>
          </table:table-cell>
          <table:table-cell office:value-type="float" office:value="1" calcext:value-type="float">
            <text:p>1</text:p>
          </table:table-cell>
          <table:table-cell office:value-type="float" office:value="7851" calcext:value-type="float">
            <text:p>7851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ESS_R02_2004_SPA_ES_8</text:p>
          </table:table-cell>
          <table:table-cell office:value-type="string" calcext:value-type="string">
            <text:p>A9</text:p>
          </table:table-cell>
          <table:table-cell office:value-type="float" office:value="2" calcext:value-type="float">
            <text:p>2</text:p>
          </table:table-cell>
          <table:table-cell office:value-type="float" office:value="7852" calcext:value-type="float">
            <text:p>7852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ESS_R02_2004_SPA_ES_8</text:p>
          </table:table-cell>
          <table:table-cell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7853" calcext:value-type="float">
            <text:p>7853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ESS_R02_2004_SPA_ES_8</text:p>
          </table:table-cell>
          <table:table-cell office:value-type="string" calcext:value-type="string">
            <text:p>A9</text:p>
          </table:table-cell>
          <table:table-cell office:value-type="float" office:value="4" calcext:value-type="float">
            <text:p>4</text:p>
          </table:table-cell>
          <table:table-cell office:value-type="float" office:value="7854" calcext:value-type="float">
            <text:p>7854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ESS_R02_2004_SPA_ES_8</text:p>
          </table:table-cell>
          <table:table-cell office:value-type="string" calcext:value-type="string">
            <text:p>A9</text:p>
          </table:table-cell>
          <table:table-cell office:value-type="float" office:value="5" calcext:value-type="float">
            <text:p>5</text:p>
          </table:table-cell>
          <table:table-cell office:value-type="float" office:value="7855" calcext:value-type="float">
            <text:p>7855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ESS_R02_2004_SPA_ES_8</text:p>
          </table:table-cell>
          <table:table-cell office:value-type="string" calcext:value-type="string">
            <text:p>A9</text:p>
          </table:table-cell>
          <table:table-cell office:value-type="float" office:value="6" calcext:value-type="float">
            <text:p>6</text:p>
          </table:table-cell>
          <table:table-cell office:value-type="float" office:value="7856" calcext:value-type="float">
            <text:p>7856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ESS_R02_2004_SPA_ES_8</text:p>
          </table:table-cell>
          <table:table-cell office:value-type="string" calcext:value-type="string">
            <text:p>A9</text:p>
          </table:table-cell>
          <table:table-cell office:value-type="float" office:value="7" calcext:value-type="float">
            <text:p>7</text:p>
          </table:table-cell>
          <table:table-cell office:value-type="float" office:value="7857" calcext:value-type="float">
            <text:p>7857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ESS_R02_2004_SPA_ES_8</text:p>
          </table:table-cell>
          <table:table-cell office:value-type="string" calcext:value-type="string">
            <text:p>A9</text:p>
          </table:table-cell>
          <table:table-cell office:value-type="float" office:value="8" calcext:value-type="float">
            <text:p>8</text:p>
          </table:table-cell>
          <table:table-cell office:value-type="float" office:value="7858" calcext:value-type="float">
            <text:p>7858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ESS_R02_2004_SPA_ES_8</text:p>
          </table:table-cell>
          <table:table-cell office:value-type="string" calcext:value-type="string">
            <text:p>A9</text:p>
          </table:table-cell>
          <table:table-cell office:value-type="float" office:value="9" calcext:value-type="float">
            <text:p>9</text:p>
          </table:table-cell>
          <table:table-cell office:value-type="float" office:value="7859" calcext:value-type="float">
            <text:p>7859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ESS_R02_2004_SPA_ES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La mayoría de la gente sería honrada conmigo</text:p>
          </table:table-cell>
          <table:table-cell office:value-type="float" office:value="7860" calcext:value-type="float">
            <text:p>7860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ESS_R02_2004_SPA_ES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(No sabe)</text:p>
          </table:table-cell>
          <table:table-cell office:value-type="float" office:value="7861" calcext:value-type="float">
            <text:p>7861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ESS_R02_2004_SPA_ES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La mayoría de las veces la gente mira por sí misma</text:p>
          </table:table-cell>
          <table:table-cell office:value-type="float" office:value="7862" calcext:value-type="float">
            <text:p>7862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ESS_R02_2004_SPA_ES_9</text:p>
          </table:table-cell>
          <table:table-cell office:value-type="string" calcext:value-type="string">
            <text:p>A10</text:p>
          </table:table-cell>
          <table:table-cell office:value-type="float" office:value="1" calcext:value-type="float">
            <text:p>1</text:p>
          </table:table-cell>
          <table:table-cell office:value-type="float" office:value="7863" calcext:value-type="float">
            <text:p>7863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ESS_R02_2004_SPA_ES_9</text:p>
          </table:table-cell>
          <table:table-cell office:value-type="string" calcext:value-type="string">
            <text:p>A10</text:p>
          </table:table-cell>
          <table:table-cell office:value-type="float" office:value="2" calcext:value-type="float">
            <text:p>2</text:p>
          </table:table-cell>
          <table:table-cell office:value-type="float" office:value="7864" calcext:value-type="float">
            <text:p>7864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ESS_R02_2004_SPA_ES_9</text:p>
          </table:table-cell>
          <table:table-cell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7865" calcext:value-type="float">
            <text:p>7865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ESS_R02_2004_SPA_ES_9</text:p>
          </table:table-cell>
          <table:table-cell office:value-type="string" calcext:value-type="string">
            <text:p>A10</text:p>
          </table:table-cell>
          <table:table-cell office:value-type="float" office:value="4" calcext:value-type="float">
            <text:p>4</text:p>
          </table:table-cell>
          <table:table-cell office:value-type="float" office:value="7866" calcext:value-type="float">
            <text:p>7866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ESS_R02_2004_SPA_ES_9</text:p>
          </table:table-cell>
          <table:table-cell office:value-type="string" calcext:value-type="string">
            <text:p>A10</text:p>
          </table:table-cell>
          <table:table-cell office:value-type="float" office:value="5" calcext:value-type="float">
            <text:p>5</text:p>
          </table:table-cell>
          <table:table-cell office:value-type="float" office:value="7867" calcext:value-type="float">
            <text:p>7867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ESS_R02_2004_SPA_ES_9</text:p>
          </table:table-cell>
          <table:table-cell office:value-type="string" calcext:value-type="string">
            <text:p>A10</text:p>
          </table:table-cell>
          <table:table-cell office:value-type="float" office:value="6" calcext:value-type="float">
            <text:p>6</text:p>
          </table:table-cell>
          <table:table-cell office:value-type="float" office:value="7868" calcext:value-type="float">
            <text:p>7868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ESS_R02_2004_SPA_ES_9</text:p>
          </table:table-cell>
          <table:table-cell office:value-type="string" calcext:value-type="string">
            <text:p>A10</text:p>
          </table:table-cell>
          <table:table-cell office:value-type="float" office:value="7" calcext:value-type="float">
            <text:p>7</text:p>
          </table:table-cell>
          <table:table-cell office:value-type="float" office:value="7869" calcext:value-type="float">
            <text:p>7869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ESS_R02_2004_SPA_ES_9</text:p>
          </table:table-cell>
          <table:table-cell office:value-type="string" calcext:value-type="string">
            <text:p>A10</text:p>
          </table:table-cell>
          <table:table-cell office:value-type="float" office:value="8" calcext:value-type="float">
            <text:p>8</text:p>
          </table:table-cell>
          <table:table-cell office:value-type="float" office:value="7870" calcext:value-type="float">
            <text:p>7870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ESS_R02_2004_SPA_ES_9</text:p>
          </table:table-cell>
          <table:table-cell office:value-type="string" calcext:value-type="string">
            <text:p>A10</text:p>
          </table:table-cell>
          <table:table-cell office:value-type="float" office:value="9" calcext:value-type="float">
            <text:p>9</text:p>
          </table:table-cell>
          <table:table-cell office:value-type="float" office:value="7871" calcext:value-type="float">
            <text:p>7871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ESS_R02_2004_SPA_ES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La mayoría de las veces la gente intenta ayudar a los demás</text:p>
          </table:table-cell>
          <table:table-cell office:value-type="float" office:value="7872" calcext:value-type="float">
            <text:p>7872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ESS_R02_2004_SPA_ES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(No sabe)</text:p>
          </table:table-cell>
          <table:table-cell office:value-type="float" office:value="7873" calcext:value-type="float">
            <text:p>7873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ESS_R02_2004_SPA_ES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Mucho</text:p>
          </table:table-cell>
          <table:table-cell office:value-type="float" office:value="7874" calcext:value-type="float">
            <text:p>7874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string" calcext:value-type="string">
            <text:p>ESS_R02_2004_SPA_ES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astante</text:p>
          </table:table-cell>
          <table:table-cell office:value-type="float" office:value="7875" calcext:value-type="float">
            <text:p>7875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string" calcext:value-type="string">
            <text:p>ESS_R02_2004_SPA_ES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Poco</text:p>
          </table:table-cell>
          <table:table-cell office:value-type="float" office:value="7876" calcext:value-type="float">
            <text:p>7876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string" calcext:value-type="string">
            <text:p>ESS_R02_2004_SPA_ES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ada</text:p>
          </table:table-cell>
          <table:table-cell office:value-type="float" office:value="7877" calcext:value-type="float">
            <text:p>7877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string" calcext:value-type="string">
            <text:p>ESS_R02_2004_SPA_ES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(No sabe)</text:p>
          </table:table-cell>
          <table:table-cell office:value-type="float" office:value="7878" calcext:value-type="float">
            <text:p>7878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string" calcext:value-type="string">
            <text:p>ESS_R02_2004_SPA_ES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unca</text:p>
          </table:table-cell>
          <table:table-cell office:value-type="float" office:value="7879" calcext:value-type="float">
            <text:p>7879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ESS_R02_2004_SPA_ES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Pocas veces</text:p>
          </table:table-cell>
          <table:table-cell office:value-type="float" office:value="7880" calcext:value-type="float">
            <text:p>7880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ESS_R02_2004_SPA_ES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 veces</text:p>
          </table:table-cell>
          <table:table-cell office:value-type="float" office:value="7881" calcext:value-type="float">
            <text:p>7881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ESS_R02_2004_SPA_ES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on cierta frecuencia</text:p>
          </table:table-cell>
          <table:table-cell office:value-type="float" office:value="7882" calcext:value-type="float">
            <text:p>7882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ESS_R02_2004_SPA_ES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 menudo</text:p>
          </table:table-cell>
          <table:table-cell office:value-type="float" office:value="7883" calcext:value-type="float">
            <text:p>7883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ESS_R02_2004_SPA_ES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(No sabe)</text:p>
          </table:table-cell>
          <table:table-cell office:value-type="float" office:value="7884" calcext:value-type="float">
            <text:p>7884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ESS_R02_2004_SPA_ES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Muy difícil</text:p>
          </table:table-cell>
          <table:table-cell office:value-type="float" office:value="7885" calcext:value-type="float">
            <text:p>7885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ESS_R02_2004_SPA_ES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Difícil</text:p>
          </table:table-cell>
          <table:table-cell office:value-type="float" office:value="7886" calcext:value-type="float">
            <text:p>7886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ESS_R02_2004_SPA_ES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i difícil ni fácil</text:p>
          </table:table-cell>
          <table:table-cell office:value-type="float" office:value="7887" calcext:value-type="float">
            <text:p>7887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ESS_R02_2004_SPA_ES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Fácil</text:p>
          </table:table-cell>
          <table:table-cell office:value-type="float" office:value="7888" calcext:value-type="float">
            <text:p>7888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ESS_R02_2004_SPA_ES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Muy fácil</text:p>
          </table:table-cell>
          <table:table-cell office:value-type="float" office:value="7889" calcext:value-type="float">
            <text:p>7889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ESS_R02_2004_SPA_ES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(No sabe)</text:p>
          </table:table-cell>
          <table:table-cell office:value-type="float" office:value="7890" calcext:value-type="float">
            <text:p>7890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ESS_R02_2004_SPA_ES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No confío en absoluto</text:p>
          </table:table-cell>
          <table:table-cell office:value-type="float" office:value="7891" calcext:value-type="float">
            <text:p>7891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4</text:p>
          </table:table-cell>
          <table:table-cell office:value-type="string" calcext:value-type="string">
            <text:p>B4</text:p>
          </table:table-cell>
          <table:table-cell office:value-type="float" office:value="1" calcext:value-type="float">
            <text:p>1</text:p>
          </table:table-cell>
          <table:table-cell office:value-type="float" office:value="7892" calcext:value-type="float">
            <text:p>7892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4</text:p>
          </table:table-cell>
          <table:table-cell office:value-type="string" calcext:value-type="string">
            <text:p>B4</text:p>
          </table:table-cell>
          <table:table-cell office:value-type="float" office:value="2" calcext:value-type="float">
            <text:p>2</text:p>
          </table:table-cell>
          <table:table-cell office:value-type="float" office:value="7893" calcext:value-type="float">
            <text:p>7893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4</text:p>
          </table:table-cell>
          <table:table-cell office:value-type="string" calcext:value-type="string">
            <text:p>B4</text:p>
          </table:table-cell>
          <table:table-cell office:value-type="float" office:value="3" calcext:value-type="float">
            <text:p>3</text:p>
          </table:table-cell>
          <table:table-cell office:value-type="float" office:value="7894" calcext:value-type="float">
            <text:p>7894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4</text:p>
          </table:table-cell>
          <table:table-cell office:value-type="string" calcext:value-type="string">
            <text:p>B4</text:p>
          </table:table-cell>
          <table:table-cell office:value-type="float" office:value="4" calcext:value-type="float">
            <text:p>4</text:p>
          </table:table-cell>
          <table:table-cell office:value-type="float" office:value="7895" calcext:value-type="float">
            <text:p>7895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4</text:p>
          </table:table-cell>
          <table:table-cell office:value-type="string" calcext:value-type="string">
            <text:p>B4</text:p>
          </table:table-cell>
          <table:table-cell office:value-type="float" office:value="5" calcext:value-type="float">
            <text:p>5</text:p>
          </table:table-cell>
          <table:table-cell office:value-type="float" office:value="7896" calcext:value-type="float">
            <text:p>7896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4</text:p>
          </table:table-cell>
          <table:table-cell office:value-type="string" calcext:value-type="string">
            <text:p>B4</text:p>
          </table:table-cell>
          <table:table-cell office:value-type="float" office:value="6" calcext:value-type="float">
            <text:p>6</text:p>
          </table:table-cell>
          <table:table-cell office:value-type="float" office:value="7897" calcext:value-type="float">
            <text:p>7897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4</text:p>
          </table:table-cell>
          <table:table-cell office:value-type="string" calcext:value-type="string">
            <text:p>B4</text:p>
          </table:table-cell>
          <table:table-cell office:value-type="float" office:value="7" calcext:value-type="float">
            <text:p>7</text:p>
          </table:table-cell>
          <table:table-cell office:value-type="float" office:value="7898" calcext:value-type="float">
            <text:p>7898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4</text:p>
          </table:table-cell>
          <table:table-cell office:value-type="string" calcext:value-type="string">
            <text:p>B4</text:p>
          </table:table-cell>
          <table:table-cell office:value-type="float" office:value="8" calcext:value-type="float">
            <text:p>8</text:p>
          </table:table-cell>
          <table:table-cell office:value-type="float" office:value="7899" calcext:value-type="float">
            <text:p>7899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4</text:p>
          </table:table-cell>
          <table:table-cell office:value-type="string" calcext:value-type="string">
            <text:p>B4</text:p>
          </table:table-cell>
          <table:table-cell office:value-type="float" office:value="9" calcext:value-type="float">
            <text:p>9</text:p>
          </table:table-cell>
          <table:table-cell office:value-type="float" office:value="7900" calcext:value-type="float">
            <text:p>7900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Confío plenamente</text:p>
          </table:table-cell>
          <table:table-cell office:value-type="float" office:value="7901" calcext:value-type="float">
            <text:p>7901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(No sabe)</text:p>
          </table:table-cell>
          <table:table-cell office:value-type="float" office:value="7902" calcext:value-type="float">
            <text:p>7902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No confío en absoluto</text:p>
          </table:table-cell>
          <table:table-cell office:value-type="float" office:value="7891" calcext:value-type="float">
            <text:p>7891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5</text:p>
          </table:table-cell>
          <table:table-cell office:value-type="string" calcext:value-type="string">
            <text:p>B5</text:p>
          </table:table-cell>
          <table:table-cell office:value-type="float" office:value="1" calcext:value-type="float">
            <text:p>1</text:p>
          </table:table-cell>
          <table:table-cell office:value-type="float" office:value="7892" calcext:value-type="float">
            <text:p>7892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5</text:p>
          </table:table-cell>
          <table:table-cell office:value-type="string" calcext:value-type="string">
            <text:p>B5</text:p>
          </table:table-cell>
          <table:table-cell office:value-type="float" office:value="2" calcext:value-type="float">
            <text:p>2</text:p>
          </table:table-cell>
          <table:table-cell office:value-type="float" office:value="7893" calcext:value-type="float">
            <text:p>7893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5</text:p>
          </table:table-cell>
          <table:table-cell office:value-type="string" calcext:value-type="string">
            <text:p>B5</text:p>
          </table:table-cell>
          <table:table-cell office:value-type="float" office:value="3" calcext:value-type="float">
            <text:p>3</text:p>
          </table:table-cell>
          <table:table-cell office:value-type="float" office:value="7894" calcext:value-type="float">
            <text:p>7894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5</text:p>
          </table:table-cell>
          <table:table-cell office:value-type="string" calcext:value-type="string">
            <text:p>B5</text:p>
          </table:table-cell>
          <table:table-cell office:value-type="float" office:value="4" calcext:value-type="float">
            <text:p>4</text:p>
          </table:table-cell>
          <table:table-cell office:value-type="float" office:value="7895" calcext:value-type="float">
            <text:p>7895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5</text:p>
          </table:table-cell>
          <table:table-cell office:value-type="string" calcext:value-type="string">
            <text:p>B5</text:p>
          </table:table-cell>
          <table:table-cell office:value-type="float" office:value="5" calcext:value-type="float">
            <text:p>5</text:p>
          </table:table-cell>
          <table:table-cell office:value-type="float" office:value="7896" calcext:value-type="float">
            <text:p>7896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5</text:p>
          </table:table-cell>
          <table:table-cell office:value-type="string" calcext:value-type="string">
            <text:p>B5</text:p>
          </table:table-cell>
          <table:table-cell office:value-type="float" office:value="6" calcext:value-type="float">
            <text:p>6</text:p>
          </table:table-cell>
          <table:table-cell office:value-type="float" office:value="7897" calcext:value-type="float">
            <text:p>7897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5</text:p>
          </table:table-cell>
          <table:table-cell office:value-type="string" calcext:value-type="string">
            <text:p>B5</text:p>
          </table:table-cell>
          <table:table-cell office:value-type="float" office:value="7" calcext:value-type="float">
            <text:p>7</text:p>
          </table:table-cell>
          <table:table-cell office:value-type="float" office:value="7898" calcext:value-type="float">
            <text:p>7898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5</text:p>
          </table:table-cell>
          <table:table-cell office:value-type="string" calcext:value-type="string">
            <text:p>B5</text:p>
          </table:table-cell>
          <table:table-cell office:value-type="float" office:value="8" calcext:value-type="float">
            <text:p>8</text:p>
          </table:table-cell>
          <table:table-cell office:value-type="float" office:value="7899" calcext:value-type="float">
            <text:p>7899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5</text:p>
          </table:table-cell>
          <table:table-cell office:value-type="string" calcext:value-type="string">
            <text:p>B5</text:p>
          </table:table-cell>
          <table:table-cell office:value-type="float" office:value="9" calcext:value-type="float">
            <text:p>9</text:p>
          </table:table-cell>
          <table:table-cell office:value-type="float" office:value="7900" calcext:value-type="float">
            <text:p>7900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Confío plenamente</text:p>
          </table:table-cell>
          <table:table-cell office:value-type="float" office:value="7901" calcext:value-type="float">
            <text:p>7901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(No sabe)</text:p>
          </table:table-cell>
          <table:table-cell office:value-type="float" office:value="7902" calcext:value-type="float">
            <text:p>7902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<text:s/>No confío en absoluto</text:p>
          </table:table-cell>
          <table:table-cell office:value-type="float" office:value="7891" calcext:value-type="float">
            <text:p>7891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6</text:p>
          </table:table-cell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float" office:value="7892" calcext:value-type="float">
            <text:p>7892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6</text:p>
          </table:table-cell>
          <table:table-cell office:value-type="string" calcext:value-type="string">
            <text:p>B6</text:p>
          </table:table-cell>
          <table:table-cell office:value-type="float" office:value="2" calcext:value-type="float">
            <text:p>2</text:p>
          </table:table-cell>
          <table:table-cell office:value-type="float" office:value="7893" calcext:value-type="float">
            <text:p>7893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6</text:p>
          </table:table-cell>
          <table:table-cell office:value-type="string" calcext:value-type="string">
            <text:p>B6</text:p>
          </table:table-cell>
          <table:table-cell office:value-type="float" office:value="3" calcext:value-type="float">
            <text:p>3</text:p>
          </table:table-cell>
          <table:table-cell office:value-type="float" office:value="7894" calcext:value-type="float">
            <text:p>7894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6</text:p>
          </table:table-cell>
          <table:table-cell office:value-type="string" calcext:value-type="string">
            <text:p>B6</text:p>
          </table:table-cell>
          <table:table-cell office:value-type="float" office:value="4" calcext:value-type="float">
            <text:p>4</text:p>
          </table:table-cell>
          <table:table-cell office:value-type="float" office:value="7895" calcext:value-type="float">
            <text:p>7895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6</text:p>
          </table:table-cell>
          <table:table-cell office:value-type="string" calcext:value-type="string">
            <text:p>B6</text:p>
          </table:table-cell>
          <table:table-cell office:value-type="float" office:value="5" calcext:value-type="float">
            <text:p>5</text:p>
          </table:table-cell>
          <table:table-cell office:value-type="float" office:value="7896" calcext:value-type="float">
            <text:p>7896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6</text:p>
          </table:table-cell>
          <table:table-cell office:value-type="string" calcext:value-type="string">
            <text:p>B6</text:p>
          </table:table-cell>
          <table:table-cell office:value-type="float" office:value="6" calcext:value-type="float">
            <text:p>6</text:p>
          </table:table-cell>
          <table:table-cell office:value-type="float" office:value="7897" calcext:value-type="float">
            <text:p>7897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6</text:p>
          </table:table-cell>
          <table:table-cell office:value-type="string" calcext:value-type="string">
            <text:p>B6</text:p>
          </table:table-cell>
          <table:table-cell office:value-type="float" office:value="7" calcext:value-type="float">
            <text:p>7</text:p>
          </table:table-cell>
          <table:table-cell office:value-type="float" office:value="7898" calcext:value-type="float">
            <text:p>7898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6</text:p>
          </table:table-cell>
          <table:table-cell office:value-type="string" calcext:value-type="string">
            <text:p>B6</text:p>
          </table:table-cell>
          <table:table-cell office:value-type="float" office:value="8" calcext:value-type="float">
            <text:p>8</text:p>
          </table:table-cell>
          <table:table-cell office:value-type="float" office:value="7899" calcext:value-type="float">
            <text:p>7899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6</text:p>
          </table:table-cell>
          <table:table-cell office:value-type="string" calcext:value-type="string">
            <text:p>B6</text:p>
          </table:table-cell>
          <table:table-cell office:value-type="float" office:value="9" calcext:value-type="float">
            <text:p>9</text:p>
          </table:table-cell>
          <table:table-cell office:value-type="float" office:value="7900" calcext:value-type="float">
            <text:p>7900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<text:s/>Confío plenamente</text:p>
          </table:table-cell>
          <table:table-cell office:value-type="float" office:value="7901" calcext:value-type="float">
            <text:p>7901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(No sabe)</text:p>
          </table:table-cell>
          <table:table-cell office:value-type="float" office:value="7902" calcext:value-type="float">
            <text:p>7902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No confío en absoluto</text:p>
          </table:table-cell>
          <table:table-cell office:value-type="float" office:value="7891" calcext:value-type="float">
            <text:p>7891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7</text:p>
          </table:table-cell>
          <table:table-cell office:value-type="string" calcext:value-type="string">
            <text:p>B7</text:p>
          </table:table-cell>
          <table:table-cell office:value-type="float" office:value="1" calcext:value-type="float">
            <text:p>1</text:p>
          </table:table-cell>
          <table:table-cell office:value-type="float" office:value="7892" calcext:value-type="float">
            <text:p>7892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7</text:p>
          </table:table-cell>
          <table:table-cell office:value-type="string" calcext:value-type="string">
            <text:p>B7</text:p>
          </table:table-cell>
          <table:table-cell office:value-type="float" office:value="2" calcext:value-type="float">
            <text:p>2</text:p>
          </table:table-cell>
          <table:table-cell office:value-type="float" office:value="7893" calcext:value-type="float">
            <text:p>7893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7</text:p>
          </table:table-cell>
          <table:table-cell office:value-type="string" calcext:value-type="string">
            <text:p>B7</text:p>
          </table:table-cell>
          <table:table-cell office:value-type="float" office:value="3" calcext:value-type="float">
            <text:p>3</text:p>
          </table:table-cell>
          <table:table-cell office:value-type="float" office:value="7894" calcext:value-type="float">
            <text:p>7894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7</text:p>
          </table:table-cell>
          <table:table-cell office:value-type="string" calcext:value-type="string">
            <text:p>B7</text:p>
          </table:table-cell>
          <table:table-cell office:value-type="float" office:value="4" calcext:value-type="float">
            <text:p>4</text:p>
          </table:table-cell>
          <table:table-cell office:value-type="float" office:value="7895" calcext:value-type="float">
            <text:p>7895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7</text:p>
          </table:table-cell>
          <table:table-cell office:value-type="string" calcext:value-type="string">
            <text:p>B7</text:p>
          </table:table-cell>
          <table:table-cell office:value-type="float" office:value="5" calcext:value-type="float">
            <text:p>5</text:p>
          </table:table-cell>
          <table:table-cell office:value-type="float" office:value="7896" calcext:value-type="float">
            <text:p>7896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7</text:p>
          </table:table-cell>
          <table:table-cell office:value-type="string" calcext:value-type="string">
            <text:p>B7</text:p>
          </table:table-cell>
          <table:table-cell office:value-type="float" office:value="6" calcext:value-type="float">
            <text:p>6</text:p>
          </table:table-cell>
          <table:table-cell office:value-type="float" office:value="7897" calcext:value-type="float">
            <text:p>7897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7</text:p>
          </table:table-cell>
          <table:table-cell office:value-type="string" calcext:value-type="string">
            <text:p>B7</text:p>
          </table:table-cell>
          <table:table-cell office:value-type="float" office:value="7" calcext:value-type="float">
            <text:p>7</text:p>
          </table:table-cell>
          <table:table-cell office:value-type="float" office:value="7898" calcext:value-type="float">
            <text:p>7898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7</text:p>
          </table:table-cell>
          <table:table-cell office:value-type="string" calcext:value-type="string">
            <text:p>B7</text:p>
          </table:table-cell>
          <table:table-cell office:value-type="float" office:value="8" calcext:value-type="float">
            <text:p>8</text:p>
          </table:table-cell>
          <table:table-cell office:value-type="float" office:value="7899" calcext:value-type="float">
            <text:p>7899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7</text:p>
          </table:table-cell>
          <table:table-cell office:value-type="string" calcext:value-type="string">
            <text:p>B7</text:p>
          </table:table-cell>
          <table:table-cell office:value-type="float" office:value="9" calcext:value-type="float">
            <text:p>9</text:p>
          </table:table-cell>
          <table:table-cell office:value-type="float" office:value="7900" calcext:value-type="float">
            <text:p>7900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Confío plenamente</text:p>
          </table:table-cell>
          <table:table-cell office:value-type="float" office:value="7901" calcext:value-type="float">
            <text:p>7901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(No sabe)</text:p>
          </table:table-cell>
          <table:table-cell office:value-type="float" office:value="7902" calcext:value-type="float">
            <text:p>7902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No confío en absoluto</text:p>
          </table:table-cell>
          <table:table-cell office:value-type="float" office:value="7891" calcext:value-type="float">
            <text:p>7891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8</text:p>
          </table:table-cell>
          <table:table-cell office:value-type="string" calcext:value-type="string">
            <text:p>B8</text:p>
          </table:table-cell>
          <table:table-cell office:value-type="float" office:value="1" calcext:value-type="float">
            <text:p>1</text:p>
          </table:table-cell>
          <table:table-cell office:value-type="float" office:value="7892" calcext:value-type="float">
            <text:p>7892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8</text:p>
          </table:table-cell>
          <table:table-cell office:value-type="string" calcext:value-type="string">
            <text:p>B8</text:p>
          </table:table-cell>
          <table:table-cell office:value-type="float" office:value="2" calcext:value-type="float">
            <text:p>2</text:p>
          </table:table-cell>
          <table:table-cell office:value-type="float" office:value="7893" calcext:value-type="float">
            <text:p>7893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8</text:p>
          </table:table-cell>
          <table:table-cell office:value-type="string" calcext:value-type="string">
            <text:p>B8</text:p>
          </table:table-cell>
          <table:table-cell office:value-type="float" office:value="3" calcext:value-type="float">
            <text:p>3</text:p>
          </table:table-cell>
          <table:table-cell office:value-type="float" office:value="7894" calcext:value-type="float">
            <text:p>7894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8</text:p>
          </table:table-cell>
          <table:table-cell office:value-type="string" calcext:value-type="string">
            <text:p>B8</text:p>
          </table:table-cell>
          <table:table-cell office:value-type="float" office:value="4" calcext:value-type="float">
            <text:p>4</text:p>
          </table:table-cell>
          <table:table-cell office:value-type="float" office:value="7895" calcext:value-type="float">
            <text:p>7895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8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float" office:value="7896" calcext:value-type="float">
            <text:p>7896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8</text:p>
          </table:table-cell>
          <table:table-cell office:value-type="string" calcext:value-type="string">
            <text:p>B8</text:p>
          </table:table-cell>
          <table:table-cell office:value-type="float" office:value="6" calcext:value-type="float">
            <text:p>6</text:p>
          </table:table-cell>
          <table:table-cell office:value-type="float" office:value="7897" calcext:value-type="float">
            <text:p>7897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8</text:p>
          </table:table-cell>
          <table:table-cell office:value-type="string" calcext:value-type="string">
            <text:p>B8</text:p>
          </table:table-cell>
          <table:table-cell office:value-type="float" office:value="7" calcext:value-type="float">
            <text:p>7</text:p>
          </table:table-cell>
          <table:table-cell office:value-type="float" office:value="7898" calcext:value-type="float">
            <text:p>7898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8</text:p>
          </table:table-cell>
          <table:table-cell office:value-type="string" calcext:value-type="string">
            <text:p>B8</text:p>
          </table:table-cell>
          <table:table-cell office:value-type="float" office:value="8" calcext:value-type="float">
            <text:p>8</text:p>
          </table:table-cell>
          <table:table-cell office:value-type="float" office:value="7899" calcext:value-type="float">
            <text:p>7899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8</text:p>
          </table:table-cell>
          <table:table-cell office:value-type="string" calcext:value-type="string">
            <text:p>B8</text:p>
          </table:table-cell>
          <table:table-cell office:value-type="float" office:value="9" calcext:value-type="float">
            <text:p>9</text:p>
          </table:table-cell>
          <table:table-cell office:value-type="float" office:value="7900" calcext:value-type="float">
            <text:p>7900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Confío plenamente</text:p>
          </table:table-cell>
          <table:table-cell office:value-type="float" office:value="7901" calcext:value-type="float">
            <text:p>7901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(No sabe)</text:p>
          </table:table-cell>
          <table:table-cell office:value-type="float" office:value="7902" calcext:value-type="float">
            <text:p>7902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No confío en absoluto</text:p>
          </table:table-cell>
          <table:table-cell office:value-type="float" office:value="7891" calcext:value-type="float">
            <text:p>7891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9</text:p>
          </table:table-cell>
          <table:table-cell office:value-type="string" calcext:value-type="string">
            <text:p>B9</text:p>
          </table:table-cell>
          <table:table-cell office:value-type="float" office:value="1" calcext:value-type="float">
            <text:p>1</text:p>
          </table:table-cell>
          <table:table-cell office:value-type="float" office:value="7892" calcext:value-type="float">
            <text:p>7892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9</text:p>
          </table:table-cell>
          <table:table-cell office:value-type="string" calcext:value-type="string">
            <text:p>B9</text:p>
          </table:table-cell>
          <table:table-cell office:value-type="float" office:value="2" calcext:value-type="float">
            <text:p>2</text:p>
          </table:table-cell>
          <table:table-cell office:value-type="float" office:value="7893" calcext:value-type="float">
            <text:p>7893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9</text:p>
          </table:table-cell>
          <table:table-cell office:value-type="string" calcext:value-type="string">
            <text:p>B9</text:p>
          </table:table-cell>
          <table:table-cell office:value-type="float" office:value="3" calcext:value-type="float">
            <text:p>3</text:p>
          </table:table-cell>
          <table:table-cell office:value-type="float" office:value="7894" calcext:value-type="float">
            <text:p>7894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9</text:p>
          </table:table-cell>
          <table:table-cell office:value-type="string" calcext:value-type="string">
            <text:p>B9</text:p>
          </table:table-cell>
          <table:table-cell office:value-type="float" office:value="4" calcext:value-type="float">
            <text:p>4</text:p>
          </table:table-cell>
          <table:table-cell office:value-type="float" office:value="7895" calcext:value-type="float">
            <text:p>7895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9</text:p>
          </table:table-cell>
          <table:table-cell office:value-type="string" calcext:value-type="string">
            <text:p>B9</text:p>
          </table:table-cell>
          <table:table-cell office:value-type="float" office:value="5" calcext:value-type="float">
            <text:p>5</text:p>
          </table:table-cell>
          <table:table-cell office:value-type="float" office:value="7896" calcext:value-type="float">
            <text:p>7896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9</text:p>
          </table:table-cell>
          <table:table-cell office:value-type="string" calcext:value-type="string">
            <text:p>B9</text:p>
          </table:table-cell>
          <table:table-cell office:value-type="float" office:value="6" calcext:value-type="float">
            <text:p>6</text:p>
          </table:table-cell>
          <table:table-cell office:value-type="float" office:value="7897" calcext:value-type="float">
            <text:p>7897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9</text:p>
          </table:table-cell>
          <table:table-cell office:value-type="string" calcext:value-type="string">
            <text:p>B9</text:p>
          </table:table-cell>
          <table:table-cell office:value-type="float" office:value="7" calcext:value-type="float">
            <text:p>7</text:p>
          </table:table-cell>
          <table:table-cell office:value-type="float" office:value="7898" calcext:value-type="float">
            <text:p>7898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9</text:p>
          </table:table-cell>
          <table:table-cell office:value-type="string" calcext:value-type="string">
            <text:p>B9</text:p>
          </table:table-cell>
          <table:table-cell office:value-type="float" office:value="8" calcext:value-type="float">
            <text:p>8</text:p>
          </table:table-cell>
          <table:table-cell office:value-type="float" office:value="7899" calcext:value-type="float">
            <text:p>7899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9</text:p>
          </table:table-cell>
          <table:table-cell office:value-type="string" calcext:value-type="string">
            <text:p>B9</text:p>
          </table:table-cell>
          <table:table-cell office:value-type="float" office:value="9" calcext:value-type="float">
            <text:p>9</text:p>
          </table:table-cell>
          <table:table-cell office:value-type="float" office:value="7900" calcext:value-type="float">
            <text:p>7900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Confío plenamente</text:p>
          </table:table-cell>
          <table:table-cell office:value-type="float" office:value="7901" calcext:value-type="float">
            <text:p>7901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(No sabe)</text:p>
          </table:table-cell>
          <table:table-cell office:value-type="float" office:value="7902" calcext:value-type="float">
            <text:p>7902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<text:s/>No confío en absoluto</text:p>
          </table:table-cell>
          <table:table-cell office:value-type="float" office:value="7891" calcext:value-type="float">
            <text:p>7891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20</text:p>
          </table:table-cell>
          <table:table-cell office:value-type="string" calcext:value-type="string">
            <text:p>B10</text:p>
          </table:table-cell>
          <table:table-cell office:value-type="float" office:value="1" calcext:value-type="float">
            <text:p>1</text:p>
          </table:table-cell>
          <table:table-cell office:value-type="float" office:value="7892" calcext:value-type="float">
            <text:p>7892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20</text:p>
          </table:table-cell>
          <table:table-cell office:value-type="string" calcext:value-type="string">
            <text:p>B10</text:p>
          </table:table-cell>
          <table:table-cell office:value-type="float" office:value="2" calcext:value-type="float">
            <text:p>2</text:p>
          </table:table-cell>
          <table:table-cell office:value-type="float" office:value="7893" calcext:value-type="float">
            <text:p>7893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20</text:p>
          </table:table-cell>
          <table:table-cell office:value-type="string" calcext:value-type="string">
            <text:p>B10</text:p>
          </table:table-cell>
          <table:table-cell office:value-type="float" office:value="3" calcext:value-type="float">
            <text:p>3</text:p>
          </table:table-cell>
          <table:table-cell office:value-type="float" office:value="7894" calcext:value-type="float">
            <text:p>7894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20</text:p>
          </table:table-cell>
          <table:table-cell office:value-type="string" calcext:value-type="string">
            <text:p>B10</text:p>
          </table:table-cell>
          <table:table-cell office:value-type="float" office:value="4" calcext:value-type="float">
            <text:p>4</text:p>
          </table:table-cell>
          <table:table-cell office:value-type="float" office:value="7895" calcext:value-type="float">
            <text:p>7895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20</text:p>
          </table:table-cell>
          <table:table-cell office:value-type="string" calcext:value-type="string">
            <text:p>B10</text:p>
          </table:table-cell>
          <table:table-cell office:value-type="float" office:value="5" calcext:value-type="float">
            <text:p>5</text:p>
          </table:table-cell>
          <table:table-cell office:value-type="float" office:value="7896" calcext:value-type="float">
            <text:p>7896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20</text:p>
          </table:table-cell>
          <table:table-cell office:value-type="string" calcext:value-type="string">
            <text:p>B10</text:p>
          </table:table-cell>
          <table:table-cell office:value-type="float" office:value="6" calcext:value-type="float">
            <text:p>6</text:p>
          </table:table-cell>
          <table:table-cell office:value-type="float" office:value="7897" calcext:value-type="float">
            <text:p>7897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20</text:p>
          </table:table-cell>
          <table:table-cell office:value-type="string" calcext:value-type="string">
            <text:p>B10</text:p>
          </table:table-cell>
          <table:table-cell office:value-type="float" office:value="7" calcext:value-type="float">
            <text:p>7</text:p>
          </table:table-cell>
          <table:table-cell office:value-type="float" office:value="7898" calcext:value-type="float">
            <text:p>7898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20</text:p>
          </table:table-cell>
          <table:table-cell office:value-type="string" calcext:value-type="string">
            <text:p>B10</text:p>
          </table:table-cell>
          <table:table-cell office:value-type="float" office:value="8" calcext:value-type="float">
            <text:p>8</text:p>
          </table:table-cell>
          <table:table-cell office:value-type="float" office:value="7899" calcext:value-type="float">
            <text:p>7899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20</text:p>
          </table:table-cell>
          <table:table-cell office:value-type="string" calcext:value-type="string">
            <text:p>B10</text:p>
          </table:table-cell>
          <table:table-cell office:value-type="float" office:value="9" calcext:value-type="float">
            <text:p>9</text:p>
          </table:table-cell>
          <table:table-cell office:value-type="float" office:value="7900" calcext:value-type="float">
            <text:p>7900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<text:s/>Confío plenamente</text:p>
          </table:table-cell>
          <table:table-cell office:value-type="float" office:value="7901" calcext:value-type="float">
            <text:p>7901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(No sabe)</text:p>
          </table:table-cell>
          <table:table-cell office:value-type="float" office:value="7902" calcext:value-type="float">
            <text:p>7902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2_2004_SPA_ES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Sí</text:p>
          </table:table-cell>
          <table:table-cell office:value-type="float" office:value="7903" calcext:value-type="float">
            <text:p>7903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2_2004_SPA_ES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No</text:p>
          </table:table-cell>
          <table:table-cell office:value-type="float" office:value="7904" calcext:value-type="float">
            <text:p>7904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2_2004_SPA_ES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(No sabe)</text:p>
          </table:table-cell>
          <table:table-cell office:value-type="float" office:value="7905" calcext:value-type="float">
            <text:p>7905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2_2004_SPA_ES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Sí</text:p>
          </table:table-cell>
          <table:table-cell office:value-type="float" office:value="7903" calcext:value-type="float">
            <text:p>7903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2_2004_SPA_ES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No</text:p>
          </table:table-cell>
          <table:table-cell office:value-type="float" office:value="7904" calcext:value-type="float">
            <text:p>7904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2_2004_SPA_ES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(No sabe)</text:p>
          </table:table-cell>
          <table:table-cell office:value-type="float" office:value="7905" calcext:value-type="float">
            <text:p>7905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2_2004_SPA_ES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Sí</text:p>
          </table:table-cell>
          <table:table-cell office:value-type="float" office:value="7903" calcext:value-type="float">
            <text:p>7903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2_2004_SPA_ES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No</text:p>
          </table:table-cell>
          <table:table-cell office:value-type="float" office:value="7904" calcext:value-type="float">
            <text:p>7904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2_2004_SPA_ES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(No sabe)</text:p>
          </table:table-cell>
          <table:table-cell office:value-type="float" office:value="7905" calcext:value-type="float">
            <text:p>7905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2_2004_SPA_ES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Sí</text:p>
          </table:table-cell>
          <table:table-cell office:value-type="float" office:value="7903" calcext:value-type="float">
            <text:p>7903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2_2004_SPA_ES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No</text:p>
          </table:table-cell>
          <table:table-cell office:value-type="float" office:value="7904" calcext:value-type="float">
            <text:p>7904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2_2004_SPA_ES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(No sabe)</text:p>
          </table:table-cell>
          <table:table-cell office:value-type="float" office:value="7905" calcext:value-type="float">
            <text:p>7905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2_2004_SPA_ES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Sí</text:p>
          </table:table-cell>
          <table:table-cell office:value-type="float" office:value="7903" calcext:value-type="float">
            <text:p>7903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2_2004_SPA_ES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No</text:p>
          </table:table-cell>
          <table:table-cell office:value-type="float" office:value="7904" calcext:value-type="float">
            <text:p>7904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2_2004_SPA_ES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(No sabe)</text:p>
          </table:table-cell>
          <table:table-cell office:value-type="float" office:value="7905" calcext:value-type="float">
            <text:p>7905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2_2004_SPA_ES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Sí</text:p>
          </table:table-cell>
          <table:table-cell office:value-type="float" office:value="7903" calcext:value-type="float">
            <text:p>7903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2_2004_SPA_ES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No</text:p>
          </table:table-cell>
          <table:table-cell office:value-type="float" office:value="7904" calcext:value-type="float">
            <text:p>7904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2_2004_SPA_ES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(No sabe)</text:p>
          </table:table-cell>
          <table:table-cell office:value-type="float" office:value="7905" calcext:value-type="float">
            <text:p>7905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2_2004_SPA_ES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Sí</text:p>
          </table:table-cell>
          <table:table-cell office:value-type="float" office:value="7903" calcext:value-type="float">
            <text:p>7903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2_2004_SPA_ES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No</text:p>
          </table:table-cell>
          <table:table-cell office:value-type="float" office:value="7904" calcext:value-type="float">
            <text:p>7904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2_2004_SPA_ES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(No sabe)</text:p>
          </table:table-cell>
          <table:table-cell office:value-type="float" office:value="7905" calcext:value-type="float">
            <text:p>7905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2_2004_SPA_ES_30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muy cercano</text:p>
          </table:table-cell>
          <table:table-cell office:value-type="float" office:value="7906" calcext:value-type="float">
            <text:p>7906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ESS_R02_2004_SPA_ES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bastante cercano</text:p>
          </table:table-cell>
          <table:table-cell office:value-type="float" office:value="7907" calcext:value-type="float">
            <text:p>7907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ESS_R02_2004_SPA_ES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poco cercano</text:p>
          </table:table-cell>
          <table:table-cell office:value-type="float" office:value="7908" calcext:value-type="float">
            <text:p>7908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ESS_R02_2004_SPA_ES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nada cercano</text:p>
          </table:table-cell>
          <table:table-cell office:value-type="float" office:value="7909" calcext:value-type="float">
            <text:p>7909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ESS_R02_2004_SPA_ES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(No sabe)</text:p>
          </table:table-cell>
          <table:table-cell office:value-type="float" office:value="7910" calcext:value-type="float">
            <text:p>7910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ESS_R02_2004_SPA_ES_33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<text:s/>Izquierda</text:p>
          </table:table-cell>
          <table:table-cell office:value-type="float" office:value="7911" calcext:value-type="float">
            <text:p>791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SS_R02_2004_SPA_ES_35</text:p>
          </table:table-cell>
          <table:table-cell office:value-type="string" calcext:value-type="string">
            <text:p>B23</text:p>
          </table:table-cell>
          <table:table-cell office:value-type="float" office:value="1" calcext:value-type="float">
            <text:p>1</text:p>
          </table:table-cell>
          <table:table-cell office:value-type="float" office:value="7912" calcext:value-type="float">
            <text:p>791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SS_R02_2004_SPA_ES_35</text:p>
          </table:table-cell>
          <table:table-cell office:value-type="string" calcext:value-type="string">
            <text:p>B23</text:p>
          </table:table-cell>
          <table:table-cell office:value-type="float" office:value="2" calcext:value-type="float">
            <text:p>2</text:p>
          </table:table-cell>
          <table:table-cell office:value-type="float" office:value="7913" calcext:value-type="float">
            <text:p>791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SS_R02_2004_SPA_ES_35</text:p>
          </table:table-cell>
          <table:table-cell office:value-type="string" calcext:value-type="string">
            <text:p>B23</text:p>
          </table:table-cell>
          <table:table-cell office:value-type="float" office:value="3" calcext:value-type="float">
            <text:p>3</text:p>
          </table:table-cell>
          <table:table-cell office:value-type="float" office:value="7914" calcext:value-type="float">
            <text:p>791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SS_R02_2004_SPA_ES_35</text:p>
          </table:table-cell>
          <table:table-cell office:value-type="string" calcext:value-type="string">
            <text:p>B23</text:p>
          </table:table-cell>
          <table:table-cell office:value-type="float" office:value="4" calcext:value-type="float">
            <text:p>4</text:p>
          </table:table-cell>
          <table:table-cell office:value-type="float" office:value="7915" calcext:value-type="float">
            <text:p>791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SS_R02_2004_SPA_ES_35</text:p>
          </table:table-cell>
          <table:table-cell office:value-type="string" calcext:value-type="string">
            <text:p>B23</text:p>
          </table:table-cell>
          <table:table-cell office:value-type="float" office:value="5" calcext:value-type="float">
            <text:p>5</text:p>
          </table:table-cell>
          <table:table-cell office:value-type="float" office:value="7916" calcext:value-type="float">
            <text:p>791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SS_R02_2004_SPA_ES_35</text:p>
          </table:table-cell>
          <table:table-cell office:value-type="string" calcext:value-type="string">
            <text:p>B23</text:p>
          </table:table-cell>
          <table:table-cell office:value-type="float" office:value="6" calcext:value-type="float">
            <text:p>6</text:p>
          </table:table-cell>
          <table:table-cell office:value-type="float" office:value="7917" calcext:value-type="float">
            <text:p>791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SS_R02_2004_SPA_ES_35</text:p>
          </table:table-cell>
          <table:table-cell office:value-type="string" calcext:value-type="string">
            <text:p>B23</text:p>
          </table:table-cell>
          <table:table-cell office:value-type="float" office:value="7" calcext:value-type="float">
            <text:p>7</text:p>
          </table:table-cell>
          <table:table-cell office:value-type="float" office:value="7918" calcext:value-type="float">
            <text:p>791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SS_R02_2004_SPA_ES_35</text:p>
          </table:table-cell>
          <table:table-cell office:value-type="string" calcext:value-type="string">
            <text:p>B23</text:p>
          </table:table-cell>
          <table:table-cell office:value-type="float" office:value="8" calcext:value-type="float">
            <text:p>8</text:p>
          </table:table-cell>
          <table:table-cell office:value-type="float" office:value="7919" calcext:value-type="float">
            <text:p>791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SS_R02_2004_SPA_ES_35</text:p>
          </table:table-cell>
          <table:table-cell office:value-type="string" calcext:value-type="string">
            <text:p>B23</text:p>
          </table:table-cell>
          <table:table-cell office:value-type="float" office:value="9" calcext:value-type="float">
            <text:p>9</text:p>
          </table:table-cell>
          <table:table-cell office:value-type="float" office:value="7920" calcext:value-type="float">
            <text:p>792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SS_R02_2004_SPA_ES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<text:s/>Derecha</text:p>
          </table:table-cell>
          <table:table-cell office:value-type="float" office:value="7921" calcext:value-type="float">
            <text:p>792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SS_R02_2004_SPA_ES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(No sabe)</text:p>
          </table:table-cell>
          <table:table-cell office:value-type="float" office:value="7922" calcext:value-type="float">
            <text:p>792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SS_R02_2004_SPA_ES_36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<text:s/>Completamente insatisfecho</text:p>
          </table:table-cell>
          <table:table-cell office:value-type="float" office:value="7923" calcext:value-type="float">
            <text:p>7923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2_2004_SPA_ES_36</text:p>
          </table:table-cell>
          <table:table-cell office:value-type="string" calcext:value-type="string">
            <text:p>B24</text:p>
          </table:table-cell>
          <table:table-cell office:value-type="float" office:value="1" calcext:value-type="float">
            <text:p>1</text:p>
          </table:table-cell>
          <table:table-cell office:value-type="float" office:value="7924" calcext:value-type="float">
            <text:p>7924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2_2004_SPA_ES_36</text:p>
          </table:table-cell>
          <table:table-cell office:value-type="string" calcext:value-type="string">
            <text:p>B24</text:p>
          </table:table-cell>
          <table:table-cell office:value-type="float" office:value="2" calcext:value-type="float">
            <text:p>2</text:p>
          </table:table-cell>
          <table:table-cell office:value-type="float" office:value="7925" calcext:value-type="float">
            <text:p>7925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2_2004_SPA_ES_36</text:p>
          </table:table-cell>
          <table:table-cell office:value-type="string" calcext:value-type="string">
            <text:p>B24</text:p>
          </table:table-cell>
          <table:table-cell office:value-type="float" office:value="3" calcext:value-type="float">
            <text:p>3</text:p>
          </table:table-cell>
          <table:table-cell office:value-type="float" office:value="7926" calcext:value-type="float">
            <text:p>7926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2_2004_SPA_ES_36</text:p>
          </table:table-cell>
          <table:table-cell office:value-type="string" calcext:value-type="string">
            <text:p>B24</text:p>
          </table:table-cell>
          <table:table-cell office:value-type="float" office:value="4" calcext:value-type="float">
            <text:p>4</text:p>
          </table:table-cell>
          <table:table-cell office:value-type="float" office:value="7927" calcext:value-type="float">
            <text:p>7927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2_2004_SPA_ES_36</text:p>
          </table:table-cell>
          <table:table-cell office:value-type="string" calcext:value-type="string">
            <text:p>B24</text:p>
          </table:table-cell>
          <table:table-cell office:value-type="float" office:value="5" calcext:value-type="float">
            <text:p>5</text:p>
          </table:table-cell>
          <table:table-cell office:value-type="float" office:value="7928" calcext:value-type="float">
            <text:p>7928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2_2004_SPA_ES_36</text:p>
          </table:table-cell>
          <table:table-cell office:value-type="string" calcext:value-type="string">
            <text:p>B24</text:p>
          </table:table-cell>
          <table:table-cell office:value-type="float" office:value="6" calcext:value-type="float">
            <text:p>6</text:p>
          </table:table-cell>
          <table:table-cell office:value-type="float" office:value="7929" calcext:value-type="float">
            <text:p>7929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2_2004_SPA_ES_36</text:p>
          </table:table-cell>
          <table:table-cell office:value-type="string" calcext:value-type="string">
            <text:p>B24</text:p>
          </table:table-cell>
          <table:table-cell office:value-type="float" office:value="7" calcext:value-type="float">
            <text:p>7</text:p>
          </table:table-cell>
          <table:table-cell office:value-type="float" office:value="7930" calcext:value-type="float">
            <text:p>7930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2_2004_SPA_ES_36</text:p>
          </table:table-cell>
          <table:table-cell office:value-type="string" calcext:value-type="string">
            <text:p>B24</text:p>
          </table:table-cell>
          <table:table-cell office:value-type="float" office:value="8" calcext:value-type="float">
            <text:p>8</text:p>
          </table:table-cell>
          <table:table-cell office:value-type="float" office:value="7931" calcext:value-type="float">
            <text:p>7931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2_2004_SPA_ES_36</text:p>
          </table:table-cell>
          <table:table-cell office:value-type="string" calcext:value-type="string">
            <text:p>B24</text:p>
          </table:table-cell>
          <table:table-cell office:value-type="float" office:value="9" calcext:value-type="float">
            <text:p>9</text:p>
          </table:table-cell>
          <table:table-cell office:value-type="float" office:value="7932" calcext:value-type="float">
            <text:p>7932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2_2004_SPA_ES_36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<text:s/>Completamente satisfecho</text:p>
          </table:table-cell>
          <table:table-cell office:value-type="float" office:value="7933" calcext:value-type="float">
            <text:p>7933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2_2004_SPA_ES_36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(No sabe)</text:p>
          </table:table-cell>
          <table:table-cell office:value-type="float" office:value="7934" calcext:value-type="float">
            <text:p>7934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2_2004_SPA_ES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Completamente insatisfecho</text:p>
          </table:table-cell>
          <table:table-cell office:value-type="float" office:value="7923" calcext:value-type="float">
            <text:p>7923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2_2004_SPA_ES_37</text:p>
          </table:table-cell>
          <table:table-cell office:value-type="string" calcext:value-type="string">
            <text:p>B25</text:p>
          </table:table-cell>
          <table:table-cell office:value-type="float" office:value="1" calcext:value-type="float">
            <text:p>1</text:p>
          </table:table-cell>
          <table:table-cell office:value-type="float" office:value="7924" calcext:value-type="float">
            <text:p>7924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2_2004_SPA_ES_37</text:p>
          </table:table-cell>
          <table:table-cell office:value-type="string" calcext:value-type="string">
            <text:p>B25</text:p>
          </table:table-cell>
          <table:table-cell office:value-type="float" office:value="2" calcext:value-type="float">
            <text:p>2</text:p>
          </table:table-cell>
          <table:table-cell office:value-type="float" office:value="7925" calcext:value-type="float">
            <text:p>7925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2_2004_SPA_ES_37</text:p>
          </table:table-cell>
          <table:table-cell office:value-type="string" calcext:value-type="string">
            <text:p>B25</text:p>
          </table:table-cell>
          <table:table-cell office:value-type="float" office:value="3" calcext:value-type="float">
            <text:p>3</text:p>
          </table:table-cell>
          <table:table-cell office:value-type="float" office:value="7926" calcext:value-type="float">
            <text:p>7926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2_2004_SPA_ES_37</text:p>
          </table:table-cell>
          <table:table-cell office:value-type="string" calcext:value-type="string">
            <text:p>B25</text:p>
          </table:table-cell>
          <table:table-cell office:value-type="float" office:value="4" calcext:value-type="float">
            <text:p>4</text:p>
          </table:table-cell>
          <table:table-cell office:value-type="float" office:value="7927" calcext:value-type="float">
            <text:p>7927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2_2004_SPA_ES_37</text:p>
          </table:table-cell>
          <table:table-cell office:value-type="string" calcext:value-type="string">
            <text:p>B25</text:p>
          </table:table-cell>
          <table:table-cell office:value-type="float" office:value="5" calcext:value-type="float">
            <text:p>5</text:p>
          </table:table-cell>
          <table:table-cell office:value-type="float" office:value="7928" calcext:value-type="float">
            <text:p>7928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2_2004_SPA_ES_37</text:p>
          </table:table-cell>
          <table:table-cell office:value-type="string" calcext:value-type="string">
            <text:p>B25</text:p>
          </table:table-cell>
          <table:table-cell office:value-type="float" office:value="6" calcext:value-type="float">
            <text:p>6</text:p>
          </table:table-cell>
          <table:table-cell office:value-type="float" office:value="7929" calcext:value-type="float">
            <text:p>7929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2_2004_SPA_ES_37</text:p>
          </table:table-cell>
          <table:table-cell office:value-type="string" calcext:value-type="string">
            <text:p>B25</text:p>
          </table:table-cell>
          <table:table-cell office:value-type="float" office:value="7" calcext:value-type="float">
            <text:p>7</text:p>
          </table:table-cell>
          <table:table-cell office:value-type="float" office:value="7930" calcext:value-type="float">
            <text:p>7930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2_2004_SPA_ES_37</text:p>
          </table:table-cell>
          <table:table-cell office:value-type="string" calcext:value-type="string">
            <text:p>B25</text:p>
          </table:table-cell>
          <table:table-cell office:value-type="float" office:value="8" calcext:value-type="float">
            <text:p>8</text:p>
          </table:table-cell>
          <table:table-cell office:value-type="float" office:value="7931" calcext:value-type="float">
            <text:p>7931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2_2004_SPA_ES_37</text:p>
          </table:table-cell>
          <table:table-cell office:value-type="string" calcext:value-type="string">
            <text:p>B25</text:p>
          </table:table-cell>
          <table:table-cell office:value-type="float" office:value="9" calcext:value-type="float">
            <text:p>9</text:p>
          </table:table-cell>
          <table:table-cell office:value-type="float" office:value="7932" calcext:value-type="float">
            <text:p>7932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2_2004_SPA_ES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Completamente satisfecho</text:p>
          </table:table-cell>
          <table:table-cell office:value-type="float" office:value="7933" calcext:value-type="float">
            <text:p>7933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2_2004_SPA_ES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(No sabe)</text:p>
          </table:table-cell>
          <table:table-cell office:value-type="float" office:value="7934" calcext:value-type="float">
            <text:p>7934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2_2004_SPA_ES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Completamente insatisfecho</text:p>
          </table:table-cell>
          <table:table-cell office:value-type="float" office:value="7923" calcext:value-type="float">
            <text:p>7923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2_2004_SPA_ES_38</text:p>
          </table:table-cell>
          <table:table-cell office:value-type="string" calcext:value-type="string">
            <text:p>B26</text:p>
          </table:table-cell>
          <table:table-cell office:value-type="float" office:value="1" calcext:value-type="float">
            <text:p>1</text:p>
          </table:table-cell>
          <table:table-cell office:value-type="float" office:value="7924" calcext:value-type="float">
            <text:p>7924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2_2004_SPA_ES_38</text:p>
          </table:table-cell>
          <table:table-cell office:value-type="string" calcext:value-type="string">
            <text:p>B26</text:p>
          </table:table-cell>
          <table:table-cell office:value-type="float" office:value="2" calcext:value-type="float">
            <text:p>2</text:p>
          </table:table-cell>
          <table:table-cell office:value-type="float" office:value="7925" calcext:value-type="float">
            <text:p>7925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2_2004_SPA_ES_38</text:p>
          </table:table-cell>
          <table:table-cell office:value-type="string" calcext:value-type="string">
            <text:p>B26</text:p>
          </table:table-cell>
          <table:table-cell office:value-type="float" office:value="3" calcext:value-type="float">
            <text:p>3</text:p>
          </table:table-cell>
          <table:table-cell office:value-type="float" office:value="7926" calcext:value-type="float">
            <text:p>7926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2_2004_SPA_ES_38</text:p>
          </table:table-cell>
          <table:table-cell office:value-type="string" calcext:value-type="string">
            <text:p>B26</text:p>
          </table:table-cell>
          <table:table-cell office:value-type="float" office:value="4" calcext:value-type="float">
            <text:p>4</text:p>
          </table:table-cell>
          <table:table-cell office:value-type="float" office:value="7927" calcext:value-type="float">
            <text:p>7927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2_2004_SPA_ES_38</text:p>
          </table:table-cell>
          <table:table-cell office:value-type="string" calcext:value-type="string">
            <text:p>B26</text:p>
          </table:table-cell>
          <table:table-cell office:value-type="float" office:value="5" calcext:value-type="float">
            <text:p>5</text:p>
          </table:table-cell>
          <table:table-cell office:value-type="float" office:value="7928" calcext:value-type="float">
            <text:p>7928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2_2004_SPA_ES_38</text:p>
          </table:table-cell>
          <table:table-cell office:value-type="string" calcext:value-type="string">
            <text:p>B26</text:p>
          </table:table-cell>
          <table:table-cell office:value-type="float" office:value="6" calcext:value-type="float">
            <text:p>6</text:p>
          </table:table-cell>
          <table:table-cell office:value-type="float" office:value="7929" calcext:value-type="float">
            <text:p>7929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2_2004_SPA_ES_38</text:p>
          </table:table-cell>
          <table:table-cell office:value-type="string" calcext:value-type="string">
            <text:p>B26</text:p>
          </table:table-cell>
          <table:table-cell office:value-type="float" office:value="7" calcext:value-type="float">
            <text:p>7</text:p>
          </table:table-cell>
          <table:table-cell office:value-type="float" office:value="7930" calcext:value-type="float">
            <text:p>7930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2_2004_SPA_ES_38</text:p>
          </table:table-cell>
          <table:table-cell office:value-type="string" calcext:value-type="string">
            <text:p>B26</text:p>
          </table:table-cell>
          <table:table-cell office:value-type="float" office:value="8" calcext:value-type="float">
            <text:p>8</text:p>
          </table:table-cell>
          <table:table-cell office:value-type="float" office:value="7931" calcext:value-type="float">
            <text:p>7931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2_2004_SPA_ES_38</text:p>
          </table:table-cell>
          <table:table-cell office:value-type="string" calcext:value-type="string">
            <text:p>B26</text:p>
          </table:table-cell>
          <table:table-cell office:value-type="float" office:value="9" calcext:value-type="float">
            <text:p>9</text:p>
          </table:table-cell>
          <table:table-cell office:value-type="float" office:value="7932" calcext:value-type="float">
            <text:p>7932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2_2004_SPA_ES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Completamente satisfecho</text:p>
          </table:table-cell>
          <table:table-cell office:value-type="float" office:value="7933" calcext:value-type="float">
            <text:p>7933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2_2004_SPA_ES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(No sabe)</text:p>
          </table:table-cell>
          <table:table-cell office:value-type="float" office:value="7934" calcext:value-type="float">
            <text:p>7934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2_2004_SPA_ES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Completamente insatisfecho</text:p>
          </table:table-cell>
          <table:table-cell office:value-type="float" office:value="7923" calcext:value-type="float">
            <text:p>7923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2_2004_SPA_ES_39</text:p>
          </table:table-cell>
          <table:table-cell office:value-type="string" calcext:value-type="string">
            <text:p>B27</text:p>
          </table:table-cell>
          <table:table-cell office:value-type="float" office:value="1" calcext:value-type="float">
            <text:p>1</text:p>
          </table:table-cell>
          <table:table-cell office:value-type="float" office:value="7924" calcext:value-type="float">
            <text:p>7924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2_2004_SPA_ES_39</text:p>
          </table:table-cell>
          <table:table-cell office:value-type="string" calcext:value-type="string">
            <text:p>B27</text:p>
          </table:table-cell>
          <table:table-cell office:value-type="float" office:value="2" calcext:value-type="float">
            <text:p>2</text:p>
          </table:table-cell>
          <table:table-cell office:value-type="float" office:value="7925" calcext:value-type="float">
            <text:p>7925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2_2004_SPA_ES_39</text:p>
          </table:table-cell>
          <table:table-cell office:value-type="string" calcext:value-type="string">
            <text:p>B27</text:p>
          </table:table-cell>
          <table:table-cell office:value-type="float" office:value="3" calcext:value-type="float">
            <text:p>3</text:p>
          </table:table-cell>
          <table:table-cell office:value-type="float" office:value="7926" calcext:value-type="float">
            <text:p>7926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2_2004_SPA_ES_39</text:p>
          </table:table-cell>
          <table:table-cell office:value-type="string" calcext:value-type="string">
            <text:p>B27</text:p>
          </table:table-cell>
          <table:table-cell office:value-type="float" office:value="4" calcext:value-type="float">
            <text:p>4</text:p>
          </table:table-cell>
          <table:table-cell office:value-type="float" office:value="7927" calcext:value-type="float">
            <text:p>7927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2_2004_SPA_ES_39</text:p>
          </table:table-cell>
          <table:table-cell office:value-type="string" calcext:value-type="string">
            <text:p>B27</text:p>
          </table:table-cell>
          <table:table-cell office:value-type="float" office:value="5" calcext:value-type="float">
            <text:p>5</text:p>
          </table:table-cell>
          <table:table-cell office:value-type="float" office:value="7928" calcext:value-type="float">
            <text:p>7928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2_2004_SPA_ES_39</text:p>
          </table:table-cell>
          <table:table-cell office:value-type="string" calcext:value-type="string">
            <text:p>B27</text:p>
          </table:table-cell>
          <table:table-cell office:value-type="float" office:value="6" calcext:value-type="float">
            <text:p>6</text:p>
          </table:table-cell>
          <table:table-cell office:value-type="float" office:value="7929" calcext:value-type="float">
            <text:p>7929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2_2004_SPA_ES_39</text:p>
          </table:table-cell>
          <table:table-cell office:value-type="string" calcext:value-type="string">
            <text:p>B27</text:p>
          </table:table-cell>
          <table:table-cell office:value-type="float" office:value="7" calcext:value-type="float">
            <text:p>7</text:p>
          </table:table-cell>
          <table:table-cell office:value-type="float" office:value="7930" calcext:value-type="float">
            <text:p>7930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2_2004_SPA_ES_39</text:p>
          </table:table-cell>
          <table:table-cell office:value-type="string" calcext:value-type="string">
            <text:p>B27</text:p>
          </table:table-cell>
          <table:table-cell office:value-type="float" office:value="8" calcext:value-type="float">
            <text:p>8</text:p>
          </table:table-cell>
          <table:table-cell office:value-type="float" office:value="7931" calcext:value-type="float">
            <text:p>7931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2_2004_SPA_ES_39</text:p>
          </table:table-cell>
          <table:table-cell office:value-type="string" calcext:value-type="string">
            <text:p>B27</text:p>
          </table:table-cell>
          <table:table-cell office:value-type="float" office:value="9" calcext:value-type="float">
            <text:p>9</text:p>
          </table:table-cell>
          <table:table-cell office:value-type="float" office:value="7932" calcext:value-type="float">
            <text:p>7932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2_2004_SPA_ES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Completamente satisfecho</text:p>
          </table:table-cell>
          <table:table-cell office:value-type="float" office:value="7933" calcext:value-type="float">
            <text:p>7933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2_2004_SPA_ES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(No sabe)</text:p>
          </table:table-cell>
          <table:table-cell office:value-type="float" office:value="7934" calcext:value-type="float">
            <text:p>7934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2_2004_SPA_ES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<text:s/>Muy mal</text:p>
          </table:table-cell>
          <table:table-cell office:value-type="float" office:value="7935" calcext:value-type="float">
            <text:p>7935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2_2004_SPA_ES_40</text:p>
          </table:table-cell>
          <table:table-cell office:value-type="string" calcext:value-type="string">
            <text:p>B28</text:p>
          </table:table-cell>
          <table:table-cell office:value-type="float" office:value="1" calcext:value-type="float">
            <text:p>1</text:p>
          </table:table-cell>
          <table:table-cell office:value-type="float" office:value="7936" calcext:value-type="float">
            <text:p>7936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2_2004_SPA_ES_40</text:p>
          </table:table-cell>
          <table:table-cell office:value-type="string" calcext:value-type="string">
            <text:p>B28</text:p>
          </table:table-cell>
          <table:table-cell office:value-type="float" office:value="2" calcext:value-type="float">
            <text:p>2</text:p>
          </table:table-cell>
          <table:table-cell office:value-type="float" office:value="7937" calcext:value-type="float">
            <text:p>7937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2_2004_SPA_ES_40</text:p>
          </table:table-cell>
          <table:table-cell office:value-type="string" calcext:value-type="string">
            <text:p>B28</text:p>
          </table:table-cell>
          <table:table-cell office:value-type="float" office:value="3" calcext:value-type="float">
            <text:p>3</text:p>
          </table:table-cell>
          <table:table-cell office:value-type="float" office:value="7938" calcext:value-type="float">
            <text:p>7938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2_2004_SPA_ES_40</text:p>
          </table:table-cell>
          <table:table-cell office:value-type="string" calcext:value-type="string">
            <text:p>B28</text:p>
          </table:table-cell>
          <table:table-cell office:value-type="float" office:value="4" calcext:value-type="float">
            <text:p>4</text:p>
          </table:table-cell>
          <table:table-cell office:value-type="float" office:value="7939" calcext:value-type="float">
            <text:p>7939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2_2004_SPA_ES_40</text:p>
          </table:table-cell>
          <table:table-cell office:value-type="string" calcext:value-type="string">
            <text:p>B28</text:p>
          </table:table-cell>
          <table:table-cell office:value-type="float" office:value="5" calcext:value-type="float">
            <text:p>5</text:p>
          </table:table-cell>
          <table:table-cell office:value-type="float" office:value="7940" calcext:value-type="float">
            <text:p>7940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2_2004_SPA_ES_40</text:p>
          </table:table-cell>
          <table:table-cell office:value-type="string" calcext:value-type="string">
            <text:p>B28</text:p>
          </table:table-cell>
          <table:table-cell office:value-type="float" office:value="6" calcext:value-type="float">
            <text:p>6</text:p>
          </table:table-cell>
          <table:table-cell office:value-type="float" office:value="7941" calcext:value-type="float">
            <text:p>7941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2_2004_SPA_ES_40</text:p>
          </table:table-cell>
          <table:table-cell office:value-type="string" calcext:value-type="string">
            <text:p>B28</text:p>
          </table:table-cell>
          <table:table-cell office:value-type="float" office:value="7" calcext:value-type="float">
            <text:p>7</text:p>
          </table:table-cell>
          <table:table-cell office:value-type="float" office:value="7942" calcext:value-type="float">
            <text:p>7942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2_2004_SPA_ES_40</text:p>
          </table:table-cell>
          <table:table-cell office:value-type="string" calcext:value-type="string">
            <text:p>B28</text:p>
          </table:table-cell>
          <table:table-cell office:value-type="float" office:value="8" calcext:value-type="float">
            <text:p>8</text:p>
          </table:table-cell>
          <table:table-cell office:value-type="float" office:value="7943" calcext:value-type="float">
            <text:p>7943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2_2004_SPA_ES_40</text:p>
          </table:table-cell>
          <table:table-cell office:value-type="string" calcext:value-type="string">
            <text:p>B28</text:p>
          </table:table-cell>
          <table:table-cell office:value-type="float" office:value="9" calcext:value-type="float">
            <text:p>9</text:p>
          </table:table-cell>
          <table:table-cell office:value-type="float" office:value="7944" calcext:value-type="float">
            <text:p>7944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2_2004_SPA_ES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<text:s/>Muy bien</text:p>
          </table:table-cell>
          <table:table-cell office:value-type="float" office:value="7945" calcext:value-type="float">
            <text:p>7945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2_2004_SPA_ES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(No sabe)</text:p>
          </table:table-cell>
          <table:table-cell office:value-type="float" office:value="7946" calcext:value-type="float">
            <text:p>7946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2_2004_SPA_ES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<text:s/>Muy mal</text:p>
          </table:table-cell>
          <table:table-cell office:value-type="float" office:value="7935" calcext:value-type="float">
            <text:p>7935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2_2004_SPA_ES_41</text:p>
          </table:table-cell>
          <table:table-cell office:value-type="string" calcext:value-type="string">
            <text:p>B29</text:p>
          </table:table-cell>
          <table:table-cell office:value-type="float" office:value="1" calcext:value-type="float">
            <text:p>1</text:p>
          </table:table-cell>
          <table:table-cell office:value-type="float" office:value="7936" calcext:value-type="float">
            <text:p>7936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2_2004_SPA_ES_41</text:p>
          </table:table-cell>
          <table:table-cell office:value-type="string" calcext:value-type="string">
            <text:p>B29</text:p>
          </table:table-cell>
          <table:table-cell office:value-type="float" office:value="2" calcext:value-type="float">
            <text:p>2</text:p>
          </table:table-cell>
          <table:table-cell office:value-type="float" office:value="7937" calcext:value-type="float">
            <text:p>7937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2_2004_SPA_ES_41</text:p>
          </table:table-cell>
          <table:table-cell office:value-type="string" calcext:value-type="string">
            <text:p>B29</text:p>
          </table:table-cell>
          <table:table-cell office:value-type="float" office:value="3" calcext:value-type="float">
            <text:p>3</text:p>
          </table:table-cell>
          <table:table-cell office:value-type="float" office:value="7938" calcext:value-type="float">
            <text:p>7938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2_2004_SPA_ES_41</text:p>
          </table:table-cell>
          <table:table-cell office:value-type="string" calcext:value-type="string">
            <text:p>B29</text:p>
          </table:table-cell>
          <table:table-cell office:value-type="float" office:value="4" calcext:value-type="float">
            <text:p>4</text:p>
          </table:table-cell>
          <table:table-cell office:value-type="float" office:value="7939" calcext:value-type="float">
            <text:p>7939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2_2004_SPA_ES_41</text:p>
          </table:table-cell>
          <table:table-cell office:value-type="string" calcext:value-type="string">
            <text:p>B29</text:p>
          </table:table-cell>
          <table:table-cell office:value-type="float" office:value="5" calcext:value-type="float">
            <text:p>5</text:p>
          </table:table-cell>
          <table:table-cell office:value-type="float" office:value="7940" calcext:value-type="float">
            <text:p>7940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2_2004_SPA_ES_41</text:p>
          </table:table-cell>
          <table:table-cell office:value-type="string" calcext:value-type="string">
            <text:p>B29</text:p>
          </table:table-cell>
          <table:table-cell office:value-type="float" office:value="6" calcext:value-type="float">
            <text:p>6</text:p>
          </table:table-cell>
          <table:table-cell office:value-type="float" office:value="7941" calcext:value-type="float">
            <text:p>7941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2_2004_SPA_ES_41</text:p>
          </table:table-cell>
          <table:table-cell office:value-type="string" calcext:value-type="string">
            <text:p>B29</text:p>
          </table:table-cell>
          <table:table-cell office:value-type="float" office:value="7" calcext:value-type="float">
            <text:p>7</text:p>
          </table:table-cell>
          <table:table-cell office:value-type="float" office:value="7942" calcext:value-type="float">
            <text:p>7942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2_2004_SPA_ES_41</text:p>
          </table:table-cell>
          <table:table-cell office:value-type="string" calcext:value-type="string">
            <text:p>B29</text:p>
          </table:table-cell>
          <table:table-cell office:value-type="float" office:value="8" calcext:value-type="float">
            <text:p>8</text:p>
          </table:table-cell>
          <table:table-cell office:value-type="float" office:value="7943" calcext:value-type="float">
            <text:p>7943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2_2004_SPA_ES_41</text:p>
          </table:table-cell>
          <table:table-cell office:value-type="string" calcext:value-type="string">
            <text:p>B29</text:p>
          </table:table-cell>
          <table:table-cell office:value-type="float" office:value="9" calcext:value-type="float">
            <text:p>9</text:p>
          </table:table-cell>
          <table:table-cell office:value-type="float" office:value="7944" calcext:value-type="float">
            <text:p>7944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2_2004_SPA_ES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<text:s/>Muy bien</text:p>
          </table:table-cell>
          <table:table-cell office:value-type="float" office:value="7945" calcext:value-type="float">
            <text:p>7945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2_2004_SPA_ES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(No sabe)</text:p>
          </table:table-cell>
          <table:table-cell office:value-type="float" office:value="7946" calcext:value-type="float">
            <text:p>7946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2_2004_SPA_ES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Muy de acuerdo</text:p>
          </table:table-cell>
          <table:table-cell office:value-type="float" office:value="7947" calcext:value-type="float">
            <text:p>7947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2_2004_SPA_ES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De acuerdo</text:p>
          </table:table-cell>
          <table:table-cell office:value-type="float" office:value="7948" calcext:value-type="float">
            <text:p>7948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2_2004_SPA_ES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7949" calcext:value-type="float">
            <text:p>7949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2_2004_SPA_ES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En desacuerdo</text:p>
          </table:table-cell>
          <table:table-cell office:value-type="float" office:value="7950" calcext:value-type="float">
            <text:p>7950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2_2004_SPA_ES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Muy en desacuerdo</text:p>
          </table:table-cell>
          <table:table-cell office:value-type="float" office:value="7951" calcext:value-type="float">
            <text:p>7951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2_2004_SPA_ES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(No sabe)</text:p>
          </table:table-cell>
          <table:table-cell office:value-type="float" office:value="7952" calcext:value-type="float">
            <text:p>7952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2_2004_SPA_ES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Muy de acuerdo</text:p>
          </table:table-cell>
          <table:table-cell office:value-type="float" office:value="7947" calcext:value-type="float">
            <text:p>7947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2_2004_SPA_ES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De acuerdo</text:p>
          </table:table-cell>
          <table:table-cell office:value-type="float" office:value="7948" calcext:value-type="float">
            <text:p>7948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2_2004_SPA_ES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7949" calcext:value-type="float">
            <text:p>7949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2_2004_SPA_ES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En desacuerdo</text:p>
          </table:table-cell>
          <table:table-cell office:value-type="float" office:value="7950" calcext:value-type="float">
            <text:p>7950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2_2004_SPA_ES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Muy en desacuerdo</text:p>
          </table:table-cell>
          <table:table-cell office:value-type="float" office:value="7951" calcext:value-type="float">
            <text:p>7951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2_2004_SPA_ES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(No sabe)</text:p>
          </table:table-cell>
          <table:table-cell office:value-type="float" office:value="7952" calcext:value-type="float">
            <text:p>7952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2_2004_SPA_ES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Muy de acuerdo</text:p>
          </table:table-cell>
          <table:table-cell office:value-type="float" office:value="7947" calcext:value-type="float">
            <text:p>7947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2_2004_SPA_ES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De acuerdo</text:p>
          </table:table-cell>
          <table:table-cell office:value-type="float" office:value="7948" calcext:value-type="float">
            <text:p>7948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2_2004_SPA_ES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7949" calcext:value-type="float">
            <text:p>7949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2_2004_SPA_ES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En desacuerdo</text:p>
          </table:table-cell>
          <table:table-cell office:value-type="float" office:value="7950" calcext:value-type="float">
            <text:p>7950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2_2004_SPA_ES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Muy en desacuerdo</text:p>
          </table:table-cell>
          <table:table-cell office:value-type="float" office:value="7951" calcext:value-type="float">
            <text:p>7951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2_2004_SPA_ES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(No sabe)</text:p>
          </table:table-cell>
          <table:table-cell office:value-type="float" office:value="7952" calcext:value-type="float">
            <text:p>7952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2_2004_SPA_ES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Muy de acuerdo</text:p>
          </table:table-cell>
          <table:table-cell office:value-type="float" office:value="7947" calcext:value-type="float">
            <text:p>7947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2_2004_SPA_ES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De acuerdo</text:p>
          </table:table-cell>
          <table:table-cell office:value-type="float" office:value="7948" calcext:value-type="float">
            <text:p>7948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2_2004_SPA_ES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7949" calcext:value-type="float">
            <text:p>7949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2_2004_SPA_ES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En desacuerdo</text:p>
          </table:table-cell>
          <table:table-cell office:value-type="float" office:value="7950" calcext:value-type="float">
            <text:p>7950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2_2004_SPA_ES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Muy en desacuerdo</text:p>
          </table:table-cell>
          <table:table-cell office:value-type="float" office:value="7951" calcext:value-type="float">
            <text:p>7951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2_2004_SPA_ES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(No sabe)</text:p>
          </table:table-cell>
          <table:table-cell office:value-type="float" office:value="7952" calcext:value-type="float">
            <text:p>7952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2_2004_SPA_ES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<text:s/>La integración ya ha ido demasiado lejos</text:p>
          </table:table-cell>
          <table:table-cell office:value-type="float" office:value="7953" calcext:value-type="float">
            <text:p>7953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string" calcext:value-type="string">
            <text:p>ESS_R02_2004_SPA_ES_46</text:p>
          </table:table-cell>
          <table:table-cell office:value-type="string" calcext:value-type="string">
            <text:p>B34</text:p>
          </table:table-cell>
          <table:table-cell office:value-type="float" office:value="1" calcext:value-type="float">
            <text:p>1</text:p>
          </table:table-cell>
          <table:table-cell office:value-type="float" office:value="7954" calcext:value-type="float">
            <text:p>7954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string" calcext:value-type="string">
            <text:p>ESS_R02_2004_SPA_ES_46</text:p>
          </table:table-cell>
          <table:table-cell office:value-type="string" calcext:value-type="string">
            <text:p>B34</text:p>
          </table:table-cell>
          <table:table-cell office:value-type="float" office:value="2" calcext:value-type="float">
            <text:p>2</text:p>
          </table:table-cell>
          <table:table-cell office:value-type="float" office:value="7955" calcext:value-type="float">
            <text:p>7955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string" calcext:value-type="string">
            <text:p>ESS_R02_2004_SPA_ES_46</text:p>
          </table:table-cell>
          <table:table-cell office:value-type="string" calcext:value-type="string">
            <text:p>B34</text:p>
          </table:table-cell>
          <table:table-cell office:value-type="float" office:value="3" calcext:value-type="float">
            <text:p>3</text:p>
          </table:table-cell>
          <table:table-cell office:value-type="float" office:value="7956" calcext:value-type="float">
            <text:p>7956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string" calcext:value-type="string">
            <text:p>ESS_R02_2004_SPA_ES_46</text:p>
          </table:table-cell>
          <table:table-cell office:value-type="string" calcext:value-type="string">
            <text:p>B34</text:p>
          </table:table-cell>
          <table:table-cell office:value-type="float" office:value="4" calcext:value-type="float">
            <text:p>4</text:p>
          </table:table-cell>
          <table:table-cell office:value-type="float" office:value="7957" calcext:value-type="float">
            <text:p>7957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string" calcext:value-type="string">
            <text:p>ESS_R02_2004_SPA_ES_46</text:p>
          </table:table-cell>
          <table:table-cell office:value-type="string" calcext:value-type="string">
            <text:p>B34</text:p>
          </table:table-cell>
          <table:table-cell office:value-type="float" office:value="5" calcext:value-type="float">
            <text:p>5</text:p>
          </table:table-cell>
          <table:table-cell office:value-type="float" office:value="7958" calcext:value-type="float">
            <text:p>7958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string" calcext:value-type="string">
            <text:p>ESS_R02_2004_SPA_ES_46</text:p>
          </table:table-cell>
          <table:table-cell office:value-type="string" calcext:value-type="string">
            <text:p>B34</text:p>
          </table:table-cell>
          <table:table-cell office:value-type="float" office:value="6" calcext:value-type="float">
            <text:p>6</text:p>
          </table:table-cell>
          <table:table-cell office:value-type="float" office:value="7959" calcext:value-type="float">
            <text:p>7959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string" calcext:value-type="string">
            <text:p>ESS_R02_2004_SPA_ES_46</text:p>
          </table:table-cell>
          <table:table-cell office:value-type="string" calcext:value-type="string">
            <text:p>B34</text:p>
          </table:table-cell>
          <table:table-cell office:value-type="float" office:value="7" calcext:value-type="float">
            <text:p>7</text:p>
          </table:table-cell>
          <table:table-cell office:value-type="float" office:value="7960" calcext:value-type="float">
            <text:p>7960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string" calcext:value-type="string">
            <text:p>ESS_R02_2004_SPA_ES_46</text:p>
          </table:table-cell>
          <table:table-cell office:value-type="string" calcext:value-type="string">
            <text:p>B34</text:p>
          </table:table-cell>
          <table:table-cell office:value-type="float" office:value="8" calcext:value-type="float">
            <text:p>8</text:p>
          </table:table-cell>
          <table:table-cell office:value-type="float" office:value="7961" calcext:value-type="float">
            <text:p>7961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string" calcext:value-type="string">
            <text:p>ESS_R02_2004_SPA_ES_46</text:p>
          </table:table-cell>
          <table:table-cell office:value-type="string" calcext:value-type="string">
            <text:p>B34</text:p>
          </table:table-cell>
          <table:table-cell office:value-type="float" office:value="9" calcext:value-type="float">
            <text:p>9</text:p>
          </table:table-cell>
          <table:table-cell office:value-type="float" office:value="7962" calcext:value-type="float">
            <text:p>7962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string" calcext:value-type="string">
            <text:p>ESS_R02_2004_SPA_ES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<text:s/>La integración debería ir más lejos</text:p>
          </table:table-cell>
          <table:table-cell office:value-type="float" office:value="7963" calcext:value-type="float">
            <text:p>7963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string" calcext:value-type="string">
            <text:p>ESS_R02_2004_SPA_ES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(No sabe)</text:p>
          </table:table-cell>
          <table:table-cell office:value-type="float" office:value="7964" calcext:value-type="float">
            <text:p>7964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string" calcext:value-type="string">
            <text:p>ESS_R02_2004_SPA_ES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Se debería permitir que muchos vinieran a vivir aquí</text:p>
          </table:table-cell>
          <table:table-cell office:value-type="float" office:value="7965" calcext:value-type="float">
            <text:p>7965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ESS_R02_2004_SPA_ES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Permitir que vinieran unos cuantos</text:p>
          </table:table-cell>
          <table:table-cell office:value-type="float" office:value="7966" calcext:value-type="float">
            <text:p>7966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ESS_R02_2004_SPA_ES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Permitir que vinieran unos pocos</text:p>
          </table:table-cell>
          <table:table-cell office:value-type="float" office:value="7967" calcext:value-type="float">
            <text:p>7967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ESS_R02_2004_SPA_ES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No se debería permitir que ninguno viniera a vivir aquí</text:p>
          </table:table-cell>
          <table:table-cell office:value-type="float" office:value="7968" calcext:value-type="float">
            <text:p>7968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ESS_R02_2004_SPA_ES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(No sabe)</text:p>
          </table:table-cell>
          <table:table-cell office:value-type="float" office:value="7969" calcext:value-type="float">
            <text:p>7969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ESS_R02_2004_SPA_ES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Se debería permitir que muchos vinieran a vivir aquí</text:p>
          </table:table-cell>
          <table:table-cell office:value-type="float" office:value="7965" calcext:value-type="float">
            <text:p>7965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ESS_R02_2004_SPA_ES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Permitir que vinieran unos cuantos</text:p>
          </table:table-cell>
          <table:table-cell office:value-type="float" office:value="7966" calcext:value-type="float">
            <text:p>7966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ESS_R02_2004_SPA_ES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Permitir que vinieran unos pocos</text:p>
          </table:table-cell>
          <table:table-cell office:value-type="float" office:value="7967" calcext:value-type="float">
            <text:p>7967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ESS_R02_2004_SPA_ES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No se debería permitir que ninguno viniera a vivir aquí</text:p>
          </table:table-cell>
          <table:table-cell office:value-type="float" office:value="7968" calcext:value-type="float">
            <text:p>7968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ESS_R02_2004_SPA_ES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(No sabe)</text:p>
          </table:table-cell>
          <table:table-cell office:value-type="float" office:value="7969" calcext:value-type="float">
            <text:p>7969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ESS_R02_2004_SPA_ES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Se debería permitir que muchos vinieran a vivir aquí</text:p>
          </table:table-cell>
          <table:table-cell office:value-type="float" office:value="7965" calcext:value-type="float">
            <text:p>7965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ESS_R02_2004_SPA_ES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Permitir que vinieran unos cuantos</text:p>
          </table:table-cell>
          <table:table-cell office:value-type="float" office:value="7966" calcext:value-type="float">
            <text:p>7966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ESS_R02_2004_SPA_ES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Permitir que vinieran unos pocos</text:p>
          </table:table-cell>
          <table:table-cell office:value-type="float" office:value="7967" calcext:value-type="float">
            <text:p>7967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ESS_R02_2004_SPA_ES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No se debería permitir que ninguno viniera a vivir aquí</text:p>
          </table:table-cell>
          <table:table-cell office:value-type="float" office:value="7968" calcext:value-type="float">
            <text:p>7968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ESS_R02_2004_SPA_ES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(No sabe)</text:p>
          </table:table-cell>
          <table:table-cell office:value-type="float" office:value="7969" calcext:value-type="float">
            <text:p>7969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ESS_R02_2004_SPA_ES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<text:s/>Malo para la economía</text:p>
          </table:table-cell>
          <table:table-cell office:value-type="float" office:value="7970" calcext:value-type="float">
            <text:p>7970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ESS_R02_2004_SPA_ES_50</text:p>
          </table:table-cell>
          <table:table-cell office:value-type="string" calcext:value-type="string">
            <text:p>B38</text:p>
          </table:table-cell>
          <table:table-cell office:value-type="float" office:value="1" calcext:value-type="float">
            <text:p>1</text:p>
          </table:table-cell>
          <table:table-cell office:value-type="float" office:value="7971" calcext:value-type="float">
            <text:p>7971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ESS_R02_2004_SPA_ES_50</text:p>
          </table:table-cell>
          <table:table-cell office:value-type="string" calcext:value-type="string">
            <text:p>B38</text:p>
          </table:table-cell>
          <table:table-cell office:value-type="float" office:value="2" calcext:value-type="float">
            <text:p>2</text:p>
          </table:table-cell>
          <table:table-cell office:value-type="float" office:value="7972" calcext:value-type="float">
            <text:p>7972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ESS_R02_2004_SPA_ES_50</text:p>
          </table:table-cell>
          <table:table-cell office:value-type="string" calcext:value-type="string">
            <text:p>B38</text:p>
          </table:table-cell>
          <table:table-cell office:value-type="float" office:value="3" calcext:value-type="float">
            <text:p>3</text:p>
          </table:table-cell>
          <table:table-cell office:value-type="float" office:value="7973" calcext:value-type="float">
            <text:p>7973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ESS_R02_2004_SPA_ES_50</text:p>
          </table:table-cell>
          <table:table-cell office:value-type="string" calcext:value-type="string">
            <text:p>B38</text:p>
          </table:table-cell>
          <table:table-cell office:value-type="float" office:value="4" calcext:value-type="float">
            <text:p>4</text:p>
          </table:table-cell>
          <table:table-cell office:value-type="float" office:value="7974" calcext:value-type="float">
            <text:p>7974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ESS_R02_2004_SPA_ES_50</text:p>
          </table:table-cell>
          <table:table-cell office:value-type="string" calcext:value-type="string">
            <text:p>B38</text:p>
          </table:table-cell>
          <table:table-cell office:value-type="float" office:value="5" calcext:value-type="float">
            <text:p>5</text:p>
          </table:table-cell>
          <table:table-cell office:value-type="float" office:value="7975" calcext:value-type="float">
            <text:p>7975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ESS_R02_2004_SPA_ES_50</text:p>
          </table:table-cell>
          <table:table-cell office:value-type="string" calcext:value-type="string">
            <text:p>B38</text:p>
          </table:table-cell>
          <table:table-cell office:value-type="float" office:value="6" calcext:value-type="float">
            <text:p>6</text:p>
          </table:table-cell>
          <table:table-cell office:value-type="float" office:value="7976" calcext:value-type="float">
            <text:p>7976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ESS_R02_2004_SPA_ES_50</text:p>
          </table:table-cell>
          <table:table-cell office:value-type="string" calcext:value-type="string">
            <text:p>B38</text:p>
          </table:table-cell>
          <table:table-cell office:value-type="float" office:value="7" calcext:value-type="float">
            <text:p>7</text:p>
          </table:table-cell>
          <table:table-cell office:value-type="float" office:value="7977" calcext:value-type="float">
            <text:p>7977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ESS_R02_2004_SPA_ES_50</text:p>
          </table:table-cell>
          <table:table-cell office:value-type="string" calcext:value-type="string">
            <text:p>B38</text:p>
          </table:table-cell>
          <table:table-cell office:value-type="float" office:value="8" calcext:value-type="float">
            <text:p>8</text:p>
          </table:table-cell>
          <table:table-cell office:value-type="float" office:value="7978" calcext:value-type="float">
            <text:p>7978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ESS_R02_2004_SPA_ES_50</text:p>
          </table:table-cell>
          <table:table-cell office:value-type="string" calcext:value-type="string">
            <text:p>B38</text:p>
          </table:table-cell>
          <table:table-cell office:value-type="float" office:value="9" calcext:value-type="float">
            <text:p>9</text:p>
          </table:table-cell>
          <table:table-cell office:value-type="float" office:value="7979" calcext:value-type="float">
            <text:p>7979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ESS_R02_2004_SPA_ES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<text:s/>Bueno para la economía</text:p>
          </table:table-cell>
          <table:table-cell office:value-type="float" office:value="7980" calcext:value-type="float">
            <text:p>7980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ESS_R02_2004_SPA_ES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(No sabe)</text:p>
          </table:table-cell>
          <table:table-cell office:value-type="float" office:value="7981" calcext:value-type="float">
            <text:p>7981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ESS_R02_2004_SPA_ES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<text:s/>La vida cultural española se empobrece</text:p>
          </table:table-cell>
          <table:table-cell office:value-type="float" office:value="7982" calcext:value-type="float">
            <text:p>7982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ESS_R02_2004_SPA_ES_51</text:p>
          </table:table-cell>
          <table:table-cell office:value-type="string" calcext:value-type="string">
            <text:p>B39</text:p>
          </table:table-cell>
          <table:table-cell office:value-type="float" office:value="1" calcext:value-type="float">
            <text:p>1</text:p>
          </table:table-cell>
          <table:table-cell office:value-type="float" office:value="7983" calcext:value-type="float">
            <text:p>7983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ESS_R02_2004_SPA_ES_51</text:p>
          </table:table-cell>
          <table:table-cell office:value-type="string" calcext:value-type="string">
            <text:p>B39</text:p>
          </table:table-cell>
          <table:table-cell office:value-type="float" office:value="2" calcext:value-type="float">
            <text:p>2</text:p>
          </table:table-cell>
          <table:table-cell office:value-type="float" office:value="7984" calcext:value-type="float">
            <text:p>7984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ESS_R02_2004_SPA_ES_51</text:p>
          </table:table-cell>
          <table:table-cell office:value-type="string" calcext:value-type="string">
            <text:p>B39</text:p>
          </table:table-cell>
          <table:table-cell office:value-type="float" office:value="3" calcext:value-type="float">
            <text:p>3</text:p>
          </table:table-cell>
          <table:table-cell office:value-type="float" office:value="7985" calcext:value-type="float">
            <text:p>7985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ESS_R02_2004_SPA_ES_51</text:p>
          </table:table-cell>
          <table:table-cell office:value-type="string" calcext:value-type="string">
            <text:p>B39</text:p>
          </table:table-cell>
          <table:table-cell office:value-type="float" office:value="4" calcext:value-type="float">
            <text:p>4</text:p>
          </table:table-cell>
          <table:table-cell office:value-type="float" office:value="7986" calcext:value-type="float">
            <text:p>7986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ESS_R02_2004_SPA_ES_51</text:p>
          </table:table-cell>
          <table:table-cell office:value-type="string" calcext:value-type="string">
            <text:p>B39</text:p>
          </table:table-cell>
          <table:table-cell office:value-type="float" office:value="5" calcext:value-type="float">
            <text:p>5</text:p>
          </table:table-cell>
          <table:table-cell office:value-type="float" office:value="7987" calcext:value-type="float">
            <text:p>7987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ESS_R02_2004_SPA_ES_51</text:p>
          </table:table-cell>
          <table:table-cell office:value-type="string" calcext:value-type="string">
            <text:p>B39</text:p>
          </table:table-cell>
          <table:table-cell office:value-type="float" office:value="6" calcext:value-type="float">
            <text:p>6</text:p>
          </table:table-cell>
          <table:table-cell office:value-type="float" office:value="7988" calcext:value-type="float">
            <text:p>7988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ESS_R02_2004_SPA_ES_51</text:p>
          </table:table-cell>
          <table:table-cell office:value-type="string" calcext:value-type="string">
            <text:p>B39</text:p>
          </table:table-cell>
          <table:table-cell office:value-type="float" office:value="7" calcext:value-type="float">
            <text:p>7</text:p>
          </table:table-cell>
          <table:table-cell office:value-type="float" office:value="7989" calcext:value-type="float">
            <text:p>7989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ESS_R02_2004_SPA_ES_51</text:p>
          </table:table-cell>
          <table:table-cell office:value-type="string" calcext:value-type="string">
            <text:p>B39</text:p>
          </table:table-cell>
          <table:table-cell office:value-type="float" office:value="8" calcext:value-type="float">
            <text:p>8</text:p>
          </table:table-cell>
          <table:table-cell office:value-type="float" office:value="7990" calcext:value-type="float">
            <text:p>7990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ESS_R02_2004_SPA_ES_51</text:p>
          </table:table-cell>
          <table:table-cell office:value-type="string" calcext:value-type="string">
            <text:p>B39</text:p>
          </table:table-cell>
          <table:table-cell office:value-type="float" office:value="9" calcext:value-type="float">
            <text:p>9</text:p>
          </table:table-cell>
          <table:table-cell office:value-type="float" office:value="7991" calcext:value-type="float">
            <text:p>7991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ESS_R02_2004_SPA_ES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<text:s/>La vida cultural española se enriquece</text:p>
          </table:table-cell>
          <table:table-cell office:value-type="float" office:value="7992" calcext:value-type="float">
            <text:p>7992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ESS_R02_2004_SPA_ES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(No sabe)</text:p>
          </table:table-cell>
          <table:table-cell office:value-type="float" office:value="7993" calcext:value-type="float">
            <text:p>7993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ESS_R02_2004_SPA_ES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<text:s/>Peor lugar para vivir</text:p>
          </table:table-cell>
          <table:table-cell office:value-type="float" office:value="7994" calcext:value-type="float">
            <text:p>7994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ESS_R02_2004_SPA_ES_52</text:p>
          </table:table-cell>
          <table:table-cell office:value-type="string" calcext:value-type="string">
            <text:p>B40</text:p>
          </table:table-cell>
          <table:table-cell office:value-type="float" office:value="1" calcext:value-type="float">
            <text:p>1</text:p>
          </table:table-cell>
          <table:table-cell office:value-type="float" office:value="7995" calcext:value-type="float">
            <text:p>7995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ESS_R02_2004_SPA_ES_52</text:p>
          </table:table-cell>
          <table:table-cell office:value-type="string" calcext:value-type="string">
            <text:p>B40</text:p>
          </table:table-cell>
          <table:table-cell office:value-type="float" office:value="2" calcext:value-type="float">
            <text:p>2</text:p>
          </table:table-cell>
          <table:table-cell office:value-type="float" office:value="7996" calcext:value-type="float">
            <text:p>7996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ESS_R02_2004_SPA_ES_52</text:p>
          </table:table-cell>
          <table:table-cell office:value-type="string" calcext:value-type="string">
            <text:p>B40</text:p>
          </table:table-cell>
          <table:table-cell office:value-type="float" office:value="3" calcext:value-type="float">
            <text:p>3</text:p>
          </table:table-cell>
          <table:table-cell office:value-type="float" office:value="7997" calcext:value-type="float">
            <text:p>7997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ESS_R02_2004_SPA_ES_52</text:p>
          </table:table-cell>
          <table:table-cell office:value-type="string" calcext:value-type="string">
            <text:p>B40</text:p>
          </table:table-cell>
          <table:table-cell office:value-type="float" office:value="4" calcext:value-type="float">
            <text:p>4</text:p>
          </table:table-cell>
          <table:table-cell office:value-type="float" office:value="7998" calcext:value-type="float">
            <text:p>7998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ESS_R02_2004_SPA_ES_52</text:p>
          </table:table-cell>
          <table:table-cell office:value-type="string" calcext:value-type="string">
            <text:p>B40</text:p>
          </table:table-cell>
          <table:table-cell office:value-type="float" office:value="5" calcext:value-type="float">
            <text:p>5</text:p>
          </table:table-cell>
          <table:table-cell office:value-type="float" office:value="7999" calcext:value-type="float">
            <text:p>7999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ESS_R02_2004_SPA_ES_52</text:p>
          </table:table-cell>
          <table:table-cell office:value-type="string" calcext:value-type="string">
            <text:p>B40</text:p>
          </table:table-cell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ESS_R02_2004_SPA_ES_52</text:p>
          </table:table-cell>
          <table:table-cell office:value-type="string" calcext:value-type="string">
            <text:p>B40</text:p>
          </table:table-cell>
          <table:table-cell office:value-type="float" office:value="7" calcext:value-type="float">
            <text:p>7</text:p>
          </table:table-cell>
          <table:table-cell office:value-type="float" office:value="8001" calcext:value-type="float">
            <text:p>8001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ESS_R02_2004_SPA_ES_52</text:p>
          </table:table-cell>
          <table:table-cell office:value-type="string" calcext:value-type="string">
            <text:p>B40</text:p>
          </table:table-cell>
          <table:table-cell office:value-type="float" office:value="8" calcext:value-type="float">
            <text:p>8</text:p>
          </table:table-cell>
          <table:table-cell office:value-type="float" office:value="8002" calcext:value-type="float">
            <text:p>8002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ESS_R02_2004_SPA_ES_52</text:p>
          </table:table-cell>
          <table:table-cell office:value-type="string" calcext:value-type="string">
            <text:p>B40</text:p>
          </table:table-cell>
          <table:table-cell office:value-type="float" office:value="9" calcext:value-type="float">
            <text:p>9</text:p>
          </table:table-cell>
          <table:table-cell office:value-type="float" office:value="8003" calcext:value-type="float">
            <text:p>8003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ESS_R02_2004_SPA_ES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<text:s/>Mejor lugar para vivir</text:p>
          </table:table-cell>
          <table:table-cell office:value-type="float" office:value="8004" calcext:value-type="float">
            <text:p>8004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ESS_R02_2004_SPA_ES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(No sabe)</text:p>
          </table:table-cell>
          <table:table-cell office:value-type="float" office:value="8005" calcext:value-type="float">
            <text:p>8005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ESS_R02_2004_SPA_ES_5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Absolutamente infeliz</text:p>
          </table:table-cell>
          <table:table-cell office:value-type="float" office:value="8006" calcext:value-type="float">
            <text:p>8006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ESS_R02_2004_SPA_ES_54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float" office:value="8007" calcext:value-type="float">
            <text:p>8007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ESS_R02_2004_SPA_ES_54</text:p>
          </table:table-cell>
          <table:table-cell office:value-type="string" calcext:value-type="string">
            <text:p>C1</text:p>
          </table:table-cell>
          <table:table-cell office:value-type="float" office:value="2" calcext:value-type="float">
            <text:p>2</text:p>
          </table:table-cell>
          <table:table-cell office:value-type="float" office:value="8008" calcext:value-type="float">
            <text:p>8008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ESS_R02_2004_SPA_ES_54</text:p>
          </table:table-cell>
          <table:table-cell office:value-type="string" calcext:value-type="string">
            <text:p>C1</text:p>
          </table:table-cell>
          <table:table-cell office:value-type="float" office:value="3" calcext:value-type="float">
            <text:p>3</text:p>
          </table:table-cell>
          <table:table-cell office:value-type="float" office:value="8009" calcext:value-type="float">
            <text:p>8009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ESS_R02_2004_SPA_ES_54</text:p>
          </table:table-cell>
          <table:table-cell office:value-type="string" calcext:value-type="string">
            <text:p>C1</text:p>
          </table:table-cell>
          <table:table-cell office:value-type="float" office:value="4" calcext:value-type="float">
            <text:p>4</text:p>
          </table:table-cell>
          <table:table-cell office:value-type="float" office:value="8010" calcext:value-type="float">
            <text:p>8010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ESS_R02_2004_SPA_ES_54</text:p>
          </table:table-cell>
          <table:table-cell office:value-type="string" calcext:value-type="string">
            <text:p>C1</text:p>
          </table:table-cell>
          <table:table-cell office:value-type="float" office:value="5" calcext:value-type="float">
            <text:p>5</text:p>
          </table:table-cell>
          <table:table-cell office:value-type="float" office:value="8011" calcext:value-type="float">
            <text:p>8011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ESS_R02_2004_SPA_ES_54</text:p>
          </table:table-cell>
          <table:table-cell office:value-type="string" calcext:value-type="string">
            <text:p>C1</text:p>
          </table:table-cell>
          <table:table-cell office:value-type="float" office:value="6" calcext:value-type="float">
            <text:p>6</text:p>
          </table:table-cell>
          <table:table-cell office:value-type="float" office:value="8012" calcext:value-type="float">
            <text:p>8012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ESS_R02_2004_SPA_ES_54</text:p>
          </table:table-cell>
          <table:table-cell office:value-type="string" calcext:value-type="string">
            <text:p>C1</text:p>
          </table:table-cell>
          <table:table-cell office:value-type="float" office:value="7" calcext:value-type="float">
            <text:p>7</text:p>
          </table:table-cell>
          <table:table-cell office:value-type="float" office:value="8013" calcext:value-type="float">
            <text:p>8013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ESS_R02_2004_SPA_ES_54</text:p>
          </table:table-cell>
          <table:table-cell office:value-type="string" calcext:value-type="string">
            <text:p>C1</text:p>
          </table:table-cell>
          <table:table-cell office:value-type="float" office:value="8" calcext:value-type="float">
            <text:p>8</text:p>
          </table:table-cell>
          <table:table-cell office:value-type="float" office:value="8014" calcext:value-type="float">
            <text:p>8014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ESS_R02_2004_SPA_ES_54</text:p>
          </table:table-cell>
          <table:table-cell office:value-type="string" calcext:value-type="string">
            <text:p>C1</text:p>
          </table:table-cell>
          <table:table-cell office:value-type="float" office:value="9" calcext:value-type="float">
            <text:p>9</text:p>
          </table:table-cell>
          <table:table-cell office:value-type="float" office:value="8015" calcext:value-type="float">
            <text:p>8015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ESS_R02_2004_SPA_ES_5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Absolutamente feliz</text:p>
          </table:table-cell>
          <table:table-cell office:value-type="float" office:value="8016" calcext:value-type="float">
            <text:p>8016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ESS_R02_2004_SPA_ES_5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(No sabe)</text:p>
          </table:table-cell>
          <table:table-cell office:value-type="float" office:value="8017" calcext:value-type="float">
            <text:p>8017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ESS_R02_2004_SPA_ES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unca</text:p>
          </table:table-cell>
          <table:table-cell office:value-type="float" office:value="8018" calcext:value-type="float">
            <text:p>8018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ESS_R02_2004_SPA_ES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Menos de una vez al mes</text:p>
          </table:table-cell>
          <table:table-cell office:value-type="float" office:value="8019" calcext:value-type="float">
            <text:p>8019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ESS_R02_2004_SPA_ES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Una vez al mes</text:p>
          </table:table-cell>
          <table:table-cell office:value-type="float" office:value="8020" calcext:value-type="float">
            <text:p>8020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ESS_R02_2004_SPA_ES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Varias veces al mes</text:p>
          </table:table-cell>
          <table:table-cell office:value-type="float" office:value="8021" calcext:value-type="float">
            <text:p>8021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ESS_R02_2004_SPA_ES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Una vez a la semana</text:p>
          </table:table-cell>
          <table:table-cell office:value-type="float" office:value="8022" calcext:value-type="float">
            <text:p>8022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ESS_R02_2004_SPA_ES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Varias veces a la semana</text:p>
          </table:table-cell>
          <table:table-cell office:value-type="float" office:value="8023" calcext:value-type="float">
            <text:p>8023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ESS_R02_2004_SPA_ES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Todos los días</text:p>
          </table:table-cell>
          <table:table-cell office:value-type="float" office:value="8024" calcext:value-type="float">
            <text:p>8024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ESS_R02_2004_SPA_ES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(No sabe)</text:p>
          </table:table-cell>
          <table:table-cell office:value-type="float" office:value="8025" calcext:value-type="float">
            <text:p>8025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ESS_R02_2004_SPA_ES_5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ucho menos que la mayoría</text:p>
          </table:table-cell>
          <table:table-cell office:value-type="float" office:value="8026" calcext:value-type="float">
            <text:p>8026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ESS_R02_2004_SPA_ES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enos que la mayoría</text:p>
          </table:table-cell>
          <table:table-cell office:value-type="float" office:value="8027" calcext:value-type="float">
            <text:p>8027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ESS_R02_2004_SPA_ES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ás o menos como todos</text:p>
          </table:table-cell>
          <table:table-cell office:value-type="float" office:value="8028" calcext:value-type="float">
            <text:p>8028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ESS_R02_2004_SPA_ES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ás que la mayoría</text:p>
          </table:table-cell>
          <table:table-cell office:value-type="float" office:value="8029" calcext:value-type="float">
            <text:p>8029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ESS_R02_2004_SPA_ES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ucho más que la mayoría</text:p>
          </table:table-cell>
          <table:table-cell office:value-type="float" office:value="8030" calcext:value-type="float">
            <text:p>8030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ESS_R02_2004_SPA_ES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(No sabe)</text:p>
          </table:table-cell>
          <table:table-cell office:value-type="float" office:value="8031" calcext:value-type="float">
            <text:p>8031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ESS_R02_2004_SPA_ES_5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muy seguro/a</text:p>
          </table:table-cell>
          <table:table-cell office:value-type="float" office:value="8032" calcext:value-type="float">
            <text:p>8032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string" calcext:value-type="string">
            <text:p>ESS_R02_2004_SPA_ES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seguro/a</text:p>
          </table:table-cell>
          <table:table-cell office:value-type="float" office:value="8033" calcext:value-type="float">
            <text:p>8033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string" calcext:value-type="string">
            <text:p>ESS_R02_2004_SPA_ES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inseguro/a</text:p>
          </table:table-cell>
          <table:table-cell office:value-type="float" office:value="8034" calcext:value-type="float">
            <text:p>8034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string" calcext:value-type="string">
            <text:p>ESS_R02_2004_SPA_ES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muy inseguro/a</text:p>
          </table:table-cell>
          <table:table-cell office:value-type="float" office:value="8035" calcext:value-type="float">
            <text:p>8035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string" calcext:value-type="string">
            <text:p>ESS_R02_2004_SPA_ES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(No sabe)</text:p>
          </table:table-cell>
          <table:table-cell office:value-type="float" office:value="8036" calcext:value-type="float">
            <text:p>8036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string" calcext:value-type="string">
            <text:p>ESS_R02_2004_SPA_ES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muy buena</text:p>
          </table:table-cell>
          <table:table-cell office:value-type="float" office:value="8037" calcext:value-type="float">
            <text:p>8037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string" calcext:value-type="string">
            <text:p>ESS_R02_2004_SPA_ES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buena</text:p>
          </table:table-cell>
          <table:table-cell office:value-type="float" office:value="8038" calcext:value-type="float">
            <text:p>8038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string" calcext:value-type="string">
            <text:p>ESS_R02_2004_SPA_ES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ormal</text:p>
          </table:table-cell>
          <table:table-cell office:value-type="float" office:value="8039" calcext:value-type="float">
            <text:p>8039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string" calcext:value-type="string">
            <text:p>ESS_R02_2004_SPA_ES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mala</text:p>
          </table:table-cell>
          <table:table-cell office:value-type="float" office:value="8040" calcext:value-type="float">
            <text:p>804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string" calcext:value-type="string">
            <text:p>ESS_R02_2004_SPA_ES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muy mala</text:p>
          </table:table-cell>
          <table:table-cell office:value-type="float" office:value="8041" calcext:value-type="float">
            <text:p>8041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string" calcext:value-type="string">
            <text:p>ESS_R02_2004_SPA_ES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(No sabe)</text:p>
          </table:table-cell>
          <table:table-cell office:value-type="float" office:value="8042" calcext:value-type="float">
            <text:p>8042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string" calcext:value-type="string">
            <text:p>ESS_R02_2004_SPA_ES_6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Sí, muchas</text:p>
          </table:table-cell>
          <table:table-cell office:value-type="float" office:value="8043" calcext:value-type="float">
            <text:p>8043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6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Sí, hasta cierto punto</text:p>
          </table:table-cell>
          <table:table-cell office:value-type="float" office:value="8044" calcext:value-type="float">
            <text:p>8044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6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No</text:p>
          </table:table-cell>
          <table:table-cell office:value-type="float" office:value="8045" calcext:value-type="float">
            <text:p>8045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6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(No sabe)</text:p>
          </table:table-cell>
          <table:table-cell office:value-type="float" office:value="8046" calcext:value-type="float">
            <text:p>8046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6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6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6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<text:s/>Nada Religioso</text:p>
          </table:table-cell>
          <table:table-cell office:value-type="float" office:value="8047" calcext:value-type="float">
            <text:p>8047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ESS_R02_2004_SPA_ES_66</text:p>
          </table:table-cell>
          <table:table-cell office:value-type="string" calcext:value-type="string">
            <text:p>C13</text:p>
          </table:table-cell>
          <table:table-cell office:value-type="float" office:value="1" calcext:value-type="float">
            <text:p>1</text:p>
          </table:table-cell>
          <table:table-cell office:value-type="float" office:value="8048" calcext:value-type="float">
            <text:p>8048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ESS_R02_2004_SPA_ES_66</text:p>
          </table:table-cell>
          <table:table-cell office:value-type="string" calcext:value-type="string">
            <text:p>C13</text:p>
          </table:table-cell>
          <table:table-cell office:value-type="float" office:value="2" calcext:value-type="float">
            <text:p>2</text:p>
          </table:table-cell>
          <table:table-cell office:value-type="float" office:value="8049" calcext:value-type="float">
            <text:p>8049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ESS_R02_2004_SPA_ES_66</text:p>
          </table:table-cell>
          <table:table-cell office:value-type="string" calcext:value-type="string">
            <text:p>C13</text:p>
          </table:table-cell>
          <table:table-cell office:value-type="float" office:value="3" calcext:value-type="float">
            <text:p>3</text:p>
          </table:table-cell>
          <table:table-cell office:value-type="float" office:value="8050" calcext:value-type="float">
            <text:p>8050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ESS_R02_2004_SPA_ES_66</text:p>
          </table:table-cell>
          <table:table-cell office:value-type="string" calcext:value-type="string">
            <text:p>C13</text:p>
          </table:table-cell>
          <table:table-cell office:value-type="float" office:value="4" calcext:value-type="float">
            <text:p>4</text:p>
          </table:table-cell>
          <table:table-cell office:value-type="float" office:value="8051" calcext:value-type="float">
            <text:p>8051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ESS_R02_2004_SPA_ES_66</text:p>
          </table:table-cell>
          <table:table-cell office:value-type="string" calcext:value-type="string">
            <text:p>C13</text:p>
          </table:table-cell>
          <table:table-cell office:value-type="float" office:value="5" calcext:value-type="float">
            <text:p>5</text:p>
          </table:table-cell>
          <table:table-cell office:value-type="float" office:value="8052" calcext:value-type="float">
            <text:p>8052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ESS_R02_2004_SPA_ES_66</text:p>
          </table:table-cell>
          <table:table-cell office:value-type="string" calcext:value-type="string">
            <text:p>C13</text:p>
          </table:table-cell>
          <table:table-cell office:value-type="float" office:value="6" calcext:value-type="float">
            <text:p>6</text:p>
          </table:table-cell>
          <table:table-cell office:value-type="float" office:value="8053" calcext:value-type="float">
            <text:p>8053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ESS_R02_2004_SPA_ES_66</text:p>
          </table:table-cell>
          <table:table-cell office:value-type="string" calcext:value-type="string">
            <text:p>C13</text:p>
          </table:table-cell>
          <table:table-cell office:value-type="float" office:value="7" calcext:value-type="float">
            <text:p>7</text:p>
          </table:table-cell>
          <table:table-cell office:value-type="float" office:value="8054" calcext:value-type="float">
            <text:p>8054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ESS_R02_2004_SPA_ES_66</text:p>
          </table:table-cell>
          <table:table-cell office:value-type="string" calcext:value-type="string">
            <text:p>C13</text:p>
          </table:table-cell>
          <table:table-cell office:value-type="float" office:value="8" calcext:value-type="float">
            <text:p>8</text:p>
          </table:table-cell>
          <table:table-cell office:value-type="float" office:value="8055" calcext:value-type="float">
            <text:p>8055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ESS_R02_2004_SPA_ES_66</text:p>
          </table:table-cell>
          <table:table-cell office:value-type="string" calcext:value-type="string">
            <text:p>C13</text:p>
          </table:table-cell>
          <table:table-cell office:value-type="float" office:value="9" calcext:value-type="float">
            <text:p>9</text:p>
          </table:table-cell>
          <table:table-cell office:value-type="float" office:value="8056" calcext:value-type="float">
            <text:p>8056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ESS_R02_2004_SPA_ES_6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<text:s/>Muy religioso</text:p>
          </table:table-cell>
          <table:table-cell office:value-type="float" office:value="8057" calcext:value-type="float">
            <text:p>8057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ESS_R02_2004_SPA_ES_6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(No sabe)</text:p>
          </table:table-cell>
          <table:table-cell office:value-type="float" office:value="8058" calcext:value-type="float">
            <text:p>8058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ESS_R02_2004_SPA_ES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Todos los días</text:p>
          </table:table-cell>
          <table:table-cell office:value-type="float" office:value="8059" calcext:value-type="float">
            <text:p>8059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Más de una vez a la semana</text:p>
          </table:table-cell>
          <table:table-cell office:value-type="float" office:value="8060" calcext:value-type="float">
            <text:p>8060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Una vez a la semana</text:p>
          </table:table-cell>
          <table:table-cell office:value-type="float" office:value="8061" calcext:value-type="float">
            <text:p>8061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Al menos una vez al mes</text:p>
          </table:table-cell>
          <table:table-cell office:value-type="float" office:value="8062" calcext:value-type="float">
            <text:p>8062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Sólo en fiestas religiosas especiales</text:p>
          </table:table-cell>
          <table:table-cell office:value-type="float" office:value="8063" calcext:value-type="float">
            <text:p>8063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Con menor frecuencia</text:p>
          </table:table-cell>
          <table:table-cell office:value-type="float" office:value="8064" calcext:value-type="float">
            <text:p>8064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Nunca</text:p>
          </table:table-cell>
          <table:table-cell office:value-type="float" office:value="8065" calcext:value-type="float">
            <text:p>8065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(No sabe)</text:p>
          </table:table-cell>
          <table:table-cell office:value-type="float" office:value="8066" calcext:value-type="float">
            <text:p>8066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Todos los días</text:p>
          </table:table-cell>
          <table:table-cell office:value-type="float" office:value="8059" calcext:value-type="float">
            <text:p>8059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Más de una vez a la semana</text:p>
          </table:table-cell>
          <table:table-cell office:value-type="float" office:value="8060" calcext:value-type="float">
            <text:p>8060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Una vez a la semana</text:p>
          </table:table-cell>
          <table:table-cell office:value-type="float" office:value="8061" calcext:value-type="float">
            <text:p>8061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Al menos una vez al mes</text:p>
          </table:table-cell>
          <table:table-cell office:value-type="float" office:value="8062" calcext:value-type="float">
            <text:p>8062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Sólo en fiestas religiosas especiales</text:p>
          </table:table-cell>
          <table:table-cell office:value-type="float" office:value="8063" calcext:value-type="float">
            <text:p>8063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on menor frecuencia</text:p>
          </table:table-cell>
          <table:table-cell office:value-type="float" office:value="8064" calcext:value-type="float">
            <text:p>8064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Nunca</text:p>
          </table:table-cell>
          <table:table-cell office:value-type="float" office:value="8065" calcext:value-type="float">
            <text:p>8065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(No sabe)</text:p>
          </table:table-cell>
          <table:table-cell office:value-type="float" office:value="8066" calcext:value-type="float">
            <text:p>8066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69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7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72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7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74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Hace menos de un año</text:p>
          </table:table-cell>
          <table:table-cell office:value-type="float" office:value="8067" calcext:value-type="float">
            <text:p>8067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string" calcext:value-type="string">
            <text:p>ESS_R02_2004_SPA_ES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Entre 1 y 5 años</text:p>
          </table:table-cell>
          <table:table-cell office:value-type="float" office:value="8068" calcext:value-type="float">
            <text:p>8068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string" calcext:value-type="string">
            <text:p>ESS_R02_2004_SPA_ES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Entre 6 y 10 años</text:p>
          </table:table-cell>
          <table:table-cell office:value-type="float" office:value="8069" calcext:value-type="float">
            <text:p>8069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string" calcext:value-type="string">
            <text:p>ESS_R02_2004_SPA_ES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Entre 11 y 20 años</text:p>
          </table:table-cell>
          <table:table-cell office:value-type="float" office:value="8070" calcext:value-type="float">
            <text:p>8070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string" calcext:value-type="string">
            <text:p>ESS_R02_2004_SPA_ES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Hace más de 20 años</text:p>
          </table:table-cell>
          <table:table-cell office:value-type="float" office:value="8071" calcext:value-type="float">
            <text:p>8071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string" calcext:value-type="string">
            <text:p>ESS_R02_2004_SPA_ES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(No sabe)</text:p>
          </table:table-cell>
          <table:table-cell office:value-type="float" office:value="8072" calcext:value-type="float">
            <text:p>8072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string" calcext:value-type="string">
            <text:p>ESS_R02_2004_SPA_ES_76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ANOTAR MÁXIMO 2 IDIOMAS</text:p>
          </table:table-cell>
          <table:table-cell office:value-type="float" office:value="8073" calcext:value-type="float">
            <text:p>8073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string" calcext:value-type="string">
            <text:p>ESS_R02_2004_SPA_ES_76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(No sabe)</text:p>
          </table:table-cell>
          <table:table-cell office:value-type="float" office:value="8074" calcext:value-type="float">
            <text:p>8074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string" calcext:value-type="string">
            <text:p>ESS_R02_2004_SPA_ES_77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7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Sí</text:p>
          </table:table-cell>
          <table:table-cell office:value-type="float" office:value="7903" calcext:value-type="float">
            <text:p>7903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2_2004_SPA_ES_7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No</text:p>
          </table:table-cell>
          <table:table-cell office:value-type="float" office:value="7904" calcext:value-type="float">
            <text:p>7904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2_2004_SPA_ES_7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(No sabe)</text:p>
          </table:table-cell>
          <table:table-cell office:value-type="float" office:value="7905" calcext:value-type="float">
            <text:p>7905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2_2004_SPA_ES_7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80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8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Muy bien</text:p>
          </table:table-cell>
          <table:table-cell office:value-type="float" office:value="8075" calcext:value-type="float">
            <text:p>8075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ESS_R02_2004_SPA_ES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Bien</text:p>
          </table:table-cell>
          <table:table-cell office:value-type="float" office:value="8076" calcext:value-type="float">
            <text:p>8076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ESS_R02_2004_SPA_ES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Ni bien ni mal</text:p>
          </table:table-cell>
          <table:table-cell office:value-type="float" office:value="8077" calcext:value-type="float">
            <text:p>8077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ESS_R02_2004_SPA_ES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Mal</text:p>
          </table:table-cell>
          <table:table-cell office:value-type="float" office:value="8078" calcext:value-type="float">
            <text:p>8078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ESS_R02_2004_SPA_ES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Muy mal</text:p>
          </table:table-cell>
          <table:table-cell office:value-type="float" office:value="8079" calcext:value-type="float">
            <text:p>8079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ESS_R02_2004_SPA_ES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No sabe(No sugerir)</text:p>
          </table:table-cell>
          <table:table-cell office:value-type="float" office:value="8080" calcext:value-type="float">
            <text:p>8080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ESS_R02_2004_SPA_ES_8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Muy bien</text:p>
          </table:table-cell>
          <table:table-cell office:value-type="float" office:value="8075" calcext:value-type="float">
            <text:p>8075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ESS_R02_2004_SPA_ES_8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Bien</text:p>
          </table:table-cell>
          <table:table-cell office:value-type="float" office:value="8076" calcext:value-type="float">
            <text:p>8076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ESS_R02_2004_SPA_ES_8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Ni bien ni mal</text:p>
          </table:table-cell>
          <table:table-cell office:value-type="float" office:value="8077" calcext:value-type="float">
            <text:p>8077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ESS_R02_2004_SPA_ES_8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Mal</text:p>
          </table:table-cell>
          <table:table-cell office:value-type="float" office:value="8078" calcext:value-type="float">
            <text:p>8078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ESS_R02_2004_SPA_ES_8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Muy mal</text:p>
          </table:table-cell>
          <table:table-cell office:value-type="float" office:value="8079" calcext:value-type="float">
            <text:p>8079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ESS_R02_2004_SPA_ES_8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No sabe(No sugerir)</text:p>
          </table:table-cell>
          <table:table-cell office:value-type="float" office:value="8080" calcext:value-type="float">
            <text:p>8080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ESS_R02_2004_SPA_ES_8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Muy bien</text:p>
          </table:table-cell>
          <table:table-cell office:value-type="float" office:value="8075" calcext:value-type="float">
            <text:p>8075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ESS_R02_2004_SPA_ES_8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Bien</text:p>
          </table:table-cell>
          <table:table-cell office:value-type="float" office:value="8076" calcext:value-type="float">
            <text:p>8076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ESS_R02_2004_SPA_ES_8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Ni bien ni mal</text:p>
          </table:table-cell>
          <table:table-cell office:value-type="float" office:value="8077" calcext:value-type="float">
            <text:p>8077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ESS_R02_2004_SPA_ES_8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Mal</text:p>
          </table:table-cell>
          <table:table-cell office:value-type="float" office:value="8078" calcext:value-type="float">
            <text:p>8078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ESS_R02_2004_SPA_ES_8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Muy mal</text:p>
          </table:table-cell>
          <table:table-cell office:value-type="float" office:value="8079" calcext:value-type="float">
            <text:p>8079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ESS_R02_2004_SPA_ES_8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No sabe(No sugerir)</text:p>
          </table:table-cell>
          <table:table-cell office:value-type="float" office:value="8080" calcext:value-type="float">
            <text:p>8080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ESS_R02_2004_SPA_ES_8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Muy bien</text:p>
          </table:table-cell>
          <table:table-cell office:value-type="float" office:value="8075" calcext:value-type="float">
            <text:p>8075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ESS_R02_2004_SPA_ES_8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Bien</text:p>
          </table:table-cell>
          <table:table-cell office:value-type="float" office:value="8076" calcext:value-type="float">
            <text:p>8076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ESS_R02_2004_SPA_ES_8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Ni bien ni mal</text:p>
          </table:table-cell>
          <table:table-cell office:value-type="float" office:value="8077" calcext:value-type="float">
            <text:p>8077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ESS_R02_2004_SPA_ES_8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Mal</text:p>
          </table:table-cell>
          <table:table-cell office:value-type="float" office:value="8078" calcext:value-type="float">
            <text:p>8078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ESS_R02_2004_SPA_ES_8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Muy mal</text:p>
          </table:table-cell>
          <table:table-cell office:value-type="float" office:value="8079" calcext:value-type="float">
            <text:p>8079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ESS_R02_2004_SPA_ES_8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No sabe(No sugerir)</text:p>
          </table:table-cell>
          <table:table-cell office:value-type="float" office:value="8080" calcext:value-type="float">
            <text:p>8080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ESS_R02_2004_SPA_ES_8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Muy bien</text:p>
          </table:table-cell>
          <table:table-cell office:value-type="float" office:value="8075" calcext:value-type="float">
            <text:p>8075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ESS_R02_2004_SPA_ES_8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Bien</text:p>
          </table:table-cell>
          <table:table-cell office:value-type="float" office:value="8076" calcext:value-type="float">
            <text:p>8076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ESS_R02_2004_SPA_ES_8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Ni bien ni mal</text:p>
          </table:table-cell>
          <table:table-cell office:value-type="float" office:value="8077" calcext:value-type="float">
            <text:p>8077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ESS_R02_2004_SPA_ES_8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Mal</text:p>
          </table:table-cell>
          <table:table-cell office:value-type="float" office:value="8078" calcext:value-type="float">
            <text:p>8078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ESS_R02_2004_SPA_ES_8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Muy mal</text:p>
          </table:table-cell>
          <table:table-cell office:value-type="float" office:value="8079" calcext:value-type="float">
            <text:p>8079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ESS_R02_2004_SPA_ES_8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No sabe(No sugerir)</text:p>
          </table:table-cell>
          <table:table-cell office:value-type="float" office:value="8080" calcext:value-type="float">
            <text:p>8080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ESS_R02_2004_SPA_ES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Nunca o casi nunca</text:p>
          </table:table-cell>
          <table:table-cell office:value-type="float" office:value="8081" calcext:value-type="float">
            <text:p>8081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ESS_R02_2004_SPA_ES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Algunas veces</text:p>
          </table:table-cell>
          <table:table-cell office:value-type="float" office:value="8082" calcext:value-type="float">
            <text:p>8082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ESS_R02_2004_SPA_ES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Más o menos la mitad de las veces</text:p>
          </table:table-cell>
          <table:table-cell office:value-type="float" office:value="8083" calcext:value-type="float">
            <text:p>8083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ESS_R02_2004_SPA_ES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La mayoría de las veces</text:p>
          </table:table-cell>
          <table:table-cell office:value-type="float" office:value="8084" calcext:value-type="float">
            <text:p>8084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ESS_R02_2004_SPA_ES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iempre o casi siempre</text:p>
          </table:table-cell>
          <table:table-cell office:value-type="float" office:value="8085" calcext:value-type="float">
            <text:p>8085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ESS_R02_2004_SPA_ES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No tiene problemas de salud (No sugerir)</text:p>
          </table:table-cell>
          <table:table-cell office:value-type="float" office:value="8086" calcext:value-type="float">
            <text:p>8086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ESS_R02_2004_SPA_ES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No sabe</text:p>
          </table:table-cell>
          <table:table-cell office:value-type="float" office:value="8087" calcext:value-type="float">
            <text:p>8087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ESS_R02_2004_SPA_ES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Nunca o casi nunca</text:p>
          </table:table-cell>
          <table:table-cell office:value-type="float" office:value="8081" calcext:value-type="float">
            <text:p>8081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ESS_R02_2004_SPA_ES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lgunas veces</text:p>
          </table:table-cell>
          <table:table-cell office:value-type="float" office:value="8082" calcext:value-type="float">
            <text:p>8082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ESS_R02_2004_SPA_ES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Más o menos la mitad de las veces</text:p>
          </table:table-cell>
          <table:table-cell office:value-type="float" office:value="8083" calcext:value-type="float">
            <text:p>8083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ESS_R02_2004_SPA_ES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La mayoría de las veces</text:p>
          </table:table-cell>
          <table:table-cell office:value-type="float" office:value="8084" calcext:value-type="float">
            <text:p>8084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ESS_R02_2004_SPA_ES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Siempre o casi siempre</text:p>
          </table:table-cell>
          <table:table-cell office:value-type="float" office:value="8085" calcext:value-type="float">
            <text:p>8085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ESS_R02_2004_SPA_ES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No tiene problemas de salud (No sugerir)</text:p>
          </table:table-cell>
          <table:table-cell office:value-type="float" office:value="8086" calcext:value-type="float">
            <text:p>8086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ESS_R02_2004_SPA_ES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No sabe</text:p>
          </table:table-cell>
          <table:table-cell office:value-type="float" office:value="8087" calcext:value-type="float">
            <text:p>8087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ESS_R02_2004_SPA_ES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Nunca o casi nunca</text:p>
          </table:table-cell>
          <table:table-cell office:value-type="float" office:value="8081" calcext:value-type="float">
            <text:p>8081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ESS_R02_2004_SPA_ES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Algunas veces</text:p>
          </table:table-cell>
          <table:table-cell office:value-type="float" office:value="8082" calcext:value-type="float">
            <text:p>8082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ESS_R02_2004_SPA_ES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Más o menos la mitad de las veces</text:p>
          </table:table-cell>
          <table:table-cell office:value-type="float" office:value="8083" calcext:value-type="float">
            <text:p>8083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ESS_R02_2004_SPA_ES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La mayoría de las veces</text:p>
          </table:table-cell>
          <table:table-cell office:value-type="float" office:value="8084" calcext:value-type="float">
            <text:p>8084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ESS_R02_2004_SPA_ES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Siempre o casi siempre</text:p>
          </table:table-cell>
          <table:table-cell office:value-type="float" office:value="8085" calcext:value-type="float">
            <text:p>8085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ESS_R02_2004_SPA_ES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No tiene problemas de salud (No sugerir)</text:p>
          </table:table-cell>
          <table:table-cell office:value-type="float" office:value="8086" calcext:value-type="float">
            <text:p>8086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ESS_R02_2004_SPA_ES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No sabe</text:p>
          </table:table-cell>
          <table:table-cell office:value-type="float" office:value="8087" calcext:value-type="float">
            <text:p>8087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ESS_R02_2004_SPA_ES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No fui a la farmacia a por el medicamento</text:p>
          </table:table-cell>
          <table:table-cell office:value-type="float" office:value="8088" calcext:value-type="float">
            <text:p>8088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string" calcext:value-type="string">
            <text:p>ESS_R02_2004_SPA_ES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Fui a por el medicamento pero no lo utilicé</text:p>
          </table:table-cell>
          <table:table-cell office:value-type="float" office:value="8089" calcext:value-type="float">
            <text:p>8089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string" calcext:value-type="string">
            <text:p>ESS_R02_2004_SPA_ES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Utilicé parte o todo el medicamento pero no exactamente</text:p>
          </table:table-cell>
          <table:table-cell office:value-type="float" office:value="8090" calcext:value-type="float">
            <text:p>8090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string" calcext:value-type="string">
            <text:p>ESS_R02_2004_SPA_ES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como me lo recetaron</text:p>
          </table:table-cell>
          <table:table-cell office:value-type="float" office:value="8091" calcext:value-type="float">
            <text:p>8091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string" calcext:value-type="string">
            <text:p>ESS_R02_2004_SPA_ES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Utilicé el medicamento exactamente como me lo recetaron</text:p>
          </table:table-cell>
          <table:table-cell office:value-type="float" office:value="8092" calcext:value-type="float">
            <text:p>8092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string" calcext:value-type="string">
            <text:p>ESS_R02_2004_SPA_ES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No me acuerdo de la última vez (No sugerir)</text:p>
          </table:table-cell>
          <table:table-cell office:value-type="float" office:value="8093" calcext:value-type="float">
            <text:p>8093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string" calcext:value-type="string">
            <text:p>ESS_R02_2004_SPA_ES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Nunca me ha recetado nada un médico (No sugerir)</text:p>
          </table:table-cell>
          <table:table-cell office:value-type="float" office:value="8094" calcext:value-type="float">
            <text:p>8094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string" calcext:value-type="string">
            <text:p>ESS_R02_2004_SPA_ES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Otras respuestas (No sugerir)</text:p>
          </table:table-cell>
          <table:table-cell office:value-type="float" office:value="8095" calcext:value-type="float">
            <text:p>8095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string" calcext:value-type="string">
            <text:p>ESS_R02_2004_SPA_ES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No sabe</text:p>
          </table:table-cell>
          <table:table-cell office:value-type="float" office:value="8096" calcext:value-type="float">
            <text:p>8096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string" calcext:value-type="string">
            <text:p>ESS_R02_2004_SPA_ES_9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Sí</text:p>
          </table:table-cell>
          <table:table-cell office:value-type="float" office:value="8097" calcext:value-type="float">
            <text:p>8097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string" calcext:value-type="string">
            <text:p>ESS_R02_2004_SPA_ES_9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No</text:p>
          </table:table-cell>
          <table:table-cell office:value-type="float" office:value="8098" calcext:value-type="float">
            <text:p>8098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string" calcext:value-type="string">
            <text:p>ESS_R02_2004_SPA_ES_9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No sabe</text:p>
          </table:table-cell>
          <table:table-cell office:value-type="float" office:value="8099" calcext:value-type="float">
            <text:p>8099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string" calcext:value-type="string">
            <text:p>ESS_R02_2004_SPA_ES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Cuatro veces o más</text:p>
          </table:table-cell>
          <table:table-cell office:value-type="float" office:value="8100" calcext:value-type="float">
            <text:p>8100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ESS_R02_2004_SPA_ES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os o tres veces</text:p>
          </table:table-cell>
          <table:table-cell office:value-type="float" office:value="8101" calcext:value-type="float">
            <text:p>8101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ESS_R02_2004_SPA_ES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Una vez</text:p>
          </table:table-cell>
          <table:table-cell office:value-type="float" office:value="8102" calcext:value-type="float">
            <text:p>8102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ESS_R02_2004_SPA_ES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Nunca en los últimos 5 años</text:p>
          </table:table-cell>
          <table:table-cell office:value-type="float" office:value="8103" calcext:value-type="float">
            <text:p>8103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ESS_R02_2004_SPA_ES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No sabe</text:p>
          </table:table-cell>
          <table:table-cell office:value-type="float" office:value="8104" calcext:value-type="float">
            <text:p>8104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ESS_R02_2004_SPA_ES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A nadie</text:p>
          </table:table-cell>
          <table:table-cell office:value-type="float" office:value="8105" calcext:value-type="float">
            <text:p>8105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A amigos o familiares</text:p>
          </table:table-cell>
          <table:table-cell office:value-type="float" office:value="8106" calcext:value-type="float">
            <text:p>8106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A la farmacia / parafarmacia</text:p>
          </table:table-cell>
          <table:table-cell office:value-type="float" office:value="8107" calcext:value-type="float">
            <text:p>8107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A un médico</text:p>
          </table:table-cell>
          <table:table-cell office:value-type="float" office:value="8108" calcext:value-type="float">
            <text:p>8108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A una enfermera</text:p>
          </table:table-cell>
          <table:table-cell office:value-type="float" office:value="8109" calcext:value-type="float">
            <text:p>8109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A Internet / página web</text:p>
          </table:table-cell>
          <table:table-cell office:value-type="float" office:value="8110" calcext:value-type="float">
            <text:p>811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A una línea telefónica de atención médica</text:p>
          </table:table-cell>
          <table:table-cell office:value-type="float" office:value="8111" calcext:value-type="float">
            <text:p>8111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A otro profesional</text:p>
          </table:table-cell>
          <table:table-cell office:value-type="float" office:value="8112" calcext:value-type="float">
            <text:p>81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o sabe</text:p>
          </table:table-cell>
          <table:table-cell office:value-type="float" office:value="8113" calcext:value-type="float">
            <text:p>8113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Acupuntura o acupresión</text:p>
          </table:table-cell>
          <table:table-cell office:value-type="float" office:value="8114" calcext:value-type="float">
            <text:p>8114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SPA_ES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Medicina china</text:p>
          </table:table-cell>
          <table:table-cell office:value-type="float" office:value="8115" calcext:value-type="float">
            <text:p>8115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SPA_ES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Quiropraxia u osteopatía</text:p>
          </table:table-cell>
          <table:table-cell office:value-type="float" office:value="8116" calcext:value-type="float">
            <text:p>8116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SPA_ES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Plantas medicinales u homeopatía</text:p>
          </table:table-cell>
          <table:table-cell office:value-type="float" office:value="8117" calcext:value-type="float">
            <text:p>8117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SPA_ES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Hipnoterapia</text:p>
          </table:table-cell>
          <table:table-cell office:value-type="float" office:value="8118" calcext:value-type="float">
            <text:p>8118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SPA_ES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Terapia de Masajes</text:p>
          </table:table-cell>
          <table:table-cell office:value-type="float" office:value="8119" calcext:value-type="float">
            <text:p>8119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SPA_ES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Fisioterapia</text:p>
          </table:table-cell>
          <table:table-cell office:value-type="float" office:value="8120" calcext:value-type="float">
            <text:p>8120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SPA_ES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Reflexología</text:p>
          </table:table-cell>
          <table:table-cell office:value-type="float" office:value="8121" calcext:value-type="float">
            <text:p>8121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SPA_ES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Otro profesional</text:p>
          </table:table-cell>
          <table:table-cell office:value-type="float" office:value="8122" calcext:value-type="float">
            <text:p>8122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SPA_ES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No sabe</text:p>
          </table:table-cell>
          <table:table-cell office:value-type="float" office:value="8123" calcext:value-type="float">
            <text:p>8123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SPA_ES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A nadie</text:p>
          </table:table-cell>
          <table:table-cell office:value-type="float" office:value="8105" calcext:value-type="float">
            <text:p>8105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A amigos o familiares</text:p>
          </table:table-cell>
          <table:table-cell office:value-type="float" office:value="8106" calcext:value-type="float">
            <text:p>8106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A la farmacia / parafarmacia</text:p>
          </table:table-cell>
          <table:table-cell office:value-type="float" office:value="8107" calcext:value-type="float">
            <text:p>8107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A un médico</text:p>
          </table:table-cell>
          <table:table-cell office:value-type="float" office:value="8108" calcext:value-type="float">
            <text:p>8108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A una enfermera</text:p>
          </table:table-cell>
          <table:table-cell office:value-type="float" office:value="8109" calcext:value-type="float">
            <text:p>8109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A Internet / página web</text:p>
          </table:table-cell>
          <table:table-cell office:value-type="float" office:value="8110" calcext:value-type="float">
            <text:p>811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A una línea telefónica de atención médica</text:p>
          </table:table-cell>
          <table:table-cell office:value-type="float" office:value="8111" calcext:value-type="float">
            <text:p>8111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A otro profesional</text:p>
          </table:table-cell>
          <table:table-cell office:value-type="float" office:value="8112" calcext:value-type="float">
            <text:p>81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o sabe</text:p>
          </table:table-cell>
          <table:table-cell office:value-type="float" office:value="8113" calcext:value-type="float">
            <text:p>8113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Acupuntura o acupresión</text:p>
          </table:table-cell>
          <table:table-cell office:value-type="float" office:value="8114" calcext:value-type="float">
            <text:p>8114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SPA_ES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Medicina china</text:p>
          </table:table-cell>
          <table:table-cell office:value-type="float" office:value="8115" calcext:value-type="float">
            <text:p>8115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SPA_ES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Quiropraxia u osteopatía</text:p>
          </table:table-cell>
          <table:table-cell office:value-type="float" office:value="8116" calcext:value-type="float">
            <text:p>8116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SPA_ES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Plantas medicinales u homeopatía</text:p>
          </table:table-cell>
          <table:table-cell office:value-type="float" office:value="8117" calcext:value-type="float">
            <text:p>8117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SPA_ES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Hipnoterapia</text:p>
          </table:table-cell>
          <table:table-cell office:value-type="float" office:value="8118" calcext:value-type="float">
            <text:p>8118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SPA_ES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Terapia de Masajes</text:p>
          </table:table-cell>
          <table:table-cell office:value-type="float" office:value="8119" calcext:value-type="float">
            <text:p>8119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SPA_ES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Fisioterapia</text:p>
          </table:table-cell>
          <table:table-cell office:value-type="float" office:value="8120" calcext:value-type="float">
            <text:p>8120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SPA_ES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Reflexología</text:p>
          </table:table-cell>
          <table:table-cell office:value-type="float" office:value="8121" calcext:value-type="float">
            <text:p>8121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SPA_ES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Otro profesional</text:p>
          </table:table-cell>
          <table:table-cell office:value-type="float" office:value="8122" calcext:value-type="float">
            <text:p>8122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SPA_ES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No sabe</text:p>
          </table:table-cell>
          <table:table-cell office:value-type="float" office:value="8123" calcext:value-type="float">
            <text:p>8123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SPA_ES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A nadie</text:p>
          </table:table-cell>
          <table:table-cell office:value-type="float" office:value="8105" calcext:value-type="float">
            <text:p>8105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A amigos o familiares</text:p>
          </table:table-cell>
          <table:table-cell office:value-type="float" office:value="8106" calcext:value-type="float">
            <text:p>8106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A la farmacia / parafarmacia</text:p>
          </table:table-cell>
          <table:table-cell office:value-type="float" office:value="8107" calcext:value-type="float">
            <text:p>8107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A un médico</text:p>
          </table:table-cell>
          <table:table-cell office:value-type="float" office:value="8108" calcext:value-type="float">
            <text:p>8108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A una enfermera</text:p>
          </table:table-cell>
          <table:table-cell office:value-type="float" office:value="8109" calcext:value-type="float">
            <text:p>8109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A Internet / página web</text:p>
          </table:table-cell>
          <table:table-cell office:value-type="float" office:value="8110" calcext:value-type="float">
            <text:p>811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A una línea telefónica de atención médica</text:p>
          </table:table-cell>
          <table:table-cell office:value-type="float" office:value="8111" calcext:value-type="float">
            <text:p>8111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A otro profesional</text:p>
          </table:table-cell>
          <table:table-cell office:value-type="float" office:value="8112" calcext:value-type="float">
            <text:p>81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o sabe</text:p>
          </table:table-cell>
          <table:table-cell office:value-type="float" office:value="8113" calcext:value-type="float">
            <text:p>8113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Acupuntura o acupresión</text:p>
          </table:table-cell>
          <table:table-cell office:value-type="float" office:value="8114" calcext:value-type="float">
            <text:p>8114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SPA_ES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Medicina china</text:p>
          </table:table-cell>
          <table:table-cell office:value-type="float" office:value="8115" calcext:value-type="float">
            <text:p>8115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SPA_ES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Quiropraxia u osteopatía</text:p>
          </table:table-cell>
          <table:table-cell office:value-type="float" office:value="8116" calcext:value-type="float">
            <text:p>8116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SPA_ES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Plantas medicinales u homeopatía</text:p>
          </table:table-cell>
          <table:table-cell office:value-type="float" office:value="8117" calcext:value-type="float">
            <text:p>8117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SPA_ES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Hipnoterapia</text:p>
          </table:table-cell>
          <table:table-cell office:value-type="float" office:value="8118" calcext:value-type="float">
            <text:p>8118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SPA_ES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Terapia de Masajes</text:p>
          </table:table-cell>
          <table:table-cell office:value-type="float" office:value="8119" calcext:value-type="float">
            <text:p>8119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SPA_ES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Fisioterapia</text:p>
          </table:table-cell>
          <table:table-cell office:value-type="float" office:value="8120" calcext:value-type="float">
            <text:p>8120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SPA_ES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Reflexología</text:p>
          </table:table-cell>
          <table:table-cell office:value-type="float" office:value="8121" calcext:value-type="float">
            <text:p>8121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SPA_ES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Otro profesional</text:p>
          </table:table-cell>
          <table:table-cell office:value-type="float" office:value="8122" calcext:value-type="float">
            <text:p>8122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SPA_ES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No sabe</text:p>
          </table:table-cell>
          <table:table-cell office:value-type="float" office:value="8123" calcext:value-type="float">
            <text:p>8123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SPA_ES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A nadie</text:p>
          </table:table-cell>
          <table:table-cell office:value-type="float" office:value="8105" calcext:value-type="float">
            <text:p>8105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A amigos o familiares</text:p>
          </table:table-cell>
          <table:table-cell office:value-type="float" office:value="8106" calcext:value-type="float">
            <text:p>8106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A la farmacia / parafarmacia</text:p>
          </table:table-cell>
          <table:table-cell office:value-type="float" office:value="8107" calcext:value-type="float">
            <text:p>8107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A un médico</text:p>
          </table:table-cell>
          <table:table-cell office:value-type="float" office:value="8108" calcext:value-type="float">
            <text:p>8108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A una enfermera</text:p>
          </table:table-cell>
          <table:table-cell office:value-type="float" office:value="8109" calcext:value-type="float">
            <text:p>8109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A Internet / página web</text:p>
          </table:table-cell>
          <table:table-cell office:value-type="float" office:value="8110" calcext:value-type="float">
            <text:p>811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A una línea telefónica de atención médica</text:p>
          </table:table-cell>
          <table:table-cell office:value-type="float" office:value="8111" calcext:value-type="float">
            <text:p>8111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A otro profesional</text:p>
          </table:table-cell>
          <table:table-cell office:value-type="float" office:value="8112" calcext:value-type="float">
            <text:p>81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No sabe</text:p>
          </table:table-cell>
          <table:table-cell office:value-type="float" office:value="8113" calcext:value-type="float">
            <text:p>8113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Acupuntura o acupresión</text:p>
          </table:table-cell>
          <table:table-cell office:value-type="float" office:value="8114" calcext:value-type="float">
            <text:p>8114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SPA_ES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Medicina china</text:p>
          </table:table-cell>
          <table:table-cell office:value-type="float" office:value="8115" calcext:value-type="float">
            <text:p>8115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SPA_ES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Quiropraxia u osteopatía</text:p>
          </table:table-cell>
          <table:table-cell office:value-type="float" office:value="8116" calcext:value-type="float">
            <text:p>8116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SPA_ES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Plantas medicinales u homeopatía</text:p>
          </table:table-cell>
          <table:table-cell office:value-type="float" office:value="8117" calcext:value-type="float">
            <text:p>8117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SPA_ES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Hipnoterapia</text:p>
          </table:table-cell>
          <table:table-cell office:value-type="float" office:value="8118" calcext:value-type="float">
            <text:p>8118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SPA_ES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Terapia de Masajes</text:p>
          </table:table-cell>
          <table:table-cell office:value-type="float" office:value="8119" calcext:value-type="float">
            <text:p>8119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SPA_ES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Fisioterapia</text:p>
          </table:table-cell>
          <table:table-cell office:value-type="float" office:value="8120" calcext:value-type="float">
            <text:p>8120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SPA_ES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Reflexología</text:p>
          </table:table-cell>
          <table:table-cell office:value-type="float" office:value="8121" calcext:value-type="float">
            <text:p>8121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SPA_ES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Otro profesional</text:p>
          </table:table-cell>
          <table:table-cell office:value-type="float" office:value="8122" calcext:value-type="float">
            <text:p>8122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SPA_ES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No sabe</text:p>
          </table:table-cell>
          <table:table-cell office:value-type="float" office:value="8123" calcext:value-type="float">
            <text:p>8123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SPA_ES_101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...suficiente donde elegir</text:p>
          </table:table-cell>
          <table:table-cell office:value-type="float" office:value="8124" calcext:value-type="float">
            <text:p>8124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string" calcext:value-type="string">
            <text:p>ESS_R02_2004_SPA_ES_101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... no tiene suficiente donde elegir</text:p>
          </table:table-cell>
          <table:table-cell office:value-type="float" office:value="8125" calcext:value-type="float">
            <text:p>8125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string" calcext:value-type="string">
            <text:p>ESS_R02_2004_SPA_ES_101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No sabe (No leer)</text:p>
          </table:table-cell>
          <table:table-cell office:value-type="float" office:value="8126" calcext:value-type="float">
            <text:p>8126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string" calcext:value-type="string">
            <text:p>ESS_R02_2004_SPA_ES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...al mismo doctor para todos los problemas leves de salud</text:p>
          </table:table-cell>
          <table:table-cell office:value-type="float" office:value="8127" calcext:value-type="float">
            <text:p>8127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string" calcext:value-type="string">
            <text:p>ESS_R02_2004_SPA_ES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o prefiere ver a distintos médicos para distintos problemas leves de salud</text:p>
          </table:table-cell>
          <table:table-cell office:value-type="float" office:value="8128" calcext:value-type="float">
            <text:p>8128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string" calcext:value-type="string">
            <text:p>ESS_R02_2004_SPA_ES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No tiene preferencia / le da igual (No leer)</text:p>
          </table:table-cell>
          <table:table-cell office:value-type="float" office:value="8129" calcext:value-type="float">
            <text:p>8129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string" calcext:value-type="string">
            <text:p>ESS_R02_2004_SPA_ES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No sabe (No leer)</text:p>
          </table:table-cell>
          <table:table-cell office:value-type="float" office:value="8130" calcext:value-type="float">
            <text:p>8130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string" calcext:value-type="string">
            <text:p>ESS_R02_2004_SPA_ES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Nunca</text:p>
          </table:table-cell>
          <table:table-cell office:value-type="float" office:value="8131" calcext:value-type="float">
            <text:p>8131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2_2004_SPA_ES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Una o dos veces</text:p>
          </table:table-cell>
          <table:table-cell office:value-type="float" office:value="8132" calcext:value-type="float">
            <text:p>8132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2_2004_SPA_ES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Entre 3 y 5 veces</text:p>
          </table:table-cell>
          <table:table-cell office:value-type="float" office:value="8133" calcext:value-type="float">
            <text:p>8133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2_2004_SPA_ES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Entre 6 y 10 veces</text:p>
          </table:table-cell>
          <table:table-cell office:value-type="float" office:value="8134" calcext:value-type="float">
            <text:p>8134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2_2004_SPA_ES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Más de 10 veces</text:p>
          </table:table-cell>
          <table:table-cell office:value-type="float" office:value="8135" calcext:value-type="float">
            <text:p>8135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2_2004_SPA_ES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No sabe</text:p>
          </table:table-cell>
          <table:table-cell office:value-type="float" office:value="8136" calcext:value-type="float">
            <text:p>8136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2_2004_SPA_ES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Muy de acuerdo</text:p>
          </table:table-cell>
          <table:table-cell office:value-type="float" office:value="8137" calcext:value-type="float">
            <text:p>8137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e acuerdo</text:p>
          </table:table-cell>
          <table:table-cell office:value-type="float" office:value="8138" calcext:value-type="float">
            <text:p>8138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8139" calcext:value-type="float">
            <text:p>8139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En desacuerdo</text:p>
          </table:table-cell>
          <table:table-cell office:value-type="float" office:value="8140" calcext:value-type="float">
            <text:p>8140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Muy en desacuerdo</text:p>
          </table:table-cell>
          <table:table-cell office:value-type="float" office:value="8141" calcext:value-type="float">
            <text:p>8141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No sabe</text:p>
          </table:table-cell>
          <table:table-cell office:value-type="float" office:value="8142" calcext:value-type="float">
            <text:p>8142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05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Muy de acuerdo</text:p>
          </table:table-cell>
          <table:table-cell office:value-type="float" office:value="8137" calcext:value-type="float">
            <text:p>8137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05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De acuerdo</text:p>
          </table:table-cell>
          <table:table-cell office:value-type="float" office:value="8138" calcext:value-type="float">
            <text:p>8138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05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8139" calcext:value-type="float">
            <text:p>8139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05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En desacuerdo</text:p>
          </table:table-cell>
          <table:table-cell office:value-type="float" office:value="8140" calcext:value-type="float">
            <text:p>8140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05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Muy en desacuerdo</text:p>
          </table:table-cell>
          <table:table-cell office:value-type="float" office:value="8141" calcext:value-type="float">
            <text:p>8141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05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No sabe</text:p>
          </table:table-cell>
          <table:table-cell office:value-type="float" office:value="8142" calcext:value-type="float">
            <text:p>8142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06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Muy de acuerdo</text:p>
          </table:table-cell>
          <table:table-cell office:value-type="float" office:value="8137" calcext:value-type="float">
            <text:p>8137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06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De acuerdo</text:p>
          </table:table-cell>
          <table:table-cell office:value-type="float" office:value="8138" calcext:value-type="float">
            <text:p>8138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06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8139" calcext:value-type="float">
            <text:p>8139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06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En desacuerdo</text:p>
          </table:table-cell>
          <table:table-cell office:value-type="float" office:value="8140" calcext:value-type="float">
            <text:p>8140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06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Muy en desacuerdo</text:p>
          </table:table-cell>
          <table:table-cell office:value-type="float" office:value="8141" calcext:value-type="float">
            <text:p>8141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06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No sabe</text:p>
          </table:table-cell>
          <table:table-cell office:value-type="float" office:value="8142" calcext:value-type="float">
            <text:p>8142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07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Muy de acuerdo</text:p>
          </table:table-cell>
          <table:table-cell office:value-type="float" office:value="8137" calcext:value-type="float">
            <text:p>8137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07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De acuerdo</text:p>
          </table:table-cell>
          <table:table-cell office:value-type="float" office:value="8138" calcext:value-type="float">
            <text:p>8138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07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8139" calcext:value-type="float">
            <text:p>8139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07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En desacuerdo</text:p>
          </table:table-cell>
          <table:table-cell office:value-type="float" office:value="8140" calcext:value-type="float">
            <text:p>8140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07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Muy en desacuerdo</text:p>
          </table:table-cell>
          <table:table-cell office:value-type="float" office:value="8141" calcext:value-type="float">
            <text:p>8141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07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No sabe</text:p>
          </table:table-cell>
          <table:table-cell office:value-type="float" office:value="8142" calcext:value-type="float">
            <text:p>8142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08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Muy de acuerdo</text:p>
          </table:table-cell>
          <table:table-cell office:value-type="float" office:value="8137" calcext:value-type="float">
            <text:p>8137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08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De acuerdo</text:p>
          </table:table-cell>
          <table:table-cell office:value-type="float" office:value="8138" calcext:value-type="float">
            <text:p>8138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08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8139" calcext:value-type="float">
            <text:p>8139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08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En desacuerdo</text:p>
          </table:table-cell>
          <table:table-cell office:value-type="float" office:value="8140" calcext:value-type="float">
            <text:p>8140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08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Muy en desacuerdo</text:p>
          </table:table-cell>
          <table:table-cell office:value-type="float" office:value="8141" calcext:value-type="float">
            <text:p>8141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08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No sabe</text:p>
          </table:table-cell>
          <table:table-cell office:value-type="float" office:value="8142" calcext:value-type="float">
            <text:p>8142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09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Muy de acuerdo</text:p>
          </table:table-cell>
          <table:table-cell office:value-type="float" office:value="8137" calcext:value-type="float">
            <text:p>8137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09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De acuerdo</text:p>
          </table:table-cell>
          <table:table-cell office:value-type="float" office:value="8138" calcext:value-type="float">
            <text:p>8138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09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8139" calcext:value-type="float">
            <text:p>8139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09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En desacuerdo</text:p>
          </table:table-cell>
          <table:table-cell office:value-type="float" office:value="8140" calcext:value-type="float">
            <text:p>8140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09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Muy en desacuerdo</text:p>
          </table:table-cell>
          <table:table-cell office:value-type="float" office:value="8141" calcext:value-type="float">
            <text:p>8141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09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No sabe</text:p>
          </table:table-cell>
          <table:table-cell office:value-type="float" office:value="8142" calcext:value-type="float">
            <text:p>8142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Nunca o casi nunca</text:p>
          </table:table-cell>
          <table:table-cell office:value-type="float" office:value="8143" calcext:value-type="float">
            <text:p>8143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2_2004_SPA_ES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Algunas veces</text:p>
          </table:table-cell>
          <table:table-cell office:value-type="float" office:value="8144" calcext:value-type="float">
            <text:p>8144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2_2004_SPA_ES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Más o menos la mitad de las veces</text:p>
          </table:table-cell>
          <table:table-cell office:value-type="float" office:value="8145" calcext:value-type="float">
            <text:p>8145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2_2004_SPA_ES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La mayoría de las veces</text:p>
          </table:table-cell>
          <table:table-cell office:value-type="float" office:value="8146" calcext:value-type="float">
            <text:p>8146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2_2004_SPA_ES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Siempre o casi siempre</text:p>
          </table:table-cell>
          <table:table-cell office:value-type="float" office:value="8147" calcext:value-type="float">
            <text:p>8147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2_2004_SPA_ES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No sabe</text:p>
          </table:table-cell>
          <table:table-cell office:value-type="float" office:value="8148" calcext:value-type="float">
            <text:p>8148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2_2004_SPA_ES_11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Nunca o casi nunca</text:p>
          </table:table-cell>
          <table:table-cell office:value-type="float" office:value="8143" calcext:value-type="float">
            <text:p>8143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2_2004_SPA_ES_11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Algunas veces</text:p>
          </table:table-cell>
          <table:table-cell office:value-type="float" office:value="8144" calcext:value-type="float">
            <text:p>8144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2_2004_SPA_ES_11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Más o menos la mitad de las veces</text:p>
          </table:table-cell>
          <table:table-cell office:value-type="float" office:value="8145" calcext:value-type="float">
            <text:p>8145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2_2004_SPA_ES_11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La mayoría de las veces</text:p>
          </table:table-cell>
          <table:table-cell office:value-type="float" office:value="8146" calcext:value-type="float">
            <text:p>8146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2_2004_SPA_ES_11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iempre o casi siempre</text:p>
          </table:table-cell>
          <table:table-cell office:value-type="float" office:value="8147" calcext:value-type="float">
            <text:p>8147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2_2004_SPA_ES_11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No sabe</text:p>
          </table:table-cell>
          <table:table-cell office:value-type="float" office:value="8148" calcext:value-type="float">
            <text:p>8148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2_2004_SPA_ES_11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Nunca o casi nunca</text:p>
          </table:table-cell>
          <table:table-cell office:value-type="float" office:value="8143" calcext:value-type="float">
            <text:p>8143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2_2004_SPA_ES_11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Algunas veces</text:p>
          </table:table-cell>
          <table:table-cell office:value-type="float" office:value="8144" calcext:value-type="float">
            <text:p>8144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2_2004_SPA_ES_11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Más o menos la mitad de las veces</text:p>
          </table:table-cell>
          <table:table-cell office:value-type="float" office:value="8145" calcext:value-type="float">
            <text:p>8145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2_2004_SPA_ES_11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La mayoría de las veces</text:p>
          </table:table-cell>
          <table:table-cell office:value-type="float" office:value="8146" calcext:value-type="float">
            <text:p>8146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2_2004_SPA_ES_11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Siempre o casi siempre</text:p>
          </table:table-cell>
          <table:table-cell office:value-type="float" office:value="8147" calcext:value-type="float">
            <text:p>8147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2_2004_SPA_ES_11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No sabe</text:p>
          </table:table-cell>
          <table:table-cell office:value-type="float" office:value="8148" calcext:value-type="float">
            <text:p>8148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2_2004_SPA_ES_11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Nunca o casi nunca</text:p>
          </table:table-cell>
          <table:table-cell office:value-type="float" office:value="8143" calcext:value-type="float">
            <text:p>8143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2_2004_SPA_ES_11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Algunas veces</text:p>
          </table:table-cell>
          <table:table-cell office:value-type="float" office:value="8144" calcext:value-type="float">
            <text:p>8144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2_2004_SPA_ES_11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Más o menos la mitad de las veces</text:p>
          </table:table-cell>
          <table:table-cell office:value-type="float" office:value="8145" calcext:value-type="float">
            <text:p>8145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2_2004_SPA_ES_11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La mayoría de las veces</text:p>
          </table:table-cell>
          <table:table-cell office:value-type="float" office:value="8146" calcext:value-type="float">
            <text:p>8146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2_2004_SPA_ES_11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Siempre o casi siempre</text:p>
          </table:table-cell>
          <table:table-cell office:value-type="float" office:value="8147" calcext:value-type="float">
            <text:p>8147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2_2004_SPA_ES_11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No sabe</text:p>
          </table:table-cell>
          <table:table-cell office:value-type="float" office:value="8148" calcext:value-type="float">
            <text:p>8148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2_2004_SPA_ES_11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Nunca o casi nunca</text:p>
          </table:table-cell>
          <table:table-cell office:value-type="float" office:value="8143" calcext:value-type="float">
            <text:p>8143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2_2004_SPA_ES_11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Algunas veces</text:p>
          </table:table-cell>
          <table:table-cell office:value-type="float" office:value="8144" calcext:value-type="float">
            <text:p>8144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2_2004_SPA_ES_11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Más o menos la mitad de las veces</text:p>
          </table:table-cell>
          <table:table-cell office:value-type="float" office:value="8145" calcext:value-type="float">
            <text:p>8145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2_2004_SPA_ES_11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La mayoría de las veces</text:p>
          </table:table-cell>
          <table:table-cell office:value-type="float" office:value="8146" calcext:value-type="float">
            <text:p>8146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2_2004_SPA_ES_11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Siempre o casi siempre</text:p>
          </table:table-cell>
          <table:table-cell office:value-type="float" office:value="8147" calcext:value-type="float">
            <text:p>8147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2_2004_SPA_ES_11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No sabe</text:p>
          </table:table-cell>
          <table:table-cell office:value-type="float" office:value="8148" calcext:value-type="float">
            <text:p>8148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2_2004_SPA_ES_115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Nunca o casi nunca</text:p>
          </table:table-cell>
          <table:table-cell office:value-type="float" office:value="8143" calcext:value-type="float">
            <text:p>8143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2_2004_SPA_ES_115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Algunas veces</text:p>
          </table:table-cell>
          <table:table-cell office:value-type="float" office:value="8144" calcext:value-type="float">
            <text:p>8144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2_2004_SPA_ES_115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Más o menos la mitad de las veces</text:p>
          </table:table-cell>
          <table:table-cell office:value-type="float" office:value="8145" calcext:value-type="float">
            <text:p>8145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2_2004_SPA_ES_115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La mayoría de las veces</text:p>
          </table:table-cell>
          <table:table-cell office:value-type="float" office:value="8146" calcext:value-type="float">
            <text:p>8146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2_2004_SPA_ES_115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Siempre o casi siempre</text:p>
          </table:table-cell>
          <table:table-cell office:value-type="float" office:value="8147" calcext:value-type="float">
            <text:p>8147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2_2004_SPA_ES_115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No sabe</text:p>
          </table:table-cell>
          <table:table-cell office:value-type="float" office:value="8148" calcext:value-type="float">
            <text:p>8148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2_2004_SPA_ES_1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Muy de acuerdo</text:p>
          </table:table-cell>
          <table:table-cell office:value-type="float" office:value="8137" calcext:value-type="float">
            <text:p>8137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De acuerdo</text:p>
          </table:table-cell>
          <table:table-cell office:value-type="float" office:value="8138" calcext:value-type="float">
            <text:p>8138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8139" calcext:value-type="float">
            <text:p>8139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n desacuerdo</text:p>
          </table:table-cell>
          <table:table-cell office:value-type="float" office:value="8140" calcext:value-type="float">
            <text:p>8140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Muy en desacuerdo</text:p>
          </table:table-cell>
          <table:table-cell office:value-type="float" office:value="8141" calcext:value-type="float">
            <text:p>8141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No sabe</text:p>
          </table:table-cell>
          <table:table-cell office:value-type="float" office:value="8142" calcext:value-type="float">
            <text:p>8142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18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Muy de acuerdo</text:p>
          </table:table-cell>
          <table:table-cell office:value-type="float" office:value="8137" calcext:value-type="float">
            <text:p>8137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18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e acuerdo</text:p>
          </table:table-cell>
          <table:table-cell office:value-type="float" office:value="8138" calcext:value-type="float">
            <text:p>8138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18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8139" calcext:value-type="float">
            <text:p>8139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18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n desacuerdo</text:p>
          </table:table-cell>
          <table:table-cell office:value-type="float" office:value="8140" calcext:value-type="float">
            <text:p>8140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18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Muy en desacuerdo</text:p>
          </table:table-cell>
          <table:table-cell office:value-type="float" office:value="8141" calcext:value-type="float">
            <text:p>8141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18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No sabe</text:p>
          </table:table-cell>
          <table:table-cell office:value-type="float" office:value="8142" calcext:value-type="float">
            <text:p>8142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1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Muy de acuerdo</text:p>
          </table:table-cell>
          <table:table-cell office:value-type="float" office:value="8137" calcext:value-type="float">
            <text:p>8137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1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De acuerdo</text:p>
          </table:table-cell>
          <table:table-cell office:value-type="float" office:value="8138" calcext:value-type="float">
            <text:p>8138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1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8139" calcext:value-type="float">
            <text:p>8139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1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n desacuerdo</text:p>
          </table:table-cell>
          <table:table-cell office:value-type="float" office:value="8140" calcext:value-type="float">
            <text:p>8140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1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Muy en desacuerdo</text:p>
          </table:table-cell>
          <table:table-cell office:value-type="float" office:value="8141" calcext:value-type="float">
            <text:p>8141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1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No sabe</text:p>
          </table:table-cell>
          <table:table-cell office:value-type="float" office:value="8142" calcext:value-type="float">
            <text:p>8142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Desconfío mucho</text:p>
          </table:table-cell>
          <table:table-cell office:value-type="float" office:value="8149" calcext:value-type="float">
            <text:p>8149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ESS_R02_2004_SPA_ES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Desconfío</text:p>
          </table:table-cell>
          <table:table-cell office:value-type="float" office:value="8150" calcext:value-type="float">
            <text:p>8150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ESS_R02_2004_SPA_ES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Ni confío ni desconfío</text:p>
          </table:table-cell>
          <table:table-cell office:value-type="float" office:value="8151" calcext:value-type="float">
            <text:p>8151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ESS_R02_2004_SPA_ES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Confío</text:p>
          </table:table-cell>
          <table:table-cell office:value-type="float" office:value="8152" calcext:value-type="float">
            <text:p>8152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ESS_R02_2004_SPA_ES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Confío mucho</text:p>
          </table:table-cell>
          <table:table-cell office:value-type="float" office:value="8153" calcext:value-type="float">
            <text:p>8153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ESS_R02_2004_SPA_ES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No sabe</text:p>
          </table:table-cell>
          <table:table-cell office:value-type="float" office:value="8154" calcext:value-type="float">
            <text:p>8154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ESS_R02_2004_SPA_ES_12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Desconfío mucho</text:p>
          </table:table-cell>
          <table:table-cell office:value-type="float" office:value="8149" calcext:value-type="float">
            <text:p>8149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ESS_R02_2004_SPA_ES_12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Desconfío</text:p>
          </table:table-cell>
          <table:table-cell office:value-type="float" office:value="8150" calcext:value-type="float">
            <text:p>8150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ESS_R02_2004_SPA_ES_12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Ni confío ni desconfío</text:p>
          </table:table-cell>
          <table:table-cell office:value-type="float" office:value="8151" calcext:value-type="float">
            <text:p>8151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ESS_R02_2004_SPA_ES_12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Confío</text:p>
          </table:table-cell>
          <table:table-cell office:value-type="float" office:value="8152" calcext:value-type="float">
            <text:p>8152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ESS_R02_2004_SPA_ES_12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Confío mucho</text:p>
          </table:table-cell>
          <table:table-cell office:value-type="float" office:value="8153" calcext:value-type="float">
            <text:p>8153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ESS_R02_2004_SPA_ES_12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No sabe</text:p>
          </table:table-cell>
          <table:table-cell office:value-type="float" office:value="8154" calcext:value-type="float">
            <text:p>8154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ESS_R02_2004_SPA_ES_12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Desconfío mucho</text:p>
          </table:table-cell>
          <table:table-cell office:value-type="float" office:value="8149" calcext:value-type="float">
            <text:p>8149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ESS_R02_2004_SPA_ES_12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Desconfío</text:p>
          </table:table-cell>
          <table:table-cell office:value-type="float" office:value="8150" calcext:value-type="float">
            <text:p>8150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ESS_R02_2004_SPA_ES_12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Ni confío ni desconfío</text:p>
          </table:table-cell>
          <table:table-cell office:value-type="float" office:value="8151" calcext:value-type="float">
            <text:p>8151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ESS_R02_2004_SPA_ES_12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Confío</text:p>
          </table:table-cell>
          <table:table-cell office:value-type="float" office:value="8152" calcext:value-type="float">
            <text:p>8152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ESS_R02_2004_SPA_ES_12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Confío mucho</text:p>
          </table:table-cell>
          <table:table-cell office:value-type="float" office:value="8153" calcext:value-type="float">
            <text:p>8153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ESS_R02_2004_SPA_ES_12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No sabe</text:p>
          </table:table-cell>
          <table:table-cell office:value-type="float" office:value="8154" calcext:value-type="float">
            <text:p>8154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ESS_R02_2004_SPA_ES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Nunca</text:p>
          </table:table-cell>
          <table:table-cell office:value-type="float" office:value="8155" calcext:value-type="float">
            <text:p>8155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ESS_R02_2004_SPA_ES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Una vez</text:p>
          </table:table-cell>
          <table:table-cell office:value-type="float" office:value="8156" calcext:value-type="float">
            <text:p>8156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ESS_R02_2004_SPA_ES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Dos Veces</text:p>
          </table:table-cell>
          <table:table-cell office:value-type="float" office:value="8157" calcext:value-type="float">
            <text:p>8157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ESS_R02_2004_SPA_ES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3o4 veces</text:p>
          </table:table-cell>
          <table:table-cell office:value-type="float" office:value="8158" calcext:value-type="float">
            <text:p>8158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ESS_R02_2004_SPA_ES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<text:s/>veces o más</text:p>
          </table:table-cell>
          <table:table-cell office:value-type="float" office:value="8159" calcext:value-type="float">
            <text:p>8159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ESS_R02_2004_SPA_ES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No sabe</text:p>
          </table:table-cell>
          <table:table-cell office:value-type="float" office:value="8160" calcext:value-type="float">
            <text:p>8160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ESS_R02_2004_SPA_ES_12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Nunca</text:p>
          </table:table-cell>
          <table:table-cell office:value-type="float" office:value="8155" calcext:value-type="float">
            <text:p>8155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ESS_R02_2004_SPA_ES_12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Una vez</text:p>
          </table:table-cell>
          <table:table-cell office:value-type="float" office:value="8156" calcext:value-type="float">
            <text:p>8156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ESS_R02_2004_SPA_ES_12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Dos Veces</text:p>
          </table:table-cell>
          <table:table-cell office:value-type="float" office:value="8157" calcext:value-type="float">
            <text:p>8157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ESS_R02_2004_SPA_ES_12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3o4 veces</text:p>
          </table:table-cell>
          <table:table-cell office:value-type="float" office:value="8158" calcext:value-type="float">
            <text:p>8158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ESS_R02_2004_SPA_ES_12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<text:s/>veces o más</text:p>
          </table:table-cell>
          <table:table-cell office:value-type="float" office:value="8159" calcext:value-type="float">
            <text:p>8159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ESS_R02_2004_SPA_ES_12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No sabe</text:p>
          </table:table-cell>
          <table:table-cell office:value-type="float" office:value="8160" calcext:value-type="float">
            <text:p>8160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ESS_R02_2004_SPA_ES_12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Nunca</text:p>
          </table:table-cell>
          <table:table-cell office:value-type="float" office:value="8155" calcext:value-type="float">
            <text:p>8155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ESS_R02_2004_SPA_ES_12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Una vez</text:p>
          </table:table-cell>
          <table:table-cell office:value-type="float" office:value="8156" calcext:value-type="float">
            <text:p>8156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ESS_R02_2004_SPA_ES_12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Dos Veces</text:p>
          </table:table-cell>
          <table:table-cell office:value-type="float" office:value="8157" calcext:value-type="float">
            <text:p>8157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ESS_R02_2004_SPA_ES_12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3o4 veces</text:p>
          </table:table-cell>
          <table:table-cell office:value-type="float" office:value="8158" calcext:value-type="float">
            <text:p>8158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ESS_R02_2004_SPA_ES_12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<text:s/>veces o más</text:p>
          </table:table-cell>
          <table:table-cell office:value-type="float" office:value="8159" calcext:value-type="float">
            <text:p>8159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ESS_R02_2004_SPA_ES_12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No sabe</text:p>
          </table:table-cell>
          <table:table-cell office:value-type="float" office:value="8160" calcext:value-type="float">
            <text:p>8160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ESS_R02_2004_SPA_ES_126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Nunca</text:p>
          </table:table-cell>
          <table:table-cell office:value-type="float" office:value="8155" calcext:value-type="float">
            <text:p>8155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ESS_R02_2004_SPA_ES_126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Una vez</text:p>
          </table:table-cell>
          <table:table-cell office:value-type="float" office:value="8156" calcext:value-type="float">
            <text:p>8156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ESS_R02_2004_SPA_ES_126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Dos Veces</text:p>
          </table:table-cell>
          <table:table-cell office:value-type="float" office:value="8157" calcext:value-type="float">
            <text:p>8157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ESS_R02_2004_SPA_ES_126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3o4 veces</text:p>
          </table:table-cell>
          <table:table-cell office:value-type="float" office:value="8158" calcext:value-type="float">
            <text:p>8158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ESS_R02_2004_SPA_ES_126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<text:s/>veces o más</text:p>
          </table:table-cell>
          <table:table-cell office:value-type="float" office:value="8159" calcext:value-type="float">
            <text:p>8159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ESS_R02_2004_SPA_ES_126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No sabe</text:p>
          </table:table-cell>
          <table:table-cell office:value-type="float" office:value="8160" calcext:value-type="float">
            <text:p>8160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ESS_R02_2004_SPA_ES_127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Nunca</text:p>
          </table:table-cell>
          <table:table-cell office:value-type="float" office:value="8155" calcext:value-type="float">
            <text:p>8155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ESS_R02_2004_SPA_ES_127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Una vez</text:p>
          </table:table-cell>
          <table:table-cell office:value-type="float" office:value="8156" calcext:value-type="float">
            <text:p>8156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ESS_R02_2004_SPA_ES_127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Dos Veces</text:p>
          </table:table-cell>
          <table:table-cell office:value-type="float" office:value="8157" calcext:value-type="float">
            <text:p>8157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ESS_R02_2004_SPA_ES_127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3o4 veces</text:p>
          </table:table-cell>
          <table:table-cell office:value-type="float" office:value="8158" calcext:value-type="float">
            <text:p>8158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ESS_R02_2004_SPA_ES_127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<text:s/>veces o más</text:p>
          </table:table-cell>
          <table:table-cell office:value-type="float" office:value="8159" calcext:value-type="float">
            <text:p>8159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ESS_R02_2004_SPA_ES_127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No sabe</text:p>
          </table:table-cell>
          <table:table-cell office:value-type="float" office:value="8160" calcext:value-type="float">
            <text:p>8160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ESS_R02_2004_SPA_ES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No me preocupa en absoluto</text:p>
          </table:table-cell>
          <table:table-cell office:value-type="float" office:value="8161" calcext:value-type="float">
            <text:p>8161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string" calcext:value-type="string">
            <text:p>ESS_R02_2004_SPA_ES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Me preocupa un poco</text:p>
          </table:table-cell>
          <table:table-cell office:value-type="float" office:value="8162" calcext:value-type="float">
            <text:p>8162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string" calcext:value-type="string">
            <text:p>ESS_R02_2004_SPA_ES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Me preocupa bastante</text:p>
          </table:table-cell>
          <table:table-cell office:value-type="float" office:value="8163" calcext:value-type="float">
            <text:p>8163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string" calcext:value-type="string">
            <text:p>ESS_R02_2004_SPA_ES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Me preocupa mucho</text:p>
          </table:table-cell>
          <table:table-cell office:value-type="float" office:value="8164" calcext:value-type="float">
            <text:p>8164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string" calcext:value-type="string">
            <text:p>ESS_R02_2004_SPA_ES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No sabe</text:p>
          </table:table-cell>
          <table:table-cell office:value-type="float" office:value="8165" calcext:value-type="float">
            <text:p>8165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string" calcext:value-type="string">
            <text:p>ESS_R02_2004_SPA_ES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No está mal en absoluto</text:p>
          </table:table-cell>
          <table:table-cell office:value-type="float" office:value="8166" calcext:value-type="float">
            <text:p>8166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string" calcext:value-type="string">
            <text:p>ESS_R02_2004_SPA_ES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Un poco mal</text:p>
          </table:table-cell>
          <table:table-cell office:value-type="float" office:value="8167" calcext:value-type="float">
            <text:p>8167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string" calcext:value-type="string">
            <text:p>ESS_R02_2004_SPA_ES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Mal</text:p>
          </table:table-cell>
          <table:table-cell office:value-type="float" office:value="8168" calcext:value-type="float">
            <text:p>8168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string" calcext:value-type="string">
            <text:p>ESS_R02_2004_SPA_ES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Muy mal</text:p>
          </table:table-cell>
          <table:table-cell office:value-type="float" office:value="8169" calcext:value-type="float">
            <text:p>8169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string" calcext:value-type="string">
            <text:p>ESS_R02_2004_SPA_ES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No sabe</text:p>
          </table:table-cell>
          <table:table-cell office:value-type="float" office:value="8170" calcext:value-type="float">
            <text:p>8170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string" calcext:value-type="string">
            <text:p>ESS_R02_2004_SPA_ES_13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No está mal en absoluto</text:p>
          </table:table-cell>
          <table:table-cell office:value-type="float" office:value="8166" calcext:value-type="float">
            <text:p>8166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string" calcext:value-type="string">
            <text:p>ESS_R02_2004_SPA_ES_13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Un poco mal</text:p>
          </table:table-cell>
          <table:table-cell office:value-type="float" office:value="8167" calcext:value-type="float">
            <text:p>8167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string" calcext:value-type="string">
            <text:p>ESS_R02_2004_SPA_ES_13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Mal</text:p>
          </table:table-cell>
          <table:table-cell office:value-type="float" office:value="8168" calcext:value-type="float">
            <text:p>8168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string" calcext:value-type="string">
            <text:p>ESS_R02_2004_SPA_ES_13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Muy mal</text:p>
          </table:table-cell>
          <table:table-cell office:value-type="float" office:value="8169" calcext:value-type="float">
            <text:p>8169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string" calcext:value-type="string">
            <text:p>ESS_R02_2004_SPA_ES_13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No sabe</text:p>
          </table:table-cell>
          <table:table-cell office:value-type="float" office:value="8170" calcext:value-type="float">
            <text:p>8170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string" calcext:value-type="string">
            <text:p>ESS_R02_2004_SPA_ES_131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No está mal en absoluto</text:p>
          </table:table-cell>
          <table:table-cell office:value-type="float" office:value="8166" calcext:value-type="float">
            <text:p>8166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string" calcext:value-type="string">
            <text:p>ESS_R02_2004_SPA_ES_131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Un poco mal</text:p>
          </table:table-cell>
          <table:table-cell office:value-type="float" office:value="8167" calcext:value-type="float">
            <text:p>8167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string" calcext:value-type="string">
            <text:p>ESS_R02_2004_SPA_ES_131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Mal</text:p>
          </table:table-cell>
          <table:table-cell office:value-type="float" office:value="8168" calcext:value-type="float">
            <text:p>8168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string" calcext:value-type="string">
            <text:p>ESS_R02_2004_SPA_ES_131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Muy mal</text:p>
          </table:table-cell>
          <table:table-cell office:value-type="float" office:value="8169" calcext:value-type="float">
            <text:p>8169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string" calcext:value-type="string">
            <text:p>ESS_R02_2004_SPA_ES_131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No sabe</text:p>
          </table:table-cell>
          <table:table-cell office:value-type="float" office:value="8170" calcext:value-type="float">
            <text:p>8170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string" calcext:value-type="string">
            <text:p>ESS_R02_2004_SPA_ES_132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No está mal en absoluto</text:p>
          </table:table-cell>
          <table:table-cell office:value-type="float" office:value="8166" calcext:value-type="float">
            <text:p>8166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string" calcext:value-type="string">
            <text:p>ESS_R02_2004_SPA_ES_132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Un poco mal</text:p>
          </table:table-cell>
          <table:table-cell office:value-type="float" office:value="8167" calcext:value-type="float">
            <text:p>8167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string" calcext:value-type="string">
            <text:p>ESS_R02_2004_SPA_ES_132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Mal</text:p>
          </table:table-cell>
          <table:table-cell office:value-type="float" office:value="8168" calcext:value-type="float">
            <text:p>8168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string" calcext:value-type="string">
            <text:p>ESS_R02_2004_SPA_ES_132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Muy mal</text:p>
          </table:table-cell>
          <table:table-cell office:value-type="float" office:value="8169" calcext:value-type="float">
            <text:p>8169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string" calcext:value-type="string">
            <text:p>ESS_R02_2004_SPA_ES_132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No sabe</text:p>
          </table:table-cell>
          <table:table-cell office:value-type="float" office:value="8170" calcext:value-type="float">
            <text:p>8170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string" calcext:value-type="string">
            <text:p>ESS_R02_2004_SPA_ES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Muy de acuerdo</text:p>
          </table:table-cell>
          <table:table-cell office:value-type="float" office:value="8137" calcext:value-type="float">
            <text:p>8137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De acuerdo</text:p>
          </table:table-cell>
          <table:table-cell office:value-type="float" office:value="8138" calcext:value-type="float">
            <text:p>8138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8139" calcext:value-type="float">
            <text:p>8139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En desacuerdo</text:p>
          </table:table-cell>
          <table:table-cell office:value-type="float" office:value="8140" calcext:value-type="float">
            <text:p>8140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Muy en desacuerdo</text:p>
          </table:table-cell>
          <table:table-cell office:value-type="float" office:value="8141" calcext:value-type="float">
            <text:p>8141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No sabe</text:p>
          </table:table-cell>
          <table:table-cell office:value-type="float" office:value="8142" calcext:value-type="float">
            <text:p>8142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34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Muy de acuerdo</text:p>
          </table:table-cell>
          <table:table-cell office:value-type="float" office:value="8137" calcext:value-type="float">
            <text:p>8137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34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De acuerdo</text:p>
          </table:table-cell>
          <table:table-cell office:value-type="float" office:value="8138" calcext:value-type="float">
            <text:p>8138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34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8139" calcext:value-type="float">
            <text:p>8139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34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En desacuerdo</text:p>
          </table:table-cell>
          <table:table-cell office:value-type="float" office:value="8140" calcext:value-type="float">
            <text:p>8140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34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Muy en desacuerdo</text:p>
          </table:table-cell>
          <table:table-cell office:value-type="float" office:value="8141" calcext:value-type="float">
            <text:p>8141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34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No sabe</text:p>
          </table:table-cell>
          <table:table-cell office:value-type="float" office:value="8142" calcext:value-type="float">
            <text:p>8142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35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Muy de acuerdo</text:p>
          </table:table-cell>
          <table:table-cell office:value-type="float" office:value="8137" calcext:value-type="float">
            <text:p>8137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35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De acuerdo</text:p>
          </table:table-cell>
          <table:table-cell office:value-type="float" office:value="8138" calcext:value-type="float">
            <text:p>8138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35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8139" calcext:value-type="float">
            <text:p>8139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35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n desacuerdo</text:p>
          </table:table-cell>
          <table:table-cell office:value-type="float" office:value="8140" calcext:value-type="float">
            <text:p>8140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35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Muy en desacuerdo</text:p>
          </table:table-cell>
          <table:table-cell office:value-type="float" office:value="8141" calcext:value-type="float">
            <text:p>8141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35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No sabe</text:p>
          </table:table-cell>
          <table:table-cell office:value-type="float" office:value="8142" calcext:value-type="float">
            <text:p>8142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Muy de acuerdo</text:p>
          </table:table-cell>
          <table:table-cell office:value-type="float" office:value="8137" calcext:value-type="float">
            <text:p>8137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De acuerdo</text:p>
          </table:table-cell>
          <table:table-cell office:value-type="float" office:value="8138" calcext:value-type="float">
            <text:p>8138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8139" calcext:value-type="float">
            <text:p>8139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En desacuerdo</text:p>
          </table:table-cell>
          <table:table-cell office:value-type="float" office:value="8140" calcext:value-type="float">
            <text:p>8140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Muy en desacuerdo</text:p>
          </table:table-cell>
          <table:table-cell office:value-type="float" office:value="8141" calcext:value-type="float">
            <text:p>8141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No sabe</text:p>
          </table:table-cell>
          <table:table-cell office:value-type="float" office:value="8142" calcext:value-type="float">
            <text:p>8142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37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Muy de acuerdo</text:p>
          </table:table-cell>
          <table:table-cell office:value-type="float" office:value="8137" calcext:value-type="float">
            <text:p>8137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37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De acuerdo</text:p>
          </table:table-cell>
          <table:table-cell office:value-type="float" office:value="8138" calcext:value-type="float">
            <text:p>8138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37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8139" calcext:value-type="float">
            <text:p>8139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37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En desacuerdo</text:p>
          </table:table-cell>
          <table:table-cell office:value-type="float" office:value="8140" calcext:value-type="float">
            <text:p>8140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37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Muy en desacuerdo</text:p>
          </table:table-cell>
          <table:table-cell office:value-type="float" office:value="8141" calcext:value-type="float">
            <text:p>8141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37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No sabe</text:p>
          </table:table-cell>
          <table:table-cell office:value-type="float" office:value="8142" calcext:value-type="float">
            <text:p>8142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38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Muy de acuerdo</text:p>
          </table:table-cell>
          <table:table-cell office:value-type="float" office:value="8137" calcext:value-type="float">
            <text:p>8137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38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De acuerdo</text:p>
          </table:table-cell>
          <table:table-cell office:value-type="float" office:value="8138" calcext:value-type="float">
            <text:p>8138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38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8139" calcext:value-type="float">
            <text:p>8139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38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En desacuerdo</text:p>
          </table:table-cell>
          <table:table-cell office:value-type="float" office:value="8140" calcext:value-type="float">
            <text:p>8140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38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Muy en desacuerdo</text:p>
          </table:table-cell>
          <table:table-cell office:value-type="float" office:value="8141" calcext:value-type="float">
            <text:p>8141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38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No sabe</text:p>
          </table:table-cell>
          <table:table-cell office:value-type="float" office:value="8142" calcext:value-type="float">
            <text:p>8142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De ninguno</text:p>
          </table:table-cell>
          <table:table-cell office:value-type="float" office:value="8171" calcext:value-type="float">
            <text:p>8171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string" calcext:value-type="string">
            <text:p>ESS_R02_2004_SPA_ES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De unos pocos</text:p>
          </table:table-cell>
          <table:table-cell office:value-type="float" office:value="8172" calcext:value-type="float">
            <text:p>8172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string" calcext:value-type="string">
            <text:p>ESS_R02_2004_SPA_ES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De bastantes</text:p>
          </table:table-cell>
          <table:table-cell office:value-type="float" office:value="8173" calcext:value-type="float">
            <text:p>8173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string" calcext:value-type="string">
            <text:p>ESS_R02_2004_SPA_ES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De la mayoría o todos</text:p>
          </table:table-cell>
          <table:table-cell office:value-type="float" office:value="8174" calcext:value-type="float">
            <text:p>8174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string" calcext:value-type="string">
            <text:p>ESS_R02_2004_SPA_ES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Nunca lo haría (No sugerir)</text:p>
          </table:table-cell>
          <table:table-cell office:value-type="float" office:value="8175" calcext:value-type="float">
            <text:p>8175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string" calcext:value-type="string">
            <text:p>ESS_R02_2004_SPA_ES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No contesta (No sugerir)</text:p>
          </table:table-cell>
          <table:table-cell office:value-type="float" office:value="8176" calcext:value-type="float">
            <text:p>8176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string" calcext:value-type="string">
            <text:p>ESS_R02_2004_SPA_ES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No sabe cuántos (No sugerir)</text:p>
          </table:table-cell>
          <table:table-cell office:value-type="float" office:value="8177" calcext:value-type="float">
            <text:p>8177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string" calcext:value-type="string">
            <text:p>ESS_R02_2004_SPA_ES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Nunca</text:p>
          </table:table-cell>
          <table:table-cell office:value-type="float" office:value="8178" calcext:value-type="float">
            <text:p>8178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Una vez</text:p>
          </table:table-cell>
          <table:table-cell office:value-type="float" office:value="8179" calcext:value-type="float">
            <text:p>8179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Dos veces</text:p>
          </table:table-cell>
          <table:table-cell office:value-type="float" office:value="8180" calcext:value-type="float">
            <text:p>8180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3 o 4 veces</text:p>
          </table:table-cell>
          <table:table-cell office:value-type="float" office:value="8181" calcext:value-type="float">
            <text:p>8181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<text:s/>veces o más</text:p>
          </table:table-cell>
          <table:table-cell office:value-type="float" office:value="8182" calcext:value-type="float">
            <text:p>8182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No se ha encontrado nunca en esa Situación (No sugerir)</text:p>
          </table:table-cell>
          <table:table-cell office:value-type="float" office:value="8183" calcext:value-type="float">
            <text:p>8183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No contesta (No sugerir)</text:p>
          </table:table-cell>
          <table:table-cell office:value-type="float" office:value="8184" calcext:value-type="float">
            <text:p>8184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No sabe</text:p>
          </table:table-cell>
          <table:table-cell office:value-type="float" office:value="8185" calcext:value-type="float">
            <text:p>8185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Nunca</text:p>
          </table:table-cell>
          <table:table-cell office:value-type="float" office:value="8178" calcext:value-type="float">
            <text:p>8178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Una vez</text:p>
          </table:table-cell>
          <table:table-cell office:value-type="float" office:value="8179" calcext:value-type="float">
            <text:p>8179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Dos veces</text:p>
          </table:table-cell>
          <table:table-cell office:value-type="float" office:value="8180" calcext:value-type="float">
            <text:p>8180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3 o 4 veces</text:p>
          </table:table-cell>
          <table:table-cell office:value-type="float" office:value="8181" calcext:value-type="float">
            <text:p>8181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<text:s/>veces o más</text:p>
          </table:table-cell>
          <table:table-cell office:value-type="float" office:value="8182" calcext:value-type="float">
            <text:p>8182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No se ha encontrado nunca en esa Situación (No sugerir)</text:p>
          </table:table-cell>
          <table:table-cell office:value-type="float" office:value="8183" calcext:value-type="float">
            <text:p>8183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No contesta (No sugerir)</text:p>
          </table:table-cell>
          <table:table-cell office:value-type="float" office:value="8184" calcext:value-type="float">
            <text:p>8184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No sabe</text:p>
          </table:table-cell>
          <table:table-cell office:value-type="float" office:value="8185" calcext:value-type="float">
            <text:p>8185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Nunca</text:p>
          </table:table-cell>
          <table:table-cell office:value-type="float" office:value="8178" calcext:value-type="float">
            <text:p>8178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Una vez</text:p>
          </table:table-cell>
          <table:table-cell office:value-type="float" office:value="8179" calcext:value-type="float">
            <text:p>8179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Dos veces</text:p>
          </table:table-cell>
          <table:table-cell office:value-type="float" office:value="8180" calcext:value-type="float">
            <text:p>8180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3 o 4 veces</text:p>
          </table:table-cell>
          <table:table-cell office:value-type="float" office:value="8181" calcext:value-type="float">
            <text:p>8181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<text:s/>veces o más</text:p>
          </table:table-cell>
          <table:table-cell office:value-type="float" office:value="8182" calcext:value-type="float">
            <text:p>8182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No se ha encontrado nunca en esa Situación (No sugerir)</text:p>
          </table:table-cell>
          <table:table-cell office:value-type="float" office:value="8183" calcext:value-type="float">
            <text:p>8183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No contesta (No sugerir)</text:p>
          </table:table-cell>
          <table:table-cell office:value-type="float" office:value="8184" calcext:value-type="float">
            <text:p>8184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No sabe</text:p>
          </table:table-cell>
          <table:table-cell office:value-type="float" office:value="8185" calcext:value-type="float">
            <text:p>8185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Nunca</text:p>
          </table:table-cell>
          <table:table-cell office:value-type="float" office:value="8178" calcext:value-type="float">
            <text:p>8178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Una vez</text:p>
          </table:table-cell>
          <table:table-cell office:value-type="float" office:value="8179" calcext:value-type="float">
            <text:p>8179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Dos veces</text:p>
          </table:table-cell>
          <table:table-cell office:value-type="float" office:value="8180" calcext:value-type="float">
            <text:p>8180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3 o 4 veces</text:p>
          </table:table-cell>
          <table:table-cell office:value-type="float" office:value="8181" calcext:value-type="float">
            <text:p>8181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<text:s/>veces o más</text:p>
          </table:table-cell>
          <table:table-cell office:value-type="float" office:value="8182" calcext:value-type="float">
            <text:p>8182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No se ha encontrado nunca en esa Situación (No sugerir)</text:p>
          </table:table-cell>
          <table:table-cell office:value-type="float" office:value="8183" calcext:value-type="float">
            <text:p>8183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No contesta (No sugerir)</text:p>
          </table:table-cell>
          <table:table-cell office:value-type="float" office:value="8184" calcext:value-type="float">
            <text:p>8184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No sabe</text:p>
          </table:table-cell>
          <table:table-cell office:value-type="float" office:value="8185" calcext:value-type="float">
            <text:p>8185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Nunca</text:p>
          </table:table-cell>
          <table:table-cell office:value-type="float" office:value="8178" calcext:value-type="float">
            <text:p>8178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Una vez</text:p>
          </table:table-cell>
          <table:table-cell office:value-type="float" office:value="8179" calcext:value-type="float">
            <text:p>8179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Dos veces</text:p>
          </table:table-cell>
          <table:table-cell office:value-type="float" office:value="8180" calcext:value-type="float">
            <text:p>8180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3 o 4 veces</text:p>
          </table:table-cell>
          <table:table-cell office:value-type="float" office:value="8181" calcext:value-type="float">
            <text:p>8181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<text:s/>veces o más</text:p>
          </table:table-cell>
          <table:table-cell office:value-type="float" office:value="8182" calcext:value-type="float">
            <text:p>8182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No se ha encontrado nunca en esa Situación (No sugerir)</text:p>
          </table:table-cell>
          <table:table-cell office:value-type="float" office:value="8183" calcext:value-type="float">
            <text:p>8183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No contesta (No sugerir)</text:p>
          </table:table-cell>
          <table:table-cell office:value-type="float" office:value="8184" calcext:value-type="float">
            <text:p>8184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No sabe</text:p>
          </table:table-cell>
          <table:table-cell office:value-type="float" office:value="8185" calcext:value-type="float">
            <text:p>8185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Nunca</text:p>
          </table:table-cell>
          <table:table-cell office:value-type="float" office:value="8178" calcext:value-type="float">
            <text:p>8178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Una vez</text:p>
          </table:table-cell>
          <table:table-cell office:value-type="float" office:value="8179" calcext:value-type="float">
            <text:p>8179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Dos veces</text:p>
          </table:table-cell>
          <table:table-cell office:value-type="float" office:value="8180" calcext:value-type="float">
            <text:p>8180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3 o 4 veces</text:p>
          </table:table-cell>
          <table:table-cell office:value-type="float" office:value="8181" calcext:value-type="float">
            <text:p>8181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<text:s/>veces o más</text:p>
          </table:table-cell>
          <table:table-cell office:value-type="float" office:value="8182" calcext:value-type="float">
            <text:p>8182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No se ha encontrado nunca en esa Situación (No sugerir)</text:p>
          </table:table-cell>
          <table:table-cell office:value-type="float" office:value="8183" calcext:value-type="float">
            <text:p>8183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No contesta (No sugerir)</text:p>
          </table:table-cell>
          <table:table-cell office:value-type="float" office:value="8184" calcext:value-type="float">
            <text:p>8184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No sabe</text:p>
          </table:table-cell>
          <table:table-cell office:value-type="float" office:value="8185" calcext:value-type="float">
            <text:p>8185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Nunca</text:p>
          </table:table-cell>
          <table:table-cell office:value-type="float" office:value="8178" calcext:value-type="float">
            <text:p>8178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Una vez</text:p>
          </table:table-cell>
          <table:table-cell office:value-type="float" office:value="8179" calcext:value-type="float">
            <text:p>8179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Dos veces</text:p>
          </table:table-cell>
          <table:table-cell office:value-type="float" office:value="8180" calcext:value-type="float">
            <text:p>8180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3 o 4 veces</text:p>
          </table:table-cell>
          <table:table-cell office:value-type="float" office:value="8181" calcext:value-type="float">
            <text:p>8181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<text:s/>veces o más</text:p>
          </table:table-cell>
          <table:table-cell office:value-type="float" office:value="8182" calcext:value-type="float">
            <text:p>8182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No se ha encontrado nunca en esa Situación (No sugerir)</text:p>
          </table:table-cell>
          <table:table-cell office:value-type="float" office:value="8183" calcext:value-type="float">
            <text:p>8183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No contesta (No sugerir)</text:p>
          </table:table-cell>
          <table:table-cell office:value-type="float" office:value="8184" calcext:value-type="float">
            <text:p>8184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No sabe</text:p>
          </table:table-cell>
          <table:table-cell office:value-type="float" office:value="8185" calcext:value-type="float">
            <text:p>8185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14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149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15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Marido/ esposa/ pareja</text:p>
          </table:table-cell>
          <table:table-cell office:value-type="float" office:value="8186" calcext:value-type="float">
            <text:p>8186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string" calcext:value-type="string">
            <text:p>ESS_R02_2004_SPA_ES_15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Hijo/a, (ya sean suyos o de su pareja, incluyendo hijos/as adoptados/as o en acogida)</text:p>
          </table:table-cell>
          <table:table-cell office:value-type="float" office:value="8187" calcext:value-type="float">
            <text:p>8187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string" calcext:value-type="string">
            <text:p>ESS_R02_2004_SPA_ES_15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Padre/madre/suegro/ suegra (ya sean suyos o de su pareja incluyendo adoptivos)</text:p>
          </table:table-cell>
          <table:table-cell office:value-type="float" office:value="8188" calcext:value-type="float">
            <text:p>8188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string" calcext:value-type="string">
            <text:p>ESS_R02_2004_SPA_ES_15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Hermano/a (incluyendo adoptivos, hermanastros/as, en acogida)</text:p>
          </table:table-cell>
          <table:table-cell office:value-type="float" office:value="8189" calcext:value-type="float">
            <text:p>8189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string" calcext:value-type="string">
            <text:p>ESS_R02_2004_SPA_ES_15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Otra relación de parentesco</text:p>
          </table:table-cell>
          <table:table-cell office:value-type="float" office:value="8190" calcext:value-type="float">
            <text:p>8190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string" calcext:value-type="string">
            <text:p>ESS_R02_2004_SPA_ES_15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Otra relación sin parentesco</text:p>
          </table:table-cell>
          <table:table-cell office:value-type="float" office:value="8191" calcext:value-type="float">
            <text:p>8191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string" calcext:value-type="string">
            <text:p>ESS_R02_2004_SPA_ES_15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(No sabe)</text:p>
          </table:table-cell>
          <table:table-cell office:value-type="float" office:value="8192" calcext:value-type="float">
            <text:p>8192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string" calcext:value-type="string">
            <text:p>ESS_R02_2004_SPA_ES_151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Una gran ciudad</text:p>
          </table:table-cell>
          <table:table-cell office:value-type="float" office:value="8193" calcext:value-type="float">
            <text:p>8193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ESS_R02_2004_SPA_ES_151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Las afueras de una gran ciudad</text:p>
          </table:table-cell>
          <table:table-cell office:value-type="float" office:value="8194" calcext:value-type="float">
            <text:p>8194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ESS_R02_2004_SPA_ES_151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Una ciudad de tamaño medio o pequeño</text:p>
          </table:table-cell>
          <table:table-cell office:value-type="float" office:value="8195" calcext:value-type="float">
            <text:p>8195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ESS_R02_2004_SPA_ES_151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Un pueblo</text:p>
          </table:table-cell>
          <table:table-cell office:value-type="float" office:value="8196" calcext:value-type="float">
            <text:p>8196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ESS_R02_2004_SPA_ES_151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Una granja o casa en el campo</text:p>
          </table:table-cell>
          <table:table-cell office:value-type="float" office:value="8197" calcext:value-type="float">
            <text:p>8197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ESS_R02_2004_SPA_ES_151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(No sabe)</text:p>
          </table:table-cell>
          <table:table-cell office:value-type="float" office:value="8198" calcext:value-type="float">
            <text:p>8198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ESS_R02_2004_SPA_ES_152</text:p>
          </table:table-cell>
          <table:table-cell office:value-type="string" calcext:value-type="string">
            <text:p>F5a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153</text:p>
          </table:table-cell>
          <table:table-cell office:value-type="string" calcext:value-type="string">
            <text:p>F5b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15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Sin estudios/analfabeto</text:p>
          </table:table-cell>
          <table:table-cell office:value-type="float" office:value="8199" calcext:value-type="float">
            <text:p>8199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15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Estudios primarios sin terminar</text:p>
          </table:table-cell>
          <table:table-cell office:value-type="float" office:value="8200" calcext:value-type="float">
            <text:p>8200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15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Certificado de escolaridad</text:p>
          </table:table-cell>
          <table:table-cell office:value-type="float" office:value="8201" calcext:value-type="float">
            <text:p>8201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15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Hasta 5º de EGB</text:p>
          </table:table-cell>
          <table:table-cell office:value-type="float" office:value="8202" calcext:value-type="float">
            <text:p>8202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15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Antigua primaria completa</text:p>
          </table:table-cell>
          <table:table-cell office:value-type="float" office:value="8203" calcext:value-type="float">
            <text:p>8203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15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EGB o ESO</text:p>
          </table:table-cell>
          <table:table-cell office:value-type="float" office:value="8204" calcext:value-type="float">
            <text:p>8204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15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Bachillerato elemental</text:p>
          </table:table-cell>
          <table:table-cell office:value-type="float" office:value="8205" calcext:value-type="float">
            <text:p>8205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15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'FP1' y Enseñanza Técnico Profesional o equivalente</text:p>
          </table:table-cell>
          <table:table-cell office:value-type="float" office:value="8206" calcext:value-type="float">
            <text:p>8206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15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Bachillerato superior, BUP o equivalente</text:p>
          </table:table-cell>
          <table:table-cell office:value-type="float" office:value="8207" calcext:value-type="float">
            <text:p>8207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15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'FP2' o equivalente</text:p>
          </table:table-cell>
          <table:table-cell office:value-type="float" office:value="8208" calcext:value-type="float">
            <text:p>8208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15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Estudios superiores de 2 o 3 años (en centros de estudios no reglados)</text:p>
          </table:table-cell>
          <table:table-cell office:value-type="float" office:value="8209" calcext:value-type="float">
            <text:p>8209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15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Arquitecto e Ingeniero Técnico</text:p>
          </table:table-cell>
          <table:table-cell office:value-type="float" office:value="8210" calcext:value-type="float">
            <text:p>8210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15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Diplomado de otras escuelas universitarias o equivalente</text:p>
          </table:table-cell>
          <table:table-cell office:value-type="float" office:value="8211" calcext:value-type="float">
            <text:p>8211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15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Arquitecto o Ingeniero Superior</text:p>
          </table:table-cell>
          <table:table-cell office:value-type="float" office:value="8212" calcext:value-type="float">
            <text:p>8212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15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Licenciado</text:p>
          </table:table-cell>
          <table:table-cell office:value-type="float" office:value="8213" calcext:value-type="float">
            <text:p>8213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15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Estudios de postgrado o especialización</text:p>
          </table:table-cell>
          <table:table-cell office:value-type="float" office:value="8214" calcext:value-type="float">
            <text:p>8214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15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Doctorado</text:p>
          </table:table-cell>
          <table:table-cell office:value-type="float" office:value="8215" calcext:value-type="float">
            <text:p>8215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15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(No sabe)</text:p>
          </table:table-cell>
          <table:table-cell office:value-type="float" office:value="8216" calcext:value-type="float">
            <text:p>8216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General o campo no específico</text:p>
          </table:table-cell>
          <table:table-cell office:value-type="float" office:value="8217" calcext:value-type="float">
            <text:p>8217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string" calcext:value-type="string">
            <text:p>ESS_R02_2004_SPA_ES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Arte – bellas artes o artes aplicadas</text:p>
          </table:table-cell>
          <table:table-cell office:value-type="float" office:value="8218" calcext:value-type="float">
            <text:p>8218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string" calcext:value-type="string">
            <text:p>ESS_R02_2004_SPA_ES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Humanidades – idiomas, filología, clásicas, historia, teología, etc.</text:p>
          </table:table-cell>
          <table:table-cell office:value-type="float" office:value="8219" calcext:value-type="float">
            <text:p>8219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string" calcext:value-type="string">
            <text:p>ESS_R02_2004_SPA_ES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Estudios técnicos o de ingeniería, incluyendo arquitectura y urbanismo, industria, aeronáutica, ingeniería naval, construcción, etc.</text:p>
          </table:table-cell>
          <table:table-cell office:value-type="float" office:value="8220" calcext:value-type="float">
            <text:p>8220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string" calcext:value-type="string">
            <text:p>ESS_R02_2004_SPA_ES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Agricultura y silvicultura, forestales</text:p>
          </table:table-cell>
          <table:table-cell office:value-type="float" office:value="8221" calcext:value-type="float">
            <text:p>8221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string" calcext:value-type="string">
            <text:p>ESS_R02_2004_SPA_ES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Formación del profesorado o educación</text:p>
          </table:table-cell>
          <table:table-cell office:value-type="float" office:value="8222" calcext:value-type="float">
            <text:p>8222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string" calcext:value-type="string">
            <text:p>ESS_R02_2004_SPA_ES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Ciencias, matemáticas, informática, etc.</text:p>
          </table:table-cell>
          <table:table-cell office:value-type="float" office:value="8223" calcext:value-type="float">
            <text:p>8223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string" calcext:value-type="string">
            <text:p>ESS_R02_2004_SPA_ES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Medicina, servicios de salud, enfermería, etc.</text:p>
          </table:table-cell>
          <table:table-cell office:value-type="float" office:value="8224" calcext:value-type="float">
            <text:p>8224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string" calcext:value-type="string">
            <text:p>ESS_R02_2004_SPA_ES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Económicas, comercio, administración de empresas, contabilidad, etc.</text:p>
          </table:table-cell>
          <table:table-cell office:value-type="float" office:value="8225" calcext:value-type="float">
            <text:p>8225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string" calcext:value-type="string">
            <text:p>ESS_R02_2004_SPA_ES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Estudios sociales y del comportamiento, administración pública, medios de comunicación, cultura, estudios del <text:s/>deporte y el ocio, hostelería y turismo, etc.</text:p>
          </table:table-cell>
          <table:table-cell office:value-type="float" office:value="8226" calcext:value-type="float">
            <text:p>822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string" calcext:value-type="string">
            <text:p>ESS_R02_2004_SPA_ES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Derecho y estudios jurídicos</text:p>
          </table:table-cell>
          <table:table-cell office:value-type="float" office:value="8227" calcext:value-type="float">
            <text:p>8227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string" calcext:value-type="string">
            <text:p>ESS_R02_2004_SPA_ES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Servicios de cuidado personal – catering, hogar, peluquería, etc.</text:p>
          </table:table-cell>
          <table:table-cell office:value-type="float" office:value="8228" calcext:value-type="float">
            <text:p>8228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string" calcext:value-type="string">
            <text:p>ESS_R02_2004_SPA_ES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Orden público y seguridad – policía, fuerzas armadas, bomberos, etc.</text:p>
          </table:table-cell>
          <table:table-cell office:value-type="float" office:value="8229" calcext:value-type="float">
            <text:p>8229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string" calcext:value-type="string">
            <text:p>ESS_R02_2004_SPA_ES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Transporte y telecomunicaciones</text:p>
          </table:table-cell>
          <table:table-cell office:value-type="float" office:value="8230" calcext:value-type="float">
            <text:p>8230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string" calcext:value-type="string">
            <text:p>ESS_R02_2004_SPA_ES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(No sabe)</text:p>
          </table:table-cell>
          <table:table-cell office:value-type="float" office:value="8231" calcext:value-type="float">
            <text:p>8231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string" calcext:value-type="string">
            <text:p>ESS_R02_2004_SPA_ES_156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157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En un empleo remunerado (inc. la situación de baja temporal por maternidad-paternidad, accidente, enfermedad o vacaciones) (ej. trabajador por cuenta ajena, cuenta propia, o en un negocio familiar)</text:p>
          </table:table-cell>
          <table:table-cell office:value-type="float" office:value="8232" calcext:value-type="float">
            <text:p>8232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ESS_R02_2004_SPA_ES_157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Estudiando, aunque haya estado de vacaciones (exc. formación remunerada por una empresa)</text:p>
          </table:table-cell>
          <table:table-cell office:value-type="float" office:value="8233" calcext:value-type="float">
            <text:p>8233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ESS_R02_2004_SPA_ES_157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En situación de desempleo y buscando trabajo activamente</text:p>
          </table:table-cell>
          <table:table-cell office:value-type="float" office:value="8234" calcext:value-type="float">
            <text:p>8234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ESS_R02_2004_SPA_ES_157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En situación de desempleo, queriendo encontrar un trabajo pero sin buscarlo activamente</text:p>
          </table:table-cell>
          <table:table-cell office:value-type="float" office:value="8235" calcext:value-type="float">
            <text:p>8235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ESS_R02_2004_SPA_ES_157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Con enfermedad crónica o situación de invalidez permanente</text:p>
          </table:table-cell>
          <table:table-cell office:value-type="float" office:value="8236" calcext:value-type="float">
            <text:p>8236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ESS_R02_2004_SPA_ES_157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Jubilado</text:p>
          </table:table-cell>
          <table:table-cell office:value-type="float" office:value="8237" calcext:value-type="float">
            <text:p>8237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ESS_R02_2004_SPA_ES_157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Haciendo labores del hogar, cuidando niños u otras personas</text:p>
          </table:table-cell>
          <table:table-cell office:value-type="float" office:value="8238" calcext:value-type="float">
            <text:p>8238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ESS_R02_2004_SPA_ES_157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Otra</text:p>
          </table:table-cell>
          <table:table-cell office:value-type="float" office:value="8239" calcext:value-type="float">
            <text:p>8239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ESS_R02_2004_SPA_ES_157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(No sabe)</text:p>
          </table:table-cell>
          <table:table-cell office:value-type="float" office:value="8240" calcext:value-type="float">
            <text:p>8240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ESS_R02_2004_SPA_ES_158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En un empleo remunerado (inc. la situación de baja temporal por maternidad-paternidad, accidente, enfermedad o vacaciones) (ej. trabajador por cuenta ajena, cuenta propia, o en un negocio familiar)</text:p>
          </table:table-cell>
          <table:table-cell office:value-type="float" office:value="8232" calcext:value-type="float">
            <text:p>8232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ESS_R02_2004_SPA_ES_158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Estudiando, aunque haya estado de vacaciones (exc. formación remunerada por una empresa)</text:p>
          </table:table-cell>
          <table:table-cell office:value-type="float" office:value="8233" calcext:value-type="float">
            <text:p>8233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ESS_R02_2004_SPA_ES_158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En situación de desempleo y buscando trabajo activamente</text:p>
          </table:table-cell>
          <table:table-cell office:value-type="float" office:value="8234" calcext:value-type="float">
            <text:p>8234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ESS_R02_2004_SPA_ES_158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En situación de desempleo, queriendo encontrar un trabajo pero sin buscarlo activamente</text:p>
          </table:table-cell>
          <table:table-cell office:value-type="float" office:value="8235" calcext:value-type="float">
            <text:p>8235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ESS_R02_2004_SPA_ES_158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Con enfermedad crónica o situación de invalidez permanente</text:p>
          </table:table-cell>
          <table:table-cell office:value-type="float" office:value="8236" calcext:value-type="float">
            <text:p>8236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ESS_R02_2004_SPA_ES_158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Jubilado</text:p>
          </table:table-cell>
          <table:table-cell office:value-type="float" office:value="8237" calcext:value-type="float">
            <text:p>8237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ESS_R02_2004_SPA_ES_158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Haciendo labores del hogar, cuidando niños u otras personas</text:p>
          </table:table-cell>
          <table:table-cell office:value-type="float" office:value="8238" calcext:value-type="float">
            <text:p>8238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ESS_R02_2004_SPA_ES_158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Otra</text:p>
          </table:table-cell>
          <table:table-cell office:value-type="float" office:value="8239" calcext:value-type="float">
            <text:p>8239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ESS_R02_2004_SPA_ES_158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(No sabe)</text:p>
          </table:table-cell>
          <table:table-cell office:value-type="float" office:value="8240" calcext:value-type="float">
            <text:p>8240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ESS_R02_2004_SPA_ES_159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160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161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162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... trabajador por cuenta ajena</text:p>
          </table:table-cell>
          <table:table-cell office:value-type="float" office:value="8241" calcext:value-type="float">
            <text:p>8241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string" calcext:value-type="string">
            <text:p>ESS_R02_2004_SPA_ES_162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trabajador por cuenta propia</text:p>
          </table:table-cell>
          <table:table-cell office:value-type="float" office:value="8242" calcext:value-type="float">
            <text:p>8242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string" calcext:value-type="string">
            <text:p>ESS_R02_2004_SPA_ES_162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o trabaja/ba en un negocio familiar?</text:p>
          </table:table-cell>
          <table:table-cell office:value-type="float" office:value="8243" calcext:value-type="float">
            <text:p>8243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string" calcext:value-type="string">
            <text:p>ESS_R02_2004_SPA_ES_162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(No sabe)</text:p>
          </table:table-cell>
          <table:table-cell office:value-type="float" office:value="8244" calcext:value-type="float">
            <text:p>8244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string" calcext:value-type="string">
            <text:p>ESS_R02_2004_SPA_ES_163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164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...indefinido</text:p>
          </table:table-cell>
          <table:table-cell office:value-type="float" office:value="8245" calcext:value-type="float">
            <text:p>8245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ESS_R02_2004_SPA_ES_164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temporal</text:p>
          </table:table-cell>
          <table:table-cell office:value-type="float" office:value="8246" calcext:value-type="float">
            <text:p>8246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ESS_R02_2004_SPA_ES_164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o no tiene/tenía contrato?</text:p>
          </table:table-cell>
          <table:table-cell office:value-type="float" office:value="8247" calcext:value-type="float">
            <text:p>8247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ESS_R02_2004_SPA_ES_164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(No sabe)</text:p>
          </table:table-cell>
          <table:table-cell office:value-type="float" office:value="8248" calcext:value-type="float">
            <text:p>8248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ESS_R02_2004_SPA_ES_16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...menos de 10</text:p>
          </table:table-cell>
          <table:table-cell office:value-type="float" office:value="8249" calcext:value-type="float">
            <text:p>8249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ESS_R02_2004_SPA_ES_16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de 10 a 24</text:p>
          </table:table-cell>
          <table:table-cell office:value-type="float" office:value="8250" calcext:value-type="float">
            <text:p>8250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ESS_R02_2004_SPA_ES_16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de 25 a 99</text:p>
          </table:table-cell>
          <table:table-cell office:value-type="float" office:value="8251" calcext:value-type="float">
            <text:p>8251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ESS_R02_2004_SPA_ES_16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de 100 a 499</text:p>
          </table:table-cell>
          <table:table-cell office:value-type="float" office:value="8252" calcext:value-type="float">
            <text:p>8252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ESS_R02_2004_SPA_ES_16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o 500 o más?</text:p>
          </table:table-cell>
          <table:table-cell office:value-type="float" office:value="8253" calcext:value-type="float">
            <text:p>8253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ESS_R02_2004_SPA_ES_16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(No sabe)</text:p>
          </table:table-cell>
          <table:table-cell office:value-type="float" office:value="8254" calcext:value-type="float">
            <text:p>8254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ESS_R02_2004_SPA_ES_166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167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168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<text:s/>No tengo/tenía ninguna influencia</text:p>
          </table:table-cell>
          <table:table-cell office:value-type="float" office:value="8255" calcext:value-type="float">
            <text:p>8255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2_2004_SPA_ES_168</text:p>
          </table:table-cell>
          <table:table-cell office:value-type="string" calcext:value-type="string">
            <text:p>F18</text:p>
          </table:table-cell>
          <table:table-cell office:value-type="float" office:value="1" calcext:value-type="float">
            <text:p>1</text:p>
          </table:table-cell>
          <table:table-cell office:value-type="float" office:value="8256" calcext:value-type="float">
            <text:p>8256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2_2004_SPA_ES_168</text:p>
          </table:table-cell>
          <table:table-cell office:value-type="string" calcext:value-type="string">
            <text:p>F18</text:p>
          </table:table-cell>
          <table:table-cell office:value-type="float" office:value="2" calcext:value-type="float">
            <text:p>2</text:p>
          </table:table-cell>
          <table:table-cell office:value-type="float" office:value="8257" calcext:value-type="float">
            <text:p>8257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2_2004_SPA_ES_168</text:p>
          </table:table-cell>
          <table:table-cell office:value-type="string" calcext:value-type="string">
            <text:p>F18</text:p>
          </table:table-cell>
          <table:table-cell office:value-type="float" office:value="3" calcext:value-type="float">
            <text:p>3</text:p>
          </table:table-cell>
          <table:table-cell office:value-type="float" office:value="8258" calcext:value-type="float">
            <text:p>8258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2_2004_SPA_ES_168</text:p>
          </table:table-cell>
          <table:table-cell office:value-type="string" calcext:value-type="string">
            <text:p>F18</text:p>
          </table:table-cell>
          <table:table-cell office:value-type="float" office:value="4" calcext:value-type="float">
            <text:p>4</text:p>
          </table:table-cell>
          <table:table-cell office:value-type="float" office:value="8259" calcext:value-type="float">
            <text:p>8259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2_2004_SPA_ES_168</text:p>
          </table:table-cell>
          <table:table-cell office:value-type="string" calcext:value-type="string">
            <text:p>F18</text:p>
          </table:table-cell>
          <table:table-cell office:value-type="float" office:value="5" calcext:value-type="float">
            <text:p>5</text:p>
          </table:table-cell>
          <table:table-cell office:value-type="float" office:value="8260" calcext:value-type="float">
            <text:p>8260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2_2004_SPA_ES_168</text:p>
          </table:table-cell>
          <table:table-cell office:value-type="string" calcext:value-type="string">
            <text:p>F18</text:p>
          </table:table-cell>
          <table:table-cell office:value-type="float" office:value="6" calcext:value-type="float">
            <text:p>6</text:p>
          </table:table-cell>
          <table:table-cell office:value-type="float" office:value="8261" calcext:value-type="float">
            <text:p>8261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2_2004_SPA_ES_168</text:p>
          </table:table-cell>
          <table:table-cell office:value-type="string" calcext:value-type="string">
            <text:p>F18</text:p>
          </table:table-cell>
          <table:table-cell office:value-type="float" office:value="7" calcext:value-type="float">
            <text:p>7</text:p>
          </table:table-cell>
          <table:table-cell office:value-type="float" office:value="8262" calcext:value-type="float">
            <text:p>8262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2_2004_SPA_ES_168</text:p>
          </table:table-cell>
          <table:table-cell office:value-type="string" calcext:value-type="string">
            <text:p>F18</text:p>
          </table:table-cell>
          <table:table-cell office:value-type="float" office:value="8" calcext:value-type="float">
            <text:p>8</text:p>
          </table:table-cell>
          <table:table-cell office:value-type="float" office:value="8263" calcext:value-type="float">
            <text:p>8263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2_2004_SPA_ES_168</text:p>
          </table:table-cell>
          <table:table-cell office:value-type="string" calcext:value-type="string">
            <text:p>F18</text:p>
          </table:table-cell>
          <table:table-cell office:value-type="float" office:value="9" calcext:value-type="float">
            <text:p>9</text:p>
          </table:table-cell>
          <table:table-cell office:value-type="float" office:value="8264" calcext:value-type="float">
            <text:p>8264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2_2004_SPA_ES_168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<text:s/>Tengo/tenía un control total</text:p>
          </table:table-cell>
          <table:table-cell office:value-type="float" office:value="8265" calcext:value-type="float">
            <text:p>8265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2_2004_SPA_ES_168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(No sabe)</text:p>
          </table:table-cell>
          <table:table-cell office:value-type="float" office:value="8266" calcext:value-type="float">
            <text:p>8266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2_2004_SPA_ES_169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<text:s/>No tengo/tenía ninguna influencia</text:p>
          </table:table-cell>
          <table:table-cell office:value-type="float" office:value="8255" calcext:value-type="float">
            <text:p>8255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2_2004_SPA_ES_169</text:p>
          </table:table-cell>
          <table:table-cell office:value-type="string" calcext:value-type="string">
            <text:p>F19</text:p>
          </table:table-cell>
          <table:table-cell office:value-type="float" office:value="1" calcext:value-type="float">
            <text:p>1</text:p>
          </table:table-cell>
          <table:table-cell office:value-type="float" office:value="8256" calcext:value-type="float">
            <text:p>8256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2_2004_SPA_ES_169</text:p>
          </table:table-cell>
          <table:table-cell office:value-type="string" calcext:value-type="string">
            <text:p>F19</text:p>
          </table:table-cell>
          <table:table-cell office:value-type="float" office:value="2" calcext:value-type="float">
            <text:p>2</text:p>
          </table:table-cell>
          <table:table-cell office:value-type="float" office:value="8257" calcext:value-type="float">
            <text:p>8257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2_2004_SPA_ES_169</text:p>
          </table:table-cell>
          <table:table-cell office:value-type="string" calcext:value-type="string">
            <text:p>F19</text:p>
          </table:table-cell>
          <table:table-cell office:value-type="float" office:value="3" calcext:value-type="float">
            <text:p>3</text:p>
          </table:table-cell>
          <table:table-cell office:value-type="float" office:value="8258" calcext:value-type="float">
            <text:p>8258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2_2004_SPA_ES_169</text:p>
          </table:table-cell>
          <table:table-cell office:value-type="string" calcext:value-type="string">
            <text:p>F19</text:p>
          </table:table-cell>
          <table:table-cell office:value-type="float" office:value="4" calcext:value-type="float">
            <text:p>4</text:p>
          </table:table-cell>
          <table:table-cell office:value-type="float" office:value="8259" calcext:value-type="float">
            <text:p>8259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2_2004_SPA_ES_169</text:p>
          </table:table-cell>
          <table:table-cell office:value-type="string" calcext:value-type="string">
            <text:p>F19</text:p>
          </table:table-cell>
          <table:table-cell office:value-type="float" office:value="5" calcext:value-type="float">
            <text:p>5</text:p>
          </table:table-cell>
          <table:table-cell office:value-type="float" office:value="8260" calcext:value-type="float">
            <text:p>8260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2_2004_SPA_ES_169</text:p>
          </table:table-cell>
          <table:table-cell office:value-type="string" calcext:value-type="string">
            <text:p>F19</text:p>
          </table:table-cell>
          <table:table-cell office:value-type="float" office:value="6" calcext:value-type="float">
            <text:p>6</text:p>
          </table:table-cell>
          <table:table-cell office:value-type="float" office:value="8261" calcext:value-type="float">
            <text:p>8261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2_2004_SPA_ES_169</text:p>
          </table:table-cell>
          <table:table-cell office:value-type="string" calcext:value-type="string">
            <text:p>F19</text:p>
          </table:table-cell>
          <table:table-cell office:value-type="float" office:value="7" calcext:value-type="float">
            <text:p>7</text:p>
          </table:table-cell>
          <table:table-cell office:value-type="float" office:value="8262" calcext:value-type="float">
            <text:p>8262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2_2004_SPA_ES_169</text:p>
          </table:table-cell>
          <table:table-cell office:value-type="string" calcext:value-type="string">
            <text:p>F19</text:p>
          </table:table-cell>
          <table:table-cell office:value-type="float" office:value="8" calcext:value-type="float">
            <text:p>8</text:p>
          </table:table-cell>
          <table:table-cell office:value-type="float" office:value="8263" calcext:value-type="float">
            <text:p>8263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2_2004_SPA_ES_169</text:p>
          </table:table-cell>
          <table:table-cell office:value-type="string" calcext:value-type="string">
            <text:p>F19</text:p>
          </table:table-cell>
          <table:table-cell office:value-type="float" office:value="9" calcext:value-type="float">
            <text:p>9</text:p>
          </table:table-cell>
          <table:table-cell office:value-type="float" office:value="8264" calcext:value-type="float">
            <text:p>8264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2_2004_SPA_ES_169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<text:s/>Tengo/tenía un control total</text:p>
          </table:table-cell>
          <table:table-cell office:value-type="float" office:value="8265" calcext:value-type="float">
            <text:p>8265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2_2004_SPA_ES_169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(No sabe)</text:p>
          </table:table-cell>
          <table:table-cell office:value-type="float" office:value="8266" calcext:value-type="float">
            <text:p>8266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2_2004_SPA_ES_170</text:p>
          </table:table-cell>
          <table:table-cell office:value-type="string" calcext:value-type="string">
            <text:p>F19a</text:p>
          </table:table-cell>
          <table:table-cell office:value-type="string" calcext:value-type="string">
            <text:p><text:s/>No tengo/tenía ninguna influencia</text:p>
          </table:table-cell>
          <table:table-cell office:value-type="float" office:value="8255" calcext:value-type="float">
            <text:p>8255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2_2004_SPA_ES_170</text:p>
          </table:table-cell>
          <table:table-cell office:value-type="string" calcext:value-type="string">
            <text:p>F19a</text:p>
          </table:table-cell>
          <table:table-cell office:value-type="float" office:value="1" calcext:value-type="float">
            <text:p>1</text:p>
          </table:table-cell>
          <table:table-cell office:value-type="float" office:value="8256" calcext:value-type="float">
            <text:p>8256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2_2004_SPA_ES_170</text:p>
          </table:table-cell>
          <table:table-cell office:value-type="string" calcext:value-type="string">
            <text:p>F19a</text:p>
          </table:table-cell>
          <table:table-cell office:value-type="float" office:value="2" calcext:value-type="float">
            <text:p>2</text:p>
          </table:table-cell>
          <table:table-cell office:value-type="float" office:value="8257" calcext:value-type="float">
            <text:p>8257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2_2004_SPA_ES_170</text:p>
          </table:table-cell>
          <table:table-cell office:value-type="string" calcext:value-type="string">
            <text:p>F19a</text:p>
          </table:table-cell>
          <table:table-cell office:value-type="float" office:value="3" calcext:value-type="float">
            <text:p>3</text:p>
          </table:table-cell>
          <table:table-cell office:value-type="float" office:value="8258" calcext:value-type="float">
            <text:p>8258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2_2004_SPA_ES_170</text:p>
          </table:table-cell>
          <table:table-cell office:value-type="string" calcext:value-type="string">
            <text:p>F19a</text:p>
          </table:table-cell>
          <table:table-cell office:value-type="float" office:value="4" calcext:value-type="float">
            <text:p>4</text:p>
          </table:table-cell>
          <table:table-cell office:value-type="float" office:value="8259" calcext:value-type="float">
            <text:p>8259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2_2004_SPA_ES_170</text:p>
          </table:table-cell>
          <table:table-cell office:value-type="string" calcext:value-type="string">
            <text:p>F19a</text:p>
          </table:table-cell>
          <table:table-cell office:value-type="float" office:value="5" calcext:value-type="float">
            <text:p>5</text:p>
          </table:table-cell>
          <table:table-cell office:value-type="float" office:value="8260" calcext:value-type="float">
            <text:p>8260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2_2004_SPA_ES_170</text:p>
          </table:table-cell>
          <table:table-cell office:value-type="string" calcext:value-type="string">
            <text:p>F19a</text:p>
          </table:table-cell>
          <table:table-cell office:value-type="float" office:value="6" calcext:value-type="float">
            <text:p>6</text:p>
          </table:table-cell>
          <table:table-cell office:value-type="float" office:value="8261" calcext:value-type="float">
            <text:p>8261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2_2004_SPA_ES_170</text:p>
          </table:table-cell>
          <table:table-cell office:value-type="string" calcext:value-type="string">
            <text:p>F19a</text:p>
          </table:table-cell>
          <table:table-cell office:value-type="float" office:value="7" calcext:value-type="float">
            <text:p>7</text:p>
          </table:table-cell>
          <table:table-cell office:value-type="float" office:value="8262" calcext:value-type="float">
            <text:p>8262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2_2004_SPA_ES_170</text:p>
          </table:table-cell>
          <table:table-cell office:value-type="string" calcext:value-type="string">
            <text:p>F19a</text:p>
          </table:table-cell>
          <table:table-cell office:value-type="float" office:value="8" calcext:value-type="float">
            <text:p>8</text:p>
          </table:table-cell>
          <table:table-cell office:value-type="float" office:value="8263" calcext:value-type="float">
            <text:p>8263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2_2004_SPA_ES_170</text:p>
          </table:table-cell>
          <table:table-cell office:value-type="string" calcext:value-type="string">
            <text:p>F19a</text:p>
          </table:table-cell>
          <table:table-cell office:value-type="float" office:value="9" calcext:value-type="float">
            <text:p>9</text:p>
          </table:table-cell>
          <table:table-cell office:value-type="float" office:value="8264" calcext:value-type="float">
            <text:p>8264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2_2004_SPA_ES_170</text:p>
          </table:table-cell>
          <table:table-cell office:value-type="string" calcext:value-type="string">
            <text:p>F19a</text:p>
          </table:table-cell>
          <table:table-cell office:value-type="string" calcext:value-type="string">
            <text:p><text:s/>Tengo/tenía un control total</text:p>
          </table:table-cell>
          <table:table-cell office:value-type="float" office:value="8265" calcext:value-type="float">
            <text:p>8265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2_2004_SPA_ES_170</text:p>
          </table:table-cell>
          <table:table-cell office:value-type="string" calcext:value-type="string">
            <text:p>F19a</text:p>
          </table:table-cell>
          <table:table-cell office:value-type="string" calcext:value-type="string">
            <text:p>(No sabe)</text:p>
          </table:table-cell>
          <table:table-cell office:value-type="float" office:value="8266" calcext:value-type="float">
            <text:p>8266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2_2004_SPA_ES_171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172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173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174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175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176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177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Privado</text:p>
          </table:table-cell>
          <table:table-cell office:value-type="float" office:value="8267" calcext:value-type="float">
            <text:p>8267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string" calcext:value-type="string">
            <text:p>ESS_R02_2004_SPA_ES_177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Público</text:p>
          </table:table-cell>
          <table:table-cell office:value-type="float" office:value="8268" calcext:value-type="float">
            <text:p>8268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string" calcext:value-type="string">
            <text:p>ESS_R02_2004_SPA_ES_177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Sin ánimo de lucro</text:p>
          </table:table-cell>
          <table:table-cell office:value-type="float" office:value="8269" calcext:value-type="float">
            <text:p>8269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string" calcext:value-type="string">
            <text:p>ESS_R02_2004_SPA_ES_177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(No sabe)</text:p>
          </table:table-cell>
          <table:table-cell office:value-type="float" office:value="8270" calcext:value-type="float">
            <text:p>8270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string" calcext:value-type="string">
            <text:p>ESS_R02_2004_SPA_ES_178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179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180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181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182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Sí, lo estoy</text:p>
          </table:table-cell>
          <table:table-cell office:value-type="float" office:value="8271" calcext:value-type="float">
            <text:p>8271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string" calcext:value-type="string">
            <text:p>ESS_R02_2004_SPA_ES_182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Sí, lo he estado</text:p>
          </table:table-cell>
          <table:table-cell office:value-type="float" office:value="8272" calcext:value-type="float">
            <text:p>8272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string" calcext:value-type="string">
            <text:p>ESS_R02_2004_SPA_ES_182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No</text:p>
          </table:table-cell>
          <table:table-cell office:value-type="float" office:value="8273" calcext:value-type="float">
            <text:p>8273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string" calcext:value-type="string">
            <text:p>ESS_R02_2004_SPA_ES_182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(No sabe)</text:p>
          </table:table-cell>
          <table:table-cell office:value-type="float" office:value="8274" calcext:value-type="float">
            <text:p>8274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string" calcext:value-type="string">
            <text:p>ESS_R02_2004_SPA_ES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Salarios o ingresos del trabajo por cuenta ajena</text:p>
          </table:table-cell>
          <table:table-cell office:value-type="float" office:value="8275" calcext:value-type="float">
            <text:p>8275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string" calcext:value-type="string">
            <text:p>ESS_R02_2004_SPA_ES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Salarios o ingresos del trabajo por cuenta propia (excluidas las explotaciones agrícolas)</text:p>
          </table:table-cell>
          <table:table-cell office:value-type="float" office:value="8276" calcext:value-type="float">
            <text:p>8276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string" calcext:value-type="string">
            <text:p>ESS_R02_2004_SPA_ES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Salarios o ingresos procedentes de explotaciones agrícolas</text:p>
          </table:table-cell>
          <table:table-cell office:value-type="float" office:value="8277" calcext:value-type="float">
            <text:p>8277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string" calcext:value-type="string">
            <text:p>ESS_R02_2004_SPA_ES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Pensiones</text:p>
          </table:table-cell>
          <table:table-cell office:value-type="float" office:value="8278" calcext:value-type="float">
            <text:p>8278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string" calcext:value-type="string">
            <text:p>ESS_R02_2004_SPA_ES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Prestación por desempleo o indemnización por despido</text:p>
          </table:table-cell>
          <table:table-cell office:value-type="float" office:value="8279" calcext:value-type="float">
            <text:p>8279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string" calcext:value-type="string">
            <text:p>ESS_R02_2004_SPA_ES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Otras ayudas o prestaciones sociales</text:p>
          </table:table-cell>
          <table:table-cell office:value-type="float" office:value="8280" calcext:value-type="float">
            <text:p>8280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string" calcext:value-type="string">
            <text:p>ESS_R02_2004_SPA_ES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Rentas de inversiones, ahorros, seguros o propiedades</text:p>
          </table:table-cell>
          <table:table-cell office:value-type="float" office:value="8281" calcext:value-type="float">
            <text:p>8281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string" calcext:value-type="string">
            <text:p>ESS_R02_2004_SPA_ES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Ingresos de otras fuentes</text:p>
          </table:table-cell>
          <table:table-cell office:value-type="float" office:value="8282" calcext:value-type="float">
            <text:p>8282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string" calcext:value-type="string">
            <text:p>ESS_R02_2004_SPA_ES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(No sabe)</text:p>
          </table:table-cell>
          <table:table-cell office:value-type="float" office:value="8283" calcext:value-type="float">
            <text:p>8283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string" calcext:value-type="string">
            <text:p>ESS_R02_2004_SPA_ES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J Menos de €40</text:p>
          </table:table-cell>
          <table:table-cell office:value-type="float" office:value="8284" calcext:value-type="float">
            <text:p>8284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string" calcext:value-type="string">
            <text:p>ESS_R02_2004_SPA_ES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R Entre €40 y menos de €70</text:p>
          </table:table-cell>
          <table:table-cell office:value-type="float" office:value="8285" calcext:value-type="float">
            <text:p>8285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string" calcext:value-type="string">
            <text:p>ESS_R02_2004_SPA_ES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C Entre €70 y menos de €120</text:p>
          </table:table-cell>
          <table:table-cell office:value-type="float" office:value="8286" calcext:value-type="float">
            <text:p>8286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string" calcext:value-type="string">
            <text:p>ESS_R02_2004_SPA_ES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M Entre €120 y menos de €230</text:p>
          </table:table-cell>
          <table:table-cell office:value-type="float" office:value="8287" calcext:value-type="float">
            <text:p>8287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string" calcext:value-type="string">
            <text:p>ESS_R02_2004_SPA_ES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F Entre €230 y menos de €350</text:p>
          </table:table-cell>
          <table:table-cell office:value-type="float" office:value="8288" calcext:value-type="float">
            <text:p>8288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string" calcext:value-type="string">
            <text:p>ESS_R02_2004_SPA_ES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S Entre €350 y menos de €460</text:p>
          </table:table-cell>
          <table:table-cell office:value-type="float" office:value="8289" calcext:value-type="float">
            <text:p>8289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string" calcext:value-type="string">
            <text:p>ESS_R02_2004_SPA_ES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K Entre €460 y menos de €580</text:p>
          </table:table-cell>
          <table:table-cell office:value-type="float" office:value="8290" calcext:value-type="float">
            <text:p>8290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string" calcext:value-type="string">
            <text:p>ESS_R02_2004_SPA_ES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P Entre €580 y menos de €690</text:p>
          </table:table-cell>
          <table:table-cell office:value-type="float" office:value="8291" calcext:value-type="float">
            <text:p>8291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string" calcext:value-type="string">
            <text:p>ESS_R02_2004_SPA_ES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D Entre €690 y menos de €1.150</text:p>
          </table:table-cell>
          <table:table-cell office:value-type="float" office:value="8292" calcext:value-type="float">
            <text:p>8292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string" calcext:value-type="string">
            <text:p>ESS_R02_2004_SPA_ES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H Entre €1.150 y menos de €1.730</text:p>
          </table:table-cell>
          <table:table-cell office:value-type="float" office:value="8293" calcext:value-type="float">
            <text:p>8293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string" calcext:value-type="string">
            <text:p>ESS_R02_2004_SPA_ES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U Entre €1.730 y menos de €2.310</text:p>
          </table:table-cell>
          <table:table-cell office:value-type="float" office:value="8294" calcext:value-type="float">
            <text:p>8294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string" calcext:value-type="string">
            <text:p>ESS_R02_2004_SPA_ES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N €2310 o más</text:p>
          </table:table-cell>
          <table:table-cell office:value-type="float" office:value="8295" calcext:value-type="float">
            <text:p>8295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string" calcext:value-type="string">
            <text:p>ESS_R02_2004_SPA_ES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(No sabe)</text:p>
          </table:table-cell>
          <table:table-cell office:value-type="float" office:value="8296" calcext:value-type="float">
            <text:p>8296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string" calcext:value-type="string">
            <text:p>ESS_R02_2004_SPA_ES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J Menos de €150</text:p>
          </table:table-cell>
          <table:table-cell office:value-type="float" office:value="8297" calcext:value-type="float">
            <text:p>8297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ESS_R02_2004_SPA_ES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R Entre €150 y menos de €300</text:p>
          </table:table-cell>
          <table:table-cell office:value-type="float" office:value="8298" calcext:value-type="float">
            <text:p>8298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ESS_R02_2004_SPA_ES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C Entre €300 y menos de €500</text:p>
          </table:table-cell>
          <table:table-cell office:value-type="float" office:value="8299" calcext:value-type="float">
            <text:p>8299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ESS_R02_2004_SPA_ES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M Entre €500 y menos de €1.000</text:p>
          </table:table-cell>
          <table:table-cell office:value-type="float" office:value="8300" calcext:value-type="float">
            <text:p>8300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ESS_R02_2004_SPA_ES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F Entre €1.000 y menos de €1.500</text:p>
          </table:table-cell>
          <table:table-cell office:value-type="float" office:value="8301" calcext:value-type="float">
            <text:p>8301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ESS_R02_2004_SPA_ES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S Entre €1.500 y menos de €2.000</text:p>
          </table:table-cell>
          <table:table-cell office:value-type="float" office:value="8302" calcext:value-type="float">
            <text:p>8302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ESS_R02_2004_SPA_ES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K Entre €2.000 y menos de €2.500</text:p>
          </table:table-cell>
          <table:table-cell office:value-type="float" office:value="8303" calcext:value-type="float">
            <text:p>8303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ESS_R02_2004_SPA_ES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P Entre €2.500 y menos de €3.000</text:p>
          </table:table-cell>
          <table:table-cell office:value-type="float" office:value="8304" calcext:value-type="float">
            <text:p>8304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ESS_R02_2004_SPA_ES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D Entre €3.000 y menos de €5.000</text:p>
          </table:table-cell>
          <table:table-cell office:value-type="float" office:value="8305" calcext:value-type="float">
            <text:p>8305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ESS_R02_2004_SPA_ES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H Entre €5.000 y menos de €7.500</text:p>
          </table:table-cell>
          <table:table-cell office:value-type="float" office:value="8306" calcext:value-type="float">
            <text:p>8306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ESS_R02_2004_SPA_ES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U Entre €7.500 y menos de €10.000</text:p>
          </table:table-cell>
          <table:table-cell office:value-type="float" office:value="8307" calcext:value-type="float">
            <text:p>8307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ESS_R02_2004_SPA_ES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N €10000 o más</text:p>
          </table:table-cell>
          <table:table-cell office:value-type="float" office:value="8308" calcext:value-type="float">
            <text:p>8308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ESS_R02_2004_SPA_ES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(No sabe)</text:p>
          </table:table-cell>
          <table:table-cell office:value-type="float" office:value="8309" calcext:value-type="float">
            <text:p>8309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ESS_R02_2004_SPA_ES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J Menos de €1.800</text:p>
          </table:table-cell>
          <table:table-cell office:value-type="float" office:value="8310" calcext:value-type="float">
            <text:p>8310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ESS_R02_2004_SPA_ES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R Entre €1.800 y menos de €3.600</text:p>
          </table:table-cell>
          <table:table-cell office:value-type="float" office:value="8311" calcext:value-type="float">
            <text:p>8311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ESS_R02_2004_SPA_ES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C Entre €3.600 y menos de €6.000</text:p>
          </table:table-cell>
          <table:table-cell office:value-type="float" office:value="8312" calcext:value-type="float">
            <text:p>8312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ESS_R02_2004_SPA_ES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M Entre €6.000 y menos de €12.000</text:p>
          </table:table-cell>
          <table:table-cell office:value-type="float" office:value="8313" calcext:value-type="float">
            <text:p>8313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ESS_R02_2004_SPA_ES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F Entre €12.000 y menos de €18.000</text:p>
          </table:table-cell>
          <table:table-cell office:value-type="float" office:value="8314" calcext:value-type="float">
            <text:p>8314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ESS_R02_2004_SPA_ES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S Entre €18.000 y menos de €24.000</text:p>
          </table:table-cell>
          <table:table-cell office:value-type="float" office:value="8315" calcext:value-type="float">
            <text:p>8315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ESS_R02_2004_SPA_ES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K Entre €24.000 y menos de €30.000</text:p>
          </table:table-cell>
          <table:table-cell office:value-type="float" office:value="8316" calcext:value-type="float">
            <text:p>8316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ESS_R02_2004_SPA_ES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P Entre €30.000 y menos de €36.000</text:p>
          </table:table-cell>
          <table:table-cell office:value-type="float" office:value="8317" calcext:value-type="float">
            <text:p>8317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ESS_R02_2004_SPA_ES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D Entre €36.000 y menos de €60.000</text:p>
          </table:table-cell>
          <table:table-cell office:value-type="float" office:value="8318" calcext:value-type="float">
            <text:p>8318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ESS_R02_2004_SPA_ES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H Entre €60.000 y menos de €90.000</text:p>
          </table:table-cell>
          <table:table-cell office:value-type="float" office:value="8319" calcext:value-type="float">
            <text:p>8319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ESS_R02_2004_SPA_ES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U Entre €90.000 y menos de €120.000</text:p>
          </table:table-cell>
          <table:table-cell office:value-type="float" office:value="8320" calcext:value-type="float">
            <text:p>8320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ESS_R02_2004_SPA_ES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N €120.000 o más</text:p>
          </table:table-cell>
          <table:table-cell office:value-type="float" office:value="8321" calcext:value-type="float">
            <text:p>8321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ESS_R02_2004_SPA_ES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(No sabe)</text:p>
          </table:table-cell>
          <table:table-cell office:value-type="float" office:value="8322" calcext:value-type="float">
            <text:p>8322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ESS_R02_2004_SPA_ES_187</text:p>
          </table:table-cell>
          <table:table-cell office:value-type="string" calcext:value-type="string">
            <text:p>F32ww</text:p>
          </table:table-cell>
          <table:table-cell office:value-type="string" calcext:value-type="string">
            <text:p>J Menos de 7.000 pts.</text:p>
          </table:table-cell>
          <table:table-cell office:value-type="float" office:value="8323" calcext:value-type="float">
            <text:p>8323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ESS_R02_2004_SPA_ES_187</text:p>
          </table:table-cell>
          <table:table-cell office:value-type="string" calcext:value-type="string">
            <text:p>F32ww</text:p>
          </table:table-cell>
          <table:table-cell office:value-type="string" calcext:value-type="string">
            <text:p>R Entre 7.000 y menos de 12.000</text:p>
          </table:table-cell>
          <table:table-cell office:value-type="float" office:value="8324" calcext:value-type="float">
            <text:p>8324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ESS_R02_2004_SPA_ES_187</text:p>
          </table:table-cell>
          <table:table-cell office:value-type="string" calcext:value-type="string">
            <text:p>F32ww</text:p>
          </table:table-cell>
          <table:table-cell office:value-type="string" calcext:value-type="string">
            <text:p>C Entre 12.000 y menos de 20.000</text:p>
          </table:table-cell>
          <table:table-cell office:value-type="float" office:value="8325" calcext:value-type="float">
            <text:p>8325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ESS_R02_2004_SPA_ES_187</text:p>
          </table:table-cell>
          <table:table-cell office:value-type="string" calcext:value-type="string">
            <text:p>F32ww</text:p>
          </table:table-cell>
          <table:table-cell office:value-type="string" calcext:value-type="string">
            <text:p>M Entre 20.000 y menos de 38.000</text:p>
          </table:table-cell>
          <table:table-cell office:value-type="float" office:value="8326" calcext:value-type="float">
            <text:p>8326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ESS_R02_2004_SPA_ES_187</text:p>
          </table:table-cell>
          <table:table-cell office:value-type="string" calcext:value-type="string">
            <text:p>F32ww</text:p>
          </table:table-cell>
          <table:table-cell office:value-type="string" calcext:value-type="string">
            <text:p>F Entre 38.000 y menos de 58.000</text:p>
          </table:table-cell>
          <table:table-cell office:value-type="float" office:value="8327" calcext:value-type="float">
            <text:p>8327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ESS_R02_2004_SPA_ES_187</text:p>
          </table:table-cell>
          <table:table-cell office:value-type="string" calcext:value-type="string">
            <text:p>F32ww</text:p>
          </table:table-cell>
          <table:table-cell office:value-type="string" calcext:value-type="string">
            <text:p>S Entre 58.000 y menos de 77.000</text:p>
          </table:table-cell>
          <table:table-cell office:value-type="float" office:value="8328" calcext:value-type="float">
            <text:p>8328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ESS_R02_2004_SPA_ES_187</text:p>
          </table:table-cell>
          <table:table-cell office:value-type="string" calcext:value-type="string">
            <text:p>F32ww</text:p>
          </table:table-cell>
          <table:table-cell office:value-type="string" calcext:value-type="string">
            <text:p>K Entre 77.000 y menos de 96.000</text:p>
          </table:table-cell>
          <table:table-cell office:value-type="float" office:value="8329" calcext:value-type="float">
            <text:p>8329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ESS_R02_2004_SPA_ES_187</text:p>
          </table:table-cell>
          <table:table-cell office:value-type="string" calcext:value-type="string">
            <text:p>F32ww</text:p>
          </table:table-cell>
          <table:table-cell office:value-type="string" calcext:value-type="string">
            <text:p>P Entre 96.000 y menos de 115.000</text:p>
          </table:table-cell>
          <table:table-cell office:value-type="float" office:value="8330" calcext:value-type="float">
            <text:p>8330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ESS_R02_2004_SPA_ES_187</text:p>
          </table:table-cell>
          <table:table-cell office:value-type="string" calcext:value-type="string">
            <text:p>F32ww</text:p>
          </table:table-cell>
          <table:table-cell office:value-type="string" calcext:value-type="string">
            <text:p>D Entre 115.000 y menos de 191.000</text:p>
          </table:table-cell>
          <table:table-cell office:value-type="float" office:value="8331" calcext:value-type="float">
            <text:p>8331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ESS_R02_2004_SPA_ES_187</text:p>
          </table:table-cell>
          <table:table-cell office:value-type="string" calcext:value-type="string">
            <text:p>F32ww</text:p>
          </table:table-cell>
          <table:table-cell office:value-type="string" calcext:value-type="string">
            <text:p>H Entre 191.000 y menos de 288.000</text:p>
          </table:table-cell>
          <table:table-cell office:value-type="float" office:value="8332" calcext:value-type="float">
            <text:p>8332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ESS_R02_2004_SPA_ES_187</text:p>
          </table:table-cell>
          <table:table-cell office:value-type="string" calcext:value-type="string">
            <text:p>F32ww</text:p>
          </table:table-cell>
          <table:table-cell office:value-type="string" calcext:value-type="string">
            <text:p>U Entre 288.000 y menos de 384.000</text:p>
          </table:table-cell>
          <table:table-cell office:value-type="float" office:value="8333" calcext:value-type="float">
            <text:p>8333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ESS_R02_2004_SPA_ES_187</text:p>
          </table:table-cell>
          <table:table-cell office:value-type="string" calcext:value-type="string">
            <text:p>F32ww</text:p>
          </table:table-cell>
          <table:table-cell office:value-type="string" calcext:value-type="string">
            <text:p>N 385.000 pts. o más</text:p>
          </table:table-cell>
          <table:table-cell office:value-type="float" office:value="8334" calcext:value-type="float">
            <text:p>8334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ESS_R02_2004_SPA_ES_187</text:p>
          </table:table-cell>
          <table:table-cell office:value-type="string" calcext:value-type="string">
            <text:p>F32ww</text:p>
          </table:table-cell>
          <table:table-cell office:value-type="string" calcext:value-type="string">
            <text:p>(No sabe)</text:p>
          </table:table-cell>
          <table:table-cell office:value-type="float" office:value="8335" calcext:value-type="float">
            <text:p>8335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ESS_R02_2004_SPA_ES_188</text:p>
          </table:table-cell>
          <table:table-cell office:value-type="string" calcext:value-type="string">
            <text:p>F32mm</text:p>
          </table:table-cell>
          <table:table-cell office:value-type="string" calcext:value-type="string">
            <text:p>J Menos de 25.000 pts.</text:p>
          </table:table-cell>
          <table:table-cell office:value-type="float" office:value="8336" calcext:value-type="float">
            <text:p>8336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string" calcext:value-type="string">
            <text:p>ESS_R02_2004_SPA_ES_188</text:p>
          </table:table-cell>
          <table:table-cell office:value-type="string" calcext:value-type="string">
            <text:p>F32mm</text:p>
          </table:table-cell>
          <table:table-cell office:value-type="string" calcext:value-type="string">
            <text:p>R Entre 25.000 y menos de 50.000 pts.</text:p>
          </table:table-cell>
          <table:table-cell office:value-type="float" office:value="8337" calcext:value-type="float">
            <text:p>8337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string" calcext:value-type="string">
            <text:p>ESS_R02_2004_SPA_ES_188</text:p>
          </table:table-cell>
          <table:table-cell office:value-type="string" calcext:value-type="string">
            <text:p>F32mm</text:p>
          </table:table-cell>
          <table:table-cell office:value-type="string" calcext:value-type="string">
            <text:p>C Entre 50.000 y menos de 83.000 pts.</text:p>
          </table:table-cell>
          <table:table-cell office:value-type="float" office:value="8338" calcext:value-type="float">
            <text:p>8338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string" calcext:value-type="string">
            <text:p>ESS_R02_2004_SPA_ES_188</text:p>
          </table:table-cell>
          <table:table-cell office:value-type="string" calcext:value-type="string">
            <text:p>F32mm</text:p>
          </table:table-cell>
          <table:table-cell office:value-type="string" calcext:value-type="string">
            <text:p>M Entre 83.000 y menos de 166.000 pts.</text:p>
          </table:table-cell>
          <table:table-cell office:value-type="float" office:value="8339" calcext:value-type="float">
            <text:p>8339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string" calcext:value-type="string">
            <text:p>ESS_R02_2004_SPA_ES_188</text:p>
          </table:table-cell>
          <table:table-cell office:value-type="string" calcext:value-type="string">
            <text:p>F32mm</text:p>
          </table:table-cell>
          <table:table-cell office:value-type="string" calcext:value-type="string">
            <text:p>F Entre 166.000 y menos de 250.000 pts.</text:p>
          </table:table-cell>
          <table:table-cell office:value-type="float" office:value="8340" calcext:value-type="float">
            <text:p>8340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string" calcext:value-type="string">
            <text:p>ESS_R02_2004_SPA_ES_188</text:p>
          </table:table-cell>
          <table:table-cell office:value-type="string" calcext:value-type="string">
            <text:p>F32mm</text:p>
          </table:table-cell>
          <table:table-cell office:value-type="string" calcext:value-type="string">
            <text:p>S Entre 250.000 y menos de 333.000 pts.</text:p>
          </table:table-cell>
          <table:table-cell office:value-type="float" office:value="8341" calcext:value-type="float">
            <text:p>8341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string" calcext:value-type="string">
            <text:p>ESS_R02_2004_SPA_ES_188</text:p>
          </table:table-cell>
          <table:table-cell office:value-type="string" calcext:value-type="string">
            <text:p>F32mm</text:p>
          </table:table-cell>
          <table:table-cell office:value-type="string" calcext:value-type="string">
            <text:p>K Entre 333.000 y menos de 416.000 pts.</text:p>
          </table:table-cell>
          <table:table-cell office:value-type="float" office:value="8342" calcext:value-type="float">
            <text:p>8342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string" calcext:value-type="string">
            <text:p>ESS_R02_2004_SPA_ES_188</text:p>
          </table:table-cell>
          <table:table-cell office:value-type="string" calcext:value-type="string">
            <text:p>F32mm</text:p>
          </table:table-cell>
          <table:table-cell office:value-type="string" calcext:value-type="string">
            <text:p>P Entre 416.000 y menos de 499.000 pts.</text:p>
          </table:table-cell>
          <table:table-cell office:value-type="float" office:value="8343" calcext:value-type="float">
            <text:p>8343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string" calcext:value-type="string">
            <text:p>ESS_R02_2004_SPA_ES_188</text:p>
          </table:table-cell>
          <table:table-cell office:value-type="string" calcext:value-type="string">
            <text:p>F32mm</text:p>
          </table:table-cell>
          <table:table-cell office:value-type="string" calcext:value-type="string">
            <text:p>D Entre 499.000 y menos de 832.000 pts.</text:p>
          </table:table-cell>
          <table:table-cell office:value-type="float" office:value="8344" calcext:value-type="float">
            <text:p>8344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string" calcext:value-type="string">
            <text:p>ESS_R02_2004_SPA_ES_188</text:p>
          </table:table-cell>
          <table:table-cell office:value-type="string" calcext:value-type="string">
            <text:p>F32mm</text:p>
          </table:table-cell>
          <table:table-cell office:value-type="string" calcext:value-type="string">
            <text:p>H Entre 832.000 y menos de 1.248.000 pts.</text:p>
          </table:table-cell>
          <table:table-cell office:value-type="float" office:value="8345" calcext:value-type="float">
            <text:p>8345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string" calcext:value-type="string">
            <text:p>ESS_R02_2004_SPA_ES_188</text:p>
          </table:table-cell>
          <table:table-cell office:value-type="string" calcext:value-type="string">
            <text:p>F32mm</text:p>
          </table:table-cell>
          <table:table-cell office:value-type="string" calcext:value-type="string">
            <text:p>U Entre 1.248.000 y 1.664.000 pts.</text:p>
          </table:table-cell>
          <table:table-cell office:value-type="float" office:value="8346" calcext:value-type="float">
            <text:p>8346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string" calcext:value-type="string">
            <text:p>ESS_R02_2004_SPA_ES_188</text:p>
          </table:table-cell>
          <table:table-cell office:value-type="string" calcext:value-type="string">
            <text:p>F32mm</text:p>
          </table:table-cell>
          <table:table-cell office:value-type="string" calcext:value-type="string">
            <text:p>N 1.665.000 pts. o más</text:p>
          </table:table-cell>
          <table:table-cell office:value-type="float" office:value="8347" calcext:value-type="float">
            <text:p>8347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string" calcext:value-type="string">
            <text:p>ESS_R02_2004_SPA_ES_188</text:p>
          </table:table-cell>
          <table:table-cell office:value-type="string" calcext:value-type="string">
            <text:p>F32mm</text:p>
          </table:table-cell>
          <table:table-cell office:value-type="string" calcext:value-type="string">
            <text:p>(No sabe)</text:p>
          </table:table-cell>
          <table:table-cell office:value-type="float" office:value="8348" calcext:value-type="float">
            <text:p>8348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string" calcext:value-type="string">
            <text:p>ESS_R02_2004_SPA_ES_189</text:p>
          </table:table-cell>
          <table:table-cell office:value-type="string" calcext:value-type="string">
            <text:p>F32yy</text:p>
          </table:table-cell>
          <table:table-cell office:value-type="string" calcext:value-type="string">
            <text:p>J Menos de 300.000 pts.</text:p>
          </table:table-cell>
          <table:table-cell office:value-type="float" office:value="8349" calcext:value-type="float">
            <text:p>8349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string" calcext:value-type="string">
            <text:p>ESS_R02_2004_SPA_ES_189</text:p>
          </table:table-cell>
          <table:table-cell office:value-type="string" calcext:value-type="string">
            <text:p>F32yy</text:p>
          </table:table-cell>
          <table:table-cell office:value-type="string" calcext:value-type="string">
            <text:p>R Entre 300.000 y menos de 600.000 pts.</text:p>
          </table:table-cell>
          <table:table-cell office:value-type="float" office:value="8350" calcext:value-type="float">
            <text:p>8350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string" calcext:value-type="string">
            <text:p>ESS_R02_2004_SPA_ES_189</text:p>
          </table:table-cell>
          <table:table-cell office:value-type="string" calcext:value-type="string">
            <text:p>F32yy</text:p>
          </table:table-cell>
          <table:table-cell office:value-type="string" calcext:value-type="string">
            <text:p>C Entre 600.000 y menos de 1.000.000 pts.</text:p>
          </table:table-cell>
          <table:table-cell office:value-type="float" office:value="8351" calcext:value-type="float">
            <text:p>8351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string" calcext:value-type="string">
            <text:p>ESS_R02_2004_SPA_ES_189</text:p>
          </table:table-cell>
          <table:table-cell office:value-type="string" calcext:value-type="string">
            <text:p>F32yy</text:p>
          </table:table-cell>
          <table:table-cell office:value-type="string" calcext:value-type="string">
            <text:p>M Entre 1.000.000 y menos de 2.000.000 pts.</text:p>
          </table:table-cell>
          <table:table-cell office:value-type="float" office:value="8352" calcext:value-type="float">
            <text:p>8352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string" calcext:value-type="string">
            <text:p>ESS_R02_2004_SPA_ES_189</text:p>
          </table:table-cell>
          <table:table-cell office:value-type="string" calcext:value-type="string">
            <text:p>F32yy</text:p>
          </table:table-cell>
          <table:table-cell office:value-type="string" calcext:value-type="string">
            <text:p>F Entre 2.000.000 y menos de 3.000.000 pts.</text:p>
          </table:table-cell>
          <table:table-cell office:value-type="float" office:value="8353" calcext:value-type="float">
            <text:p>8353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string" calcext:value-type="string">
            <text:p>ESS_R02_2004_SPA_ES_189</text:p>
          </table:table-cell>
          <table:table-cell office:value-type="string" calcext:value-type="string">
            <text:p>F32yy</text:p>
          </table:table-cell>
          <table:table-cell office:value-type="string" calcext:value-type="string">
            <text:p>S Entre 3.000.000 y menos de 4.000.000 pts.</text:p>
          </table:table-cell>
          <table:table-cell office:value-type="float" office:value="8354" calcext:value-type="float">
            <text:p>8354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string" calcext:value-type="string">
            <text:p>ESS_R02_2004_SPA_ES_189</text:p>
          </table:table-cell>
          <table:table-cell office:value-type="string" calcext:value-type="string">
            <text:p>F32yy</text:p>
          </table:table-cell>
          <table:table-cell office:value-type="string" calcext:value-type="string">
            <text:p>K Entre 4.000.000 y menos de 5.000.000 pts.</text:p>
          </table:table-cell>
          <table:table-cell office:value-type="float" office:value="8355" calcext:value-type="float">
            <text:p>8355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string" calcext:value-type="string">
            <text:p>ESS_R02_2004_SPA_ES_189</text:p>
          </table:table-cell>
          <table:table-cell office:value-type="string" calcext:value-type="string">
            <text:p>F32yy</text:p>
          </table:table-cell>
          <table:table-cell office:value-type="string" calcext:value-type="string">
            <text:p>P Entre 5.000.000 y menos de 6.000.000 pts.</text:p>
          </table:table-cell>
          <table:table-cell office:value-type="float" office:value="8356" calcext:value-type="float">
            <text:p>8356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string" calcext:value-type="string">
            <text:p>ESS_R02_2004_SPA_ES_189</text:p>
          </table:table-cell>
          <table:table-cell office:value-type="string" calcext:value-type="string">
            <text:p>F32yy</text:p>
          </table:table-cell>
          <table:table-cell office:value-type="string" calcext:value-type="string">
            <text:p>D Entre 6.000.000 y menos de 10.000.000 pts.</text:p>
          </table:table-cell>
          <table:table-cell office:value-type="float" office:value="8357" calcext:value-type="float">
            <text:p>8357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string" calcext:value-type="string">
            <text:p>ESS_R02_2004_SPA_ES_189</text:p>
          </table:table-cell>
          <table:table-cell office:value-type="string" calcext:value-type="string">
            <text:p>F32yy</text:p>
          </table:table-cell>
          <table:table-cell office:value-type="string" calcext:value-type="string">
            <text:p>H Entre 10.000.000 y menos de 15.000.000</text:p>
          </table:table-cell>
          <table:table-cell office:value-type="float" office:value="8358" calcext:value-type="float">
            <text:p>8358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string" calcext:value-type="string">
            <text:p>ESS_R02_2004_SPA_ES_189</text:p>
          </table:table-cell>
          <table:table-cell office:value-type="string" calcext:value-type="string">
            <text:p>F32yy</text:p>
          </table:table-cell>
          <table:table-cell office:value-type="string" calcext:value-type="string">
            <text:p>U Entre 15.000.000 y 20.000.000 pts.</text:p>
          </table:table-cell>
          <table:table-cell office:value-type="float" office:value="8359" calcext:value-type="float">
            <text:p>8359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string" calcext:value-type="string">
            <text:p>ESS_R02_2004_SPA_ES_189</text:p>
          </table:table-cell>
          <table:table-cell office:value-type="string" calcext:value-type="string">
            <text:p>F32yy</text:p>
          </table:table-cell>
          <table:table-cell office:value-type="string" calcext:value-type="string">
            <text:p>N Más de 20.000.000 pts.</text:p>
          </table:table-cell>
          <table:table-cell office:value-type="float" office:value="8360" calcext:value-type="float">
            <text:p>8360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string" calcext:value-type="string">
            <text:p>ESS_R02_2004_SPA_ES_189</text:p>
          </table:table-cell>
          <table:table-cell office:value-type="string" calcext:value-type="string">
            <text:p>F32yy</text:p>
          </table:table-cell>
          <table:table-cell office:value-type="string" calcext:value-type="string">
            <text:p>(No sabe)</text:p>
          </table:table-cell>
          <table:table-cell office:value-type="float" office:value="8361" calcext:value-type="float">
            <text:p>8361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string" calcext:value-type="string">
            <text:p>ESS_R02_2004_SPA_ES_190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Ninguna</text:p>
          </table:table-cell>
          <table:table-cell office:value-type="float" office:value="8362" calcext:value-type="float">
            <text:p>8362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string" calcext:value-type="string">
            <text:p>ESS_R02_2004_SPA_ES_190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Una pequeña parte</text:p>
          </table:table-cell>
          <table:table-cell office:value-type="float" office:value="8363" calcext:value-type="float">
            <text:p>8363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string" calcext:value-type="string">
            <text:p>ESS_R02_2004_SPA_ES_190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Menos de la mitad</text:p>
          </table:table-cell>
          <table:table-cell office:value-type="float" office:value="8364" calcext:value-type="float">
            <text:p>8364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string" calcext:value-type="string">
            <text:p>ESS_R02_2004_SPA_ES_190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Aproximadamente la mitad</text:p>
          </table:table-cell>
          <table:table-cell office:value-type="float" office:value="8365" calcext:value-type="float">
            <text:p>8365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string" calcext:value-type="string">
            <text:p>ESS_R02_2004_SPA_ES_190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Más de la mitad</text:p>
          </table:table-cell>
          <table:table-cell office:value-type="float" office:value="8366" calcext:value-type="float">
            <text:p>8366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string" calcext:value-type="string">
            <text:p>ESS_R02_2004_SPA_ES_190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Una gran parte</text:p>
          </table:table-cell>
          <table:table-cell office:value-type="float" office:value="8367" calcext:value-type="float">
            <text:p>8367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string" calcext:value-type="string">
            <text:p>ESS_R02_2004_SPA_ES_190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Todo</text:p>
          </table:table-cell>
          <table:table-cell office:value-type="float" office:value="8368" calcext:value-type="float">
            <text:p>8368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string" calcext:value-type="string">
            <text:p>ESS_R02_2004_SPA_ES_190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(No sabe)</text:p>
          </table:table-cell>
          <table:table-cell office:value-type="float" office:value="8369" calcext:value-type="float">
            <text:p>8369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string" calcext:value-type="string">
            <text:p>ESS_R02_2004_SPA_ES_191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Con los ingresos actuales vivimos cómodamente</text:p>
          </table:table-cell>
          <table:table-cell office:value-type="float" office:value="8370" calcext:value-type="float">
            <text:p>8370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91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Con los ingresos actuales nos llega para vivir</text:p>
          </table:table-cell>
          <table:table-cell office:value-type="float" office:value="8371" calcext:value-type="float">
            <text:p>8371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91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Con los ingresos actuales tenemos dificultades</text:p>
          </table:table-cell>
          <table:table-cell office:value-type="float" office:value="8372" calcext:value-type="float">
            <text:p>8372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91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Con los ingresos actuales tenemos muchas dificultades</text:p>
          </table:table-cell>
          <table:table-cell office:value-type="float" office:value="8373" calcext:value-type="float">
            <text:p>8373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91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(No sabe)</text:p>
          </table:table-cell>
          <table:table-cell office:value-type="float" office:value="8374" calcext:value-type="float">
            <text:p>8374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92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Muy difícil</text:p>
          </table:table-cell>
          <table:table-cell office:value-type="float" office:value="8375" calcext:value-type="float">
            <text:p>8375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ESS_R02_2004_SPA_ES_192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Bastante difícil</text:p>
          </table:table-cell>
          <table:table-cell office:value-type="float" office:value="8376" calcext:value-type="float">
            <text:p>8376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ESS_R02_2004_SPA_ES_192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Ni fácil ni difícil</text:p>
          </table:table-cell>
          <table:table-cell office:value-type="float" office:value="8377" calcext:value-type="float">
            <text:p>8377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ESS_R02_2004_SPA_ES_192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Bastante fácil</text:p>
          </table:table-cell>
          <table:table-cell office:value-type="float" office:value="8378" calcext:value-type="float">
            <text:p>8378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ESS_R02_2004_SPA_ES_192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Muy fácil</text:p>
          </table:table-cell>
          <table:table-cell office:value-type="float" office:value="8379" calcext:value-type="float">
            <text:p>8379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ESS_R02_2004_SPA_ES_192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(No sabe)</text:p>
          </table:table-cell>
          <table:table-cell office:value-type="float" office:value="8380" calcext:value-type="float">
            <text:p>8380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ESS_R02_2004_SPA_ES_193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Sin estudios/analfabeto</text:p>
          </table:table-cell>
          <table:table-cell office:value-type="float" office:value="8199" calcext:value-type="float">
            <text:p>8199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193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Estudios primarios sin terminar</text:p>
          </table:table-cell>
          <table:table-cell office:value-type="float" office:value="8200" calcext:value-type="float">
            <text:p>8200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193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Certificado de escolaridad</text:p>
          </table:table-cell>
          <table:table-cell office:value-type="float" office:value="8201" calcext:value-type="float">
            <text:p>8201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193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Hasta 5º de EGB</text:p>
          </table:table-cell>
          <table:table-cell office:value-type="float" office:value="8202" calcext:value-type="float">
            <text:p>8202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193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Antigua primaria completa</text:p>
          </table:table-cell>
          <table:table-cell office:value-type="float" office:value="8203" calcext:value-type="float">
            <text:p>8203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193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EGB o ESO</text:p>
          </table:table-cell>
          <table:table-cell office:value-type="float" office:value="8204" calcext:value-type="float">
            <text:p>8204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193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Bachillerato elemental</text:p>
          </table:table-cell>
          <table:table-cell office:value-type="float" office:value="8205" calcext:value-type="float">
            <text:p>8205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193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'FP1' y Enseñanza Técnico Profesional o equivalente</text:p>
          </table:table-cell>
          <table:table-cell office:value-type="float" office:value="8206" calcext:value-type="float">
            <text:p>8206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193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Bachillerato superior, BUP o equivalente</text:p>
          </table:table-cell>
          <table:table-cell office:value-type="float" office:value="8207" calcext:value-type="float">
            <text:p>8207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193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'FP2' o equivalente</text:p>
          </table:table-cell>
          <table:table-cell office:value-type="float" office:value="8208" calcext:value-type="float">
            <text:p>8208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193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Estudios superiores de 2 o 3 años (en centros de estudios no reglados)</text:p>
          </table:table-cell>
          <table:table-cell office:value-type="float" office:value="8209" calcext:value-type="float">
            <text:p>8209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193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Arquitecto e Ingeniero Técnico</text:p>
          </table:table-cell>
          <table:table-cell office:value-type="float" office:value="8210" calcext:value-type="float">
            <text:p>8210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193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Diplomado de otras escuelas universitarias o equivalente</text:p>
          </table:table-cell>
          <table:table-cell office:value-type="float" office:value="8211" calcext:value-type="float">
            <text:p>8211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193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Arquitecto o Ingeniero Superior</text:p>
          </table:table-cell>
          <table:table-cell office:value-type="float" office:value="8212" calcext:value-type="float">
            <text:p>8212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193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Licenciado</text:p>
          </table:table-cell>
          <table:table-cell office:value-type="float" office:value="8213" calcext:value-type="float">
            <text:p>8213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193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Estudios de postgrado o especialización</text:p>
          </table:table-cell>
          <table:table-cell office:value-type="float" office:value="8214" calcext:value-type="float">
            <text:p>8214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193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Doctorado</text:p>
          </table:table-cell>
          <table:table-cell office:value-type="float" office:value="8215" calcext:value-type="float">
            <text:p>8215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193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(No sabe)</text:p>
          </table:table-cell>
          <table:table-cell office:value-type="float" office:value="8216" calcext:value-type="float">
            <text:p>8216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194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En un empleo remunerado (inc. la situación de baja temporal por maternidad-paternidad, accidente, enfermedad o vacaciones) (ej. trabajador por cuenta ajena, cuenta propia, o en un negocio familiar)</text:p>
          </table:table-cell>
          <table:table-cell office:value-type="float" office:value="8232" calcext:value-type="float">
            <text:p>8232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ESS_R02_2004_SPA_ES_194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Estudiando, aunque haya estado de vacaciones (exc. formación remunerada por una empresa)</text:p>
          </table:table-cell>
          <table:table-cell office:value-type="float" office:value="8233" calcext:value-type="float">
            <text:p>8233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ESS_R02_2004_SPA_ES_194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En situación de desempleo y buscando trabajo activamente</text:p>
          </table:table-cell>
          <table:table-cell office:value-type="float" office:value="8234" calcext:value-type="float">
            <text:p>8234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ESS_R02_2004_SPA_ES_194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En situación de desempleo, queriendo encontrar un trabajo pero sin buscarlo activamente</text:p>
          </table:table-cell>
          <table:table-cell office:value-type="float" office:value="8235" calcext:value-type="float">
            <text:p>8235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ESS_R02_2004_SPA_ES_194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Con enfermedad crónica o situación de invalidez permanente</text:p>
          </table:table-cell>
          <table:table-cell office:value-type="float" office:value="8236" calcext:value-type="float">
            <text:p>8236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ESS_R02_2004_SPA_ES_194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Jubilado</text:p>
          </table:table-cell>
          <table:table-cell office:value-type="float" office:value="8237" calcext:value-type="float">
            <text:p>8237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ESS_R02_2004_SPA_ES_194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Haciendo labores del hogar, cuidando niños u otras personas</text:p>
          </table:table-cell>
          <table:table-cell office:value-type="float" office:value="8238" calcext:value-type="float">
            <text:p>8238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ESS_R02_2004_SPA_ES_194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Otra</text:p>
          </table:table-cell>
          <table:table-cell office:value-type="float" office:value="8239" calcext:value-type="float">
            <text:p>8239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ESS_R02_2004_SPA_ES_194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(No sabe)</text:p>
          </table:table-cell>
          <table:table-cell office:value-type="float" office:value="8240" calcext:value-type="float">
            <text:p>8240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ESS_R02_2004_SPA_ES_195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En un empleo remunerado (inc. la situación de baja temporal por maternidad-paternidad, accidente, enfermedad o vacaciones) (ej. trabajador por cuenta ajena, cuenta propia, o en un negocio familiar)</text:p>
          </table:table-cell>
          <table:table-cell office:value-type="float" office:value="8232" calcext:value-type="float">
            <text:p>8232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ESS_R02_2004_SPA_ES_195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Estudiando, aunque haya estado de vacaciones (exc. formación remunerada por una empresa)</text:p>
          </table:table-cell>
          <table:table-cell office:value-type="float" office:value="8233" calcext:value-type="float">
            <text:p>8233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ESS_R02_2004_SPA_ES_195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En situación de desempleo y buscando trabajo activamente</text:p>
          </table:table-cell>
          <table:table-cell office:value-type="float" office:value="8234" calcext:value-type="float">
            <text:p>8234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ESS_R02_2004_SPA_ES_195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En situación de desempleo, queriendo encontrar un trabajo pero sin buscarlo activamente</text:p>
          </table:table-cell>
          <table:table-cell office:value-type="float" office:value="8235" calcext:value-type="float">
            <text:p>8235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ESS_R02_2004_SPA_ES_195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Con enfermedad crónica o situación de invalidez permanente</text:p>
          </table:table-cell>
          <table:table-cell office:value-type="float" office:value="8236" calcext:value-type="float">
            <text:p>8236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ESS_R02_2004_SPA_ES_195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Jubilado</text:p>
          </table:table-cell>
          <table:table-cell office:value-type="float" office:value="8237" calcext:value-type="float">
            <text:p>8237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ESS_R02_2004_SPA_ES_195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Haciendo labores del hogar, cuidando niños u otras personas</text:p>
          </table:table-cell>
          <table:table-cell office:value-type="float" office:value="8238" calcext:value-type="float">
            <text:p>8238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ESS_R02_2004_SPA_ES_195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Otra</text:p>
          </table:table-cell>
          <table:table-cell office:value-type="float" office:value="8239" calcext:value-type="float">
            <text:p>8239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ESS_R02_2004_SPA_ES_195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(No sabe)</text:p>
          </table:table-cell>
          <table:table-cell office:value-type="float" office:value="8240" calcext:value-type="float">
            <text:p>8240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ESS_R02_2004_SPA_ES_196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197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198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199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200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Privado</text:p>
          </table:table-cell>
          <table:table-cell office:value-type="float" office:value="8267" calcext:value-type="float">
            <text:p>8267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string" calcext:value-type="string">
            <text:p>ESS_R02_2004_SPA_ES_200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Público</text:p>
          </table:table-cell>
          <table:table-cell office:value-type="float" office:value="8268" calcext:value-type="float">
            <text:p>8268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string" calcext:value-type="string">
            <text:p>ESS_R02_2004_SPA_ES_200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Sin ánimo de lucro</text:p>
          </table:table-cell>
          <table:table-cell office:value-type="float" office:value="8269" calcext:value-type="float">
            <text:p>8269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string" calcext:value-type="string">
            <text:p>ESS_R02_2004_SPA_ES_200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(No sabe)</text:p>
          </table:table-cell>
          <table:table-cell office:value-type="float" office:value="8270" calcext:value-type="float">
            <text:p>8270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string" calcext:value-type="string">
            <text:p>ESS_R02_2004_SPA_ES_201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... trabajador por cuenta ajena</text:p>
          </table:table-cell>
          <table:table-cell office:value-type="float" office:value="8381" calcext:value-type="float">
            <text:p>8381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string" calcext:value-type="string">
            <text:p>ESS_R02_2004_SPA_ES_201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trabajador por cuenta propia</text:p>
          </table:table-cell>
          <table:table-cell office:value-type="float" office:value="8382" calcext:value-type="float">
            <text:p>8382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string" calcext:value-type="string">
            <text:p>ESS_R02_2004_SPA_ES_201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o trabaja en un negocio familiar?</text:p>
          </table:table-cell>
          <table:table-cell office:value-type="float" office:value="8383" calcext:value-type="float">
            <text:p>8383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string" calcext:value-type="string">
            <text:p>ESS_R02_2004_SPA_ES_201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(No sabe)</text:p>
          </table:table-cell>
          <table:table-cell office:value-type="float" office:value="8384" calcext:value-type="float">
            <text:p>8384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string" calcext:value-type="string">
            <text:p>ESS_R02_2004_SPA_ES_202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203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204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205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<text:s/>No tiene ninguna influencia</text:p>
          </table:table-cell>
          <table:table-cell office:value-type="float" office:value="8385" calcext:value-type="float">
            <text:p>8385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ESS_R02_2004_SPA_ES_205</text:p>
          </table:table-cell>
          <table:table-cell office:value-type="string" calcext:value-type="string">
            <text:p>F46</text:p>
          </table:table-cell>
          <table:table-cell office:value-type="float" office:value="1" calcext:value-type="float">
            <text:p>1</text:p>
          </table:table-cell>
          <table:table-cell office:value-type="float" office:value="8386" calcext:value-type="float">
            <text:p>8386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ESS_R02_2004_SPA_ES_205</text:p>
          </table:table-cell>
          <table:table-cell office:value-type="string" calcext:value-type="string">
            <text:p>F46</text:p>
          </table:table-cell>
          <table:table-cell office:value-type="float" office:value="2" calcext:value-type="float">
            <text:p>2</text:p>
          </table:table-cell>
          <table:table-cell office:value-type="float" office:value="8387" calcext:value-type="float">
            <text:p>8387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ESS_R02_2004_SPA_ES_205</text:p>
          </table:table-cell>
          <table:table-cell office:value-type="string" calcext:value-type="string">
            <text:p>F46</text:p>
          </table:table-cell>
          <table:table-cell office:value-type="float" office:value="3" calcext:value-type="float">
            <text:p>3</text:p>
          </table:table-cell>
          <table:table-cell office:value-type="float" office:value="8388" calcext:value-type="float">
            <text:p>8388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ESS_R02_2004_SPA_ES_205</text:p>
          </table:table-cell>
          <table:table-cell office:value-type="string" calcext:value-type="string">
            <text:p>F46</text:p>
          </table:table-cell>
          <table:table-cell office:value-type="float" office:value="4" calcext:value-type="float">
            <text:p>4</text:p>
          </table:table-cell>
          <table:table-cell office:value-type="float" office:value="8389" calcext:value-type="float">
            <text:p>8389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ESS_R02_2004_SPA_ES_205</text:p>
          </table:table-cell>
          <table:table-cell office:value-type="string" calcext:value-type="string">
            <text:p>F46</text:p>
          </table:table-cell>
          <table:table-cell office:value-type="float" office:value="5" calcext:value-type="float">
            <text:p>5</text:p>
          </table:table-cell>
          <table:table-cell office:value-type="float" office:value="8390" calcext:value-type="float">
            <text:p>8390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ESS_R02_2004_SPA_ES_205</text:p>
          </table:table-cell>
          <table:table-cell office:value-type="string" calcext:value-type="string">
            <text:p>F46</text:p>
          </table:table-cell>
          <table:table-cell office:value-type="float" office:value="6" calcext:value-type="float">
            <text:p>6</text:p>
          </table:table-cell>
          <table:table-cell office:value-type="float" office:value="8391" calcext:value-type="float">
            <text:p>8391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ESS_R02_2004_SPA_ES_205</text:p>
          </table:table-cell>
          <table:table-cell office:value-type="string" calcext:value-type="string">
            <text:p>F46</text:p>
          </table:table-cell>
          <table:table-cell office:value-type="float" office:value="7" calcext:value-type="float">
            <text:p>7</text:p>
          </table:table-cell>
          <table:table-cell office:value-type="float" office:value="8392" calcext:value-type="float">
            <text:p>8392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ESS_R02_2004_SPA_ES_205</text:p>
          </table:table-cell>
          <table:table-cell office:value-type="string" calcext:value-type="string">
            <text:p>F46</text:p>
          </table:table-cell>
          <table:table-cell office:value-type="float" office:value="8" calcext:value-type="float">
            <text:p>8</text:p>
          </table:table-cell>
          <table:table-cell office:value-type="float" office:value="8393" calcext:value-type="float">
            <text:p>8393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ESS_R02_2004_SPA_ES_205</text:p>
          </table:table-cell>
          <table:table-cell office:value-type="string" calcext:value-type="string">
            <text:p>F46</text:p>
          </table:table-cell>
          <table:table-cell office:value-type="float" office:value="9" calcext:value-type="float">
            <text:p>9</text:p>
          </table:table-cell>
          <table:table-cell office:value-type="float" office:value="8394" calcext:value-type="float">
            <text:p>8394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ESS_R02_2004_SPA_ES_205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<text:s/>Tiene un control total</text:p>
          </table:table-cell>
          <table:table-cell office:value-type="float" office:value="8395" calcext:value-type="float">
            <text:p>8395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ESS_R02_2004_SPA_ES_205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(No sabe)</text:p>
          </table:table-cell>
          <table:table-cell office:value-type="float" office:value="8396" calcext:value-type="float">
            <text:p>8396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ESS_R02_2004_SPA_ES_206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<text:s/>No tiene ninguna influencia</text:p>
          </table:table-cell>
          <table:table-cell office:value-type="float" office:value="8385" calcext:value-type="float">
            <text:p>8385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ESS_R02_2004_SPA_ES_206</text:p>
          </table:table-cell>
          <table:table-cell office:value-type="string" calcext:value-type="string">
            <text:p>F47</text:p>
          </table:table-cell>
          <table:table-cell office:value-type="float" office:value="1" calcext:value-type="float">
            <text:p>1</text:p>
          </table:table-cell>
          <table:table-cell office:value-type="float" office:value="8386" calcext:value-type="float">
            <text:p>8386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ESS_R02_2004_SPA_ES_206</text:p>
          </table:table-cell>
          <table:table-cell office:value-type="string" calcext:value-type="string">
            <text:p>F47</text:p>
          </table:table-cell>
          <table:table-cell office:value-type="float" office:value="2" calcext:value-type="float">
            <text:p>2</text:p>
          </table:table-cell>
          <table:table-cell office:value-type="float" office:value="8387" calcext:value-type="float">
            <text:p>8387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ESS_R02_2004_SPA_ES_206</text:p>
          </table:table-cell>
          <table:table-cell office:value-type="string" calcext:value-type="string">
            <text:p>F47</text:p>
          </table:table-cell>
          <table:table-cell office:value-type="float" office:value="3" calcext:value-type="float">
            <text:p>3</text:p>
          </table:table-cell>
          <table:table-cell office:value-type="float" office:value="8388" calcext:value-type="float">
            <text:p>8388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ESS_R02_2004_SPA_ES_206</text:p>
          </table:table-cell>
          <table:table-cell office:value-type="string" calcext:value-type="string">
            <text:p>F47</text:p>
          </table:table-cell>
          <table:table-cell office:value-type="float" office:value="4" calcext:value-type="float">
            <text:p>4</text:p>
          </table:table-cell>
          <table:table-cell office:value-type="float" office:value="8389" calcext:value-type="float">
            <text:p>8389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ESS_R02_2004_SPA_ES_206</text:p>
          </table:table-cell>
          <table:table-cell office:value-type="string" calcext:value-type="string">
            <text:p>F47</text:p>
          </table:table-cell>
          <table:table-cell office:value-type="float" office:value="5" calcext:value-type="float">
            <text:p>5</text:p>
          </table:table-cell>
          <table:table-cell office:value-type="float" office:value="8390" calcext:value-type="float">
            <text:p>8390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ESS_R02_2004_SPA_ES_206</text:p>
          </table:table-cell>
          <table:table-cell office:value-type="string" calcext:value-type="string">
            <text:p>F47</text:p>
          </table:table-cell>
          <table:table-cell office:value-type="float" office:value="6" calcext:value-type="float">
            <text:p>6</text:p>
          </table:table-cell>
          <table:table-cell office:value-type="float" office:value="8391" calcext:value-type="float">
            <text:p>8391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ESS_R02_2004_SPA_ES_206</text:p>
          </table:table-cell>
          <table:table-cell office:value-type="string" calcext:value-type="string">
            <text:p>F47</text:p>
          </table:table-cell>
          <table:table-cell office:value-type="float" office:value="7" calcext:value-type="float">
            <text:p>7</text:p>
          </table:table-cell>
          <table:table-cell office:value-type="float" office:value="8392" calcext:value-type="float">
            <text:p>8392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ESS_R02_2004_SPA_ES_206</text:p>
          </table:table-cell>
          <table:table-cell office:value-type="string" calcext:value-type="string">
            <text:p>F47</text:p>
          </table:table-cell>
          <table:table-cell office:value-type="float" office:value="8" calcext:value-type="float">
            <text:p>8</text:p>
          </table:table-cell>
          <table:table-cell office:value-type="float" office:value="8393" calcext:value-type="float">
            <text:p>8393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ESS_R02_2004_SPA_ES_206</text:p>
          </table:table-cell>
          <table:table-cell office:value-type="string" calcext:value-type="string">
            <text:p>F47</text:p>
          </table:table-cell>
          <table:table-cell office:value-type="float" office:value="9" calcext:value-type="float">
            <text:p>9</text:p>
          </table:table-cell>
          <table:table-cell office:value-type="float" office:value="8394" calcext:value-type="float">
            <text:p>8394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ESS_R02_2004_SPA_ES_206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<text:s/>Tiene un control total</text:p>
          </table:table-cell>
          <table:table-cell office:value-type="float" office:value="8395" calcext:value-type="float">
            <text:p>8395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ESS_R02_2004_SPA_ES_206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(No sabe)</text:p>
          </table:table-cell>
          <table:table-cell office:value-type="float" office:value="8396" calcext:value-type="float">
            <text:p>8396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ESS_R02_2004_SPA_ES_207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208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Sin estudios/analfabeto</text:p>
          </table:table-cell>
          <table:table-cell office:value-type="float" office:value="8199" calcext:value-type="float">
            <text:p>8199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208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Estudios primarios sin terminar</text:p>
          </table:table-cell>
          <table:table-cell office:value-type="float" office:value="8200" calcext:value-type="float">
            <text:p>8200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208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Certificado de escolaridad</text:p>
          </table:table-cell>
          <table:table-cell office:value-type="float" office:value="8201" calcext:value-type="float">
            <text:p>8201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208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Hasta 5º de EGB</text:p>
          </table:table-cell>
          <table:table-cell office:value-type="float" office:value="8202" calcext:value-type="float">
            <text:p>8202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208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Antigua primaria completa</text:p>
          </table:table-cell>
          <table:table-cell office:value-type="float" office:value="8203" calcext:value-type="float">
            <text:p>8203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208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EGB o ESO</text:p>
          </table:table-cell>
          <table:table-cell office:value-type="float" office:value="8204" calcext:value-type="float">
            <text:p>8204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208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Bachillerato elemental</text:p>
          </table:table-cell>
          <table:table-cell office:value-type="float" office:value="8205" calcext:value-type="float">
            <text:p>8205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208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'FP1' y Enseñanza Técnico Profesional o equivalente</text:p>
          </table:table-cell>
          <table:table-cell office:value-type="float" office:value="8206" calcext:value-type="float">
            <text:p>8206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208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Bachillerato superior, BUP o equivalente</text:p>
          </table:table-cell>
          <table:table-cell office:value-type="float" office:value="8207" calcext:value-type="float">
            <text:p>8207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208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'FP2' o equivalente</text:p>
          </table:table-cell>
          <table:table-cell office:value-type="float" office:value="8208" calcext:value-type="float">
            <text:p>8208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208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Estudios superiores de 2 o 3 años (en centros de estudios no reglados)</text:p>
          </table:table-cell>
          <table:table-cell office:value-type="float" office:value="8209" calcext:value-type="float">
            <text:p>8209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208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Arquitecto e Ingeniero Técnico</text:p>
          </table:table-cell>
          <table:table-cell office:value-type="float" office:value="8210" calcext:value-type="float">
            <text:p>8210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208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Diplomado de otras escuelas universitarias o equivalente</text:p>
          </table:table-cell>
          <table:table-cell office:value-type="float" office:value="8211" calcext:value-type="float">
            <text:p>8211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208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Arquitecto o Ingeniero Superior</text:p>
          </table:table-cell>
          <table:table-cell office:value-type="float" office:value="8212" calcext:value-type="float">
            <text:p>8212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208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Licenciado</text:p>
          </table:table-cell>
          <table:table-cell office:value-type="float" office:value="8213" calcext:value-type="float">
            <text:p>8213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208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Estudios de postgrado o especialización</text:p>
          </table:table-cell>
          <table:table-cell office:value-type="float" office:value="8214" calcext:value-type="float">
            <text:p>8214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208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Doctorado</text:p>
          </table:table-cell>
          <table:table-cell office:value-type="float" office:value="8215" calcext:value-type="float">
            <text:p>8215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208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(No sabe)</text:p>
          </table:table-cell>
          <table:table-cell office:value-type="float" office:value="8216" calcext:value-type="float">
            <text:p>8216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209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Trabajador por cuenta ajena</text:p>
          </table:table-cell>
          <table:table-cell office:value-type="float" office:value="8397" calcext:value-type="float">
            <text:p>8397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string" calcext:value-type="string">
            <text:p>ESS_R02_2004_SPA_ES_209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Trabajador por cuenta propia</text:p>
          </table:table-cell>
          <table:table-cell office:value-type="float" office:value="8398" calcext:value-type="float">
            <text:p>8398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string" calcext:value-type="string">
            <text:p>ESS_R02_2004_SPA_ES_209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No trabajaba</text:p>
          </table:table-cell>
          <table:table-cell office:value-type="float" office:value="8399" calcext:value-type="float">
            <text:p>8399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string" calcext:value-type="string">
            <text:p>ESS_R02_2004_SPA_ES_209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Había muerto o estaba ausente</text:p>
          </table:table-cell>
          <table:table-cell office:value-type="float" office:value="8400" calcext:value-type="float">
            <text:p>8400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string" calcext:value-type="string">
            <text:p>ESS_R02_2004_SPA_ES_209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(No sabe)</text:p>
          </table:table-cell>
          <table:table-cell office:value-type="float" office:value="8401" calcext:value-type="float">
            <text:p>8401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string" calcext:value-type="string">
            <text:p>ESS_R02_2004_SPA_ES_210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211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212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213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Ocupaciones profesionales tradicionales (EJEMPLOS: contable, abogado, médico, científico, ingeniero o arquitecto, farmacéutico, procurador, aparejador, ingeniero técnico, topógrafo)</text:p>
          </table:table-cell>
          <table:table-cell office:value-type="float" office:value="8402" calcext:value-type="float">
            <text:p>8402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ESS_R02_2004_SPA_ES_213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Ocupaciones profesionales modernas (EJEMPLOS: profesor, enfermero, fisioterapeuta, asistente social, trabajador social, músico, agente de policía, programador informático, artista, agente de bolsa, psicólogo, diseñador, piloto)</text:p>
          </table:table-cell>
          <table:table-cell office:value-type="float" office:value="8403" calcext:value-type="float">
            <text:p>8403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ESS_R02_2004_SPA_ES_213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Trabajos de oficina y ocupaciones intermedias (EJEMPLOS: secretario, secretario de alta dirección, administrativo, oficinista, teleoperador, auxiliar de clínica/enfermería, puericultor, delineante, apoderado/interventor de banca)</text:p>
          </table:table-cell>
          <table:table-cell office:value-type="float" office:value="8404" calcext:value-type="float">
            <text:p>8404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ESS_R02_2004_SPA_ES_213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Directivos o administradores con responsabilidades a su cargo (responsable de tareas de planificación, organización y coordinación y finanzas)</text:p>
          </table:table-cell>
          <table:table-cell office:value-type="float" office:value="8405" calcext:value-type="float">
            <text:p>8405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ESS_R02_2004_SPA_ES_213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Ocupaciones técnicas o de oficios (EJEMPLOS: mecánico de motores, operario, capataz, fontanero, impresor, albañil, fresador - electricista, jardinero, maquinista de tren –zapatero, panadero, carpintero, tapicero, cocinero, peluquero)</text:p>
          </table:table-cell>
          <table:table-cell office:value-type="float" office:value="8406" calcext:value-type="float">
            <text:p>8406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ESS_R02_2004_SPA_ES_213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Ocupaciones manuales y de servicios semirutinarias (EJEMPLOS: cartero, operario de máquinas, conserje, trabajador agrícola, ayudante de cocina, recepcionista, dependiente de una tienda, agricultor por cuenta ajena, representante...)</text:p>
          </table:table-cell>
          <table:table-cell office:value-type="float" office:value="8407" calcext:value-type="float">
            <text:p>8407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ESS_R02_2004_SPA_ES_213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Ocupaciones manuales y de servicios rutinarias (EJEMPLOS: conductor de vehículos pesados, conductor de furgonetas, limpiador, mozo de carga o descargador, empaquetador, costurero industrial, mensajero, peones en general...)</text:p>
          </table:table-cell>
          <table:table-cell office:value-type="float" office:value="8408" calcext:value-type="float">
            <text:p>8408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ESS_R02_2004_SPA_ES_213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Directivo de nivel medio o junior (EJEMPLOS: director de oficina, director de sucursal de banco, encargado de restaurante, encargado de almacén, hostelero, encargados generales,capitán de pesca)</text:p>
          </table:table-cell>
          <table:table-cell office:value-type="float" office:value="8409" calcext:value-type="float">
            <text:p>8409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ESS_R02_2004_SPA_ES_213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(No sabe)</text:p>
          </table:table-cell>
          <table:table-cell office:value-type="float" office:value="8410" calcext:value-type="float">
            <text:p>8410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ESS_R02_2004_SPA_ES_214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Sin estudios/analfabeto</text:p>
          </table:table-cell>
          <table:table-cell office:value-type="float" office:value="8199" calcext:value-type="float">
            <text:p>8199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214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Estudios primarios sin terminar</text:p>
          </table:table-cell>
          <table:table-cell office:value-type="float" office:value="8200" calcext:value-type="float">
            <text:p>8200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214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Certificado de escolaridad</text:p>
          </table:table-cell>
          <table:table-cell office:value-type="float" office:value="8201" calcext:value-type="float">
            <text:p>8201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214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Hasta 5º de EGB</text:p>
          </table:table-cell>
          <table:table-cell office:value-type="float" office:value="8202" calcext:value-type="float">
            <text:p>8202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214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Antigua primaria completa</text:p>
          </table:table-cell>
          <table:table-cell office:value-type="float" office:value="8203" calcext:value-type="float">
            <text:p>8203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214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EGB o ESO</text:p>
          </table:table-cell>
          <table:table-cell office:value-type="float" office:value="8204" calcext:value-type="float">
            <text:p>8204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214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Bachillerato elemental</text:p>
          </table:table-cell>
          <table:table-cell office:value-type="float" office:value="8205" calcext:value-type="float">
            <text:p>8205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214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'FP1' y Enseñanza Técnico Profesional o equivalente</text:p>
          </table:table-cell>
          <table:table-cell office:value-type="float" office:value="8206" calcext:value-type="float">
            <text:p>8206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214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Bachillerato superior, BUP o equivalente</text:p>
          </table:table-cell>
          <table:table-cell office:value-type="float" office:value="8207" calcext:value-type="float">
            <text:p>8207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214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'FP2' o equivalente</text:p>
          </table:table-cell>
          <table:table-cell office:value-type="float" office:value="8208" calcext:value-type="float">
            <text:p>8208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214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Estudios superiores de 2 o 3 años (en centros de estudios no reglados)</text:p>
          </table:table-cell>
          <table:table-cell office:value-type="float" office:value="8209" calcext:value-type="float">
            <text:p>8209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214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Arquitecto e Ingeniero Técnico</text:p>
          </table:table-cell>
          <table:table-cell office:value-type="float" office:value="8210" calcext:value-type="float">
            <text:p>8210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214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Diplomado de otras escuelas universitarias o equivalente</text:p>
          </table:table-cell>
          <table:table-cell office:value-type="float" office:value="8211" calcext:value-type="float">
            <text:p>8211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214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Arquitecto o Ingeniero Superior</text:p>
          </table:table-cell>
          <table:table-cell office:value-type="float" office:value="8212" calcext:value-type="float">
            <text:p>8212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214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Licenciado</text:p>
          </table:table-cell>
          <table:table-cell office:value-type="float" office:value="8213" calcext:value-type="float">
            <text:p>8213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214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Estudios de postgrado o especialización</text:p>
          </table:table-cell>
          <table:table-cell office:value-type="float" office:value="8214" calcext:value-type="float">
            <text:p>8214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214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Doctorado</text:p>
          </table:table-cell>
          <table:table-cell office:value-type="float" office:value="8215" calcext:value-type="float">
            <text:p>8215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214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(No sabe)</text:p>
          </table:table-cell>
          <table:table-cell office:value-type="float" office:value="8216" calcext:value-type="float">
            <text:p>8216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215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Trabajadora por cuenta ajena</text:p>
          </table:table-cell>
          <table:table-cell office:value-type="float" office:value="8411" calcext:value-type="float">
            <text:p>8411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string" calcext:value-type="string">
            <text:p>ESS_R02_2004_SPA_ES_215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Trabajadora por cuenta propia</text:p>
          </table:table-cell>
          <table:table-cell office:value-type="float" office:value="8412" calcext:value-type="float">
            <text:p>8412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string" calcext:value-type="string">
            <text:p>ESS_R02_2004_SPA_ES_215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No trabajaba</text:p>
          </table:table-cell>
          <table:table-cell office:value-type="float" office:value="8413" calcext:value-type="float">
            <text:p>8413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string" calcext:value-type="string">
            <text:p>ESS_R02_2004_SPA_ES_215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Había muerto o estaba ausente</text:p>
          </table:table-cell>
          <table:table-cell office:value-type="float" office:value="8414" calcext:value-type="float">
            <text:p>8414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string" calcext:value-type="string">
            <text:p>ESS_R02_2004_SPA_ES_215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(No sabe)</text:p>
          </table:table-cell>
          <table:table-cell office:value-type="float" office:value="8415" calcext:value-type="float">
            <text:p>8415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string" calcext:value-type="string">
            <text:p>ESS_R02_2004_SPA_ES_216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217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218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219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Ocupaciones profesionales tradicionales (EJEMPLOS: contable, abogado, médico, científico, ingeniero o arquitecto, farmacéutico, procurador, aparejador, ingeniero técnico, topógrafo)</text:p>
          </table:table-cell>
          <table:table-cell office:value-type="float" office:value="8402" calcext:value-type="float">
            <text:p>8402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ESS_R02_2004_SPA_ES_219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Ocupaciones profesionales modernas (EJEMPLOS: profesor, enfermero, fisioterapeuta, asistente social, trabajador social, músico, agente de policía, programador informático, artista, agente de bolsa, psicólogo, diseñador, piloto)</text:p>
          </table:table-cell>
          <table:table-cell office:value-type="float" office:value="8403" calcext:value-type="float">
            <text:p>8403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ESS_R02_2004_SPA_ES_219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Trabajos de oficina y ocupaciones intermedias (EJEMPLOS: secretario, secretario de alta dirección, administrativo, oficinista, teleoperador, auxiliar de clínica/enfermería, puericultor, delineante, apoderado/interventor de banca)</text:p>
          </table:table-cell>
          <table:table-cell office:value-type="float" office:value="8404" calcext:value-type="float">
            <text:p>8404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ESS_R02_2004_SPA_ES_219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Directivos o administradores con responsabilidades a su cargo (responsable de tareas de planificación, organización y coordinación y finanzas)</text:p>
          </table:table-cell>
          <table:table-cell office:value-type="float" office:value="8405" calcext:value-type="float">
            <text:p>8405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ESS_R02_2004_SPA_ES_219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Ocupaciones técnicas o de oficios (EJEMPLOS: mecánico de motores, operario, capataz, fontanero, impresor, albañil, fresador - electricista, jardinero, maquinista de tren –zapatero, panadero, carpintero, tapicero, cocinero, peluquero)</text:p>
          </table:table-cell>
          <table:table-cell office:value-type="float" office:value="8406" calcext:value-type="float">
            <text:p>8406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ESS_R02_2004_SPA_ES_219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Ocupaciones manuales y de servicios semirutinarias (EJEMPLOS: cartero, operario de máquinas, conserje, trabajador agrícola, ayudante de cocina, recepcionista, dependiente de una tienda, agricultor por cuenta ajena, representante...)</text:p>
          </table:table-cell>
          <table:table-cell office:value-type="float" office:value="8407" calcext:value-type="float">
            <text:p>8407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ESS_R02_2004_SPA_ES_219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Ocupaciones manuales y de servicios rutinarias (EJEMPLOS: conductor de vehículos pesados, conductor de furgonetas, limpiador, mozo de carga o descargador, empaquetador, costurero industrial, mensajero, peones en general...)</text:p>
          </table:table-cell>
          <table:table-cell office:value-type="float" office:value="8408" calcext:value-type="float">
            <text:p>8408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ESS_R02_2004_SPA_ES_219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Directivo de nivel medio o junior (EJEMPLOS: director de oficina, director de sucursal de banco, encargado de restaurante, encargado de almacén, hostelero, encargados generales,capitán de pesca)</text:p>
          </table:table-cell>
          <table:table-cell office:value-type="float" office:value="8409" calcext:value-type="float">
            <text:p>8409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ESS_R02_2004_SPA_ES_219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(No sabe)</text:p>
          </table:table-cell>
          <table:table-cell office:value-type="float" office:value="8410" calcext:value-type="float">
            <text:p>8410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ESS_R02_2004_SPA_ES_220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221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Casado/a</text:p>
          </table:table-cell>
          <table:table-cell office:value-type="float" office:value="8416" calcext:value-type="float">
            <text:p>8416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2_2004_SPA_ES_221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Separado/a (todavía casado a efectos legales)</text:p>
          </table:table-cell>
          <table:table-cell office:value-type="float" office:value="8417" calcext:value-type="float">
            <text:p>8417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2_2004_SPA_ES_221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Divorciado/a</text:p>
          </table:table-cell>
          <table:table-cell office:value-type="float" office:value="8418" calcext:value-type="float">
            <text:p>8418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2_2004_SPA_ES_221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Viudo/a</text:p>
          </table:table-cell>
          <table:table-cell office:value-type="float" office:value="8419" calcext:value-type="float">
            <text:p>8419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2_2004_SPA_ES_221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Nunca ha estado casado/a</text:p>
          </table:table-cell>
          <table:table-cell office:value-type="float" office:value="8420" calcext:value-type="float">
            <text:p>8420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2_2004_SPA_ES_221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(No sabe)</text:p>
          </table:table-cell>
          <table:table-cell office:value-type="float" office:value="8421" calcext:value-type="float">
            <text:p>8421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2_2004_SPA_ES_222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223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224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225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226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227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228</text:p>
          </table:table-cell>
          <table:table-cell office:value-type="string" calcext:value-type="string">
            <text:p>F70a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229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2_2004_SPA_ES_230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ENTREVISTADO VIVE CON SU MARIDO/MUJER/PAREJA</text:p>
          </table:table-cell>
          <table:table-cell office:value-type="float" office:value="8422" calcext:value-type="float">
            <text:p>8422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string" calcext:value-type="string">
            <text:p>ESS_R02_2004_SPA_ES_230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NO VIVE EN PAREJA</text:p>
          </table:table-cell>
          <table:table-cell office:value-type="float" office:value="8423" calcext:value-type="float">
            <text:p>8423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string" calcext:value-type="string">
            <text:p>ESS_R02_2004_SPA_ES_230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(No sabe)</text:p>
          </table:table-cell>
          <table:table-cell office:value-type="float" office:value="8424" calcext:value-type="float">
            <text:p>8424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string" calcext:value-type="string">
            <text:p>ESS_R02_2004_SPA_ES_231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ENTREVISTADO VIVE CON SU MARIDO/MUJER/PAREJA</text:p>
          </table:table-cell>
          <table:table-cell office:value-type="float" office:value="8422" calcext:value-type="float">
            <text:p>8422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string" calcext:value-type="string">
            <text:p>ESS_R02_2004_SPA_ES_231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NO VIVE EN PAREJA</text:p>
          </table:table-cell>
          <table:table-cell office:value-type="float" office:value="8423" calcext:value-type="float">
            <text:p>8423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string" calcext:value-type="string">
            <text:p>ESS_R02_2004_SPA_ES_231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(No sabe)</text:p>
          </table:table-cell>
          <table:table-cell office:value-type="float" office:value="8424" calcext:value-type="float">
            <text:p>8424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string" calcext:value-type="string">
            <text:p>ESS_R02_2004_SPA_ES_232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ENTREVISTADO TIENE UN EMPLEO REMUNERADO (inc. la situación de baja temporal), ya sea trabajador por cuenta ajena, cuenta propia, o en un negocio familiar (código 01 en F8a)</text:p>
          </table:table-cell>
          <table:table-cell office:value-type="float" office:value="8425" calcext:value-type="float">
            <text:p>8425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string" calcext:value-type="string">
            <text:p>ESS_R02_2004_SPA_ES_232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NO LO TIENE</text:p>
          </table:table-cell>
          <table:table-cell office:value-type="float" office:value="8426" calcext:value-type="float">
            <text:p>8426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string" calcext:value-type="string">
            <text:p>ESS_R02_2004_SPA_ES_232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(No sabe)</text:p>
          </table:table-cell>
          <table:table-cell office:value-type="float" office:value="8427" calcext:value-type="float">
            <text:p>8427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string" calcext:value-type="string">
            <text:p>ESS_R02_2004_SPA_ES_233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ENTREVISTADO TIENE UN EMPLEO REMUNERADO (inc. la situación de baja temporal), ya sea trabajador por cuenta ajena, cuenta propia, o en un negocio familiar</text:p>
          </table:table-cell>
          <table:table-cell office:value-type="float" office:value="8428" calcext:value-type="float">
            <text:p>8428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233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NO LO TIENE</text:p>
          </table:table-cell>
          <table:table-cell office:value-type="float" office:value="8429" calcext:value-type="float">
            <text:p>8429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233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(No sabe)</text:p>
          </table:table-cell>
          <table:table-cell office:value-type="float" office:value="8430" calcext:value-type="float">
            <text:p>8430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234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Completamente insatisfecho</text:p>
          </table:table-cell>
          <table:table-cell office:value-type="float" office:value="8431" calcext:value-type="float">
            <text:p>8431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2_2004_SPA_ES_234</text:p>
          </table:table-cell>
          <table:table-cell office:value-type="string" calcext:value-type="string">
            <text:p>B25</text:p>
          </table:table-cell>
          <table:table-cell office:value-type="float" office:value="1" calcext:value-type="float">
            <text:p>1</text:p>
          </table:table-cell>
          <table:table-cell office:value-type="float" office:value="8432" calcext:value-type="float">
            <text:p>8432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2_2004_SPA_ES_234</text:p>
          </table:table-cell>
          <table:table-cell office:value-type="string" calcext:value-type="string">
            <text:p>B25</text:p>
          </table:table-cell>
          <table:table-cell office:value-type="float" office:value="2" calcext:value-type="float">
            <text:p>2</text:p>
          </table:table-cell>
          <table:table-cell office:value-type="float" office:value="8433" calcext:value-type="float">
            <text:p>8433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2_2004_SPA_ES_234</text:p>
          </table:table-cell>
          <table:table-cell office:value-type="string" calcext:value-type="string">
            <text:p>B25</text:p>
          </table:table-cell>
          <table:table-cell office:value-type="float" office:value="3" calcext:value-type="float">
            <text:p>3</text:p>
          </table:table-cell>
          <table:table-cell office:value-type="float" office:value="8434" calcext:value-type="float">
            <text:p>8434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2_2004_SPA_ES_234</text:p>
          </table:table-cell>
          <table:table-cell office:value-type="string" calcext:value-type="string">
            <text:p>B25</text:p>
          </table:table-cell>
          <table:table-cell office:value-type="float" office:value="4" calcext:value-type="float">
            <text:p>4</text:p>
          </table:table-cell>
          <table:table-cell office:value-type="float" office:value="8435" calcext:value-type="float">
            <text:p>8435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2_2004_SPA_ES_234</text:p>
          </table:table-cell>
          <table:table-cell office:value-type="string" calcext:value-type="string">
            <text:p>B25</text:p>
          </table:table-cell>
          <table:table-cell office:value-type="float" office:value="5" calcext:value-type="float">
            <text:p>5</text:p>
          </table:table-cell>
          <table:table-cell office:value-type="float" office:value="8436" calcext:value-type="float">
            <text:p>8436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2_2004_SPA_ES_234</text:p>
          </table:table-cell>
          <table:table-cell office:value-type="string" calcext:value-type="string">
            <text:p>B25</text:p>
          </table:table-cell>
          <table:table-cell office:value-type="float" office:value="6" calcext:value-type="float">
            <text:p>6</text:p>
          </table:table-cell>
          <table:table-cell office:value-type="float" office:value="8437" calcext:value-type="float">
            <text:p>8437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2_2004_SPA_ES_234</text:p>
          </table:table-cell>
          <table:table-cell office:value-type="string" calcext:value-type="string">
            <text:p>B25</text:p>
          </table:table-cell>
          <table:table-cell office:value-type="float" office:value="7" calcext:value-type="float">
            <text:p>7</text:p>
          </table:table-cell>
          <table:table-cell office:value-type="float" office:value="8438" calcext:value-type="float">
            <text:p>8438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2_2004_SPA_ES_234</text:p>
          </table:table-cell>
          <table:table-cell office:value-type="string" calcext:value-type="string">
            <text:p>B25</text:p>
          </table:table-cell>
          <table:table-cell office:value-type="float" office:value="8" calcext:value-type="float">
            <text:p>8</text:p>
          </table:table-cell>
          <table:table-cell office:value-type="float" office:value="8439" calcext:value-type="float">
            <text:p>8439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2_2004_SPA_ES_234</text:p>
          </table:table-cell>
          <table:table-cell office:value-type="string" calcext:value-type="string">
            <text:p>B25</text:p>
          </table:table-cell>
          <table:table-cell office:value-type="float" office:value="9" calcext:value-type="float">
            <text:p>9</text:p>
          </table:table-cell>
          <table:table-cell office:value-type="float" office:value="8440" calcext:value-type="float">
            <text:p>8440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2_2004_SPA_ES_234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Completamente satisfecho</text:p>
          </table:table-cell>
          <table:table-cell office:value-type="float" office:value="8441" calcext:value-type="float">
            <text:p>8441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2_2004_SPA_ES_234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(No sabe)</text:p>
          </table:table-cell>
          <table:table-cell office:value-type="float" office:value="8442" calcext:value-type="float">
            <text:p>8442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2_2004_SPA_ES_23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Completamente insatisfecho</text:p>
          </table:table-cell>
          <table:table-cell office:value-type="float" office:value="8431" calcext:value-type="float">
            <text:p>8431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2_2004_SPA_ES_235</text:p>
          </table:table-cell>
          <table:table-cell office:value-type="string" calcext:value-type="string">
            <text:p>B26</text:p>
          </table:table-cell>
          <table:table-cell office:value-type="float" office:value="1" calcext:value-type="float">
            <text:p>1</text:p>
          </table:table-cell>
          <table:table-cell office:value-type="float" office:value="8432" calcext:value-type="float">
            <text:p>8432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2_2004_SPA_ES_235</text:p>
          </table:table-cell>
          <table:table-cell office:value-type="string" calcext:value-type="string">
            <text:p>B26</text:p>
          </table:table-cell>
          <table:table-cell office:value-type="float" office:value="2" calcext:value-type="float">
            <text:p>2</text:p>
          </table:table-cell>
          <table:table-cell office:value-type="float" office:value="8433" calcext:value-type="float">
            <text:p>8433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2_2004_SPA_ES_235</text:p>
          </table:table-cell>
          <table:table-cell office:value-type="string" calcext:value-type="string">
            <text:p>B26</text:p>
          </table:table-cell>
          <table:table-cell office:value-type="float" office:value="3" calcext:value-type="float">
            <text:p>3</text:p>
          </table:table-cell>
          <table:table-cell office:value-type="float" office:value="8434" calcext:value-type="float">
            <text:p>8434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2_2004_SPA_ES_235</text:p>
          </table:table-cell>
          <table:table-cell office:value-type="string" calcext:value-type="string">
            <text:p>B26</text:p>
          </table:table-cell>
          <table:table-cell office:value-type="float" office:value="4" calcext:value-type="float">
            <text:p>4</text:p>
          </table:table-cell>
          <table:table-cell office:value-type="float" office:value="8435" calcext:value-type="float">
            <text:p>8435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2_2004_SPA_ES_235</text:p>
          </table:table-cell>
          <table:table-cell office:value-type="string" calcext:value-type="string">
            <text:p>B26</text:p>
          </table:table-cell>
          <table:table-cell office:value-type="float" office:value="5" calcext:value-type="float">
            <text:p>5</text:p>
          </table:table-cell>
          <table:table-cell office:value-type="float" office:value="8436" calcext:value-type="float">
            <text:p>8436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2_2004_SPA_ES_235</text:p>
          </table:table-cell>
          <table:table-cell office:value-type="string" calcext:value-type="string">
            <text:p>B26</text:p>
          </table:table-cell>
          <table:table-cell office:value-type="float" office:value="6" calcext:value-type="float">
            <text:p>6</text:p>
          </table:table-cell>
          <table:table-cell office:value-type="float" office:value="8437" calcext:value-type="float">
            <text:p>8437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2_2004_SPA_ES_235</text:p>
          </table:table-cell>
          <table:table-cell office:value-type="string" calcext:value-type="string">
            <text:p>B26</text:p>
          </table:table-cell>
          <table:table-cell office:value-type="float" office:value="7" calcext:value-type="float">
            <text:p>7</text:p>
          </table:table-cell>
          <table:table-cell office:value-type="float" office:value="8438" calcext:value-type="float">
            <text:p>8438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2_2004_SPA_ES_235</text:p>
          </table:table-cell>
          <table:table-cell office:value-type="string" calcext:value-type="string">
            <text:p>B26</text:p>
          </table:table-cell>
          <table:table-cell office:value-type="float" office:value="8" calcext:value-type="float">
            <text:p>8</text:p>
          </table:table-cell>
          <table:table-cell office:value-type="float" office:value="8439" calcext:value-type="float">
            <text:p>8439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2_2004_SPA_ES_235</text:p>
          </table:table-cell>
          <table:table-cell office:value-type="string" calcext:value-type="string">
            <text:p>B26</text:p>
          </table:table-cell>
          <table:table-cell office:value-type="float" office:value="9" calcext:value-type="float">
            <text:p>9</text:p>
          </table:table-cell>
          <table:table-cell office:value-type="float" office:value="8440" calcext:value-type="float">
            <text:p>8440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2_2004_SPA_ES_23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Completamente satisfecho</text:p>
          </table:table-cell>
          <table:table-cell office:value-type="float" office:value="8441" calcext:value-type="float">
            <text:p>8441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2_2004_SPA_ES_23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(No sabe)</text:p>
          </table:table-cell>
          <table:table-cell office:value-type="float" office:value="8442" calcext:value-type="float">
            <text:p>8442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2_2004_SPA_ES_236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mpletamente insatisfecho</text:p>
          </table:table-cell>
          <table:table-cell office:value-type="float" office:value="8431" calcext:value-type="float">
            <text:p>8431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2_2004_SPA_ES_236</text:p>
          </table:table-cell>
          <table:table-cell office:value-type="string" calcext:value-type="string">
            <text:p>B27</text:p>
          </table:table-cell>
          <table:table-cell office:value-type="float" office:value="1" calcext:value-type="float">
            <text:p>1</text:p>
          </table:table-cell>
          <table:table-cell office:value-type="float" office:value="8432" calcext:value-type="float">
            <text:p>8432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2_2004_SPA_ES_236</text:p>
          </table:table-cell>
          <table:table-cell office:value-type="string" calcext:value-type="string">
            <text:p>B27</text:p>
          </table:table-cell>
          <table:table-cell office:value-type="float" office:value="2" calcext:value-type="float">
            <text:p>2</text:p>
          </table:table-cell>
          <table:table-cell office:value-type="float" office:value="8433" calcext:value-type="float">
            <text:p>8433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2_2004_SPA_ES_236</text:p>
          </table:table-cell>
          <table:table-cell office:value-type="string" calcext:value-type="string">
            <text:p>B27</text:p>
          </table:table-cell>
          <table:table-cell office:value-type="float" office:value="3" calcext:value-type="float">
            <text:p>3</text:p>
          </table:table-cell>
          <table:table-cell office:value-type="float" office:value="8434" calcext:value-type="float">
            <text:p>8434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2_2004_SPA_ES_236</text:p>
          </table:table-cell>
          <table:table-cell office:value-type="string" calcext:value-type="string">
            <text:p>B27</text:p>
          </table:table-cell>
          <table:table-cell office:value-type="float" office:value="4" calcext:value-type="float">
            <text:p>4</text:p>
          </table:table-cell>
          <table:table-cell office:value-type="float" office:value="8435" calcext:value-type="float">
            <text:p>8435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2_2004_SPA_ES_236</text:p>
          </table:table-cell>
          <table:table-cell office:value-type="string" calcext:value-type="string">
            <text:p>B27</text:p>
          </table:table-cell>
          <table:table-cell office:value-type="float" office:value="5" calcext:value-type="float">
            <text:p>5</text:p>
          </table:table-cell>
          <table:table-cell office:value-type="float" office:value="8436" calcext:value-type="float">
            <text:p>8436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2_2004_SPA_ES_236</text:p>
          </table:table-cell>
          <table:table-cell office:value-type="string" calcext:value-type="string">
            <text:p>B27</text:p>
          </table:table-cell>
          <table:table-cell office:value-type="float" office:value="6" calcext:value-type="float">
            <text:p>6</text:p>
          </table:table-cell>
          <table:table-cell office:value-type="float" office:value="8437" calcext:value-type="float">
            <text:p>8437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2_2004_SPA_ES_236</text:p>
          </table:table-cell>
          <table:table-cell office:value-type="string" calcext:value-type="string">
            <text:p>B27</text:p>
          </table:table-cell>
          <table:table-cell office:value-type="float" office:value="7" calcext:value-type="float">
            <text:p>7</text:p>
          </table:table-cell>
          <table:table-cell office:value-type="float" office:value="8438" calcext:value-type="float">
            <text:p>8438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2_2004_SPA_ES_236</text:p>
          </table:table-cell>
          <table:table-cell office:value-type="string" calcext:value-type="string">
            <text:p>B27</text:p>
          </table:table-cell>
          <table:table-cell office:value-type="float" office:value="8" calcext:value-type="float">
            <text:p>8</text:p>
          </table:table-cell>
          <table:table-cell office:value-type="float" office:value="8439" calcext:value-type="float">
            <text:p>8439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2_2004_SPA_ES_236</text:p>
          </table:table-cell>
          <table:table-cell office:value-type="string" calcext:value-type="string">
            <text:p>B27</text:p>
          </table:table-cell>
          <table:table-cell office:value-type="float" office:value="9" calcext:value-type="float">
            <text:p>9</text:p>
          </table:table-cell>
          <table:table-cell office:value-type="float" office:value="8440" calcext:value-type="float">
            <text:p>8440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2_2004_SPA_ES_236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Completamente satisfecho</text:p>
          </table:table-cell>
          <table:table-cell office:value-type="float" office:value="8441" calcext:value-type="float">
            <text:p>8441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2_2004_SPA_ES_236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(No sabe)</text:p>
          </table:table-cell>
          <table:table-cell office:value-type="float" office:value="8442" calcext:value-type="float">
            <text:p>8442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2_2004_SPA_ES_237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o confío en absoluto</text:p>
          </table:table-cell>
          <table:table-cell office:value-type="float" office:value="8443" calcext:value-type="float">
            <text:p>8443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37</text:p>
          </table:table-cell>
          <table:table-cell office:value-type="string" calcext:value-type="string">
            <text:p>B4</text:p>
          </table:table-cell>
          <table:table-cell office:value-type="float" office:value="1" calcext:value-type="float">
            <text:p>1</text:p>
          </table:table-cell>
          <table:table-cell office:value-type="float" office:value="8444" calcext:value-type="float">
            <text:p>8444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37</text:p>
          </table:table-cell>
          <table:table-cell office:value-type="string" calcext:value-type="string">
            <text:p>B4</text:p>
          </table:table-cell>
          <table:table-cell office:value-type="float" office:value="2" calcext:value-type="float">
            <text:p>2</text:p>
          </table:table-cell>
          <table:table-cell office:value-type="float" office:value="8445" calcext:value-type="float">
            <text:p>8445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37</text:p>
          </table:table-cell>
          <table:table-cell office:value-type="string" calcext:value-type="string">
            <text:p>B4</text:p>
          </table:table-cell>
          <table:table-cell office:value-type="float" office:value="3" calcext:value-type="float">
            <text:p>3</text:p>
          </table:table-cell>
          <table:table-cell office:value-type="float" office:value="8446" calcext:value-type="float">
            <text:p>8446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37</text:p>
          </table:table-cell>
          <table:table-cell office:value-type="string" calcext:value-type="string">
            <text:p>B4</text:p>
          </table:table-cell>
          <table:table-cell office:value-type="float" office:value="4" calcext:value-type="float">
            <text:p>4</text:p>
          </table:table-cell>
          <table:table-cell office:value-type="float" office:value="8447" calcext:value-type="float">
            <text:p>8447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37</text:p>
          </table:table-cell>
          <table:table-cell office:value-type="string" calcext:value-type="string">
            <text:p>B4</text:p>
          </table:table-cell>
          <table:table-cell office:value-type="float" office:value="5" calcext:value-type="float">
            <text:p>5</text:p>
          </table:table-cell>
          <table:table-cell office:value-type="float" office:value="8448" calcext:value-type="float">
            <text:p>8448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37</text:p>
          </table:table-cell>
          <table:table-cell office:value-type="string" calcext:value-type="string">
            <text:p>B4</text:p>
          </table:table-cell>
          <table:table-cell office:value-type="float" office:value="6" calcext:value-type="float">
            <text:p>6</text:p>
          </table:table-cell>
          <table:table-cell office:value-type="float" office:value="8449" calcext:value-type="float">
            <text:p>8449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37</text:p>
          </table:table-cell>
          <table:table-cell office:value-type="string" calcext:value-type="string">
            <text:p>B4</text:p>
          </table:table-cell>
          <table:table-cell office:value-type="float" office:value="7" calcext:value-type="float">
            <text:p>7</text:p>
          </table:table-cell>
          <table:table-cell office:value-type="float" office:value="8450" calcext:value-type="float">
            <text:p>8450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37</text:p>
          </table:table-cell>
          <table:table-cell office:value-type="string" calcext:value-type="string">
            <text:p>B4</text:p>
          </table:table-cell>
          <table:table-cell office:value-type="float" office:value="8" calcext:value-type="float">
            <text:p>8</text:p>
          </table:table-cell>
          <table:table-cell office:value-type="float" office:value="8451" calcext:value-type="float">
            <text:p>8451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37</text:p>
          </table:table-cell>
          <table:table-cell office:value-type="string" calcext:value-type="string">
            <text:p>B4</text:p>
          </table:table-cell>
          <table:table-cell office:value-type="float" office:value="9" calcext:value-type="float">
            <text:p>9</text:p>
          </table:table-cell>
          <table:table-cell office:value-type="float" office:value="8452" calcext:value-type="float">
            <text:p>8452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37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Confío plenamente</text:p>
          </table:table-cell>
          <table:table-cell office:value-type="float" office:value="8453" calcext:value-type="float">
            <text:p>8453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37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(No sabe)</text:p>
          </table:table-cell>
          <table:table-cell office:value-type="float" office:value="8454" calcext:value-type="float">
            <text:p>8454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38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o confío en absoluto</text:p>
          </table:table-cell>
          <table:table-cell office:value-type="float" office:value="8443" calcext:value-type="float">
            <text:p>8443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38</text:p>
          </table:table-cell>
          <table:table-cell office:value-type="string" calcext:value-type="string">
            <text:p>B5</text:p>
          </table:table-cell>
          <table:table-cell office:value-type="float" office:value="1" calcext:value-type="float">
            <text:p>1</text:p>
          </table:table-cell>
          <table:table-cell office:value-type="float" office:value="8444" calcext:value-type="float">
            <text:p>8444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38</text:p>
          </table:table-cell>
          <table:table-cell office:value-type="string" calcext:value-type="string">
            <text:p>B5</text:p>
          </table:table-cell>
          <table:table-cell office:value-type="float" office:value="2" calcext:value-type="float">
            <text:p>2</text:p>
          </table:table-cell>
          <table:table-cell office:value-type="float" office:value="8445" calcext:value-type="float">
            <text:p>8445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38</text:p>
          </table:table-cell>
          <table:table-cell office:value-type="string" calcext:value-type="string">
            <text:p>B5</text:p>
          </table:table-cell>
          <table:table-cell office:value-type="float" office:value="3" calcext:value-type="float">
            <text:p>3</text:p>
          </table:table-cell>
          <table:table-cell office:value-type="float" office:value="8446" calcext:value-type="float">
            <text:p>8446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38</text:p>
          </table:table-cell>
          <table:table-cell office:value-type="string" calcext:value-type="string">
            <text:p>B5</text:p>
          </table:table-cell>
          <table:table-cell office:value-type="float" office:value="4" calcext:value-type="float">
            <text:p>4</text:p>
          </table:table-cell>
          <table:table-cell office:value-type="float" office:value="8447" calcext:value-type="float">
            <text:p>8447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38</text:p>
          </table:table-cell>
          <table:table-cell office:value-type="string" calcext:value-type="string">
            <text:p>B5</text:p>
          </table:table-cell>
          <table:table-cell office:value-type="float" office:value="5" calcext:value-type="float">
            <text:p>5</text:p>
          </table:table-cell>
          <table:table-cell office:value-type="float" office:value="8448" calcext:value-type="float">
            <text:p>8448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38</text:p>
          </table:table-cell>
          <table:table-cell office:value-type="string" calcext:value-type="string">
            <text:p>B5</text:p>
          </table:table-cell>
          <table:table-cell office:value-type="float" office:value="6" calcext:value-type="float">
            <text:p>6</text:p>
          </table:table-cell>
          <table:table-cell office:value-type="float" office:value="8449" calcext:value-type="float">
            <text:p>8449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38</text:p>
          </table:table-cell>
          <table:table-cell office:value-type="string" calcext:value-type="string">
            <text:p>B5</text:p>
          </table:table-cell>
          <table:table-cell office:value-type="float" office:value="7" calcext:value-type="float">
            <text:p>7</text:p>
          </table:table-cell>
          <table:table-cell office:value-type="float" office:value="8450" calcext:value-type="float">
            <text:p>8450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38</text:p>
          </table:table-cell>
          <table:table-cell office:value-type="string" calcext:value-type="string">
            <text:p>B5</text:p>
          </table:table-cell>
          <table:table-cell office:value-type="float" office:value="8" calcext:value-type="float">
            <text:p>8</text:p>
          </table:table-cell>
          <table:table-cell office:value-type="float" office:value="8451" calcext:value-type="float">
            <text:p>8451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38</text:p>
          </table:table-cell>
          <table:table-cell office:value-type="string" calcext:value-type="string">
            <text:p>B5</text:p>
          </table:table-cell>
          <table:table-cell office:value-type="float" office:value="9" calcext:value-type="float">
            <text:p>9</text:p>
          </table:table-cell>
          <table:table-cell office:value-type="float" office:value="8452" calcext:value-type="float">
            <text:p>8452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38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Confío plenamente</text:p>
          </table:table-cell>
          <table:table-cell office:value-type="float" office:value="8453" calcext:value-type="float">
            <text:p>8453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38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(No sabe)</text:p>
          </table:table-cell>
          <table:table-cell office:value-type="float" office:value="8454" calcext:value-type="float">
            <text:p>8454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39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No confío en absoluto</text:p>
          </table:table-cell>
          <table:table-cell office:value-type="float" office:value="8443" calcext:value-type="float">
            <text:p>8443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39</text:p>
          </table:table-cell>
          <table:table-cell office:value-type="string" calcext:value-type="string">
            <text:p>B7</text:p>
          </table:table-cell>
          <table:table-cell office:value-type="float" office:value="1" calcext:value-type="float">
            <text:p>1</text:p>
          </table:table-cell>
          <table:table-cell office:value-type="float" office:value="8444" calcext:value-type="float">
            <text:p>8444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39</text:p>
          </table:table-cell>
          <table:table-cell office:value-type="string" calcext:value-type="string">
            <text:p>B7</text:p>
          </table:table-cell>
          <table:table-cell office:value-type="float" office:value="2" calcext:value-type="float">
            <text:p>2</text:p>
          </table:table-cell>
          <table:table-cell office:value-type="float" office:value="8445" calcext:value-type="float">
            <text:p>8445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39</text:p>
          </table:table-cell>
          <table:table-cell office:value-type="string" calcext:value-type="string">
            <text:p>B7</text:p>
          </table:table-cell>
          <table:table-cell office:value-type="float" office:value="3" calcext:value-type="float">
            <text:p>3</text:p>
          </table:table-cell>
          <table:table-cell office:value-type="float" office:value="8446" calcext:value-type="float">
            <text:p>8446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39</text:p>
          </table:table-cell>
          <table:table-cell office:value-type="string" calcext:value-type="string">
            <text:p>B7</text:p>
          </table:table-cell>
          <table:table-cell office:value-type="float" office:value="4" calcext:value-type="float">
            <text:p>4</text:p>
          </table:table-cell>
          <table:table-cell office:value-type="float" office:value="8447" calcext:value-type="float">
            <text:p>8447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39</text:p>
          </table:table-cell>
          <table:table-cell office:value-type="string" calcext:value-type="string">
            <text:p>B7</text:p>
          </table:table-cell>
          <table:table-cell office:value-type="float" office:value="5" calcext:value-type="float">
            <text:p>5</text:p>
          </table:table-cell>
          <table:table-cell office:value-type="float" office:value="8448" calcext:value-type="float">
            <text:p>8448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39</text:p>
          </table:table-cell>
          <table:table-cell office:value-type="string" calcext:value-type="string">
            <text:p>B7</text:p>
          </table:table-cell>
          <table:table-cell office:value-type="float" office:value="6" calcext:value-type="float">
            <text:p>6</text:p>
          </table:table-cell>
          <table:table-cell office:value-type="float" office:value="8449" calcext:value-type="float">
            <text:p>8449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39</text:p>
          </table:table-cell>
          <table:table-cell office:value-type="string" calcext:value-type="string">
            <text:p>B7</text:p>
          </table:table-cell>
          <table:table-cell office:value-type="float" office:value="7" calcext:value-type="float">
            <text:p>7</text:p>
          </table:table-cell>
          <table:table-cell office:value-type="float" office:value="8450" calcext:value-type="float">
            <text:p>8450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39</text:p>
          </table:table-cell>
          <table:table-cell office:value-type="string" calcext:value-type="string">
            <text:p>B7</text:p>
          </table:table-cell>
          <table:table-cell office:value-type="float" office:value="8" calcext:value-type="float">
            <text:p>8</text:p>
          </table:table-cell>
          <table:table-cell office:value-type="float" office:value="8451" calcext:value-type="float">
            <text:p>8451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39</text:p>
          </table:table-cell>
          <table:table-cell office:value-type="string" calcext:value-type="string">
            <text:p>B7</text:p>
          </table:table-cell>
          <table:table-cell office:value-type="float" office:value="9" calcext:value-type="float">
            <text:p>9</text:p>
          </table:table-cell>
          <table:table-cell office:value-type="float" office:value="8452" calcext:value-type="float">
            <text:p>8452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39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Confío plenamente</text:p>
          </table:table-cell>
          <table:table-cell office:value-type="float" office:value="8453" calcext:value-type="float">
            <text:p>8453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39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(No sabe)</text:p>
          </table:table-cell>
          <table:table-cell office:value-type="float" office:value="8454" calcext:value-type="float">
            <text:p>8454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4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<text:s/>Nunca o casi nunca</text:p>
          </table:table-cell>
          <table:table-cell office:value-type="float" office:value="8455" calcext:value-type="float">
            <text:p>8455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string" calcext:value-type="string">
            <text:p>ESS_R02_2004_SPA_ES_24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<text:s/>Algunas veces</text:p>
          </table:table-cell>
          <table:table-cell office:value-type="float" office:value="8456" calcext:value-type="float">
            <text:p>8456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string" calcext:value-type="string">
            <text:p>ESS_R02_2004_SPA_ES_24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<text:s/>Más o menos la mitad de las veces</text:p>
          </table:table-cell>
          <table:table-cell office:value-type="float" office:value="8457" calcext:value-type="float">
            <text:p>8457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string" calcext:value-type="string">
            <text:p>ESS_R02_2004_SPA_ES_24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<text:s/>La mayoría de las veces</text:p>
          </table:table-cell>
          <table:table-cell office:value-type="float" office:value="8458" calcext:value-type="float">
            <text:p>8458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string" calcext:value-type="string">
            <text:p>ESS_R02_2004_SPA_ES_24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<text:s/>Siempre o casi siempre</text:p>
          </table:table-cell>
          <table:table-cell office:value-type="float" office:value="8459" calcext:value-type="float">
            <text:p>8459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string" calcext:value-type="string">
            <text:p>ESS_R02_2004_SPA_ES_24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(No sabe)</text:p>
          </table:table-cell>
          <table:table-cell office:value-type="float" office:value="8460" calcext:value-type="float">
            <text:p>8460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string" calcext:value-type="string">
            <text:p>ESS_R02_2004_SPA_ES_24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<text:s/>Nunca o casi nunca</text:p>
          </table:table-cell>
          <table:table-cell office:value-type="float" office:value="8455" calcext:value-type="float">
            <text:p>8455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string" calcext:value-type="string">
            <text:p>ESS_R02_2004_SPA_ES_24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<text:s/>Algunas veces</text:p>
          </table:table-cell>
          <table:table-cell office:value-type="float" office:value="8456" calcext:value-type="float">
            <text:p>8456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string" calcext:value-type="string">
            <text:p>ESS_R02_2004_SPA_ES_24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<text:s/>Más o menos la mitad de las veces</text:p>
          </table:table-cell>
          <table:table-cell office:value-type="float" office:value="8457" calcext:value-type="float">
            <text:p>8457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string" calcext:value-type="string">
            <text:p>ESS_R02_2004_SPA_ES_24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<text:s/>La mayoría de las veces</text:p>
          </table:table-cell>
          <table:table-cell office:value-type="float" office:value="8458" calcext:value-type="float">
            <text:p>8458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string" calcext:value-type="string">
            <text:p>ESS_R02_2004_SPA_ES_24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<text:s/>Siempre o casi siempre</text:p>
          </table:table-cell>
          <table:table-cell office:value-type="float" office:value="8459" calcext:value-type="float">
            <text:p>8459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string" calcext:value-type="string">
            <text:p>ESS_R02_2004_SPA_ES_24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(No sabe)</text:p>
          </table:table-cell>
          <table:table-cell office:value-type="float" office:value="8460" calcext:value-type="float">
            <text:p>8460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string" calcext:value-type="string">
            <text:p>ESS_R02_2004_SPA_ES_24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Nunca o casi nunca</text:p>
          </table:table-cell>
          <table:table-cell office:value-type="float" office:value="8455" calcext:value-type="float">
            <text:p>8455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string" calcext:value-type="string">
            <text:p>ESS_R02_2004_SPA_ES_24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Algunas veces</text:p>
          </table:table-cell>
          <table:table-cell office:value-type="float" office:value="8456" calcext:value-type="float">
            <text:p>8456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string" calcext:value-type="string">
            <text:p>ESS_R02_2004_SPA_ES_24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Más o menos la mitad de las veces</text:p>
          </table:table-cell>
          <table:table-cell office:value-type="float" office:value="8457" calcext:value-type="float">
            <text:p>8457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string" calcext:value-type="string">
            <text:p>ESS_R02_2004_SPA_ES_24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La mayoría de las veces</text:p>
          </table:table-cell>
          <table:table-cell office:value-type="float" office:value="8458" calcext:value-type="float">
            <text:p>8458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string" calcext:value-type="string">
            <text:p>ESS_R02_2004_SPA_ES_24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Siempre o casi siempre</text:p>
          </table:table-cell>
          <table:table-cell office:value-type="float" office:value="8459" calcext:value-type="float">
            <text:p>8459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string" calcext:value-type="string">
            <text:p>ESS_R02_2004_SPA_ES_24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(No sabe)</text:p>
          </table:table-cell>
          <table:table-cell office:value-type="float" office:value="8460" calcext:value-type="float">
            <text:p>8460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string" calcext:value-type="string">
            <text:p>ESS_R02_2004_SPA_ES_243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(ANOTAR)</text:p>
          </table:table-cell>
          <table:table-cell office:value-type="float" office:value="8461" calcext:value-type="float">
            <text:p>8461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string" calcext:value-type="string">
            <text:p>ESS_R02_2004_SPA_ES_243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(No sabe)</text:p>
          </table:table-cell>
          <table:table-cell office:value-type="float" office:value="8462" calcext:value-type="float">
            <text:p>8462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string" calcext:value-type="string">
            <text:p>ESS_R02_2004_SPA_ES_244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<text:s/>Nada o casi nada</text:p>
          </table:table-cell>
          <table:table-cell office:value-type="float" office:value="8463" calcext:value-type="float">
            <text:p>8463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string" calcext:value-type="string">
            <text:p>ESS_R02_2004_SPA_ES_244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<text:s/>Hasta una cuarta parte del tiempo</text:p>
          </table:table-cell>
          <table:table-cell office:value-type="float" office:value="8464" calcext:value-type="float">
            <text:p>8464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string" calcext:value-type="string">
            <text:p>ESS_R02_2004_SPA_ES_244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<text:s/>Más de una cuarta parte pero no más de la mitad</text:p>
          </table:table-cell>
          <table:table-cell office:value-type="float" office:value="8465" calcext:value-type="float">
            <text:p>8465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string" calcext:value-type="string">
            <text:p>ESS_R02_2004_SPA_ES_244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<text:s/>Más de la mitad pero no más de tres cuartas partes</text:p>
          </table:table-cell>
          <table:table-cell office:value-type="float" office:value="8466" calcext:value-type="float">
            <text:p>8466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string" calcext:value-type="string">
            <text:p>ESS_R02_2004_SPA_ES_244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<text:s/>Más de tres cuartas partes pero no todo</text:p>
          </table:table-cell>
          <table:table-cell office:value-type="float" office:value="8467" calcext:value-type="float">
            <text:p>8467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string" calcext:value-type="string">
            <text:p>ESS_R02_2004_SPA_ES_244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<text:s/>Todo o casi todo el tiempo</text:p>
          </table:table-cell>
          <table:table-cell office:value-type="float" office:value="8468" calcext:value-type="float">
            <text:p>8468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string" calcext:value-type="string">
            <text:p>ESS_R02_2004_SPA_ES_244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(No sabe)</text:p>
          </table:table-cell>
          <table:table-cell office:value-type="float" office:value="8469" calcext:value-type="float">
            <text:p>8469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string" calcext:value-type="string">
            <text:p>ESS_R02_2004_SPA_ES_245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<text:s/>Nada o casi nada</text:p>
          </table:table-cell>
          <table:table-cell office:value-type="float" office:value="8463" calcext:value-type="float">
            <text:p>8463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string" calcext:value-type="string">
            <text:p>ESS_R02_2004_SPA_ES_245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<text:s/>Hasta una cuarta parte del tiempo</text:p>
          </table:table-cell>
          <table:table-cell office:value-type="float" office:value="8464" calcext:value-type="float">
            <text:p>8464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string" calcext:value-type="string">
            <text:p>ESS_R02_2004_SPA_ES_245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<text:s/>Más de una cuarta parte pero no más de la mitad</text:p>
          </table:table-cell>
          <table:table-cell office:value-type="float" office:value="8465" calcext:value-type="float">
            <text:p>8465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string" calcext:value-type="string">
            <text:p>ESS_R02_2004_SPA_ES_245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<text:s/>Más de la mitad pero no más de tres cuartas partes</text:p>
          </table:table-cell>
          <table:table-cell office:value-type="float" office:value="8466" calcext:value-type="float">
            <text:p>8466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string" calcext:value-type="string">
            <text:p>ESS_R02_2004_SPA_ES_245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<text:s/>Más de tres cuartas partes pero no todo</text:p>
          </table:table-cell>
          <table:table-cell office:value-type="float" office:value="8467" calcext:value-type="float">
            <text:p>8467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string" calcext:value-type="string">
            <text:p>ESS_R02_2004_SPA_ES_245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<text:s/>Todo o casi todo el tiempo</text:p>
          </table:table-cell>
          <table:table-cell office:value-type="float" office:value="8468" calcext:value-type="float">
            <text:p>8468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string" calcext:value-type="string">
            <text:p>ESS_R02_2004_SPA_ES_245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(No sabe)</text:p>
          </table:table-cell>
          <table:table-cell office:value-type="float" office:value="8469" calcext:value-type="float">
            <text:p>8469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string" calcext:value-type="string">
            <text:p>ESS_R02_2004_SPA_ES_246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<text:s/>Muy de acuerdo</text:p>
          </table:table-cell>
          <table:table-cell office:value-type="float" office:value="8470" calcext:value-type="float">
            <text:p>8470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46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<text:s/>De acuerdo</text:p>
          </table:table-cell>
          <table:table-cell office:value-type="float" office:value="8471" calcext:value-type="float">
            <text:p>8471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46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<text:s/>Ni de acuerdo ni en desacuerdo</text:p>
          </table:table-cell>
          <table:table-cell office:value-type="float" office:value="8472" calcext:value-type="float">
            <text:p>8472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46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<text:s/>En desacuerdo</text:p>
          </table:table-cell>
          <table:table-cell office:value-type="float" office:value="8473" calcext:value-type="float">
            <text:p>8473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46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<text:s/>Muy en desacuerdo</text:p>
          </table:table-cell>
          <table:table-cell office:value-type="float" office:value="8474" calcext:value-type="float">
            <text:p>8474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46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(No sabe)</text:p>
          </table:table-cell>
          <table:table-cell office:value-type="float" office:value="8475" calcext:value-type="float">
            <text:p>8475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47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<text:s/>No es cierto en absoluto</text:p>
          </table:table-cell>
          <table:table-cell office:value-type="float" office:value="8476" calcext:value-type="float">
            <text:p>8476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string" calcext:value-type="string">
            <text:p>ESS_R02_2004_SPA_ES_247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<text:s/>Es cierto en parte</text:p>
          </table:table-cell>
          <table:table-cell office:value-type="float" office:value="8477" calcext:value-type="float">
            <text:p>8477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string" calcext:value-type="string">
            <text:p>ESS_R02_2004_SPA_ES_247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<text:s/>Es bastante cierto</text:p>
          </table:table-cell>
          <table:table-cell office:value-type="float" office:value="8478" calcext:value-type="float">
            <text:p>8478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string" calcext:value-type="string">
            <text:p>ESS_R02_2004_SPA_ES_247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<text:s/>Es muy cierto</text:p>
          </table:table-cell>
          <table:table-cell office:value-type="float" office:value="8479" calcext:value-type="float">
            <text:p>8479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string" calcext:value-type="string">
            <text:p>ESS_R02_2004_SPA_ES_247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(No sabe)</text:p>
          </table:table-cell>
          <table:table-cell office:value-type="float" office:value="8480" calcext:value-type="float">
            <text:p>8480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string" calcext:value-type="string">
            <text:p>ESS_R02_2004_SPA_ES_248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<text:s/>No es cierto en absoluto</text:p>
          </table:table-cell>
          <table:table-cell office:value-type="float" office:value="8476" calcext:value-type="float">
            <text:p>8476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string" calcext:value-type="string">
            <text:p>ESS_R02_2004_SPA_ES_248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<text:s/>Es cierto en parte</text:p>
          </table:table-cell>
          <table:table-cell office:value-type="float" office:value="8477" calcext:value-type="float">
            <text:p>8477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string" calcext:value-type="string">
            <text:p>ESS_R02_2004_SPA_ES_248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<text:s/>Es bastante cierto</text:p>
          </table:table-cell>
          <table:table-cell office:value-type="float" office:value="8478" calcext:value-type="float">
            <text:p>8478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string" calcext:value-type="string">
            <text:p>ESS_R02_2004_SPA_ES_248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<text:s/>Es muy cierto</text:p>
          </table:table-cell>
          <table:table-cell office:value-type="float" office:value="8479" calcext:value-type="float">
            <text:p>8479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string" calcext:value-type="string">
            <text:p>ESS_R02_2004_SPA_ES_248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(No sabe)</text:p>
          </table:table-cell>
          <table:table-cell office:value-type="float" office:value="8480" calcext:value-type="float">
            <text:p>8480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string" calcext:value-type="string">
            <text:p>ESS_R02_2004_SPA_ES_249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<text:s/>Muy de acuerdo</text:p>
          </table:table-cell>
          <table:table-cell office:value-type="float" office:value="8470" calcext:value-type="float">
            <text:p>8470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49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<text:s/>De acuerdo</text:p>
          </table:table-cell>
          <table:table-cell office:value-type="float" office:value="8471" calcext:value-type="float">
            <text:p>8471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49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<text:s/>Ni de acuerdo ni en desacuerdo</text:p>
          </table:table-cell>
          <table:table-cell office:value-type="float" office:value="8472" calcext:value-type="float">
            <text:p>8472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49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<text:s/>En desacuerdo</text:p>
          </table:table-cell>
          <table:table-cell office:value-type="float" office:value="8473" calcext:value-type="float">
            <text:p>8473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49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<text:s/>Muy en desacuerdo</text:p>
          </table:table-cell>
          <table:table-cell office:value-type="float" office:value="8474" calcext:value-type="float">
            <text:p>8474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49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(No sabe)</text:p>
          </table:table-cell>
          <table:table-cell office:value-type="float" office:value="8475" calcext:value-type="float">
            <text:p>8475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50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<text:s/>No es cierto en absoluto</text:p>
          </table:table-cell>
          <table:table-cell office:value-type="float" office:value="8476" calcext:value-type="float">
            <text:p>8476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string" calcext:value-type="string">
            <text:p>ESS_R02_2004_SPA_ES_250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<text:s/>Es cierto en parte</text:p>
          </table:table-cell>
          <table:table-cell office:value-type="float" office:value="8477" calcext:value-type="float">
            <text:p>8477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string" calcext:value-type="string">
            <text:p>ESS_R02_2004_SPA_ES_250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<text:s/>Es bastante cierto</text:p>
          </table:table-cell>
          <table:table-cell office:value-type="float" office:value="8478" calcext:value-type="float">
            <text:p>8478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string" calcext:value-type="string">
            <text:p>ESS_R02_2004_SPA_ES_250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<text:s/>Es muy cierto</text:p>
          </table:table-cell>
          <table:table-cell office:value-type="float" office:value="8479" calcext:value-type="float">
            <text:p>8479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string" calcext:value-type="string">
            <text:p>ESS_R02_2004_SPA_ES_250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(No sabe)</text:p>
          </table:table-cell>
          <table:table-cell office:value-type="float" office:value="8480" calcext:value-type="float">
            <text:p>8480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string" calcext:value-type="string">
            <text:p>ESS_R02_2004_SPA_ES_251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<text:s/>Muy de acuerdo</text:p>
          </table:table-cell>
          <table:table-cell office:value-type="float" office:value="8470" calcext:value-type="float">
            <text:p>8470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51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<text:s/>De acuerdo</text:p>
          </table:table-cell>
          <table:table-cell office:value-type="float" office:value="8471" calcext:value-type="float">
            <text:p>8471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51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<text:s/>Ni de acuerdo ni en desacuerdo</text:p>
          </table:table-cell>
          <table:table-cell office:value-type="float" office:value="8472" calcext:value-type="float">
            <text:p>8472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51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<text:s/>En desacuerdo</text:p>
          </table:table-cell>
          <table:table-cell office:value-type="float" office:value="8473" calcext:value-type="float">
            <text:p>8473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51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<text:s/>Muy en desacuerdo</text:p>
          </table:table-cell>
          <table:table-cell office:value-type="float" office:value="8474" calcext:value-type="float">
            <text:p>8474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51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(No sabe)</text:p>
          </table:table-cell>
          <table:table-cell office:value-type="float" office:value="8475" calcext:value-type="float">
            <text:p>8475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52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<text:s/>Muy de acuerdo</text:p>
          </table:table-cell>
          <table:table-cell office:value-type="float" office:value="8470" calcext:value-type="float">
            <text:p>8470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52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<text:s/>De acuerdo</text:p>
          </table:table-cell>
          <table:table-cell office:value-type="float" office:value="8471" calcext:value-type="float">
            <text:p>8471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52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<text:s/>Ni de acuerdo ni en desacuerdo</text:p>
          </table:table-cell>
          <table:table-cell office:value-type="float" office:value="8472" calcext:value-type="float">
            <text:p>8472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52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<text:s/>En desacuerdo</text:p>
          </table:table-cell>
          <table:table-cell office:value-type="float" office:value="8473" calcext:value-type="float">
            <text:p>8473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52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<text:s/>Muy en desacuerdo</text:p>
          </table:table-cell>
          <table:table-cell office:value-type="float" office:value="8474" calcext:value-type="float">
            <text:p>8474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52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(No sabe)</text:p>
          </table:table-cell>
          <table:table-cell office:value-type="float" office:value="8475" calcext:value-type="float">
            <text:p>8475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53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Completamente insatisfecho</text:p>
          </table:table-cell>
          <table:table-cell office:value-type="float" office:value="8481" calcext:value-type="float">
            <text:p>8481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string" calcext:value-type="string">
            <text:p>ESS_R02_2004_SPA_ES_253</text:p>
          </table:table-cell>
          <table:table-cell office:value-type="string" calcext:value-type="string">
            <text:p>I11</text:p>
          </table:table-cell>
          <table:table-cell office:value-type="float" office:value="1" calcext:value-type="float">
            <text:p>1</text:p>
          </table:table-cell>
          <table:table-cell office:value-type="float" office:value="8482" calcext:value-type="float">
            <text:p>8482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string" calcext:value-type="string">
            <text:p>ESS_R02_2004_SPA_ES_253</text:p>
          </table:table-cell>
          <table:table-cell office:value-type="string" calcext:value-type="string">
            <text:p>I11</text:p>
          </table:table-cell>
          <table:table-cell office:value-type="float" office:value="2" calcext:value-type="float">
            <text:p>2</text:p>
          </table:table-cell>
          <table:table-cell office:value-type="float" office:value="8483" calcext:value-type="float">
            <text:p>8483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string" calcext:value-type="string">
            <text:p>ESS_R02_2004_SPA_ES_253</text:p>
          </table:table-cell>
          <table:table-cell office:value-type="string" calcext:value-type="string">
            <text:p>I11</text:p>
          </table:table-cell>
          <table:table-cell office:value-type="float" office:value="3" calcext:value-type="float">
            <text:p>3</text:p>
          </table:table-cell>
          <table:table-cell office:value-type="float" office:value="8484" calcext:value-type="float">
            <text:p>8484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string" calcext:value-type="string">
            <text:p>ESS_R02_2004_SPA_ES_253</text:p>
          </table:table-cell>
          <table:table-cell office:value-type="string" calcext:value-type="string">
            <text:p>I11</text:p>
          </table:table-cell>
          <table:table-cell office:value-type="float" office:value="4" calcext:value-type="float">
            <text:p>4</text:p>
          </table:table-cell>
          <table:table-cell office:value-type="float" office:value="8485" calcext:value-type="float">
            <text:p>8485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string" calcext:value-type="string">
            <text:p>ESS_R02_2004_SPA_ES_253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ni satisfecho ni insatisfecho</text:p>
          </table:table-cell>
          <table:table-cell office:value-type="float" office:value="8486" calcext:value-type="float">
            <text:p>8486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string" calcext:value-type="string">
            <text:p>ESS_R02_2004_SPA_ES_253</text:p>
          </table:table-cell>
          <table:table-cell office:value-type="string" calcext:value-type="string">
            <text:p>I11</text:p>
          </table:table-cell>
          <table:table-cell office:value-type="float" office:value="6" calcext:value-type="float">
            <text:p>6</text:p>
          </table:table-cell>
          <table:table-cell office:value-type="float" office:value="8487" calcext:value-type="float">
            <text:p>8487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string" calcext:value-type="string">
            <text:p>ESS_R02_2004_SPA_ES_253</text:p>
          </table:table-cell>
          <table:table-cell office:value-type="string" calcext:value-type="string">
            <text:p>I11</text:p>
          </table:table-cell>
          <table:table-cell office:value-type="float" office:value="7" calcext:value-type="float">
            <text:p>7</text:p>
          </table:table-cell>
          <table:table-cell office:value-type="float" office:value="8488" calcext:value-type="float">
            <text:p>8488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string" calcext:value-type="string">
            <text:p>ESS_R02_2004_SPA_ES_253</text:p>
          </table:table-cell>
          <table:table-cell office:value-type="string" calcext:value-type="string">
            <text:p>I11</text:p>
          </table:table-cell>
          <table:table-cell office:value-type="float" office:value="8" calcext:value-type="float">
            <text:p>8</text:p>
          </table:table-cell>
          <table:table-cell office:value-type="float" office:value="8489" calcext:value-type="float">
            <text:p>8489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string" calcext:value-type="string">
            <text:p>ESS_R02_2004_SPA_ES_253</text:p>
          </table:table-cell>
          <table:table-cell office:value-type="string" calcext:value-type="string">
            <text:p>I11</text:p>
          </table:table-cell>
          <table:table-cell office:value-type="float" office:value="9" calcext:value-type="float">
            <text:p>9</text:p>
          </table:table-cell>
          <table:table-cell office:value-type="float" office:value="8490" calcext:value-type="float">
            <text:p>8490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string" calcext:value-type="string">
            <text:p>ESS_R02_2004_SPA_ES_253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Completamente satisfecho</text:p>
          </table:table-cell>
          <table:table-cell office:value-type="float" office:value="8491" calcext:value-type="float">
            <text:p>8491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string" calcext:value-type="string">
            <text:p>ESS_R02_2004_SPA_ES_253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(No sabe)</text:p>
          </table:table-cell>
          <table:table-cell office:value-type="float" office:value="8492" calcext:value-type="float">
            <text:p>8492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string" calcext:value-type="string">
            <text:p>ESS_R02_2004_SPA_ES_254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Completamente insatisfecho</text:p>
          </table:table-cell>
          <table:table-cell office:value-type="float" office:value="8481" calcext:value-type="float">
            <text:p>8481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string" calcext:value-type="string">
            <text:p>ESS_R02_2004_SPA_ES_254</text:p>
          </table:table-cell>
          <table:table-cell office:value-type="string" calcext:value-type="string">
            <text:p>I12</text:p>
          </table:table-cell>
          <table:table-cell office:value-type="float" office:value="1" calcext:value-type="float">
            <text:p>1</text:p>
          </table:table-cell>
          <table:table-cell office:value-type="float" office:value="8482" calcext:value-type="float">
            <text:p>8482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string" calcext:value-type="string">
            <text:p>ESS_R02_2004_SPA_ES_254</text:p>
          </table:table-cell>
          <table:table-cell office:value-type="string" calcext:value-type="string">
            <text:p>I12</text:p>
          </table:table-cell>
          <table:table-cell office:value-type="float" office:value="2" calcext:value-type="float">
            <text:p>2</text:p>
          </table:table-cell>
          <table:table-cell office:value-type="float" office:value="8483" calcext:value-type="float">
            <text:p>8483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string" calcext:value-type="string">
            <text:p>ESS_R02_2004_SPA_ES_254</text:p>
          </table:table-cell>
          <table:table-cell office:value-type="string" calcext:value-type="string">
            <text:p>I12</text:p>
          </table:table-cell>
          <table:table-cell office:value-type="float" office:value="3" calcext:value-type="float">
            <text:p>3</text:p>
          </table:table-cell>
          <table:table-cell office:value-type="float" office:value="8484" calcext:value-type="float">
            <text:p>8484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string" calcext:value-type="string">
            <text:p>ESS_R02_2004_SPA_ES_254</text:p>
          </table:table-cell>
          <table:table-cell office:value-type="string" calcext:value-type="string">
            <text:p>I12</text:p>
          </table:table-cell>
          <table:table-cell office:value-type="float" office:value="4" calcext:value-type="float">
            <text:p>4</text:p>
          </table:table-cell>
          <table:table-cell office:value-type="float" office:value="8485" calcext:value-type="float">
            <text:p>8485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string" calcext:value-type="string">
            <text:p>ESS_R02_2004_SPA_ES_254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ni satisfecho ni insatisfecho</text:p>
          </table:table-cell>
          <table:table-cell office:value-type="float" office:value="8486" calcext:value-type="float">
            <text:p>8486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string" calcext:value-type="string">
            <text:p>ESS_R02_2004_SPA_ES_254</text:p>
          </table:table-cell>
          <table:table-cell office:value-type="string" calcext:value-type="string">
            <text:p>I12</text:p>
          </table:table-cell>
          <table:table-cell office:value-type="float" office:value="6" calcext:value-type="float">
            <text:p>6</text:p>
          </table:table-cell>
          <table:table-cell office:value-type="float" office:value="8487" calcext:value-type="float">
            <text:p>8487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string" calcext:value-type="string">
            <text:p>ESS_R02_2004_SPA_ES_254</text:p>
          </table:table-cell>
          <table:table-cell office:value-type="string" calcext:value-type="string">
            <text:p>I12</text:p>
          </table:table-cell>
          <table:table-cell office:value-type="float" office:value="7" calcext:value-type="float">
            <text:p>7</text:p>
          </table:table-cell>
          <table:table-cell office:value-type="float" office:value="8488" calcext:value-type="float">
            <text:p>8488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string" calcext:value-type="string">
            <text:p>ESS_R02_2004_SPA_ES_254</text:p>
          </table:table-cell>
          <table:table-cell office:value-type="string" calcext:value-type="string">
            <text:p>I12</text:p>
          </table:table-cell>
          <table:table-cell office:value-type="float" office:value="8" calcext:value-type="float">
            <text:p>8</text:p>
          </table:table-cell>
          <table:table-cell office:value-type="float" office:value="8489" calcext:value-type="float">
            <text:p>8489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string" calcext:value-type="string">
            <text:p>ESS_R02_2004_SPA_ES_254</text:p>
          </table:table-cell>
          <table:table-cell office:value-type="string" calcext:value-type="string">
            <text:p>I12</text:p>
          </table:table-cell>
          <table:table-cell office:value-type="float" office:value="9" calcext:value-type="float">
            <text:p>9</text:p>
          </table:table-cell>
          <table:table-cell office:value-type="float" office:value="8490" calcext:value-type="float">
            <text:p>8490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string" calcext:value-type="string">
            <text:p>ESS_R02_2004_SPA_ES_254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Completamente satisfecho</text:p>
          </table:table-cell>
          <table:table-cell office:value-type="float" office:value="8491" calcext:value-type="float">
            <text:p>8491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string" calcext:value-type="string">
            <text:p>ESS_R02_2004_SPA_ES_254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(No sabe)</text:p>
          </table:table-cell>
          <table:table-cell office:value-type="float" office:value="8492" calcext:value-type="float">
            <text:p>8492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string" calcext:value-type="string">
            <text:p>ESS_R02_2004_SPA_ES_255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Completamente insatisfecho</text:p>
          </table:table-cell>
          <table:table-cell office:value-type="float" office:value="8481" calcext:value-type="float">
            <text:p>8481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string" calcext:value-type="string">
            <text:p>ESS_R02_2004_SPA_ES_255</text:p>
          </table:table-cell>
          <table:table-cell office:value-type="string" calcext:value-type="string">
            <text:p>I13</text:p>
          </table:table-cell>
          <table:table-cell office:value-type="float" office:value="1" calcext:value-type="float">
            <text:p>1</text:p>
          </table:table-cell>
          <table:table-cell office:value-type="float" office:value="8482" calcext:value-type="float">
            <text:p>8482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string" calcext:value-type="string">
            <text:p>ESS_R02_2004_SPA_ES_255</text:p>
          </table:table-cell>
          <table:table-cell office:value-type="string" calcext:value-type="string">
            <text:p>I13</text:p>
          </table:table-cell>
          <table:table-cell office:value-type="float" office:value="2" calcext:value-type="float">
            <text:p>2</text:p>
          </table:table-cell>
          <table:table-cell office:value-type="float" office:value="8483" calcext:value-type="float">
            <text:p>8483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string" calcext:value-type="string">
            <text:p>ESS_R02_2004_SPA_ES_255</text:p>
          </table:table-cell>
          <table:table-cell office:value-type="string" calcext:value-type="string">
            <text:p>I13</text:p>
          </table:table-cell>
          <table:table-cell office:value-type="float" office:value="3" calcext:value-type="float">
            <text:p>3</text:p>
          </table:table-cell>
          <table:table-cell office:value-type="float" office:value="8484" calcext:value-type="float">
            <text:p>8484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string" calcext:value-type="string">
            <text:p>ESS_R02_2004_SPA_ES_255</text:p>
          </table:table-cell>
          <table:table-cell office:value-type="string" calcext:value-type="string">
            <text:p>I13</text:p>
          </table:table-cell>
          <table:table-cell office:value-type="float" office:value="4" calcext:value-type="float">
            <text:p>4</text:p>
          </table:table-cell>
          <table:table-cell office:value-type="float" office:value="8485" calcext:value-type="float">
            <text:p>8485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string" calcext:value-type="string">
            <text:p>ESS_R02_2004_SPA_ES_255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ni satisfecho ni insatisfecho</text:p>
          </table:table-cell>
          <table:table-cell office:value-type="float" office:value="8486" calcext:value-type="float">
            <text:p>8486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string" calcext:value-type="string">
            <text:p>ESS_R02_2004_SPA_ES_255</text:p>
          </table:table-cell>
          <table:table-cell office:value-type="string" calcext:value-type="string">
            <text:p>I13</text:p>
          </table:table-cell>
          <table:table-cell office:value-type="float" office:value="6" calcext:value-type="float">
            <text:p>6</text:p>
          </table:table-cell>
          <table:table-cell office:value-type="float" office:value="8487" calcext:value-type="float">
            <text:p>8487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string" calcext:value-type="string">
            <text:p>ESS_R02_2004_SPA_ES_255</text:p>
          </table:table-cell>
          <table:table-cell office:value-type="string" calcext:value-type="string">
            <text:p>I13</text:p>
          </table:table-cell>
          <table:table-cell office:value-type="float" office:value="7" calcext:value-type="float">
            <text:p>7</text:p>
          </table:table-cell>
          <table:table-cell office:value-type="float" office:value="8488" calcext:value-type="float">
            <text:p>8488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string" calcext:value-type="string">
            <text:p>ESS_R02_2004_SPA_ES_255</text:p>
          </table:table-cell>
          <table:table-cell office:value-type="string" calcext:value-type="string">
            <text:p>I13</text:p>
          </table:table-cell>
          <table:table-cell office:value-type="float" office:value="8" calcext:value-type="float">
            <text:p>8</text:p>
          </table:table-cell>
          <table:table-cell office:value-type="float" office:value="8489" calcext:value-type="float">
            <text:p>8489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string" calcext:value-type="string">
            <text:p>ESS_R02_2004_SPA_ES_255</text:p>
          </table:table-cell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8490" calcext:value-type="float">
            <text:p>8490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string" calcext:value-type="string">
            <text:p>ESS_R02_2004_SPA_ES_255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Completamente satisfecho</text:p>
          </table:table-cell>
          <table:table-cell office:value-type="float" office:value="8491" calcext:value-type="float">
            <text:p>8491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string" calcext:value-type="string">
            <text:p>ESS_R02_2004_SPA_ES_255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(No sabe)</text:p>
          </table:table-cell>
          <table:table-cell office:value-type="float" office:value="8492" calcext:value-type="float">
            <text:p>8492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string" calcext:value-type="string">
            <text:p>ESS_R02_2004_SPA_ES_256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(ANOTAR)</text:p>
          </table:table-cell>
          <table:table-cell office:value-type="float" office:value="8461" calcext:value-type="float">
            <text:p>8461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string" calcext:value-type="string">
            <text:p>ESS_R02_2004_SPA_ES_256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(No sabe)</text:p>
          </table:table-cell>
          <table:table-cell office:value-type="float" office:value="8462" calcext:value-type="float">
            <text:p>8462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string" calcext:value-type="string">
            <text:p>ESS_R02_2004_SPA_ES_257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(ANOTAR)</text:p>
          </table:table-cell>
          <table:table-cell office:value-type="float" office:value="8461" calcext:value-type="float">
            <text:p>8461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string" calcext:value-type="string">
            <text:p>ESS_R02_2004_SPA_ES_257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(No sabe)</text:p>
          </table:table-cell>
          <table:table-cell office:value-type="float" office:value="8462" calcext:value-type="float">
            <text:p>8462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string" calcext:value-type="string">
            <text:p>ESS_R02_2004_SPA_ES_258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(ANOTAR)</text:p>
          </table:table-cell>
          <table:table-cell office:value-type="float" office:value="8461" calcext:value-type="float">
            <text:p>8461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string" calcext:value-type="string">
            <text:p>ESS_R02_2004_SPA_ES_258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(No sabe)</text:p>
          </table:table-cell>
          <table:table-cell office:value-type="float" office:value="8462" calcext:value-type="float">
            <text:p>8462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string" calcext:value-type="string">
            <text:p>ESS_R02_2004_SPA_ES_259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<text:s/>nada variado</text:p>
          </table:table-cell>
          <table:table-cell office:value-type="float" office:value="8493" calcext:value-type="float">
            <text:p>8493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string" calcext:value-type="string">
            <text:p>ESS_R02_2004_SPA_ES_259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<text:s/>ligeramente variado</text:p>
          </table:table-cell>
          <table:table-cell office:value-type="float" office:value="8494" calcext:value-type="float">
            <text:p>8494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string" calcext:value-type="string">
            <text:p>ESS_R02_2004_SPA_ES_259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<text:s/>bastante variado</text:p>
          </table:table-cell>
          <table:table-cell office:value-type="float" office:value="8495" calcext:value-type="float">
            <text:p>8495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string" calcext:value-type="string">
            <text:p>ESS_R02_2004_SPA_ES_259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<text:s/>muy variado</text:p>
          </table:table-cell>
          <table:table-cell office:value-type="float" office:value="8496" calcext:value-type="float">
            <text:p>8496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string" calcext:value-type="string">
            <text:p>ESS_R02_2004_SPA_ES_259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(No sabe)</text:p>
          </table:table-cell>
          <table:table-cell office:value-type="float" office:value="8497" calcext:value-type="float">
            <text:p>8497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string" calcext:value-type="string">
            <text:p>ESS_R02_2004_SPA_ES_260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(ANOTAR)</text:p>
          </table:table-cell>
          <table:table-cell office:value-type="float" office:value="8461" calcext:value-type="float">
            <text:p>8461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string" calcext:value-type="string">
            <text:p>ESS_R02_2004_SPA_ES_260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(No sabe)</text:p>
          </table:table-cell>
          <table:table-cell office:value-type="float" office:value="8462" calcext:value-type="float">
            <text:p>8462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string" calcext:value-type="string">
            <text:p>ESS_R02_2004_SPA_ES_261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<text:s/>nada estable</text:p>
          </table:table-cell>
          <table:table-cell office:value-type="float" office:value="8498" calcext:value-type="float">
            <text:p>8498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string" calcext:value-type="string">
            <text:p>ESS_R02_2004_SPA_ES_261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<text:s/>ligeramente estable</text:p>
          </table:table-cell>
          <table:table-cell office:value-type="float" office:value="8499" calcext:value-type="float">
            <text:p>8499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string" calcext:value-type="string">
            <text:p>ESS_R02_2004_SPA_ES_261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<text:s/>bastante estable</text:p>
          </table:table-cell>
          <table:table-cell office:value-type="float" office:value="8500" calcext:value-type="float">
            <text:p>8500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string" calcext:value-type="string">
            <text:p>ESS_R02_2004_SPA_ES_261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<text:s/>muy estable</text:p>
          </table:table-cell>
          <table:table-cell office:value-type="float" office:value="8501" calcext:value-type="float">
            <text:p>8501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string" calcext:value-type="string">
            <text:p>ESS_R02_2004_SPA_ES_261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(No sabe)</text:p>
          </table:table-cell>
          <table:table-cell office:value-type="float" office:value="8502" calcext:value-type="float">
            <text:p>8502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string" calcext:value-type="string">
            <text:p>ESS_R02_2004_SPA_ES_262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<text:s/>no las pone en peligro en absoluto</text:p>
          </table:table-cell>
          <table:table-cell office:value-type="float" office:value="8503" calcext:value-type="float">
            <text:p>8503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string" calcext:value-type="string">
            <text:p>ESS_R02_2004_SPA_ES_262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<text:s/>las pone ligeramente en peligro</text:p>
          </table:table-cell>
          <table:table-cell office:value-type="float" office:value="8504" calcext:value-type="float">
            <text:p>8504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string" calcext:value-type="string">
            <text:p>ESS_R02_2004_SPA_ES_262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<text:s/>las pone bastante en peligro</text:p>
          </table:table-cell>
          <table:table-cell office:value-type="float" office:value="8505" calcext:value-type="float">
            <text:p>8505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string" calcext:value-type="string">
            <text:p>ESS_R02_2004_SPA_ES_262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<text:s/>las pone gravemente en peligro</text:p>
          </table:table-cell>
          <table:table-cell office:value-type="float" office:value="8506" calcext:value-type="float">
            <text:p>8506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string" calcext:value-type="string">
            <text:p>ESS_R02_2004_SPA_ES_262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(No sabe)</text:p>
          </table:table-cell>
          <table:table-cell office:value-type="float" office:value="8507" calcext:value-type="float">
            <text:p>8507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string" calcext:value-type="string">
            <text:p>ESS_R02_2004_SPA_ES_263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Una mujer debería estar dispuesta a reducir su jornada laboral por el bien de su familia</text:p>
          </table:table-cell>
          <table:table-cell office:value-type="float" office:value="8508" calcext:value-type="float">
            <text:p>8508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string" calcext:value-type="string">
            <text:p>ESS_R02_2004_SPA_ES_263</text:p>
          </table:table-cell>
          <table:table-cell office:value-type="string" calcext:value-type="string">
            <text:p>I22</text:p>
          </table:table-cell>
          <table:table-cell office:value-type="float" office:value="2" calcext:value-type="float">
            <text:p>2</text:p>
          </table:table-cell>
          <table:table-cell office:value-type="float" office:value="8509" calcext:value-type="float">
            <text:p>8509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string" calcext:value-type="string">
            <text:p>ESS_R02_2004_SPA_ES_263</text:p>
          </table:table-cell>
          <table:table-cell office:value-type="string" calcext:value-type="string">
            <text:p>I22</text:p>
          </table:table-cell>
          <table:table-cell office:value-type="float" office:value="3" calcext:value-type="float">
            <text:p>3</text:p>
          </table:table-cell>
          <table:table-cell office:value-type="float" office:value="8510" calcext:value-type="float">
            <text:p>8510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string" calcext:value-type="string">
            <text:p>ESS_R02_2004_SPA_ES_263</text:p>
          </table:table-cell>
          <table:table-cell office:value-type="string" calcext:value-type="string">
            <text:p>I22</text:p>
          </table:table-cell>
          <table:table-cell office:value-type="float" office:value="4" calcext:value-type="float">
            <text:p>4</text:p>
          </table:table-cell>
          <table:table-cell office:value-type="float" office:value="8511" calcext:value-type="float">
            <text:p>8511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string" calcext:value-type="string">
            <text:p>ESS_R02_2004_SPA_ES_263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Una mujer no debería tener que reducir su jornada laboral por el bien de su familia</text:p>
          </table:table-cell>
          <table:table-cell office:value-type="float" office:value="8512" calcext:value-type="float">
            <text:p>8512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string" calcext:value-type="string">
            <text:p>ESS_R02_2004_SPA_ES_263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(No sabe)</text:p>
          </table:table-cell>
          <table:table-cell office:value-type="float" office:value="8513" calcext:value-type="float">
            <text:p>8513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string" calcext:value-type="string">
            <text:p>ESS_R02_2004_SPA_ES_264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Los hombres deberían asumir las mismas responsabilidades que las mujeres en las tareas de la casa y con los hijos</text:p>
          </table:table-cell>
          <table:table-cell office:value-type="float" office:value="8514" calcext:value-type="float">
            <text:p>8514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string" calcext:value-type="string">
            <text:p>ESS_R02_2004_SPA_ES_264</text:p>
          </table:table-cell>
          <table:table-cell office:value-type="string" calcext:value-type="string">
            <text:p>I23</text:p>
          </table:table-cell>
          <table:table-cell office:value-type="float" office:value="2" calcext:value-type="float">
            <text:p>2</text:p>
          </table:table-cell>
          <table:table-cell office:value-type="float" office:value="8515" calcext:value-type="float">
            <text:p>8515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string" calcext:value-type="string">
            <text:p>ESS_R02_2004_SPA_ES_264</text:p>
          </table:table-cell>
          <table:table-cell office:value-type="string" calcext:value-type="string">
            <text:p>I23</text:p>
          </table:table-cell>
          <table:table-cell office:value-type="float" office:value="3" calcext:value-type="float">
            <text:p>3</text:p>
          </table:table-cell>
          <table:table-cell office:value-type="float" office:value="8516" calcext:value-type="float">
            <text:p>8516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string" calcext:value-type="string">
            <text:p>ESS_R02_2004_SPA_ES_264</text:p>
          </table:table-cell>
          <table:table-cell office:value-type="string" calcext:value-type="string">
            <text:p>I23</text:p>
          </table:table-cell>
          <table:table-cell office:value-type="float" office:value="4" calcext:value-type="float">
            <text:p>4</text:p>
          </table:table-cell>
          <table:table-cell office:value-type="float" office:value="8517" calcext:value-type="float">
            <text:p>8517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string" calcext:value-type="string">
            <text:p>ESS_R02_2004_SPA_ES_264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Las mujeres deberían asumir un mayor grado de responsabilidad que los hombres en las tareas de casa y con los hijos</text:p>
          </table:table-cell>
          <table:table-cell office:value-type="float" office:value="8518" calcext:value-type="float">
            <text:p>8518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string" calcext:value-type="string">
            <text:p>ESS_R02_2004_SPA_ES_264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(No sabe)</text:p>
          </table:table-cell>
          <table:table-cell office:value-type="float" office:value="8519" calcext:value-type="float">
            <text:p>8519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string" calcext:value-type="string">
            <text:p>ESS_R02_2004_SPA_ES_265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Cuando escasea el empleo los hombres deberían tener prioridad para obtener un puesto de trabajo frente a las mujeres</text:p>
          </table:table-cell>
          <table:table-cell office:value-type="float" office:value="8520" calcext:value-type="float">
            <text:p>8520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ESS_R02_2004_SPA_ES_265</text:p>
          </table:table-cell>
          <table:table-cell office:value-type="string" calcext:value-type="string">
            <text:p>I24</text:p>
          </table:table-cell>
          <table:table-cell office:value-type="float" office:value="2" calcext:value-type="float">
            <text:p>2</text:p>
          </table:table-cell>
          <table:table-cell office:value-type="float" office:value="8521" calcext:value-type="float">
            <text:p>8521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ESS_R02_2004_SPA_ES_265</text:p>
          </table:table-cell>
          <table:table-cell office:value-type="string" calcext:value-type="string">
            <text:p>I24</text:p>
          </table:table-cell>
          <table:table-cell office:value-type="float" office:value="3" calcext:value-type="float">
            <text:p>3</text:p>
          </table:table-cell>
          <table:table-cell office:value-type="float" office:value="8522" calcext:value-type="float">
            <text:p>8522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ESS_R02_2004_SPA_ES_265</text:p>
          </table:table-cell>
          <table:table-cell office:value-type="string" calcext:value-type="string">
            <text:p>I24</text:p>
          </table:table-cell>
          <table:table-cell office:value-type="float" office:value="4" calcext:value-type="float">
            <text:p>4</text:p>
          </table:table-cell>
          <table:table-cell office:value-type="float" office:value="8523" calcext:value-type="float">
            <text:p>8523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ESS_R02_2004_SPA_ES_265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Cuando el empleo escasea, las mujeres deberían tener el mismo derecho que los hombres para obtener un puesto de trabajo</text:p>
          </table:table-cell>
          <table:table-cell office:value-type="float" office:value="8524" calcext:value-type="float">
            <text:p>8524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ESS_R02_2004_SPA_ES_265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(No sabe)</text:p>
          </table:table-cell>
          <table:table-cell office:value-type="float" office:value="8525" calcext:value-type="float">
            <text:p>8525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ESS_R02_2004_SPA_ES_266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No confío en absoluto</text:p>
          </table:table-cell>
          <table:table-cell office:value-type="float" office:value="8443" calcext:value-type="float">
            <text:p>8443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66</text:p>
          </table:table-cell>
          <table:table-cell office:value-type="string" calcext:value-type="string">
            <text:p>I25</text:p>
          </table:table-cell>
          <table:table-cell office:value-type="float" office:value="1" calcext:value-type="float">
            <text:p>1</text:p>
          </table:table-cell>
          <table:table-cell office:value-type="float" office:value="8444" calcext:value-type="float">
            <text:p>8444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66</text:p>
          </table:table-cell>
          <table:table-cell office:value-type="string" calcext:value-type="string">
            <text:p>I25</text:p>
          </table:table-cell>
          <table:table-cell office:value-type="float" office:value="2" calcext:value-type="float">
            <text:p>2</text:p>
          </table:table-cell>
          <table:table-cell office:value-type="float" office:value="8445" calcext:value-type="float">
            <text:p>8445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66</text:p>
          </table:table-cell>
          <table:table-cell office:value-type="string" calcext:value-type="string">
            <text:p>I25</text:p>
          </table:table-cell>
          <table:table-cell office:value-type="float" office:value="3" calcext:value-type="float">
            <text:p>3</text:p>
          </table:table-cell>
          <table:table-cell office:value-type="float" office:value="8446" calcext:value-type="float">
            <text:p>8446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66</text:p>
          </table:table-cell>
          <table:table-cell office:value-type="string" calcext:value-type="string">
            <text:p>I25</text:p>
          </table:table-cell>
          <table:table-cell office:value-type="float" office:value="4" calcext:value-type="float">
            <text:p>4</text:p>
          </table:table-cell>
          <table:table-cell office:value-type="float" office:value="8447" calcext:value-type="float">
            <text:p>8447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66</text:p>
          </table:table-cell>
          <table:table-cell office:value-type="string" calcext:value-type="string">
            <text:p>I25</text:p>
          </table:table-cell>
          <table:table-cell office:value-type="float" office:value="5" calcext:value-type="float">
            <text:p>5</text:p>
          </table:table-cell>
          <table:table-cell office:value-type="float" office:value="8448" calcext:value-type="float">
            <text:p>8448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66</text:p>
          </table:table-cell>
          <table:table-cell office:value-type="string" calcext:value-type="string">
            <text:p>I25</text:p>
          </table:table-cell>
          <table:table-cell office:value-type="float" office:value="6" calcext:value-type="float">
            <text:p>6</text:p>
          </table:table-cell>
          <table:table-cell office:value-type="float" office:value="8449" calcext:value-type="float">
            <text:p>8449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66</text:p>
          </table:table-cell>
          <table:table-cell office:value-type="string" calcext:value-type="string">
            <text:p>I25</text:p>
          </table:table-cell>
          <table:table-cell office:value-type="float" office:value="7" calcext:value-type="float">
            <text:p>7</text:p>
          </table:table-cell>
          <table:table-cell office:value-type="float" office:value="8450" calcext:value-type="float">
            <text:p>8450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66</text:p>
          </table:table-cell>
          <table:table-cell office:value-type="string" calcext:value-type="string">
            <text:p>I25</text:p>
          </table:table-cell>
          <table:table-cell office:value-type="float" office:value="8" calcext:value-type="float">
            <text:p>8</text:p>
          </table:table-cell>
          <table:table-cell office:value-type="float" office:value="8451" calcext:value-type="float">
            <text:p>8451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66</text:p>
          </table:table-cell>
          <table:table-cell office:value-type="string" calcext:value-type="string">
            <text:p>I25</text:p>
          </table:table-cell>
          <table:table-cell office:value-type="float" office:value="9" calcext:value-type="float">
            <text:p>9</text:p>
          </table:table-cell>
          <table:table-cell office:value-type="float" office:value="8452" calcext:value-type="float">
            <text:p>8452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66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<text:s/>Confío plenamente</text:p>
          </table:table-cell>
          <table:table-cell office:value-type="float" office:value="8453" calcext:value-type="float">
            <text:p>8453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66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(No sabe)</text:p>
          </table:table-cell>
          <table:table-cell office:value-type="float" office:value="8454" calcext:value-type="float">
            <text:p>8454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67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No confío en absoluto</text:p>
          </table:table-cell>
          <table:table-cell office:value-type="float" office:value="8443" calcext:value-type="float">
            <text:p>8443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67</text:p>
          </table:table-cell>
          <table:table-cell office:value-type="string" calcext:value-type="string">
            <text:p>I26</text:p>
          </table:table-cell>
          <table:table-cell office:value-type="float" office:value="1" calcext:value-type="float">
            <text:p>1</text:p>
          </table:table-cell>
          <table:table-cell office:value-type="float" office:value="8444" calcext:value-type="float">
            <text:p>8444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67</text:p>
          </table:table-cell>
          <table:table-cell office:value-type="string" calcext:value-type="string">
            <text:p>I26</text:p>
          </table:table-cell>
          <table:table-cell office:value-type="float" office:value="2" calcext:value-type="float">
            <text:p>2</text:p>
          </table:table-cell>
          <table:table-cell office:value-type="float" office:value="8445" calcext:value-type="float">
            <text:p>8445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67</text:p>
          </table:table-cell>
          <table:table-cell office:value-type="string" calcext:value-type="string">
            <text:p>I26</text:p>
          </table:table-cell>
          <table:table-cell office:value-type="float" office:value="3" calcext:value-type="float">
            <text:p>3</text:p>
          </table:table-cell>
          <table:table-cell office:value-type="float" office:value="8446" calcext:value-type="float">
            <text:p>8446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67</text:p>
          </table:table-cell>
          <table:table-cell office:value-type="string" calcext:value-type="string">
            <text:p>I26</text:p>
          </table:table-cell>
          <table:table-cell office:value-type="float" office:value="4" calcext:value-type="float">
            <text:p>4</text:p>
          </table:table-cell>
          <table:table-cell office:value-type="float" office:value="8447" calcext:value-type="float">
            <text:p>8447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67</text:p>
          </table:table-cell>
          <table:table-cell office:value-type="string" calcext:value-type="string">
            <text:p>I26</text:p>
          </table:table-cell>
          <table:table-cell office:value-type="float" office:value="5" calcext:value-type="float">
            <text:p>5</text:p>
          </table:table-cell>
          <table:table-cell office:value-type="float" office:value="8448" calcext:value-type="float">
            <text:p>8448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67</text:p>
          </table:table-cell>
          <table:table-cell office:value-type="string" calcext:value-type="string">
            <text:p>I26</text:p>
          </table:table-cell>
          <table:table-cell office:value-type="float" office:value="6" calcext:value-type="float">
            <text:p>6</text:p>
          </table:table-cell>
          <table:table-cell office:value-type="float" office:value="8449" calcext:value-type="float">
            <text:p>8449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67</text:p>
          </table:table-cell>
          <table:table-cell office:value-type="string" calcext:value-type="string">
            <text:p>I26</text:p>
          </table:table-cell>
          <table:table-cell office:value-type="float" office:value="7" calcext:value-type="float">
            <text:p>7</text:p>
          </table:table-cell>
          <table:table-cell office:value-type="float" office:value="8450" calcext:value-type="float">
            <text:p>8450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67</text:p>
          </table:table-cell>
          <table:table-cell office:value-type="string" calcext:value-type="string">
            <text:p>I26</text:p>
          </table:table-cell>
          <table:table-cell office:value-type="float" office:value="8" calcext:value-type="float">
            <text:p>8</text:p>
          </table:table-cell>
          <table:table-cell office:value-type="float" office:value="8451" calcext:value-type="float">
            <text:p>8451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67</text:p>
          </table:table-cell>
          <table:table-cell office:value-type="string" calcext:value-type="string">
            <text:p>I26</text:p>
          </table:table-cell>
          <table:table-cell office:value-type="float" office:value="9" calcext:value-type="float">
            <text:p>9</text:p>
          </table:table-cell>
          <table:table-cell office:value-type="float" office:value="8452" calcext:value-type="float">
            <text:p>8452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67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<text:s/>Confío plenamente</text:p>
          </table:table-cell>
          <table:table-cell office:value-type="float" office:value="8453" calcext:value-type="float">
            <text:p>8453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67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(No sabe)</text:p>
          </table:table-cell>
          <table:table-cell office:value-type="float" office:value="8454" calcext:value-type="float">
            <text:p>8454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68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No confío en absoluto</text:p>
          </table:table-cell>
          <table:table-cell office:value-type="float" office:value="8443" calcext:value-type="float">
            <text:p>8443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68</text:p>
          </table:table-cell>
          <table:table-cell office:value-type="string" calcext:value-type="string">
            <text:p>I27</text:p>
          </table:table-cell>
          <table:table-cell office:value-type="float" office:value="1" calcext:value-type="float">
            <text:p>1</text:p>
          </table:table-cell>
          <table:table-cell office:value-type="float" office:value="8444" calcext:value-type="float">
            <text:p>8444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68</text:p>
          </table:table-cell>
          <table:table-cell office:value-type="string" calcext:value-type="string">
            <text:p>I27</text:p>
          </table:table-cell>
          <table:table-cell office:value-type="float" office:value="2" calcext:value-type="float">
            <text:p>2</text:p>
          </table:table-cell>
          <table:table-cell office:value-type="float" office:value="8445" calcext:value-type="float">
            <text:p>8445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68</text:p>
          </table:table-cell>
          <table:table-cell office:value-type="string" calcext:value-type="string">
            <text:p>I27</text:p>
          </table:table-cell>
          <table:table-cell office:value-type="float" office:value="3" calcext:value-type="float">
            <text:p>3</text:p>
          </table:table-cell>
          <table:table-cell office:value-type="float" office:value="8446" calcext:value-type="float">
            <text:p>8446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68</text:p>
          </table:table-cell>
          <table:table-cell office:value-type="string" calcext:value-type="string">
            <text:p>I27</text:p>
          </table:table-cell>
          <table:table-cell office:value-type="float" office:value="4" calcext:value-type="float">
            <text:p>4</text:p>
          </table:table-cell>
          <table:table-cell office:value-type="float" office:value="8447" calcext:value-type="float">
            <text:p>8447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68</text:p>
          </table:table-cell>
          <table:table-cell office:value-type="string" calcext:value-type="string">
            <text:p>I27</text:p>
          </table:table-cell>
          <table:table-cell office:value-type="float" office:value="5" calcext:value-type="float">
            <text:p>5</text:p>
          </table:table-cell>
          <table:table-cell office:value-type="float" office:value="8448" calcext:value-type="float">
            <text:p>8448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68</text:p>
          </table:table-cell>
          <table:table-cell office:value-type="string" calcext:value-type="string">
            <text:p>I27</text:p>
          </table:table-cell>
          <table:table-cell office:value-type="float" office:value="6" calcext:value-type="float">
            <text:p>6</text:p>
          </table:table-cell>
          <table:table-cell office:value-type="float" office:value="8449" calcext:value-type="float">
            <text:p>8449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68</text:p>
          </table:table-cell>
          <table:table-cell office:value-type="string" calcext:value-type="string">
            <text:p>I27</text:p>
          </table:table-cell>
          <table:table-cell office:value-type="float" office:value="7" calcext:value-type="float">
            <text:p>7</text:p>
          </table:table-cell>
          <table:table-cell office:value-type="float" office:value="8450" calcext:value-type="float">
            <text:p>8450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68</text:p>
          </table:table-cell>
          <table:table-cell office:value-type="string" calcext:value-type="string">
            <text:p>I27</text:p>
          </table:table-cell>
          <table:table-cell office:value-type="float" office:value="8" calcext:value-type="float">
            <text:p>8</text:p>
          </table:table-cell>
          <table:table-cell office:value-type="float" office:value="8451" calcext:value-type="float">
            <text:p>8451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68</text:p>
          </table:table-cell>
          <table:table-cell office:value-type="string" calcext:value-type="string">
            <text:p>I27</text:p>
          </table:table-cell>
          <table:table-cell office:value-type="float" office:value="9" calcext:value-type="float">
            <text:p>9</text:p>
          </table:table-cell>
          <table:table-cell office:value-type="float" office:value="8452" calcext:value-type="float">
            <text:p>8452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68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<text:s/>Confío plenamente</text:p>
          </table:table-cell>
          <table:table-cell office:value-type="float" office:value="8453" calcext:value-type="float">
            <text:p>8453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68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(No sabe)</text:p>
          </table:table-cell>
          <table:table-cell office:value-type="float" office:value="8454" calcext:value-type="float">
            <text:p>8454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69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<text:s/>Muy de acuerdo</text:p>
          </table:table-cell>
          <table:table-cell office:value-type="float" office:value="8470" calcext:value-type="float">
            <text:p>8470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69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<text:s/>De acuerdo</text:p>
          </table:table-cell>
          <table:table-cell office:value-type="float" office:value="8471" calcext:value-type="float">
            <text:p>8471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69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<text:s/>Ni de acuerdo ni en desacuerdo</text:p>
          </table:table-cell>
          <table:table-cell office:value-type="float" office:value="8472" calcext:value-type="float">
            <text:p>8472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69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<text:s/>En desacuerdo</text:p>
          </table:table-cell>
          <table:table-cell office:value-type="float" office:value="8473" calcext:value-type="float">
            <text:p>8473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69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<text:s/>Muy en desacuerdo</text:p>
          </table:table-cell>
          <table:table-cell office:value-type="float" office:value="8474" calcext:value-type="float">
            <text:p>8474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69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(No sabe)</text:p>
          </table:table-cell>
          <table:table-cell office:value-type="float" office:value="8475" calcext:value-type="float">
            <text:p>8475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70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<text:s/>Muy de acuerdo</text:p>
          </table:table-cell>
          <table:table-cell office:value-type="float" office:value="8470" calcext:value-type="float">
            <text:p>8470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70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<text:s/>De acuerdo</text:p>
          </table:table-cell>
          <table:table-cell office:value-type="float" office:value="8471" calcext:value-type="float">
            <text:p>8471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70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<text:s/>Ni de acuerdo ni en desacuerdo</text:p>
          </table:table-cell>
          <table:table-cell office:value-type="float" office:value="8472" calcext:value-type="float">
            <text:p>8472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70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<text:s/>En desacuerdo</text:p>
          </table:table-cell>
          <table:table-cell office:value-type="float" office:value="8473" calcext:value-type="float">
            <text:p>8473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70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<text:s/>Muy en desacuerdo</text:p>
          </table:table-cell>
          <table:table-cell office:value-type="float" office:value="8474" calcext:value-type="float">
            <text:p>8474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70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(No sabe)</text:p>
          </table:table-cell>
          <table:table-cell office:value-type="float" office:value="8475" calcext:value-type="float">
            <text:p>8475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71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(ANOTAR)</text:p>
          </table:table-cell>
          <table:table-cell office:value-type="float" office:value="8461" calcext:value-type="float">
            <text:p>8461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string" calcext:value-type="string">
            <text:p>ESS_R02_2004_SPA_ES_271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(No sabe)</text:p>
          </table:table-cell>
          <table:table-cell office:value-type="float" office:value="8462" calcext:value-type="float">
            <text:p>8462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string" calcext:value-type="string">
            <text:p>ESS_R02_2004_SPA_ES_272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<text:s/>Muy de acuerdo</text:p>
          </table:table-cell>
          <table:table-cell office:value-type="float" office:value="8470" calcext:value-type="float">
            <text:p>8470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72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<text:s/>De acuerdo</text:p>
          </table:table-cell>
          <table:table-cell office:value-type="float" office:value="8471" calcext:value-type="float">
            <text:p>8471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72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<text:s/>Ni de acuerdo ni en desacuerdo</text:p>
          </table:table-cell>
          <table:table-cell office:value-type="float" office:value="8472" calcext:value-type="float">
            <text:p>8472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72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<text:s/>En desacuerdo</text:p>
          </table:table-cell>
          <table:table-cell office:value-type="float" office:value="8473" calcext:value-type="float">
            <text:p>8473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72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<text:s/>Muy en desacuerdo</text:p>
          </table:table-cell>
          <table:table-cell office:value-type="float" office:value="8474" calcext:value-type="float">
            <text:p>8474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72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(No sabe)</text:p>
          </table:table-cell>
          <table:table-cell office:value-type="float" office:value="8475" calcext:value-type="float">
            <text:p>8475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73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nada variado</text:p>
          </table:table-cell>
          <table:table-cell office:value-type="float" office:value="8526" calcext:value-type="float">
            <text:p>8526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string" calcext:value-type="string">
            <text:p>ESS_R02_2004_SPA_ES_273</text:p>
          </table:table-cell>
          <table:table-cell office:value-type="string" calcext:value-type="string">
            <text:p>I32</text:p>
          </table:table-cell>
          <table:table-cell office:value-type="float" office:value="1" calcext:value-type="float">
            <text:p>1</text:p>
          </table:table-cell>
          <table:table-cell office:value-type="float" office:value="8527" calcext:value-type="float">
            <text:p>8527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string" calcext:value-type="string">
            <text:p>ESS_R02_2004_SPA_ES_273</text:p>
          </table:table-cell>
          <table:table-cell office:value-type="string" calcext:value-type="string">
            <text:p>I32</text:p>
          </table:table-cell>
          <table:table-cell office:value-type="float" office:value="2" calcext:value-type="float">
            <text:p>2</text:p>
          </table:table-cell>
          <table:table-cell office:value-type="float" office:value="8528" calcext:value-type="float">
            <text:p>8528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string" calcext:value-type="string">
            <text:p>ESS_R02_2004_SPA_ES_273</text:p>
          </table:table-cell>
          <table:table-cell office:value-type="string" calcext:value-type="string">
            <text:p>I32</text:p>
          </table:table-cell>
          <table:table-cell office:value-type="float" office:value="3" calcext:value-type="float">
            <text:p>3</text:p>
          </table:table-cell>
          <table:table-cell office:value-type="float" office:value="8529" calcext:value-type="float">
            <text:p>8529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string" calcext:value-type="string">
            <text:p>ESS_R02_2004_SPA_ES_273</text:p>
          </table:table-cell>
          <table:table-cell office:value-type="string" calcext:value-type="string">
            <text:p>I32</text:p>
          </table:table-cell>
          <table:table-cell office:value-type="float" office:value="4" calcext:value-type="float">
            <text:p>4</text:p>
          </table:table-cell>
          <table:table-cell office:value-type="float" office:value="8530" calcext:value-type="float">
            <text:p>8530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string" calcext:value-type="string">
            <text:p>ESS_R02_2004_SPA_ES_273</text:p>
          </table:table-cell>
          <table:table-cell office:value-type="string" calcext:value-type="string">
            <text:p>I32</text:p>
          </table:table-cell>
          <table:table-cell office:value-type="float" office:value="5" calcext:value-type="float">
            <text:p>5</text:p>
          </table:table-cell>
          <table:table-cell office:value-type="float" office:value="8531" calcext:value-type="float">
            <text:p>8531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string" calcext:value-type="string">
            <text:p>ESS_R02_2004_SPA_ES_273</text:p>
          </table:table-cell>
          <table:table-cell office:value-type="string" calcext:value-type="string">
            <text:p>I32</text:p>
          </table:table-cell>
          <table:table-cell office:value-type="float" office:value="6" calcext:value-type="float">
            <text:p>6</text:p>
          </table:table-cell>
          <table:table-cell office:value-type="float" office:value="8532" calcext:value-type="float">
            <text:p>8532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string" calcext:value-type="string">
            <text:p>ESS_R02_2004_SPA_ES_273</text:p>
          </table:table-cell>
          <table:table-cell office:value-type="string" calcext:value-type="string">
            <text:p>I32</text:p>
          </table:table-cell>
          <table:table-cell office:value-type="float" office:value="7" calcext:value-type="float">
            <text:p>7</text:p>
          </table:table-cell>
          <table:table-cell office:value-type="float" office:value="8533" calcext:value-type="float">
            <text:p>8533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string" calcext:value-type="string">
            <text:p>ESS_R02_2004_SPA_ES_273</text:p>
          </table:table-cell>
          <table:table-cell office:value-type="string" calcext:value-type="string">
            <text:p>I32</text:p>
          </table:table-cell>
          <table:table-cell office:value-type="float" office:value="8" calcext:value-type="float">
            <text:p>8</text:p>
          </table:table-cell>
          <table:table-cell office:value-type="float" office:value="8534" calcext:value-type="float">
            <text:p>8534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string" calcext:value-type="string">
            <text:p>ESS_R02_2004_SPA_ES_273</text:p>
          </table:table-cell>
          <table:table-cell office:value-type="string" calcext:value-type="string">
            <text:p>I32</text:p>
          </table:table-cell>
          <table:table-cell office:value-type="float" office:value="9" calcext:value-type="float">
            <text:p>9</text:p>
          </table:table-cell>
          <table:table-cell office:value-type="float" office:value="8535" calcext:value-type="float">
            <text:p>8535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string" calcext:value-type="string">
            <text:p>ESS_R02_2004_SPA_ES_273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<text:s/>muy variado</text:p>
          </table:table-cell>
          <table:table-cell office:value-type="float" office:value="8536" calcext:value-type="float">
            <text:p>8536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string" calcext:value-type="string">
            <text:p>ESS_R02_2004_SPA_ES_273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(No sabe)</text:p>
          </table:table-cell>
          <table:table-cell office:value-type="float" office:value="8537" calcext:value-type="float">
            <text:p>8537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string" calcext:value-type="string">
            <text:p>ESS_R02_2004_SPA_ES_274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nada estable</text:p>
          </table:table-cell>
          <table:table-cell office:value-type="float" office:value="8538" calcext:value-type="float">
            <text:p>8538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string" calcext:value-type="string">
            <text:p>ESS_R02_2004_SPA_ES_274</text:p>
          </table:table-cell>
          <table:table-cell office:value-type="string" calcext:value-type="string">
            <text:p>I33</text:p>
          </table:table-cell>
          <table:table-cell office:value-type="float" office:value="1" calcext:value-type="float">
            <text:p>1</text:p>
          </table:table-cell>
          <table:table-cell office:value-type="float" office:value="8539" calcext:value-type="float">
            <text:p>8539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string" calcext:value-type="string">
            <text:p>ESS_R02_2004_SPA_ES_274</text:p>
          </table:table-cell>
          <table:table-cell office:value-type="string" calcext:value-type="string">
            <text:p>I33</text:p>
          </table:table-cell>
          <table:table-cell office:value-type="float" office:value="2" calcext:value-type="float">
            <text:p>2</text:p>
          </table:table-cell>
          <table:table-cell office:value-type="float" office:value="8540" calcext:value-type="float">
            <text:p>8540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string" calcext:value-type="string">
            <text:p>ESS_R02_2004_SPA_ES_274</text:p>
          </table:table-cell>
          <table:table-cell office:value-type="string" calcext:value-type="string">
            <text:p>I33</text:p>
          </table:table-cell>
          <table:table-cell office:value-type="float" office:value="3" calcext:value-type="float">
            <text:p>3</text:p>
          </table:table-cell>
          <table:table-cell office:value-type="float" office:value="8541" calcext:value-type="float">
            <text:p>8541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string" calcext:value-type="string">
            <text:p>ESS_R02_2004_SPA_ES_274</text:p>
          </table:table-cell>
          <table:table-cell office:value-type="string" calcext:value-type="string">
            <text:p>I33</text:p>
          </table:table-cell>
          <table:table-cell office:value-type="float" office:value="4" calcext:value-type="float">
            <text:p>4</text:p>
          </table:table-cell>
          <table:table-cell office:value-type="float" office:value="8542" calcext:value-type="float">
            <text:p>8542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string" calcext:value-type="string">
            <text:p>ESS_R02_2004_SPA_ES_274</text:p>
          </table:table-cell>
          <table:table-cell office:value-type="string" calcext:value-type="string">
            <text:p>I33</text:p>
          </table:table-cell>
          <table:table-cell office:value-type="float" office:value="5" calcext:value-type="float">
            <text:p>5</text:p>
          </table:table-cell>
          <table:table-cell office:value-type="float" office:value="8543" calcext:value-type="float">
            <text:p>8543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string" calcext:value-type="string">
            <text:p>ESS_R02_2004_SPA_ES_274</text:p>
          </table:table-cell>
          <table:table-cell office:value-type="string" calcext:value-type="string">
            <text:p>I33</text:p>
          </table:table-cell>
          <table:table-cell office:value-type="float" office:value="6" calcext:value-type="float">
            <text:p>6</text:p>
          </table:table-cell>
          <table:table-cell office:value-type="float" office:value="8544" calcext:value-type="float">
            <text:p>8544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string" calcext:value-type="string">
            <text:p>ESS_R02_2004_SPA_ES_274</text:p>
          </table:table-cell>
          <table:table-cell office:value-type="string" calcext:value-type="string">
            <text:p>I33</text:p>
          </table:table-cell>
          <table:table-cell office:value-type="float" office:value="7" calcext:value-type="float">
            <text:p>7</text:p>
          </table:table-cell>
          <table:table-cell office:value-type="float" office:value="8545" calcext:value-type="float">
            <text:p>8545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string" calcext:value-type="string">
            <text:p>ESS_R02_2004_SPA_ES_274</text:p>
          </table:table-cell>
          <table:table-cell office:value-type="string" calcext:value-type="string">
            <text:p>I33</text:p>
          </table:table-cell>
          <table:table-cell office:value-type="float" office:value="8" calcext:value-type="float">
            <text:p>8</text:p>
          </table:table-cell>
          <table:table-cell office:value-type="float" office:value="8546" calcext:value-type="float">
            <text:p>8546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string" calcext:value-type="string">
            <text:p>ESS_R02_2004_SPA_ES_274</text:p>
          </table:table-cell>
          <table:table-cell office:value-type="string" calcext:value-type="string">
            <text:p>I33</text:p>
          </table:table-cell>
          <table:table-cell office:value-type="float" office:value="9" calcext:value-type="float">
            <text:p>9</text:p>
          </table:table-cell>
          <table:table-cell office:value-type="float" office:value="8547" calcext:value-type="float">
            <text:p>8547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string" calcext:value-type="string">
            <text:p>ESS_R02_2004_SPA_ES_274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<text:s/>muy estable</text:p>
          </table:table-cell>
          <table:table-cell office:value-type="float" office:value="8548" calcext:value-type="float">
            <text:p>8548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string" calcext:value-type="string">
            <text:p>ESS_R02_2004_SPA_ES_274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(No sabe)</text:p>
          </table:table-cell>
          <table:table-cell office:value-type="float" office:value="8549" calcext:value-type="float">
            <text:p>8549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string" calcext:value-type="string">
            <text:p>ESS_R02_2004_SPA_ES_275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nada en peligro</text:p>
          </table:table-cell>
          <table:table-cell office:value-type="float" office:value="8550" calcext:value-type="float">
            <text:p>8550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string" calcext:value-type="string">
            <text:p>ESS_R02_2004_SPA_ES_275</text:p>
          </table:table-cell>
          <table:table-cell office:value-type="string" calcext:value-type="string">
            <text:p>I34</text:p>
          </table:table-cell>
          <table:table-cell office:value-type="float" office:value="1" calcext:value-type="float">
            <text:p>1</text:p>
          </table:table-cell>
          <table:table-cell office:value-type="float" office:value="8551" calcext:value-type="float">
            <text:p>8551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string" calcext:value-type="string">
            <text:p>ESS_R02_2004_SPA_ES_275</text:p>
          </table:table-cell>
          <table:table-cell office:value-type="string" calcext:value-type="string">
            <text:p>I34</text:p>
          </table:table-cell>
          <table:table-cell office:value-type="float" office:value="2" calcext:value-type="float">
            <text:p>2</text:p>
          </table:table-cell>
          <table:table-cell office:value-type="float" office:value="8552" calcext:value-type="float">
            <text:p>8552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string" calcext:value-type="string">
            <text:p>ESS_R02_2004_SPA_ES_275</text:p>
          </table:table-cell>
          <table:table-cell office:value-type="string" calcext:value-type="string">
            <text:p>I34</text:p>
          </table:table-cell>
          <table:table-cell office:value-type="float" office:value="3" calcext:value-type="float">
            <text:p>3</text:p>
          </table:table-cell>
          <table:table-cell office:value-type="float" office:value="8553" calcext:value-type="float">
            <text:p>8553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string" calcext:value-type="string">
            <text:p>ESS_R02_2004_SPA_ES_275</text:p>
          </table:table-cell>
          <table:table-cell office:value-type="string" calcext:value-type="string">
            <text:p>I34</text:p>
          </table:table-cell>
          <table:table-cell office:value-type="float" office:value="4" calcext:value-type="float">
            <text:p>4</text:p>
          </table:table-cell>
          <table:table-cell office:value-type="float" office:value="8554" calcext:value-type="float">
            <text:p>8554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string" calcext:value-type="string">
            <text:p>ESS_R02_2004_SPA_ES_275</text:p>
          </table:table-cell>
          <table:table-cell office:value-type="string" calcext:value-type="string">
            <text:p>I34</text:p>
          </table:table-cell>
          <table:table-cell office:value-type="float" office:value="5" calcext:value-type="float">
            <text:p>5</text:p>
          </table:table-cell>
          <table:table-cell office:value-type="float" office:value="8555" calcext:value-type="float">
            <text:p>8555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string" calcext:value-type="string">
            <text:p>ESS_R02_2004_SPA_ES_275</text:p>
          </table:table-cell>
          <table:table-cell office:value-type="string" calcext:value-type="string">
            <text:p>I34</text:p>
          </table:table-cell>
          <table:table-cell office:value-type="float" office:value="6" calcext:value-type="float">
            <text:p>6</text:p>
          </table:table-cell>
          <table:table-cell office:value-type="float" office:value="8556" calcext:value-type="float">
            <text:p>8556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string" calcext:value-type="string">
            <text:p>ESS_R02_2004_SPA_ES_275</text:p>
          </table:table-cell>
          <table:table-cell office:value-type="string" calcext:value-type="string">
            <text:p>I34</text:p>
          </table:table-cell>
          <table:table-cell office:value-type="float" office:value="7" calcext:value-type="float">
            <text:p>7</text:p>
          </table:table-cell>
          <table:table-cell office:value-type="float" office:value="8557" calcext:value-type="float">
            <text:p>8557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string" calcext:value-type="string">
            <text:p>ESS_R02_2004_SPA_ES_275</text:p>
          </table:table-cell>
          <table:table-cell office:value-type="string" calcext:value-type="string">
            <text:p>I34</text:p>
          </table:table-cell>
          <table:table-cell office:value-type="float" office:value="8" calcext:value-type="float">
            <text:p>8</text:p>
          </table:table-cell>
          <table:table-cell office:value-type="float" office:value="8558" calcext:value-type="float">
            <text:p>8558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string" calcext:value-type="string">
            <text:p>ESS_R02_2004_SPA_ES_275</text:p>
          </table:table-cell>
          <table:table-cell office:value-type="string" calcext:value-type="string">
            <text:p>I34</text:p>
          </table:table-cell>
          <table:table-cell office:value-type="float" office:value="9" calcext:value-type="float">
            <text:p>9</text:p>
          </table:table-cell>
          <table:table-cell office:value-type="float" office:value="8559" calcext:value-type="float">
            <text:p>8559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string" calcext:value-type="string">
            <text:p>ESS_R02_2004_SPA_ES_275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<text:s/>muy en peligro</text:p>
          </table:table-cell>
          <table:table-cell office:value-type="float" office:value="8560" calcext:value-type="float">
            <text:p>8560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string" calcext:value-type="string">
            <text:p>ESS_R02_2004_SPA_ES_275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(No sabe)</text:p>
          </table:table-cell>
          <table:table-cell office:value-type="float" office:value="8561" calcext:value-type="float">
            <text:p>8561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string" calcext:value-type="string">
            <text:p>ESS_R02_2004_SPA_ES_276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muy insatisfecho</text:p>
          </table:table-cell>
          <table:table-cell office:value-type="float" office:value="8562" calcext:value-type="float">
            <text:p>8562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ESS_R02_2004_SPA_ES_276</text:p>
          </table:table-cell>
          <table:table-cell office:value-type="string" calcext:value-type="string">
            <text:p>I35</text:p>
          </table:table-cell>
          <table:table-cell office:value-type="float" office:value="1" calcext:value-type="float">
            <text:p>1</text:p>
          </table:table-cell>
          <table:table-cell office:value-type="float" office:value="8563" calcext:value-type="float">
            <text:p>8563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ESS_R02_2004_SPA_ES_276</text:p>
          </table:table-cell>
          <table:table-cell office:value-type="string" calcext:value-type="string">
            <text:p>I35</text:p>
          </table:table-cell>
          <table:table-cell office:value-type="float" office:value="2" calcext:value-type="float">
            <text:p>2</text:p>
          </table:table-cell>
          <table:table-cell office:value-type="float" office:value="8564" calcext:value-type="float">
            <text:p>8564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ESS_R02_2004_SPA_ES_276</text:p>
          </table:table-cell>
          <table:table-cell office:value-type="string" calcext:value-type="string">
            <text:p>I35</text:p>
          </table:table-cell>
          <table:table-cell office:value-type="float" office:value="3" calcext:value-type="float">
            <text:p>3</text:p>
          </table:table-cell>
          <table:table-cell office:value-type="float" office:value="8565" calcext:value-type="float">
            <text:p>856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ESS_R02_2004_SPA_ES_276</text:p>
          </table:table-cell>
          <table:table-cell office:value-type="string" calcext:value-type="string">
            <text:p>I35</text:p>
          </table:table-cell>
          <table:table-cell office:value-type="float" office:value="4" calcext:value-type="float">
            <text:p>4</text:p>
          </table:table-cell>
          <table:table-cell office:value-type="float" office:value="8566" calcext:value-type="float">
            <text:p>8566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ESS_R02_2004_SPA_ES_276</text:p>
          </table:table-cell>
          <table:table-cell office:value-type="string" calcext:value-type="string">
            <text:p>I35</text:p>
          </table:table-cell>
          <table:table-cell office:value-type="float" office:value="5" calcext:value-type="float">
            <text:p>5</text:p>
          </table:table-cell>
          <table:table-cell office:value-type="float" office:value="8567" calcext:value-type="float">
            <text:p>8567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ESS_R02_2004_SPA_ES_276</text:p>
          </table:table-cell>
          <table:table-cell office:value-type="string" calcext:value-type="string">
            <text:p>I35</text:p>
          </table:table-cell>
          <table:table-cell office:value-type="float" office:value="6" calcext:value-type="float">
            <text:p>6</text:p>
          </table:table-cell>
          <table:table-cell office:value-type="float" office:value="8568" calcext:value-type="float">
            <text:p>8568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ESS_R02_2004_SPA_ES_276</text:p>
          </table:table-cell>
          <table:table-cell office:value-type="string" calcext:value-type="string">
            <text:p>I35</text:p>
          </table:table-cell>
          <table:table-cell office:value-type="float" office:value="7" calcext:value-type="float">
            <text:p>7</text:p>
          </table:table-cell>
          <table:table-cell office:value-type="float" office:value="8569" calcext:value-type="float">
            <text:p>8569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ESS_R02_2004_SPA_ES_276</text:p>
          </table:table-cell>
          <table:table-cell office:value-type="string" calcext:value-type="string">
            <text:p>I35</text:p>
          </table:table-cell>
          <table:table-cell office:value-type="float" office:value="8" calcext:value-type="float">
            <text:p>8</text:p>
          </table:table-cell>
          <table:table-cell office:value-type="float" office:value="8570" calcext:value-type="float">
            <text:p>8570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ESS_R02_2004_SPA_ES_276</text:p>
          </table:table-cell>
          <table:table-cell office:value-type="string" calcext:value-type="string">
            <text:p>I35</text:p>
          </table:table-cell>
          <table:table-cell office:value-type="float" office:value="9" calcext:value-type="float">
            <text:p>9</text:p>
          </table:table-cell>
          <table:table-cell office:value-type="float" office:value="8571" calcext:value-type="float">
            <text:p>8571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ESS_R02_2004_SPA_ES_276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<text:s/>muy satisfecho</text:p>
          </table:table-cell>
          <table:table-cell office:value-type="float" office:value="8572" calcext:value-type="float">
            <text:p>8572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ESS_R02_2004_SPA_ES_276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(No sabe)</text:p>
          </table:table-cell>
          <table:table-cell office:value-type="float" office:value="8573" calcext:value-type="float">
            <text:p>8573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ESS_R02_2004_SPA_ES_277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muy insatisfecho</text:p>
          </table:table-cell>
          <table:table-cell office:value-type="float" office:value="8562" calcext:value-type="float">
            <text:p>8562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ESS_R02_2004_SPA_ES_277</text:p>
          </table:table-cell>
          <table:table-cell office:value-type="string" calcext:value-type="string">
            <text:p>I36</text:p>
          </table:table-cell>
          <table:table-cell office:value-type="float" office:value="1" calcext:value-type="float">
            <text:p>1</text:p>
          </table:table-cell>
          <table:table-cell office:value-type="float" office:value="8563" calcext:value-type="float">
            <text:p>8563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ESS_R02_2004_SPA_ES_277</text:p>
          </table:table-cell>
          <table:table-cell office:value-type="string" calcext:value-type="string">
            <text:p>I36</text:p>
          </table:table-cell>
          <table:table-cell office:value-type="float" office:value="2" calcext:value-type="float">
            <text:p>2</text:p>
          </table:table-cell>
          <table:table-cell office:value-type="float" office:value="8564" calcext:value-type="float">
            <text:p>8564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ESS_R02_2004_SPA_ES_277</text:p>
          </table:table-cell>
          <table:table-cell office:value-type="string" calcext:value-type="string">
            <text:p>I36</text:p>
          </table:table-cell>
          <table:table-cell office:value-type="float" office:value="3" calcext:value-type="float">
            <text:p>3</text:p>
          </table:table-cell>
          <table:table-cell office:value-type="float" office:value="8565" calcext:value-type="float">
            <text:p>856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ESS_R02_2004_SPA_ES_277</text:p>
          </table:table-cell>
          <table:table-cell office:value-type="string" calcext:value-type="string">
            <text:p>I36</text:p>
          </table:table-cell>
          <table:table-cell office:value-type="float" office:value="4" calcext:value-type="float">
            <text:p>4</text:p>
          </table:table-cell>
          <table:table-cell office:value-type="float" office:value="8566" calcext:value-type="float">
            <text:p>8566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ESS_R02_2004_SPA_ES_277</text:p>
          </table:table-cell>
          <table:table-cell office:value-type="string" calcext:value-type="string">
            <text:p>I36</text:p>
          </table:table-cell>
          <table:table-cell office:value-type="float" office:value="5" calcext:value-type="float">
            <text:p>5</text:p>
          </table:table-cell>
          <table:table-cell office:value-type="float" office:value="8567" calcext:value-type="float">
            <text:p>8567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ESS_R02_2004_SPA_ES_277</text:p>
          </table:table-cell>
          <table:table-cell office:value-type="string" calcext:value-type="string">
            <text:p>I36</text:p>
          </table:table-cell>
          <table:table-cell office:value-type="float" office:value="6" calcext:value-type="float">
            <text:p>6</text:p>
          </table:table-cell>
          <table:table-cell office:value-type="float" office:value="8568" calcext:value-type="float">
            <text:p>8568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ESS_R02_2004_SPA_ES_277</text:p>
          </table:table-cell>
          <table:table-cell office:value-type="string" calcext:value-type="string">
            <text:p>I36</text:p>
          </table:table-cell>
          <table:table-cell office:value-type="float" office:value="7" calcext:value-type="float">
            <text:p>7</text:p>
          </table:table-cell>
          <table:table-cell office:value-type="float" office:value="8569" calcext:value-type="float">
            <text:p>8569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ESS_R02_2004_SPA_ES_277</text:p>
          </table:table-cell>
          <table:table-cell office:value-type="string" calcext:value-type="string">
            <text:p>I36</text:p>
          </table:table-cell>
          <table:table-cell office:value-type="float" office:value="8" calcext:value-type="float">
            <text:p>8</text:p>
          </table:table-cell>
          <table:table-cell office:value-type="float" office:value="8570" calcext:value-type="float">
            <text:p>8570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ESS_R02_2004_SPA_ES_277</text:p>
          </table:table-cell>
          <table:table-cell office:value-type="string" calcext:value-type="string">
            <text:p>I36</text:p>
          </table:table-cell>
          <table:table-cell office:value-type="float" office:value="9" calcext:value-type="float">
            <text:p>9</text:p>
          </table:table-cell>
          <table:table-cell office:value-type="float" office:value="8571" calcext:value-type="float">
            <text:p>8571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ESS_R02_2004_SPA_ES_277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<text:s/>muy satisfecho</text:p>
          </table:table-cell>
          <table:table-cell office:value-type="float" office:value="8572" calcext:value-type="float">
            <text:p>8572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ESS_R02_2004_SPA_ES_277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(No sabe)</text:p>
          </table:table-cell>
          <table:table-cell office:value-type="float" office:value="8573" calcext:value-type="float">
            <text:p>8573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ESS_R02_2004_SPA_ES_278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muy insatisfecho</text:p>
          </table:table-cell>
          <table:table-cell office:value-type="float" office:value="8562" calcext:value-type="float">
            <text:p>8562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ESS_R02_2004_SPA_ES_278</text:p>
          </table:table-cell>
          <table:table-cell office:value-type="string" calcext:value-type="string">
            <text:p>I37</text:p>
          </table:table-cell>
          <table:table-cell office:value-type="float" office:value="1" calcext:value-type="float">
            <text:p>1</text:p>
          </table:table-cell>
          <table:table-cell office:value-type="float" office:value="8563" calcext:value-type="float">
            <text:p>8563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ESS_R02_2004_SPA_ES_278</text:p>
          </table:table-cell>
          <table:table-cell office:value-type="string" calcext:value-type="string">
            <text:p>I37</text:p>
          </table:table-cell>
          <table:table-cell office:value-type="float" office:value="2" calcext:value-type="float">
            <text:p>2</text:p>
          </table:table-cell>
          <table:table-cell office:value-type="float" office:value="8564" calcext:value-type="float">
            <text:p>8564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ESS_R02_2004_SPA_ES_278</text:p>
          </table:table-cell>
          <table:table-cell office:value-type="string" calcext:value-type="string">
            <text:p>I37</text:p>
          </table:table-cell>
          <table:table-cell office:value-type="float" office:value="3" calcext:value-type="float">
            <text:p>3</text:p>
          </table:table-cell>
          <table:table-cell office:value-type="float" office:value="8565" calcext:value-type="float">
            <text:p>856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ESS_R02_2004_SPA_ES_278</text:p>
          </table:table-cell>
          <table:table-cell office:value-type="string" calcext:value-type="string">
            <text:p>I37</text:p>
          </table:table-cell>
          <table:table-cell office:value-type="float" office:value="4" calcext:value-type="float">
            <text:p>4</text:p>
          </table:table-cell>
          <table:table-cell office:value-type="float" office:value="8566" calcext:value-type="float">
            <text:p>8566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ESS_R02_2004_SPA_ES_278</text:p>
          </table:table-cell>
          <table:table-cell office:value-type="string" calcext:value-type="string">
            <text:p>I37</text:p>
          </table:table-cell>
          <table:table-cell office:value-type="float" office:value="5" calcext:value-type="float">
            <text:p>5</text:p>
          </table:table-cell>
          <table:table-cell office:value-type="float" office:value="8567" calcext:value-type="float">
            <text:p>8567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ESS_R02_2004_SPA_ES_278</text:p>
          </table:table-cell>
          <table:table-cell office:value-type="string" calcext:value-type="string">
            <text:p>I37</text:p>
          </table:table-cell>
          <table:table-cell office:value-type="float" office:value="6" calcext:value-type="float">
            <text:p>6</text:p>
          </table:table-cell>
          <table:table-cell office:value-type="float" office:value="8568" calcext:value-type="float">
            <text:p>8568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ESS_R02_2004_SPA_ES_278</text:p>
          </table:table-cell>
          <table:table-cell office:value-type="string" calcext:value-type="string">
            <text:p>I37</text:p>
          </table:table-cell>
          <table:table-cell office:value-type="float" office:value="7" calcext:value-type="float">
            <text:p>7</text:p>
          </table:table-cell>
          <table:table-cell office:value-type="float" office:value="8569" calcext:value-type="float">
            <text:p>8569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ESS_R02_2004_SPA_ES_278</text:p>
          </table:table-cell>
          <table:table-cell office:value-type="string" calcext:value-type="string">
            <text:p>I37</text:p>
          </table:table-cell>
          <table:table-cell office:value-type="float" office:value="8" calcext:value-type="float">
            <text:p>8</text:p>
          </table:table-cell>
          <table:table-cell office:value-type="float" office:value="8570" calcext:value-type="float">
            <text:p>8570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ESS_R02_2004_SPA_ES_278</text:p>
          </table:table-cell>
          <table:table-cell office:value-type="string" calcext:value-type="string">
            <text:p>I37</text:p>
          </table:table-cell>
          <table:table-cell office:value-type="float" office:value="9" calcext:value-type="float">
            <text:p>9</text:p>
          </table:table-cell>
          <table:table-cell office:value-type="float" office:value="8571" calcext:value-type="float">
            <text:p>8571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ESS_R02_2004_SPA_ES_278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<text:s/>muy satisfecho</text:p>
          </table:table-cell>
          <table:table-cell office:value-type="float" office:value="8572" calcext:value-type="float">
            <text:p>8572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ESS_R02_2004_SPA_ES_278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(No sabe)</text:p>
          </table:table-cell>
          <table:table-cell office:value-type="float" office:value="8573" calcext:value-type="float">
            <text:p>8573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ESS_R02_2004_SPA_ES_279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No confío en absoluto</text:p>
          </table:table-cell>
          <table:table-cell office:value-type="float" office:value="8443" calcext:value-type="float">
            <text:p>8443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79</text:p>
          </table:table-cell>
          <table:table-cell office:value-type="string" calcext:value-type="string">
            <text:p>I38</text:p>
          </table:table-cell>
          <table:table-cell office:value-type="float" office:value="1" calcext:value-type="float">
            <text:p>1</text:p>
          </table:table-cell>
          <table:table-cell office:value-type="float" office:value="8444" calcext:value-type="float">
            <text:p>8444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79</text:p>
          </table:table-cell>
          <table:table-cell office:value-type="string" calcext:value-type="string">
            <text:p>I38</text:p>
          </table:table-cell>
          <table:table-cell office:value-type="float" office:value="2" calcext:value-type="float">
            <text:p>2</text:p>
          </table:table-cell>
          <table:table-cell office:value-type="float" office:value="8445" calcext:value-type="float">
            <text:p>8445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79</text:p>
          </table:table-cell>
          <table:table-cell office:value-type="string" calcext:value-type="string">
            <text:p>I38</text:p>
          </table:table-cell>
          <table:table-cell office:value-type="float" office:value="3" calcext:value-type="float">
            <text:p>3</text:p>
          </table:table-cell>
          <table:table-cell office:value-type="float" office:value="8446" calcext:value-type="float">
            <text:p>8446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79</text:p>
          </table:table-cell>
          <table:table-cell office:value-type="string" calcext:value-type="string">
            <text:p>I38</text:p>
          </table:table-cell>
          <table:table-cell office:value-type="float" office:value="4" calcext:value-type="float">
            <text:p>4</text:p>
          </table:table-cell>
          <table:table-cell office:value-type="float" office:value="8447" calcext:value-type="float">
            <text:p>8447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79</text:p>
          </table:table-cell>
          <table:table-cell office:value-type="string" calcext:value-type="string">
            <text:p>I38</text:p>
          </table:table-cell>
          <table:table-cell office:value-type="float" office:value="5" calcext:value-type="float">
            <text:p>5</text:p>
          </table:table-cell>
          <table:table-cell office:value-type="float" office:value="8448" calcext:value-type="float">
            <text:p>8448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79</text:p>
          </table:table-cell>
          <table:table-cell office:value-type="string" calcext:value-type="string">
            <text:p>I38</text:p>
          </table:table-cell>
          <table:table-cell office:value-type="float" office:value="6" calcext:value-type="float">
            <text:p>6</text:p>
          </table:table-cell>
          <table:table-cell office:value-type="float" office:value="8449" calcext:value-type="float">
            <text:p>8449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79</text:p>
          </table:table-cell>
          <table:table-cell office:value-type="string" calcext:value-type="string">
            <text:p>I38</text:p>
          </table:table-cell>
          <table:table-cell office:value-type="float" office:value="7" calcext:value-type="float">
            <text:p>7</text:p>
          </table:table-cell>
          <table:table-cell office:value-type="float" office:value="8450" calcext:value-type="float">
            <text:p>8450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79</text:p>
          </table:table-cell>
          <table:table-cell office:value-type="string" calcext:value-type="string">
            <text:p>I38</text:p>
          </table:table-cell>
          <table:table-cell office:value-type="float" office:value="8" calcext:value-type="float">
            <text:p>8</text:p>
          </table:table-cell>
          <table:table-cell office:value-type="float" office:value="8451" calcext:value-type="float">
            <text:p>8451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79</text:p>
          </table:table-cell>
          <table:table-cell office:value-type="string" calcext:value-type="string">
            <text:p>I38</text:p>
          </table:table-cell>
          <table:table-cell office:value-type="float" office:value="9" calcext:value-type="float">
            <text:p>9</text:p>
          </table:table-cell>
          <table:table-cell office:value-type="float" office:value="8452" calcext:value-type="float">
            <text:p>8452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79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<text:s/>Confío plenamente</text:p>
          </table:table-cell>
          <table:table-cell office:value-type="float" office:value="8453" calcext:value-type="float">
            <text:p>8453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79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(No sabe)</text:p>
          </table:table-cell>
          <table:table-cell office:value-type="float" office:value="8454" calcext:value-type="float">
            <text:p>8454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80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No confío en absoluto</text:p>
          </table:table-cell>
          <table:table-cell office:value-type="float" office:value="8443" calcext:value-type="float">
            <text:p>8443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80</text:p>
          </table:table-cell>
          <table:table-cell office:value-type="string" calcext:value-type="string">
            <text:p>I39</text:p>
          </table:table-cell>
          <table:table-cell office:value-type="float" office:value="1" calcext:value-type="float">
            <text:p>1</text:p>
          </table:table-cell>
          <table:table-cell office:value-type="float" office:value="8444" calcext:value-type="float">
            <text:p>8444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80</text:p>
          </table:table-cell>
          <table:table-cell office:value-type="string" calcext:value-type="string">
            <text:p>I39</text:p>
          </table:table-cell>
          <table:table-cell office:value-type="float" office:value="2" calcext:value-type="float">
            <text:p>2</text:p>
          </table:table-cell>
          <table:table-cell office:value-type="float" office:value="8445" calcext:value-type="float">
            <text:p>8445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80</text:p>
          </table:table-cell>
          <table:table-cell office:value-type="string" calcext:value-type="string">
            <text:p>I39</text:p>
          </table:table-cell>
          <table:table-cell office:value-type="float" office:value="3" calcext:value-type="float">
            <text:p>3</text:p>
          </table:table-cell>
          <table:table-cell office:value-type="float" office:value="8446" calcext:value-type="float">
            <text:p>8446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80</text:p>
          </table:table-cell>
          <table:table-cell office:value-type="string" calcext:value-type="string">
            <text:p>I39</text:p>
          </table:table-cell>
          <table:table-cell office:value-type="float" office:value="4" calcext:value-type="float">
            <text:p>4</text:p>
          </table:table-cell>
          <table:table-cell office:value-type="float" office:value="8447" calcext:value-type="float">
            <text:p>8447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80</text:p>
          </table:table-cell>
          <table:table-cell office:value-type="string" calcext:value-type="string">
            <text:p>I39</text:p>
          </table:table-cell>
          <table:table-cell office:value-type="float" office:value="5" calcext:value-type="float">
            <text:p>5</text:p>
          </table:table-cell>
          <table:table-cell office:value-type="float" office:value="8448" calcext:value-type="float">
            <text:p>8448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80</text:p>
          </table:table-cell>
          <table:table-cell office:value-type="string" calcext:value-type="string">
            <text:p>I39</text:p>
          </table:table-cell>
          <table:table-cell office:value-type="float" office:value="6" calcext:value-type="float">
            <text:p>6</text:p>
          </table:table-cell>
          <table:table-cell office:value-type="float" office:value="8449" calcext:value-type="float">
            <text:p>8449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80</text:p>
          </table:table-cell>
          <table:table-cell office:value-type="string" calcext:value-type="string">
            <text:p>I39</text:p>
          </table:table-cell>
          <table:table-cell office:value-type="float" office:value="7" calcext:value-type="float">
            <text:p>7</text:p>
          </table:table-cell>
          <table:table-cell office:value-type="float" office:value="8450" calcext:value-type="float">
            <text:p>8450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80</text:p>
          </table:table-cell>
          <table:table-cell office:value-type="string" calcext:value-type="string">
            <text:p>I39</text:p>
          </table:table-cell>
          <table:table-cell office:value-type="float" office:value="8" calcext:value-type="float">
            <text:p>8</text:p>
          </table:table-cell>
          <table:table-cell office:value-type="float" office:value="8451" calcext:value-type="float">
            <text:p>8451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80</text:p>
          </table:table-cell>
          <table:table-cell office:value-type="string" calcext:value-type="string">
            <text:p>I39</text:p>
          </table:table-cell>
          <table:table-cell office:value-type="float" office:value="9" calcext:value-type="float">
            <text:p>9</text:p>
          </table:table-cell>
          <table:table-cell office:value-type="float" office:value="8452" calcext:value-type="float">
            <text:p>8452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80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<text:s/>Confío plenamente</text:p>
          </table:table-cell>
          <table:table-cell office:value-type="float" office:value="8453" calcext:value-type="float">
            <text:p>8453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80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(No sabe)</text:p>
          </table:table-cell>
          <table:table-cell office:value-type="float" office:value="8454" calcext:value-type="float">
            <text:p>8454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81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(ANOTAR)</text:p>
          </table:table-cell>
          <table:table-cell office:value-type="float" office:value="8461" calcext:value-type="float">
            <text:p>8461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string" calcext:value-type="string">
            <text:p>ESS_R02_2004_SPA_ES_281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(No sabe)</text:p>
          </table:table-cell>
          <table:table-cell office:value-type="float" office:value="8462" calcext:value-type="float">
            <text:p>8462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string" calcext:value-type="string">
            <text:p>ESS_R02_2004_SPA_ES_282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No confío en absoluto</text:p>
          </table:table-cell>
          <table:table-cell office:value-type="float" office:value="8443" calcext:value-type="float">
            <text:p>8443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82</text:p>
          </table:table-cell>
          <table:table-cell office:value-type="string" calcext:value-type="string">
            <text:p>I40</text:p>
          </table:table-cell>
          <table:table-cell office:value-type="float" office:value="1" calcext:value-type="float">
            <text:p>1</text:p>
          </table:table-cell>
          <table:table-cell office:value-type="float" office:value="8444" calcext:value-type="float">
            <text:p>8444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82</text:p>
          </table:table-cell>
          <table:table-cell office:value-type="string" calcext:value-type="string">
            <text:p>I40</text:p>
          </table:table-cell>
          <table:table-cell office:value-type="float" office:value="2" calcext:value-type="float">
            <text:p>2</text:p>
          </table:table-cell>
          <table:table-cell office:value-type="float" office:value="8445" calcext:value-type="float">
            <text:p>8445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82</text:p>
          </table:table-cell>
          <table:table-cell office:value-type="string" calcext:value-type="string">
            <text:p>I40</text:p>
          </table:table-cell>
          <table:table-cell office:value-type="float" office:value="3" calcext:value-type="float">
            <text:p>3</text:p>
          </table:table-cell>
          <table:table-cell office:value-type="float" office:value="8446" calcext:value-type="float">
            <text:p>8446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82</text:p>
          </table:table-cell>
          <table:table-cell office:value-type="string" calcext:value-type="string">
            <text:p>I40</text:p>
          </table:table-cell>
          <table:table-cell office:value-type="float" office:value="4" calcext:value-type="float">
            <text:p>4</text:p>
          </table:table-cell>
          <table:table-cell office:value-type="float" office:value="8447" calcext:value-type="float">
            <text:p>8447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82</text:p>
          </table:table-cell>
          <table:table-cell office:value-type="string" calcext:value-type="string">
            <text:p>I40</text:p>
          </table:table-cell>
          <table:table-cell office:value-type="float" office:value="5" calcext:value-type="float">
            <text:p>5</text:p>
          </table:table-cell>
          <table:table-cell office:value-type="float" office:value="8448" calcext:value-type="float">
            <text:p>8448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82</text:p>
          </table:table-cell>
          <table:table-cell office:value-type="string" calcext:value-type="string">
            <text:p>I40</text:p>
          </table:table-cell>
          <table:table-cell office:value-type="float" office:value="6" calcext:value-type="float">
            <text:p>6</text:p>
          </table:table-cell>
          <table:table-cell office:value-type="float" office:value="8449" calcext:value-type="float">
            <text:p>8449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82</text:p>
          </table:table-cell>
          <table:table-cell office:value-type="string" calcext:value-type="string">
            <text:p>I40</text:p>
          </table:table-cell>
          <table:table-cell office:value-type="float" office:value="7" calcext:value-type="float">
            <text:p>7</text:p>
          </table:table-cell>
          <table:table-cell office:value-type="float" office:value="8450" calcext:value-type="float">
            <text:p>8450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82</text:p>
          </table:table-cell>
          <table:table-cell office:value-type="string" calcext:value-type="string">
            <text:p>I40</text:p>
          </table:table-cell>
          <table:table-cell office:value-type="float" office:value="8" calcext:value-type="float">
            <text:p>8</text:p>
          </table:table-cell>
          <table:table-cell office:value-type="float" office:value="8451" calcext:value-type="float">
            <text:p>8451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82</text:p>
          </table:table-cell>
          <table:table-cell office:value-type="string" calcext:value-type="string">
            <text:p>I40</text:p>
          </table:table-cell>
          <table:table-cell office:value-type="float" office:value="9" calcext:value-type="float">
            <text:p>9</text:p>
          </table:table-cell>
          <table:table-cell office:value-type="float" office:value="8452" calcext:value-type="float">
            <text:p>8452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82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<text:s/>Confío plenamente</text:p>
          </table:table-cell>
          <table:table-cell office:value-type="float" office:value="8453" calcext:value-type="float">
            <text:p>8453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82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(No sabe)</text:p>
          </table:table-cell>
          <table:table-cell office:value-type="float" office:value="8454" calcext:value-type="float">
            <text:p>8454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283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<text:s/>Muy de acuerdo</text:p>
          </table:table-cell>
          <table:table-cell office:value-type="float" office:value="8470" calcext:value-type="float">
            <text:p>8470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83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<text:s/>De acuerdo</text:p>
          </table:table-cell>
          <table:table-cell office:value-type="float" office:value="8471" calcext:value-type="float">
            <text:p>8471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83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<text:s/>Ni de acuerdo ni en desacuerdo</text:p>
          </table:table-cell>
          <table:table-cell office:value-type="float" office:value="8472" calcext:value-type="float">
            <text:p>8472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83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<text:s/>En desacuerdo</text:p>
          </table:table-cell>
          <table:table-cell office:value-type="float" office:value="8473" calcext:value-type="float">
            <text:p>8473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83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<text:s/>Muy en desacuerdo</text:p>
          </table:table-cell>
          <table:table-cell office:value-type="float" office:value="8474" calcext:value-type="float">
            <text:p>8474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83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(No sabe)</text:p>
          </table:table-cell>
          <table:table-cell office:value-type="float" office:value="8475" calcext:value-type="float">
            <text:p>8475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84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<text:s/>Muy de acuerdo</text:p>
          </table:table-cell>
          <table:table-cell office:value-type="float" office:value="8470" calcext:value-type="float">
            <text:p>8470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84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<text:s/>De acuerdo</text:p>
          </table:table-cell>
          <table:table-cell office:value-type="float" office:value="8471" calcext:value-type="float">
            <text:p>8471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84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<text:s/>Ni de acuerdo ni en desacuerdo</text:p>
          </table:table-cell>
          <table:table-cell office:value-type="float" office:value="8472" calcext:value-type="float">
            <text:p>8472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84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<text:s/>En desacuerdo</text:p>
          </table:table-cell>
          <table:table-cell office:value-type="float" office:value="8473" calcext:value-type="float">
            <text:p>8473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84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<text:s/>Muy en desacuerdo</text:p>
          </table:table-cell>
          <table:table-cell office:value-type="float" office:value="8474" calcext:value-type="float">
            <text:p>8474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84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(No sabe)</text:p>
          </table:table-cell>
          <table:table-cell office:value-type="float" office:value="8475" calcext:value-type="float">
            <text:p>8475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85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<text:s/>Muy de acuerdo</text:p>
          </table:table-cell>
          <table:table-cell office:value-type="float" office:value="8470" calcext:value-type="float">
            <text:p>8470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85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<text:s/>De acuerdo</text:p>
          </table:table-cell>
          <table:table-cell office:value-type="float" office:value="8471" calcext:value-type="float">
            <text:p>8471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85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<text:s/>Ni de acuerdo ni en desacuerdo</text:p>
          </table:table-cell>
          <table:table-cell office:value-type="float" office:value="8472" calcext:value-type="float">
            <text:p>8472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85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<text:s/>En desacuerdo</text:p>
          </table:table-cell>
          <table:table-cell office:value-type="float" office:value="8473" calcext:value-type="float">
            <text:p>8473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85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<text:s/>Muy en desacuerdo</text:p>
          </table:table-cell>
          <table:table-cell office:value-type="float" office:value="8474" calcext:value-type="float">
            <text:p>8474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85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(No sabe)</text:p>
          </table:table-cell>
          <table:table-cell office:value-type="float" office:value="8475" calcext:value-type="float">
            <text:p>8475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86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<text:s/>Muy de acuerdo</text:p>
          </table:table-cell>
          <table:table-cell office:value-type="float" office:value="8470" calcext:value-type="float">
            <text:p>8470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86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<text:s/>De acuerdo</text:p>
          </table:table-cell>
          <table:table-cell office:value-type="float" office:value="8471" calcext:value-type="float">
            <text:p>8471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86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<text:s/>Ni de acuerdo ni en desacuerdo</text:p>
          </table:table-cell>
          <table:table-cell office:value-type="float" office:value="8472" calcext:value-type="float">
            <text:p>8472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86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<text:s/>En desacuerdo</text:p>
          </table:table-cell>
          <table:table-cell office:value-type="float" office:value="8473" calcext:value-type="float">
            <text:p>8473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86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<text:s/>Muy en desacuerdo</text:p>
          </table:table-cell>
          <table:table-cell office:value-type="float" office:value="8474" calcext:value-type="float">
            <text:p>8474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86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(No sabe)</text:p>
          </table:table-cell>
          <table:table-cell office:value-type="float" office:value="8475" calcext:value-type="float">
            <text:p>8475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87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<text:s/>Muy de acuerdo</text:p>
          </table:table-cell>
          <table:table-cell office:value-type="float" office:value="8470" calcext:value-type="float">
            <text:p>8470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87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<text:s/>De acuerdo</text:p>
          </table:table-cell>
          <table:table-cell office:value-type="float" office:value="8471" calcext:value-type="float">
            <text:p>8471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87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<text:s/>Ni de acuerdo ni en desacuerdo</text:p>
          </table:table-cell>
          <table:table-cell office:value-type="float" office:value="8472" calcext:value-type="float">
            <text:p>8472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87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<text:s/>En desacuerdo</text:p>
          </table:table-cell>
          <table:table-cell office:value-type="float" office:value="8473" calcext:value-type="float">
            <text:p>8473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87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<text:s/>Muy en desacuerdo</text:p>
          </table:table-cell>
          <table:table-cell office:value-type="float" office:value="8474" calcext:value-type="float">
            <text:p>8474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287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(No sabe)</text:p>
          </table:table-cell>
          <table:table-cell office:value-type="float" office:value="8475" calcext:value-type="float">
            <text:p>8475</text:p>
          </table:table-cell>
          <table:table-cell office:value-type="float" office:value="1072" calcext:value-type="float">
            <text:p>1072</text:p>
          </table:table-cell>
        </table:table-row>
      </table:table>
      <table:table table:name="Introducti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2_2004_SPA_ES_10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Ahora me gustaría hacerle algunas preguntas sobre política y el gobierno.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SPA_ES_53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A continuación, vamos a hablar sobre algunos aspectos de su vida.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SPA_ES_116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Ahora querría hacerle algunas preguntas sobre cómo deberían comportarse los ciudadanosy miembros de la sociedad.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SS_R02_2004_SPA_ES_147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Ahora me gustaría hacerle algunas preguntas sobre usted y sobre el resto de las personas que viven con usted en este hogar.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ESS_R02_2004_SPA_ES_243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Ahora me gustaría que habláramos de las tareas del hogar que aparecen en esta tarjeta.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ESS_R02_2004_SPA_ES_243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Por tareas del hogar entendemos cosas que se hacen en la casa como: cocinar, fregar los platos, limpiar, ocuparse de la ropa, hacer la compra y el mantenimiento de la casa; pero no nos referimos al cuidado de los niños ni a las actividades del tiempo libre.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ESS_R02_2004_SPA_ES_246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Le voy a leer algunas frases sobre los hombres y las mujeres y su papel en la familia.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SPA_ES_256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Ahora me gustaría que habláramos de las tareas del hogar que aparecen en esta tarjeta.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ESS_R02_2004_SPA_ES_256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Por tareas del hogar entendemos cosas que se hacen en la casa como: cocinar, fregar los platos, limpiar, ocuparse de la ropa, hacer la compra y el mantenimiento de la casa; pero no nos referimos al cuidado de los niños ni a las actividades del tiempo libre.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ESS_R02_2004_SPA_ES_259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A continuación unas preguntas sobre su trabajo actual.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ESS_R02_2004_SPA_ES_260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Ahora me gustaría que habláramos de las tareas del hogar que Por tareas del hogar entendemos cosas que se hacen en la casa como: cocinar, fregar los platos, limpiar, ocuparse de la ropa, hacer la compra y el mantenimiento de la casa; pero no nos referimos al cuidado de los niños ni a las actividades del tiempo libre.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SPA_ES_260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aparecen en esta tarjeta.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SPA_ES_263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Si tuviera que elegir entre las siguientes alternativas, ¿cuál de ellas preferiría?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ESS_R02_2004_SPA_ES_264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Si tuviera que elegir entre las siguientes alternativas, ¿cuál de ellas preferiría?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ESS_R02_2004_SPA_ES_265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Si tuviera que elegir entre las siguientes alternativas, ¿cuál de ellas preferiría?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ESS_R02_2004_SPA_ES_286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Ahora Le voy a leer algunas frases sobre los hombres y las mujeres y su papel en la familia.</text:p>
          </table:table-cell>
          <table:table-cell office:value-type="float" office:value="131" calcext:value-type="float">
            <text:p>131</text:p>
          </table:table-cell>
        </table:table-row>
      </table:table>
      <table:table table:name="Instructi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2_2004_SPA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Por favor, utilice esta tarjeta para responder.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ESS_R02_2004_SPA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Siga utilizando la misma tarjeta.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ESS_R02_2004_SPA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Utilice la misma tarjeta.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ESS_R02_2004_SPA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Siga utilizando esta tarjeta.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ESS_R02_2004_SPA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Utilice otra vez la misma tarjeta.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ESS_R02_2004_SPA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Siga utilizando esta tarjeta.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ESS_R02_2004_SPA_ES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Por favor, utilice esta tarjeta.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ESS_R02_2004_SPA_ES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Por favor, utilice esta tarjeta.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ESS_R02_2004_SPA_ES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Siga utilizando la misma tarjeta.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ESS_R02_2004_SPA_ES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Siga utilizando la misma tarjeta.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ESS_R02_2004_SPA_ES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Siga utilizando la misma tarjeta.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ESS_R02_2004_SPA_ES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Siga utilizando la misma tarjeta.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ESS_R02_2004_SPA_ES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Utilice la misma tarjeta.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ESS_R02_2004_SPA_ES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Por favor, utilice esta tarjeta.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ESS_R02_2004_SPA_ES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Utilice por favor esta tarjeta.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ESS_R02_2004_SPA_ES_5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Por favor, utilice esta tarjeta.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ESS_R02_2004_SPA_ES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Por favor, utilice esta tarjeta.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ESS_R02_2004_SPA_ES_6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Por favor, utilice esta tarjeta.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ESS_R02_2004_SPA_ES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Por favor, utilice esta tarjeta.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ESS_R02_2004_SPA_ES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Por favor, utilice la misma tarjeta.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ESS_R02_2004_SPA_ES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Por favor, utilice esta tarjeta.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ESS_R02_2004_SPA_ES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MOSTRAR TARJETA 24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ESS_R02_2004_SPA_ES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ER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ESS_R02_2004_SPA_ES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MOSTRAR TARJETA 25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ESS_R02_2004_SPA_ES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Por favor, utilice esta tarjeta.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ESS_R02_2004_SPA_ES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SIGA MOSTRANDO TARJETA 25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ESS_R02_2004_SPA_ES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Por favor, utilice esta tarjeta.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ESS_R02_2004_SPA_ES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SIGA MOSTRANDO TARJETA 25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ESS_R02_2004_SPA_ES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Por favor, utilice esta tarjeta.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ESS_R02_2004_SPA_ES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MOSTRAR TARJETA 26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ESS_R02_2004_SPA_ES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MOSTRAR TARJETA 27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ESS_R02_2004_SPA_ES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Por favor, utilice esta tarjeta.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ESS_R02_2004_SPA_ES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MOSTRAR TARJETA 28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ESS_R02_2004_SPA_ES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Por favor, escoja una respuesta de esta tarjeta.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ESS_R02_2004_SPA_ES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MOSTRAR TARJETA 28a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ESS_R02_2004_SPA_ES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Por favor, escoja una respuesta de esta tarjeta.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ESS_R02_2004_SPA_ES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MOSTRAR TARJETA 28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ESS_R02_2004_SPA_ES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Por favor escoja una respuesta de esta tarjeta.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ESS_R02_2004_SPA_ES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MOSTRAR TARJETA 28a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ESS_R02_2004_SPA_ES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Por favor, escoja una respuesta de esta tarjeta.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ESS_R02_2004_SPA_ES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MOSTRAR TARJETA 28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ESS_R02_2004_SPA_ES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Por favor escoja una respuesta de esta tarjeta.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ESS_R02_2004_SPA_ES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MOSTRAR TARJETA 28a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ESS_R02_2004_SPA_ES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Por favor, escoja una respuesta de esta tarjeta.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ESS_R02_2004_SPA_ES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MOSTRAR TARJETA 28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ESS_R02_2004_SPA_ES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Por favor escoja una respuesta de esta tarjeta.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ESS_R02_2004_SPA_ES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MOSTRAR TARJETA 28a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ESS_R02_2004_SPA_ES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Por favor, escoja una respuesta de esta tarjeta.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ESS_R02_2004_SPA_ES_101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LEER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ESS_R02_2004_SPA_ES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LEER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ESS_R02_2004_SPA_ES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MOSTRAR TARJETA 29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ESS_R02_2004_SPA_ES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MOSTRAR TARJETA 30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ESS_R02_2004_SPA_ES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MOSTRAR TARJETA 31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ESS_R02_2004_SPA_ES_1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MOSTRAR TARJETA 32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ESS_R02_2004_SPA_ES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MOSTRAR TARJETA 33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>ESS_R02_2004_SPA_ES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Por favor utilice esta tarjeta.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ESS_R02_2004_SPA_ES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NOTA PARA EL ENTREVISTADOR: codificar “no ha tenido trato con ese tipo de profesionales” como ”no sabe”.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string" calcext:value-type="string">
            <text:p>ESS_R02_2004_SPA_ES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MOSTRAR TARJETA 34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ESS_R02_2004_SPA_ES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Utilice esta tarjeta para responder.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ESS_R02_2004_SPA_ES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NOTA PARA EL ENTREVISTADOR: codificar “no ha tenido trato con ese tipo de profesionales” como ”no sabe”.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string" calcext:value-type="string">
            <text:p>ESS_R02_2004_SPA_ES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MOSTRAR TARJETA 35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ESS_R02_2004_SPA_ES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MOSTRAR TARJETA 36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ESS_R02_2004_SPA_ES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Utilice esta tarjeta para responder.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ESS_R02_2004_SPA_ES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LEER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ESS_R02_2004_SPA_ES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MOSTRAR TARJETA 37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ESS_R02_2004_SPA_ES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LEER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ESS_R02_2004_SPA_ES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SIGA MOSTRANDO TARJETA 37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ESS_R02_2004_SPA_ES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LEER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ESS_R02_2004_SPA_ES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MOSTRAR TARJETA 38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string" calcext:value-type="string">
            <text:p>ESS_R02_2004_SPA_ES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MOSTRAR TARJETA 39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string" calcext:value-type="string">
            <text:p>ESS_R02_2004_SPA_ES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Utilice esta tarjeta para responder.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ESS_R02_2004_SPA_ES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LEER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ESS_R02_2004_SPA_ES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Utilice, por favor, esta tarjeta.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string" calcext:value-type="string">
            <text:p>ESS_R02_2004_SPA_ES_192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Por favor, utilice esta tarjeta.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ESS_R02_2004_SPA_ES_193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Por favor, utilice esta tarjeta.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ESS_R02_2004_SPA_ES_208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Por favor, utilice esta tarjeta.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ESS_R02_2004_SPA_ES_214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Por favor, utilice esta tarjeta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string" calcext:value-type="string">
            <text:p>ESS_R02_2004_SPA_ES_234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Siga utilizando la misma tarjeta.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ESS_R02_2004_SPA_ES_23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Siga utilizando la misma tarjeta.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ESS_R02_2004_SPA_ES_236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Siga utilizando la misma tarjeta.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ESS_R02_2004_SPA_ES_244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Por favor, utilice esta tarjeta.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ESS_R02_2004_SPA_ES_245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Por favor, utilice esta tarjeta.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ESS_R02_2004_SPA_ES_253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Utilice esta tarjeta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ESS_R02_2004_SPA_ES_254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Siga utilizando la misma tarjeta.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ESS_R02_2004_SPA_ES_255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Siga utilizando la misma tarjeta.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ESS_R02_2004_SPA_ES_273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Utilice esta tarjeta para responder.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ESS_R02_2004_SPA_ES_274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Utilice esta tarjeta para responder.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ESS_R02_2004_SPA_ES_275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Utilice esta tarjeta para responder.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ESS_R02_2004_SPA_ES_276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Utilice esta tarjeta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ESS_R02_2004_SPA_ES_277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Siga utilizando la misma tarjeta.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ESS_R02_2004_SPA_ES_278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Siga utilizando la misma tarjeta.</text:p>
          </table:table-cell>
          <table:table-cell office:value-type="float" office:value="585" calcext:value-type="float">
            <text:p>5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 style:data-style-name="N2" text:time-value="12:32:26.3308650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19:40:36.911938671</meta:creation-date>
    <dc:date>2020-06-04T12:33:47.617158836</dc:date>
    <meta:editing-duration>PT3M5S</meta:editing-duration>
    <meta:editing-cycles>3</meta:editing-cycles>
    <meta:generator>LibreOffice/6.0.7.3$Linux_X86_64 LibreOffice_project/00m0$Build-3</meta:generator>
    <meta:document-statistic meta:table-count="4" meta:cell-count="10742" meta:object-count="0"/>
  </office:meta>
</office:document-meta>
</file>